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3" manifest:media-type="application/vnd.oasis.opendocument.formula"/>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3" manifest:media-type="application/vnd.oasis.opendocument.formula"/>
  <manifest:file-entry manifest:full-path="Object 95/content.xml" manifest:media-type="text/xml"/>
  <manifest:file-entry manifest:full-path="Object 95/settings.xml" manifest:media-type="text/xml"/>
  <manifest:file-entry manifest:full-path="Object 95/Configurations2/" manifest:media-type="application/vnd.sun.xml.ui.configuration"/>
  <manifest:file-entry manifest:full-path="Object 95/" manifest:version="1.3" manifest:media-type="application/vnd.oasis.opendocument.formula"/>
  <manifest:file-entry manifest:full-path="Object 42/settings.xml" manifest:media-type="text/xml"/>
  <manifest:file-entry manifest:full-path="Object 42/Configurations2/" manifest:media-type="application/vnd.sun.xml.ui.configuration"/>
  <manifest:file-entry manifest:full-path="Object 42/content.xml" manifest:media-type="text/xml"/>
  <manifest:file-entry manifest:full-path="Object 42/" manifest:version="1.3"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3" manifest:media-type="application/vnd.oasis.opendocument.formula"/>
  <manifest:file-entry manifest:full-path="Object 55/content.xml" manifest:media-type="text/xml"/>
  <manifest:file-entry manifest:full-path="Object 55/settings.xml" manifest:media-type="text/xml"/>
  <manifest:file-entry manifest:full-path="Object 55/Configurations2/" manifest:media-type="application/vnd.sun.xml.ui.configuration"/>
  <manifest:file-entry manifest:full-path="Object 55/" manifest:version="1.3" manifest:media-type="application/vnd.oasis.opendocument.formula"/>
  <manifest:file-entry manifest:full-path="Object 87/settings.xml" manifest:media-type="text/xml"/>
  <manifest:file-entry manifest:full-path="Object 87/Configurations2/" manifest:media-type="application/vnd.sun.xml.ui.configuration"/>
  <manifest:file-entry manifest:full-path="Object 87/content.xml" manifest:media-type="text/xml"/>
  <manifest:file-entry manifest:full-path="Object 87/" manifest:version="1.3"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97/settings.xml" manifest:media-type="text/xml"/>
  <manifest:file-entry manifest:full-path="Object 97/content.xml" manifest:media-type="text/xml"/>
  <manifest:file-entry manifest:full-path="Object 97/" manifest:version="1.3" manifest:media-type="application/vnd.oasis.opendocument.formula"/>
  <manifest:file-entry manifest:full-path="Object 44/content.xml" manifest:media-type="text/xml"/>
  <manifest:file-entry manifest:full-path="Object 44/Configurations2/" manifest:media-type="application/vnd.sun.xml.ui.configuration"/>
  <manifest:file-entry manifest:full-path="Object 44/settings.xml" manifest:media-type="text/xml"/>
  <manifest:file-entry manifest:full-path="Object 44/" manifest:version="1.3"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Object 89/content.xml" manifest:media-type="text/xml"/>
  <manifest:file-entry manifest:full-path="Object 89/settings.xml" manifest:media-type="text/xml"/>
  <manifest:file-entry manifest:full-path="Object 89/Configurations2/" manifest:media-type="application/vnd.sun.xml.ui.configuration"/>
  <manifest:file-entry manifest:full-path="Object 89/" manifest:version="1.3" manifest:media-type="application/vnd.oasis.opendocument.formula"/>
  <manifest:file-entry manifest:full-path="Object 98/content.xml" manifest:media-type="text/xml"/>
  <manifest:file-entry manifest:full-path="Object 98/Configurations2/" manifest:media-type="application/vnd.sun.xml.ui.configuration"/>
  <manifest:file-entry manifest:full-path="Object 98/settings.xml" manifest:media-type="text/xml"/>
  <manifest:file-entry manifest:full-path="Object 98/" manifest:version="1.3" manifest:media-type="application/vnd.oasis.opendocument.formula"/>
  <manifest:file-entry manifest:full-path="ObjectReplacements/Object 8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8" manifest:media-type=""/>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9" manifest:media-type=""/>
  <manifest:file-entry manifest:full-path="ObjectReplacements/Object 21" manifest:media-type="application/x-openoffice-gdimetafile;windows_formatname=&quot;GDIMetaFile&quot;"/>
  <manifest:file-entry manifest:full-path="ObjectReplacements/Object 19" manifest:media-type=""/>
  <manifest:file-entry manifest:full-path="ObjectReplacements/Object 94"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
  <manifest:file-entry manifest:full-path="ObjectReplacements/Object 17" manifest:media-type=""/>
  <manifest:file-entry manifest:full-path="ObjectReplacements/Object 92"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
  <manifest:file-entry manifest:full-path="ObjectReplacements/Object 91" manifest:media-type="application/x-openoffice-gdimetafile;windows_formatname=&quot;GDIMetaFile&quot;"/>
  <manifest:file-entry manifest:full-path="ObjectReplacements/Object 10" manifest:media-type=""/>
  <manifest:file-entry manifest:full-path="ObjectReplacements/Object 6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5" manifest:media-type=""/>
  <manifest:file-entry manifest:full-path="ObjectReplacements/Object 10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 manifest:media-type=""/>
  <manifest:file-entry manifest:full-path="ObjectReplacements/Object 6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4" manifest:media-type=""/>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 manifest:media-type=""/>
  <manifest:file-entry manifest:full-path="ObjectReplacements/Object 3" manifest:media-type=""/>
  <manifest:file-entry manifest:full-path="ObjectReplacements/Object 60" manifest:media-type="application/x-openoffice-gdimetafile;windows_formatname=&quot;GDIMetaFile&quot;"/>
  <manifest:file-entry manifest:full-path="ObjectReplacements/Object 13" manifest:media-type=""/>
  <manifest:file-entry manifest:full-path="ObjectReplacements/Object 10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 manifest:media-type=""/>
  <manifest:file-entry manifest:full-path="ObjectReplacements/Object 12"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54/content.xml" manifest:media-type="text/xml"/>
  <manifest:file-entry manifest:full-path="Object 54/settings.xml" manifest:media-type="text/xml"/>
  <manifest:file-entry manifest:full-path="Object 54/Configurations2/" manifest:media-type="application/vnd.sun.xml.ui.configuration"/>
  <manifest:file-entry manifest:full-path="Object 54/"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31/settings.xml" manifest:media-type="text/xml"/>
  <manifest:file-entry manifest:full-path="Object 31/Configurations2/" manifest:media-type="application/vnd.sun.xml.ui.configuration"/>
  <manifest:file-entry manifest:full-path="Object 31/content.xml" manifest:media-type="text/xml"/>
  <manifest:file-entry manifest:full-path="Object 31/" manifest:version="1.3" manifest:media-type="application/vnd.oasis.opendocument.formula"/>
  <manifest:file-entry manifest:full-path="Object 77/content.xml" manifest:media-type="text/xml"/>
  <manifest:file-entry manifest:full-path="Object 77/Configurations2/" manifest:media-type="application/vnd.sun.xml.ui.configuration"/>
  <manifest:file-entry manifest:full-path="Object 77/settings.xml" manifest:media-type="text/xml"/>
  <manifest:file-entry manifest:full-path="Object 77/" manifest:version="1.3" manifest:media-type="application/vnd.oasis.opendocument.formula"/>
  <manifest:file-entry manifest:full-path="Object 24/content.xml" manifest:media-type="text/xml"/>
  <manifest:file-entry manifest:full-path="Object 24/Configurations2/" manifest:media-type="application/vnd.sun.xml.ui.configuration"/>
  <manifest:file-entry manifest:full-path="Object 24/settings.xml" manifest:media-type="text/xml"/>
  <manifest:file-entry manifest:full-path="Object 24/" manifest:version="1.3" manifest:media-type="application/vnd.oasis.opendocument.formula"/>
  <manifest:file-entry manifest:full-path="Object 78/content.xml" manifest:media-type="text/xml"/>
  <manifest:file-entry manifest:full-path="Object 78/settings.xml" manifest:media-type="text/xml"/>
  <manifest:file-entry manifest:full-path="Object 78/" manifest:version="1.3" manifest:media-type="application/vnd.oasis.opendocument.formula"/>
  <manifest:file-entry manifest:full-path="Object 25/content.xml" manifest:media-type="text/xml"/>
  <manifest:file-entry manifest:full-path="Object 25/Configurations2/" manifest:media-type="application/vnd.sun.xml.ui.configuration"/>
  <manifest:file-entry manifest:full-path="Object 25/settings.xml" manifest:media-type="text/xml"/>
  <manifest:file-entry manifest:full-path="Object 25/" manifest:version="1.3" manifest:media-type="application/vnd.oasis.opendocument.formula"/>
  <manifest:file-entry manifest:full-path="Object 68/content.xml" manifest:media-type="text/xml"/>
  <manifest:file-entry manifest:full-path="Object 68/settings.xml" manifest:media-type="text/xml"/>
  <manifest:file-entry manifest:full-path="Object 68/" manifest:version="1.3"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3"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32/settings.xml" manifest:media-type="text/xml"/>
  <manifest:file-entry manifest:full-path="Object 32/Configurations2/" manifest:media-type="application/vnd.sun.xml.ui.configuration"/>
  <manifest:file-entry manifest:full-path="Object 32/content.xml" manifest:media-type="text/xml"/>
  <manifest:file-entry manifest:full-path="Object 32/" manifest:version="1.3" manifest:media-type="application/vnd.oasis.opendocument.formula"/>
  <manifest:file-entry manifest:full-path="Object 59/content.xml" manifest:media-type="text/xml"/>
  <manifest:file-entry manifest:full-path="Object 59/settings.xml" manifest:media-type="text/xml"/>
  <manifest:file-entry manifest:full-path="Object 59/Configurations2/" manifest:media-type="application/vnd.sun.xml.ui.configuration"/>
  <manifest:file-entry manifest:full-path="Object 59/" manifest:version="1.3" manifest:media-type="application/vnd.oasis.opendocument.formula"/>
  <manifest:file-entry manifest:full-path="Object 47/settings.xml" manifest:media-type="text/xml"/>
  <manifest:file-entry manifest:full-path="Object 47/Configurations2/" manifest:media-type="application/vnd.sun.xml.ui.configuration"/>
  <manifest:file-entry manifest:full-path="Object 47/content.xml" manifest:media-type="text/xml"/>
  <manifest:file-entry manifest:full-path="Object 47/" manifest:version="1.3" manifest:media-type="application/vnd.oasis.opendocument.formula"/>
  <manifest:file-entry manifest:full-path="Object 80/content.xml" manifest:media-type="text/xml"/>
  <manifest:file-entry manifest:full-path="Object 80/Configurations2/" manifest:media-type="application/vnd.sun.xml.ui.configuration"/>
  <manifest:file-entry manifest:full-path="Object 80/settings.xml" manifest:media-type="text/xml"/>
  <manifest:file-entry manifest:full-path="Object 80/" manifest:version="1.3" manifest:media-type="application/vnd.oasis.opendocument.formula"/>
  <manifest:file-entry manifest:full-path="Object 46/settings.xml" manifest:media-type="text/xml"/>
  <manifest:file-entry manifest:full-path="Object 46/Configurations2/" manifest:media-type="application/vnd.sun.xml.ui.configuration"/>
  <manifest:file-entry manifest:full-path="Object 46/content.xml" manifest:media-type="text/xml"/>
  <manifest:file-entry manifest:full-path="Object 46/" manifest:version="1.3" manifest:media-type="application/vnd.oasis.opendocument.formula"/>
  <manifest:file-entry manifest:full-path="Configurations2/" manifest:media-type="application/vnd.sun.xml.ui.configuration"/>
  <manifest:file-entry manifest:full-path="Object 57/content.xml" manifest:media-type="text/xml"/>
  <manifest:file-entry manifest:full-path="Object 57/settings.xml" manifest:media-type="text/xml"/>
  <manifest:file-entry manifest:full-path="Object 57/Configurations2/" manifest:media-type="application/vnd.sun.xml.ui.configuration"/>
  <manifest:file-entry manifest:full-path="Object 57/" manifest:version="1.3" manifest:media-type="application/vnd.oasis.opendocument.formula"/>
  <manifest:file-entry manifest:full-path="Object 26/content.xml" manifest:media-type="text/xml"/>
  <manifest:file-entry manifest:full-path="Object 26/Configurations2/" manifest:media-type="application/vnd.sun.xml.ui.configuration"/>
  <manifest:file-entry manifest:full-path="Object 26/settings.xml" manifest:media-type="text/xml"/>
  <manifest:file-entry manifest:full-path="Object 26/" manifest:version="1.3"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41/settings.xml" manifest:media-type="text/xml"/>
  <manifest:file-entry manifest:full-path="Object 41/Configurations2/" manifest:media-type="application/vnd.sun.xml.ui.configuration"/>
  <manifest:file-entry manifest:full-path="Object 41/content.xml" manifest:media-type="text/xml"/>
  <manifest:file-entry manifest:full-path="Object 41/" manifest:version="1.3" manifest:media-type="application/vnd.oasis.opendocument.formula"/>
  <manifest:file-entry manifest:full-path="Object 40/settings.xml" manifest:media-type="text/xml"/>
  <manifest:file-entry manifest:full-path="Object 40/Configurations2/" manifest:media-type="application/vnd.sun.xml.ui.configuration"/>
  <manifest:file-entry manifest:full-path="Object 40/content.xml" manifest:media-type="text/xml"/>
  <manifest:file-entry manifest:full-path="Object 40/" manifest:version="1.3" manifest:media-type="application/vnd.oasis.opendocument.formula"/>
  <manifest:file-entry manifest:full-path="Object 99/Configurations2/" manifest:media-type="application/vnd.sun.xml.ui.configuration"/>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29/settings.xml" manifest:media-type="text/xml"/>
  <manifest:file-entry manifest:full-path="Object 29/Configurations2/" manifest:media-type="application/vnd.sun.xml.ui.configuration"/>
  <manifest:file-entry manifest:full-path="Object 29/content.xml" manifest:media-type="text/xml"/>
  <manifest:file-entry manifest:full-path="Object 29/"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7/settings.xml" manifest:media-type="text/xml"/>
  <manifest:file-entry manifest:full-path="Object 27/Configurations2/" manifest:media-type="application/vnd.sun.xml.ui.configuration"/>
  <manifest:file-entry manifest:full-path="Object 27/content.xml" manifest:media-type="text/xml"/>
  <manifest:file-entry manifest:full-path="Object 27/" manifest:version="1.3"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4" manifest:media-type="application/vnd.oasis.opendocument.formula"/>
  <manifest:file-entry manifest:full-path="Object 66/settings.xml" manifest:media-type="text/xml"/>
  <manifest:file-entry manifest:full-path="Object 66/content.xml" manifest:media-type="text/xml"/>
  <manifest:file-entry manifest:full-path="Object 66/" manifest:version="1.3" manifest:media-type="application/vnd.oasis.opendocument.formula"/>
  <manifest:file-entry manifest:full-path="Object 65/content.xml" manifest:media-type="text/xml"/>
  <manifest:file-entry manifest:full-path="Object 65/settings.xml" manifest:media-type="text/xml"/>
  <manifest:file-entry manifest:full-path="Object 65/"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4" manifest:media-type="application/vnd.oasis.opendocument.formula"/>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3" manifest:media-type="application/vnd.oasis.opendocument.formula"/>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Configurations2/" manifest:media-type="application/vnd.sun.xml.ui.configuration"/>
  <manifest:file-entry manifest:full-path="Object 103/" manifest:version="1.3" manifest:media-type="application/vnd.oasis.opendocument.formula"/>
  <manifest:file-entry manifest:full-path="Object 19/settings.xml" manifest:media-type="text/xml"/>
  <manifest:file-entry manifest:full-path="Object 19/content.xml" manifest:media-type="text/xml"/>
  <manifest:file-entry manifest:full-path="Object 19/" manifest:version="1.3" manifest:media-type="application/vnd.oasis.opendocument.formula"/>
  <manifest:file-entry manifest:full-path="settings.xml" manifest:media-type="text/xml"/>
  <manifest:file-entry manifest:full-path="Object 94/settings.xml" manifest:media-type="text/xml"/>
  <manifest:file-entry manifest:full-path="Object 94/content.xml" manifest:media-type="text/xml"/>
  <manifest:file-entry manifest:full-path="Object 94/" manifest:version="1.3"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3"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101/content.xml" manifest:media-type="text/xml"/>
  <manifest:file-entry manifest:full-path="Object 101/Configurations2/" manifest:media-type="application/vnd.sun.xml.ui.configuration"/>
  <manifest:file-entry manifest:full-path="Object 101/settings.xml" manifest:media-type="text/xml"/>
  <manifest:file-entry manifest:full-path="Object 101/"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92/settings.xml" manifest:media-type="text/xml"/>
  <manifest:file-entry manifest:full-path="Object 92/content.xml" manifest:media-type="text/xml"/>
  <manifest:file-entry manifest:full-path="Object 92/" manifest:version="1.3" manifest:media-type="application/vnd.oasis.opendocument.formula"/>
  <manifest:file-entry manifest:full-path="Object 64/settings.xml" manifest:media-type="text/xml"/>
  <manifest:file-entry manifest:full-path="Object 64/content.xml" manifest:media-type="text/xml"/>
  <manifest:file-entry manifest:full-path="Object 64/"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3/content.xml" manifest:media-type="text/xml"/>
  <manifest:file-entry manifest:full-path="Object 63/settings.xml" manifest:media-type="text/xml"/>
  <manifest:file-entry manifest:full-path="Object 63/" manifest:version="1.3" manifest:media-type="application/vnd.oasis.opendocument.formula"/>
  <manifest:file-entry manifest:full-path="Object 39/settings.xml" manifest:media-type="text/xml"/>
  <manifest:file-entry manifest:full-path="Object 39/Configurations2/" manifest:media-type="application/vnd.sun.xml.ui.configuration"/>
  <manifest:file-entry manifest:full-path="Object 39/content.xml" manifest:media-type="text/xml"/>
  <manifest:file-entry manifest:full-path="Object 39/" manifest:version="1.3" manifest:media-type="application/vnd.oasis.opendocument.formula"/>
  <manifest:file-entry manifest:full-path="Object 90/content.xml" manifest:media-type="text/xml"/>
  <manifest:file-entry manifest:full-path="Object 90/settings.xml" manifest:media-type="text/xml"/>
  <manifest:file-entry manifest:full-path="Object 90/Configurations2/" manifest:media-type="application/vnd.sun.xml.ui.configuration"/>
  <manifest:file-entry manifest:full-path="Object 90/"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52/settings.xml" manifest:media-type="text/xml"/>
  <manifest:file-entry manifest:full-path="Object 52/Configurations2/" manifest:media-type="application/vnd.sun.xml.ui.configuration"/>
  <manifest:file-entry manifest:full-path="Object 52/content.xml" manifest:media-type="text/xml"/>
  <manifest:file-entry manifest:full-path="Object 52/"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38/settings.xml" manifest:media-type="text/xml"/>
  <manifest:file-entry manifest:full-path="Object 38/Configurations2/" manifest:media-type="application/vnd.sun.xml.ui.configuration"/>
  <manifest:file-entry manifest:full-path="Object 38/content.xml" manifest:media-type="text/xml"/>
  <manifest:file-entry manifest:full-path="Object 38/" manifest:version="1.3"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meta.xml" manifest:media-type="text/xml"/>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Thumbnails/thumbnail.png" manifest:media-type="image/png"/>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content.xml" manifest:media-type="text/xml"/>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Math" svg:font-family="'Cambria Math'"/>
    <style:font-face style:name="Cambria Math1" svg:font-family="'Cambria Math'" style:font-family-generic="roman" style:font-pitch="variable"/>
    <style:font-face style:name="Cambria math" svg:font-family="'Cambria math'"/>
    <style:font-face style:name="Courier" svg:font-family="Courier"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16.002cm" fo:margin-top="0cm" fo:margin-bottom="0cm" table:align="center" style:writing-mode="lr-tb"/>
    </style:style>
    <style:style style:name="Table1.A" style:family="table-column">
      <style:table-column-properties style:column-width="1.289cm"/>
    </style:style>
    <style:style style:name="Table1.B" style:family="table-column">
      <style:table-column-properties style:column-width="14.713cm"/>
    </style:style>
    <style:style style:name="Table1.1" style:family="table-row">
      <style:table-row-properties style:min-row-height="0.044cm" fo:keep-together="always"/>
    </style:style>
    <style:style style:name="Table1.A1" style:family="table-cell">
      <style:table-cell-properties fo:padding="0.199cm" fo:border="0.5pt solid #000000" style:writing-mode="lr-tb"/>
    </style:style>
    <style:style style:name="Table1.2" style:family="table-row">
      <style:table-row-properties fo:keep-together="always"/>
    </style:style>
    <style:style style:name="Table1.3" style:family="table-row">
      <style:table-row-properties fo:keep-together="always"/>
    </style:style>
    <style:style style:name="Table1.4" style:family="table-row">
      <style:table-row-properties fo:keep-together="always"/>
    </style:style>
    <style:style style:name="Table1.5" style:family="table-row">
      <style:table-row-properties fo:keep-together="always"/>
    </style:style>
    <style:style style:name="Table1.6" style:family="table-row">
      <style:table-row-properties fo:keep-together="always"/>
    </style:style>
    <style:style style:name="Table1.7" style:family="table-row">
      <style:table-row-properties fo:keep-together="always"/>
    </style:style>
    <style:style style:name="Table1.8" style:family="table-row">
      <style:table-row-properties fo:keep-together="always"/>
    </style:style>
    <style:style style:name="Table1.9" style:family="table-row">
      <style:table-row-properties fo:keep-together="always"/>
    </style:style>
    <style:style style:name="Table1.A9" style:family="table-cell">
      <style:table-cell-properties fo:padding="0.199cm" fo:border-left="0.5pt solid #000000" fo:border-right="0.5pt solid #000000" fo:border-top="none" fo:border-bottom="0.5pt solid #000000" style:writing-mode="lr-tb"/>
    </style:style>
    <style:style style:name="Table2" style:family="table">
      <style:table-properties style:width="15.693cm" fo:margin-top="0cm" fo:margin-bottom="0cm" table:align="center" style:writing-mode="lr-tb"/>
    </style:style>
    <style:style style:name="Table2.A" style:family="table-column">
      <style:table-column-properties style:column-width="1.289cm"/>
    </style:style>
    <style:style style:name="Table2.B" style:family="table-column">
      <style:table-column-properties style:column-width="14.404cm"/>
    </style:style>
    <style:style style:name="Table2.1" style:family="table-row">
      <style:table-row-properties fo:keep-together="always"/>
    </style:style>
    <style:style style:name="Table2.A1" style:family="table-cell">
      <style:table-cell-properties fo:padding="0.199cm" fo:border="0.5pt solid #000000" style:writing-mode="lr-tb"/>
    </style:style>
    <style:style style:name="Table35" style:family="table">
      <style:table-properties style:width="17.759cm" style:rel-width="90%" fo:margin-top="0cm" fo:margin-bottom="0cm" table:align="center" style:writing-mode="lr-tb"/>
    </style:style>
    <style:style style:name="Table35.A" style:family="table-column">
      <style:table-column-properties style:column-width="10.25cm" style:rel-column-width="37826*"/>
    </style:style>
    <style:style style:name="Table35.B" style:family="table-column">
      <style:table-column-properties style:column-width="7.509cm" style:rel-column-width="27708*"/>
    </style:style>
    <style:style style:name="Table35.1" style:family="table-row">
      <style:table-row-properties fo:keep-together="auto"/>
    </style:style>
    <style:style style:name="Table35.A1" style:family="table-cell">
      <style:table-cell-properties fo:padding="0.199cm" fo:border="0.5pt solid #000000" style:writing-mode="lr-tb"/>
    </style:style>
    <style:style style:name="Table3" style:family="table">
      <style:table-properties style:width="17.759cm" style:rel-width="90%" fo:margin-top="0cm" fo:margin-bottom="0cm" table:align="center" style:writing-mode="lr-tb"/>
    </style:style>
    <style:style style:name="Table3.A" style:family="table-column">
      <style:table-column-properties style:column-width="10.25cm" style:rel-column-width="37826*"/>
    </style:style>
    <style:style style:name="Table3.B" style:family="table-column">
      <style:table-column-properties style:column-width="7.509cm" style:rel-column-width="27708*"/>
    </style:style>
    <style:style style:name="Table3.1" style:family="table-row">
      <style:table-row-properties fo:keep-together="auto"/>
    </style:style>
    <style:style style:name="Table3.A1" style:family="table-cell">
      <style:table-cell-properties fo:padding="0.199cm" fo:border="0.5pt solid #000000" style:writing-mode="lr-tb"/>
    </style:style>
    <style:style style:name="Table4" style:family="table">
      <style:table-properties style:width="17.759cm" style:rel-width="90%" fo:margin-top="0cm" fo:margin-bottom="0cm" table:align="center" style:writing-mode="lr-tb"/>
    </style:style>
    <style:style style:name="Table4.A" style:family="table-column">
      <style:table-column-properties style:column-width="10.25cm" style:rel-column-width="37826*"/>
    </style:style>
    <style:style style:name="Table4.B" style:family="table-column">
      <style:table-column-properties style:column-width="7.509cm" style:rel-column-width="27708*"/>
    </style:style>
    <style:style style:name="Table4.1" style:family="table-row">
      <style:table-row-properties fo:keep-together="auto"/>
    </style:style>
    <style:style style:name="Table4.A1" style:family="table-cell">
      <style:table-cell-properties fo:padding="0.199cm" fo:border="0.5pt solid #000000" style:writing-mode="lr-tb"/>
    </style:style>
    <style:style style:name="Table5" style:family="table">
      <style:table-properties style:width="17.759cm" style:rel-width="90%" fo:margin-top="0cm" fo:margin-bottom="0cm" table:align="center" style:writing-mode="lr-tb"/>
    </style:style>
    <style:style style:name="Table5.A" style:family="table-column">
      <style:table-column-properties style:column-width="10.25cm" style:rel-column-width="37826*"/>
    </style:style>
    <style:style style:name="Table5.B" style:family="table-column">
      <style:table-column-properties style:column-width="7.509cm" style:rel-column-width="27708*"/>
    </style:style>
    <style:style style:name="Table5.1" style:family="table-row">
      <style:table-row-properties fo:keep-together="auto"/>
    </style:style>
    <style:style style:name="Table5.A1" style:family="table-cell">
      <style:table-cell-properties fo:padding="0.199cm" fo:border="0.5pt solid #000000" style:writing-mode="lr-tb"/>
    </style:style>
    <style:style style:name="Table6" style:family="table">
      <style:table-properties style:width="17.759cm" style:rel-width="90%" fo:margin-top="0cm" fo:margin-bottom="0cm" table:align="center" style:writing-mode="lr-tb"/>
    </style:style>
    <style:style style:name="Table6.A" style:family="table-column">
      <style:table-column-properties style:column-width="10.25cm" style:rel-column-width="37826*"/>
    </style:style>
    <style:style style:name="Table6.B" style:family="table-column">
      <style:table-column-properties style:column-width="7.509cm" style:rel-column-width="27708*"/>
    </style:style>
    <style:style style:name="Table6.1" style:family="table-row">
      <style:table-row-properties fo:keep-together="auto"/>
    </style:style>
    <style:style style:name="Table6.A1" style:family="table-cell">
      <style:table-cell-properties fo:padding="0.199cm" fo:border="0.5pt solid #000000" style:writing-mode="lr-tb"/>
    </style:style>
    <style:style style:name="Table7" style:family="table">
      <style:table-properties style:width="17.759cm" style:rel-width="90%" fo:margin-top="0cm" fo:margin-bottom="0cm" table:align="center" style:writing-mode="lr-tb"/>
    </style:style>
    <style:style style:name="Table7.A" style:family="table-column">
      <style:table-column-properties style:column-width="10.25cm" style:rel-column-width="37826*"/>
    </style:style>
    <style:style style:name="Table7.B" style:family="table-column">
      <style:table-column-properties style:column-width="7.509cm" style:rel-column-width="27708*"/>
    </style:style>
    <style:style style:name="Table7.1" style:family="table-row">
      <style:table-row-properties fo:keep-together="auto"/>
    </style:style>
    <style:style style:name="Table7.A1" style:family="table-cell">
      <style:table-cell-properties fo:padding="0.199cm" fo:border="0.5pt solid #000000" style:writing-mode="lr-tb"/>
    </style:style>
    <style:style style:name="Table8" style:family="table">
      <style:table-properties style:width="17.759cm" style:rel-width="90%" fo:margin-top="0cm" fo:margin-bottom="0cm" table:align="center" style:writing-mode="lr-tb"/>
    </style:style>
    <style:style style:name="Table8.A" style:family="table-column">
      <style:table-column-properties style:column-width="10.25cm" style:rel-column-width="37826*"/>
    </style:style>
    <style:style style:name="Table8.B" style:family="table-column">
      <style:table-column-properties style:column-width="7.509cm" style:rel-column-width="27708*"/>
    </style:style>
    <style:style style:name="Table8.1" style:family="table-row">
      <style:table-row-properties fo:keep-together="auto"/>
    </style:style>
    <style:style style:name="Table8.A1" style:family="table-cell">
      <style:table-cell-properties fo:padding="0.199cm" fo:border="0.5pt solid #000000" style:writing-mode="lr-tb"/>
    </style:style>
    <style:style style:name="Table9" style:family="table">
      <style:table-properties style:width="17.759cm" style:rel-width="90%" fo:margin-top="0cm" fo:margin-bottom="0cm" table:align="center" style:writing-mode="lr-tb"/>
    </style:style>
    <style:style style:name="Table9.A" style:family="table-column">
      <style:table-column-properties style:column-width="10.25cm" style:rel-column-width="37826*"/>
    </style:style>
    <style:style style:name="Table9.B" style:family="table-column">
      <style:table-column-properties style:column-width="7.509cm" style:rel-column-width="27708*"/>
    </style:style>
    <style:style style:name="Table9.1" style:family="table-row">
      <style:table-row-properties fo:keep-together="auto"/>
    </style:style>
    <style:style style:name="Table9.A1" style:family="table-cell">
      <style:table-cell-properties fo:padding="0.199cm" fo:border="0.5pt solid #000000" style:writing-mode="lr-tb"/>
    </style:style>
    <style:style style:name="Table10" style:family="table">
      <style:table-properties style:width="17.759cm" style:rel-width="90%" fo:margin-top="0cm" fo:margin-bottom="0cm" table:align="center" style:writing-mode="lr-tb"/>
    </style:style>
    <style:style style:name="Table10.A" style:family="table-column">
      <style:table-column-properties style:column-width="10.509cm" style:rel-column-width="38783*"/>
    </style:style>
    <style:style style:name="Table10.B" style:family="table-column">
      <style:table-column-properties style:column-width="7.25cm" style:rel-column-width="26751*"/>
    </style:style>
    <style:style style:name="Table10.1" style:family="table-row">
      <style:table-row-properties fo:keep-together="auto"/>
    </style:style>
    <style:style style:name="Table10.A1" style:family="table-cell">
      <style:table-cell-properties fo:padding="0.199cm" fo:border="0.5pt solid #000000" style:writing-mode="lr-tb"/>
    </style:style>
    <style:style style:name="Table11" style:family="table">
      <style:table-properties style:width="17.759cm" style:rel-width="90%" fo:margin-top="0cm" fo:margin-bottom="0cm" table:align="center" style:writing-mode="lr-tb"/>
    </style:style>
    <style:style style:name="Table11.A" style:family="table-column">
      <style:table-column-properties style:column-width="10.25cm" style:rel-column-width="37826*"/>
    </style:style>
    <style:style style:name="Table11.B" style:family="table-column">
      <style:table-column-properties style:column-width="7.509cm" style:rel-column-width="27708*"/>
    </style:style>
    <style:style style:name="Table11.1" style:family="table-row">
      <style:table-row-properties fo:keep-together="auto"/>
    </style:style>
    <style:style style:name="Table11.A1" style:family="table-cell">
      <style:table-cell-properties fo:padding="0.199cm" fo:border="0.5pt solid #000000" style:writing-mode="lr-tb"/>
    </style:style>
    <style:style style:name="Table12" style:family="table">
      <style:table-properties style:width="17.759cm" style:rel-width="90%" fo:margin-top="0cm" fo:margin-bottom="0cm" table:align="center" style:writing-mode="lr-tb"/>
    </style:style>
    <style:style style:name="Table12.A" style:family="table-column">
      <style:table-column-properties style:column-width="10.25cm" style:rel-column-width="37826*"/>
    </style:style>
    <style:style style:name="Table12.B" style:family="table-column">
      <style:table-column-properties style:column-width="7.509cm" style:rel-column-width="27708*"/>
    </style:style>
    <style:style style:name="Table12.1" style:family="table-row">
      <style:table-row-properties fo:keep-together="auto"/>
    </style:style>
    <style:style style:name="Table12.A1" style:family="table-cell">
      <style:table-cell-properties fo:padding="0.199cm" fo:border="0.5pt solid #000000" style:writing-mode="lr-tb"/>
    </style:style>
    <style:style style:name="Table13" style:family="table">
      <style:table-properties style:width="17.759cm" style:rel-width="90%" fo:margin-top="0cm" fo:margin-bottom="0cm" table:align="center" style:writing-mode="lr-tb"/>
    </style:style>
    <style:style style:name="Table13.A" style:family="table-column">
      <style:table-column-properties style:column-width="10.25cm" style:rel-column-width="37826*"/>
    </style:style>
    <style:style style:name="Table13.B" style:family="table-column">
      <style:table-column-properties style:column-width="7.509cm" style:rel-column-width="27708*"/>
    </style:style>
    <style:style style:name="Table13.1" style:family="table-row">
      <style:table-row-properties fo:keep-together="auto"/>
    </style:style>
    <style:style style:name="Table13.A1" style:family="table-cell">
      <style:table-cell-properties fo:padding="0.199cm" fo:border="0.5pt solid #000000" style:writing-mode="lr-tb"/>
    </style:style>
    <style:style style:name="Table14" style:family="table">
      <style:table-properties style:width="17.759cm" style:rel-width="90%" fo:margin-top="0cm" fo:margin-bottom="0cm" table:align="center" style:writing-mode="lr-tb"/>
    </style:style>
    <style:style style:name="Table14.A" style:family="table-column">
      <style:table-column-properties style:column-width="10.25cm" style:rel-column-width="37826*"/>
    </style:style>
    <style:style style:name="Table14.B" style:family="table-column">
      <style:table-column-properties style:column-width="7.509cm" style:rel-column-width="27708*"/>
    </style:style>
    <style:style style:name="Table14.1" style:family="table-row">
      <style:table-row-properties fo:keep-together="auto"/>
    </style:style>
    <style:style style:name="Table14.A1" style:family="table-cell">
      <style:table-cell-properties fo:padding="0.199cm" fo:border="0.5pt solid #000000" style:writing-mode="lr-tb"/>
    </style:style>
    <style:style style:name="Table15" style:family="table">
      <style:table-properties style:width="17.759cm" style:rel-width="90%" fo:margin-top="0cm" fo:margin-bottom="0cm" table:align="center" style:writing-mode="lr-tb"/>
    </style:style>
    <style:style style:name="Table15.A" style:family="table-column">
      <style:table-column-properties style:column-width="10.25cm" style:rel-column-width="37826*"/>
    </style:style>
    <style:style style:name="Table15.B" style:family="table-column">
      <style:table-column-properties style:column-width="7.509cm" style:rel-column-width="27708*"/>
    </style:style>
    <style:style style:name="Table15.1" style:family="table-row">
      <style:table-row-properties fo:keep-together="auto"/>
    </style:style>
    <style:style style:name="Table15.A1" style:family="table-cell">
      <style:table-cell-properties fo:padding="0.199cm" fo:border="0.5pt solid #000000" style:writing-mode="lr-tb"/>
    </style:style>
    <style:style style:name="Table16" style:family="table">
      <style:table-properties style:width="17.759cm" style:rel-width="90%" fo:margin-top="0cm" fo:margin-bottom="0cm" table:align="center" style:writing-mode="lr-tb"/>
    </style:style>
    <style:style style:name="Table16.A" style:family="table-column">
      <style:table-column-properties style:column-width="10.25cm" style:rel-column-width="37826*"/>
    </style:style>
    <style:style style:name="Table16.B" style:family="table-column">
      <style:table-column-properties style:column-width="7.509cm" style:rel-column-width="27708*"/>
    </style:style>
    <style:style style:name="Table16.1" style:family="table-row">
      <style:table-row-properties fo:keep-together="auto"/>
    </style:style>
    <style:style style:name="Table16.A1" style:family="table-cell">
      <style:table-cell-properties fo:padding="0.199cm" fo:border="0.5pt solid #000000" style:writing-mode="lr-tb"/>
    </style:style>
    <style:style style:name="Table17" style:family="table">
      <style:table-properties style:width="17.709cm" fo:margin-top="0cm" fo:margin-bottom="0cm" table:align="center" style:writing-mode="lr-tb"/>
    </style:style>
    <style:style style:name="Table17.A" style:family="table-column">
      <style:table-column-properties style:column-width="10.199cm"/>
    </style:style>
    <style:style style:name="Table17.B" style:family="table-column">
      <style:table-column-properties style:column-width="7.511cm"/>
    </style:style>
    <style:style style:name="Table17.1" style:family="table-row">
      <style:table-row-properties fo:keep-together="auto"/>
    </style:style>
    <style:style style:name="Table17.A1" style:family="table-cell">
      <style:table-cell-properties fo:padding="0.199cm" fo:border="0.5pt solid #000000" style:writing-mode="lr-tb"/>
    </style:style>
    <style:style style:name="Table18" style:family="table">
      <style:table-properties style:width="17.759cm" style:rel-width="90%" fo:margin-top="0cm" fo:margin-bottom="0cm" table:align="center" style:writing-mode="lr-tb"/>
    </style:style>
    <style:style style:name="Table18.A" style:family="table-column">
      <style:table-column-properties style:column-width="10.25cm" style:rel-column-width="37826*"/>
    </style:style>
    <style:style style:name="Table18.B" style:family="table-column">
      <style:table-column-properties style:column-width="7.509cm" style:rel-column-width="27708*"/>
    </style:style>
    <style:style style:name="Table18.1" style:family="table-row">
      <style:table-row-properties fo:keep-together="auto"/>
    </style:style>
    <style:style style:name="Table18.A1" style:family="table-cell">
      <style:table-cell-properties fo:padding="0.199cm" fo:border="0.5pt solid #000000" style:writing-mode="lr-tb"/>
    </style:style>
    <style:style style:name="Table24" style:family="table">
      <style:table-properties style:width="17.759cm" style:rel-width="90%" fo:margin-top="0cm" fo:margin-bottom="0cm" table:align="center" style:writing-mode="lr-tb"/>
    </style:style>
    <style:style style:name="Table24.A" style:family="table-column">
      <style:table-column-properties style:column-width="10.25cm" style:rel-column-width="37826*"/>
    </style:style>
    <style:style style:name="Table24.B" style:family="table-column">
      <style:table-column-properties style:column-width="7.509cm" style:rel-column-width="27708*"/>
    </style:style>
    <style:style style:name="Table24.1" style:family="table-row">
      <style:table-row-properties fo:keep-together="auto"/>
    </style:style>
    <style:style style:name="Table24.A1" style:family="table-cell">
      <style:table-cell-properties fo:padding="0.199cm" fo:border="0.5pt solid #000000" style:writing-mode="lr-tb"/>
    </style:style>
    <style:style style:name="Table21" style:family="table">
      <style:table-properties style:width="17.759cm" style:rel-width="90%" fo:margin-top="0cm" fo:margin-bottom="0cm" table:align="center" style:writing-mode="lr-tb"/>
    </style:style>
    <style:style style:name="Table21.A" style:family="table-column">
      <style:table-column-properties style:column-width="10.25cm" style:rel-column-width="37826*"/>
    </style:style>
    <style:style style:name="Table21.B" style:family="table-column">
      <style:table-column-properties style:column-width="7.509cm" style:rel-column-width="27708*"/>
    </style:style>
    <style:style style:name="Table21.1" style:family="table-row">
      <style:table-row-properties fo:keep-together="auto"/>
    </style:style>
    <style:style style:name="Table21.A1" style:family="table-cell">
      <style:table-cell-properties fo:padding="0.199cm" fo:border="0.5pt solid #000000" style:writing-mode="lr-tb"/>
    </style:style>
    <style:style style:name="Table32" style:family="table">
      <style:table-properties style:width="17.759cm" style:rel-width="90%" fo:margin-top="0cm" fo:margin-bottom="0cm" table:align="center" style:writing-mode="lr-tb"/>
    </style:style>
    <style:style style:name="Table32.A" style:family="table-column">
      <style:table-column-properties style:column-width="10.25cm" style:rel-column-width="37826*"/>
    </style:style>
    <style:style style:name="Table32.B" style:family="table-column">
      <style:table-column-properties style:column-width="7.509cm" style:rel-column-width="27708*"/>
    </style:style>
    <style:style style:name="Table32.1" style:family="table-row">
      <style:table-row-properties fo:keep-together="auto"/>
    </style:style>
    <style:style style:name="Table32.A1" style:family="table-cell">
      <style:table-cell-properties fo:padding="0.199cm" fo:border="0.5pt solid #000000" style:writing-mode="lr-tb"/>
    </style:style>
    <style:style style:name="Table22" style:family="table">
      <style:table-properties style:width="17.759cm" style:rel-width="90%" fo:margin-top="0cm" fo:margin-bottom="0cm" table:align="center" style:writing-mode="lr-tb"/>
    </style:style>
    <style:style style:name="Table22.A" style:family="table-column">
      <style:table-column-properties style:column-width="10.25cm" style:rel-column-width="37826*"/>
    </style:style>
    <style:style style:name="Table22.B" style:family="table-column">
      <style:table-column-properties style:column-width="7.509cm" style:rel-column-width="27708*"/>
    </style:style>
    <style:style style:name="Table22.1" style:family="table-row">
      <style:table-row-properties fo:keep-together="auto"/>
    </style:style>
    <style:style style:name="Table22.A1" style:family="table-cell">
      <style:table-cell-properties fo:padding="0.199cm" fo:border="0.5pt solid #000000" style:writing-mode="lr-tb"/>
    </style:style>
    <style:style style:name="Table22.2" style:family="table-row">
      <style:table-row-properties style:min-row-height="0.302cm" fo:keep-together="auto"/>
    </style:style>
    <style:style style:name="Table23" style:family="table">
      <style:table-properties style:width="17.759cm" style:rel-width="90%" fo:margin-top="0cm" fo:margin-bottom="0cm" table:align="center" style:writing-mode="lr-tb"/>
    </style:style>
    <style:style style:name="Table23.A" style:family="table-column">
      <style:table-column-properties style:column-width="10.25cm" style:rel-column-width="37826*"/>
    </style:style>
    <style:style style:name="Table23.B" style:family="table-column">
      <style:table-column-properties style:column-width="7.509cm" style:rel-column-width="27708*"/>
    </style:style>
    <style:style style:name="Table23.1" style:family="table-row">
      <style:table-row-properties fo:keep-together="auto"/>
    </style:style>
    <style:style style:name="Table23.A1" style:family="table-cell">
      <style:table-cell-properties fo:padding="0.199cm" fo:border="0.5pt solid #000000" style:writing-mode="lr-tb"/>
    </style:style>
    <style:style style:name="Table19" style:family="table">
      <style:table-properties style:width="17.759cm" style:rel-width="90%" fo:margin-top="0cm" fo:margin-bottom="0cm" table:align="center" style:writing-mode="lr-tb"/>
    </style:style>
    <style:style style:name="Table19.A" style:family="table-column">
      <style:table-column-properties style:column-width="10.25cm" style:rel-column-width="37826*"/>
    </style:style>
    <style:style style:name="Table19.B" style:family="table-column">
      <style:table-column-properties style:column-width="7.509cm" style:rel-column-width="27708*"/>
    </style:style>
    <style:style style:name="Table19.1" style:family="table-row">
      <style:table-row-properties fo:keep-together="auto"/>
    </style:style>
    <style:style style:name="Table19.A1" style:family="table-cell">
      <style:table-cell-properties fo:padding="0.199cm" fo:border="0.5pt solid #000000" style:writing-mode="lr-tb"/>
    </style:style>
    <style:style style:name="Table20" style:family="table">
      <style:table-properties style:width="17.759cm" style:rel-width="90%" fo:margin-top="0cm" fo:margin-bottom="0cm" table:align="center" style:writing-mode="lr-tb"/>
    </style:style>
    <style:style style:name="Table20.A" style:family="table-column">
      <style:table-column-properties style:column-width="10.25cm" style:rel-column-width="37826*"/>
    </style:style>
    <style:style style:name="Table20.B" style:family="table-column">
      <style:table-column-properties style:column-width="7.509cm" style:rel-column-width="27708*"/>
    </style:style>
    <style:style style:name="Table20.1" style:family="table-row">
      <style:table-row-properties fo:keep-together="auto"/>
    </style:style>
    <style:style style:name="Table20.A1" style:family="table-cell">
      <style:table-cell-properties fo:padding="0.199cm" fo:border="0.5pt solid #000000" style:writing-mode="lr-tb"/>
    </style:style>
    <style:style style:name="Table25" style:family="table">
      <style:table-properties style:width="17.759cm" style:rel-width="90%" fo:margin-top="0cm" fo:margin-bottom="0cm" table:align="center" style:writing-mode="lr-tb"/>
    </style:style>
    <style:style style:name="Table25.A" style:family="table-column">
      <style:table-column-properties style:column-width="10.25cm" style:rel-column-width="37826*"/>
    </style:style>
    <style:style style:name="Table25.B" style:family="table-column">
      <style:table-column-properties style:column-width="7.509cm" style:rel-column-width="27708*"/>
    </style:style>
    <style:style style:name="Table25.1" style:family="table-row">
      <style:table-row-properties fo:keep-together="auto"/>
    </style:style>
    <style:style style:name="Table25.A1" style:family="table-cell">
      <style:table-cell-properties fo:padding="0.199cm" fo:border="0.5pt solid #000000" style:writing-mode="lr-tb"/>
    </style:style>
    <style:style style:name="Table26" style:family="table">
      <style:table-properties style:width="17.759cm" style:rel-width="90%" fo:margin-top="0cm" fo:margin-bottom="0cm" table:align="center" style:writing-mode="lr-tb"/>
    </style:style>
    <style:style style:name="Table26.A" style:family="table-column">
      <style:table-column-properties style:column-width="10.509cm" style:rel-column-width="38783*"/>
    </style:style>
    <style:style style:name="Table26.B" style:family="table-column">
      <style:table-column-properties style:column-width="7.25cm" style:rel-column-width="26751*"/>
    </style:style>
    <style:style style:name="Table26.1" style:family="table-row">
      <style:table-row-properties fo:keep-together="auto"/>
    </style:style>
    <style:style style:name="Table26.A1" style:family="table-cell">
      <style:table-cell-properties fo:padding="0.199cm" fo:border="0.5pt solid #000000" style:writing-mode="lr-tb"/>
    </style:style>
    <style:style style:name="Table27" style:family="table">
      <style:table-properties style:width="17.759cm" style:rel-width="90%" fo:margin-top="0cm" fo:margin-bottom="0cm" table:align="center" style:writing-mode="lr-tb"/>
    </style:style>
    <style:style style:name="Table27.A" style:family="table-column">
      <style:table-column-properties style:column-width="10.509cm" style:rel-column-width="38783*"/>
    </style:style>
    <style:style style:name="Table27.B" style:family="table-column">
      <style:table-column-properties style:column-width="7.25cm" style:rel-column-width="26751*"/>
    </style:style>
    <style:style style:name="Table27.1" style:family="table-row">
      <style:table-row-properties fo:keep-together="auto"/>
    </style:style>
    <style:style style:name="Table27.A1" style:family="table-cell">
      <style:table-cell-properties fo:padding="0.199cm" fo:border="0.5pt solid #000000" style:writing-mode="lr-tb"/>
    </style:style>
    <style:style style:name="Table27.2" style:family="table-row">
      <style:table-row-properties style:min-row-height="0.958cm" fo:keep-together="auto"/>
    </style:style>
    <style:style style:name="Table28" style:family="table">
      <style:table-properties style:width="17.759cm" style:rel-width="90%" fo:margin-top="0cm" fo:margin-bottom="0cm" table:align="center" style:writing-mode="lr-tb"/>
    </style:style>
    <style:style style:name="Table28.A" style:family="table-column">
      <style:table-column-properties style:column-width="10.509cm" style:rel-column-width="38783*"/>
    </style:style>
    <style:style style:name="Table28.B" style:family="table-column">
      <style:table-column-properties style:column-width="7.25cm" style:rel-column-width="26751*"/>
    </style:style>
    <style:style style:name="Table28.1" style:family="table-row">
      <style:table-row-properties fo:keep-together="auto"/>
    </style:style>
    <style:style style:name="Table28.A1" style:family="table-cell">
      <style:table-cell-properties fo:padding="0.199cm" fo:border="0.5pt solid #000000" style:writing-mode="lr-tb"/>
    </style:style>
    <style:style style:name="Table29" style:family="table">
      <style:table-properties style:width="17.759cm" style:rel-width="90%" fo:margin-top="0cm" fo:margin-bottom="0cm" table:align="center" style:writing-mode="lr-tb"/>
    </style:style>
    <style:style style:name="Table29.A" style:family="table-column">
      <style:table-column-properties style:column-width="10.509cm" style:rel-column-width="38783*"/>
    </style:style>
    <style:style style:name="Table29.B" style:family="table-column">
      <style:table-column-properties style:column-width="7.25cm" style:rel-column-width="26751*"/>
    </style:style>
    <style:style style:name="Table29.1" style:family="table-row">
      <style:table-row-properties fo:keep-together="auto"/>
    </style:style>
    <style:style style:name="Table29.A1" style:family="table-cell">
      <style:table-cell-properties fo:padding="0.199cm" fo:border="0.5pt solid #000000" style:writing-mode="lr-tb"/>
    </style:style>
    <style:style style:name="Table29.2" style:family="table-row">
      <style:table-row-properties style:min-row-height="0.958cm" fo:keep-together="auto"/>
    </style:style>
    <style:style style:name="Table30" style:family="table">
      <style:table-properties style:width="17.759cm" style:rel-width="90%" fo:margin-top="0cm" fo:margin-bottom="0cm" table:align="center" style:writing-mode="lr-tb"/>
    </style:style>
    <style:style style:name="Table30.A" style:family="table-column">
      <style:table-column-properties style:column-width="10.509cm" style:rel-column-width="38783*"/>
    </style:style>
    <style:style style:name="Table30.B" style:family="table-column">
      <style:table-column-properties style:column-width="7.25cm" style:rel-column-width="26751*"/>
    </style:style>
    <style:style style:name="Table30.1" style:family="table-row">
      <style:table-row-properties fo:keep-together="auto"/>
    </style:style>
    <style:style style:name="Table30.A1" style:family="table-cell">
      <style:table-cell-properties fo:padding="0.199cm" fo:border="0.5pt solid #000000" style:writing-mode="lr-tb"/>
    </style:style>
    <style:style style:name="Table31" style:family="table">
      <style:table-properties style:width="17.759cm" style:rel-width="90%" fo:margin-top="0cm" fo:margin-bottom="0cm" table:align="center" style:writing-mode="lr-tb"/>
    </style:style>
    <style:style style:name="Table31.A" style:family="table-column">
      <style:table-column-properties style:column-width="10.25cm" style:rel-column-width="37826*"/>
    </style:style>
    <style:style style:name="Table31.B" style:family="table-column">
      <style:table-column-properties style:column-width="7.509cm" style:rel-column-width="27708*"/>
    </style:style>
    <style:style style:name="Table31.1" style:family="table-row">
      <style:table-row-properties fo:keep-together="auto"/>
    </style:style>
    <style:style style:name="Table31.A1" style:family="table-cell">
      <style:table-cell-properties fo:padding="0.199cm" fo:border="0.5pt solid #000000" style:writing-mode="lr-tb"/>
    </style:style>
    <style:style style:name="Table33" style:family="table">
      <style:table-properties style:width="17.759cm" style:rel-width="90%" fo:margin-top="0cm" fo:margin-bottom="0cm" table:align="center" style:writing-mode="lr-tb"/>
    </style:style>
    <style:style style:name="Table33.A" style:family="table-column">
      <style:table-column-properties style:column-width="10.509cm" style:rel-column-width="38783*"/>
    </style:style>
    <style:style style:name="Table33.B" style:family="table-column">
      <style:table-column-properties style:column-width="7.25cm" style:rel-column-width="26751*"/>
    </style:style>
    <style:style style:name="Table33.1" style:family="table-row">
      <style:table-row-properties fo:keep-together="auto"/>
    </style:style>
    <style:style style:name="Table33.A1" style:family="table-cell">
      <style:table-cell-properties fo:padding="0.199cm" fo:border="0.5pt solid #000000" style:writing-mode="lr-tb"/>
    </style:style>
    <style:style style:name="Table34" style:family="table">
      <style:table-properties style:width="17.759cm" style:rel-width="90%" fo:margin-top="0cm" fo:margin-bottom="0cm" table:align="center" style:writing-mode="lr-tb"/>
    </style:style>
    <style:style style:name="Table34.A" style:family="table-column">
      <style:table-column-properties style:column-width="10.509cm" style:rel-column-width="38783*"/>
    </style:style>
    <style:style style:name="Table34.B" style:family="table-column">
      <style:table-column-properties style:column-width="7.25cm" style:rel-column-width="26751*"/>
    </style:style>
    <style:style style:name="Table34.1" style:family="table-row">
      <style:table-row-properties fo:keep-together="auto"/>
    </style:style>
    <style:style style:name="Table34.A1" style:family="table-cell">
      <style:table-cell-properties fo:padding="0.199cm" fo:border="0.5pt solid #000000" style:writing-mode="lr-tb"/>
    </style:style>
    <style:style style:name="P1" style:family="paragraph" style:parent-style-name="Standard">
      <style:paragraph-properties fo:margin-top="0cm" fo:margin-bottom="0cm" style:contextual-spacing="true">
        <style:tab-stops>
          <style:tab-stop style:position="19.72cm" style:type="right"/>
        </style:tab-stops>
      </style:paragraph-properties>
    </style:style>
    <style:style style:name="P2"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1" fo:font-size="9pt" fo:language="en" fo:country="AU" style:text-underline-style="solid" style:text-underline-width="auto" style:text-underline-color="font-color" style:font-size-asian="9pt" style:font-name-complex="Times New Roman1" style:font-size-complex="9pt"/>
    </style:style>
    <style:style style:name="P3" style:family="paragraph" style:parent-style-name="Standard">
      <style:text-properties style:font-name="Cambria Math1" fo:font-size="14pt" fo:language="en" fo:country="AU" fo:font-weight="bold" style:font-size-asian="14pt" style:font-weight-asian="bold" style:font-name-complex="Times New Roman1" style:font-size-complex="14pt"/>
    </style:style>
    <style:style style:name="P4" style:family="paragraph" style:parent-style-name="Standard" style:list-style-name="">
      <style:paragraph-properties fo:margin-left="0.751cm" fo:margin-top="0cm" fo:margin-bottom="0cm" style:contextual-spacing="true" fo:text-indent="-0.751cm" style:auto-text-indent="false">
        <style:tab-stops>
          <style:tab-stop style:position="19.72cm" style:type="right"/>
        </style:tab-stops>
      </style:paragraph-properties>
    </style:style>
    <style:style style:name="P5"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1" fo:font-size="18pt" style:font-size-asian="18pt" style:font-name-complex="Times New Roman1" style:font-size-complex="18pt"/>
    </style:style>
    <style:style style:name="P6"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1" fo:font-size="9pt" fo:language="en" fo:country="US" style:font-size-asian="9pt" style:font-name-complex="Times New Roman1" style:font-size-complex="9pt"/>
    </style:style>
    <style:style style:name="P7" style:family="paragraph" style:parent-style-name="Standard">
      <style:paragraph-properties fo:margin-left="0.501cm" fo:margin-top="0cm" fo:margin-bottom="0cm" style:contextual-spacing="true">
        <style:tab-stops>
          <style:tab-stop style:position="19.72cm" style:type="right"/>
        </style:tab-stops>
      </style:paragraph-properties>
    </style:style>
    <style:style style:name="P8"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1" fo:font-size="9pt" fo:language="en" fo:country="AU" style:font-size-asian="9pt" style:font-name-complex="Times New Roman1" style:font-size-complex="9pt"/>
    </style:style>
    <style:style style:name="P9"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1" fo:font-size="9pt" fo:language="en" fo:country="AU" style:font-size-asian="9pt" style:font-name-complex="Times New Roman1" style:font-size-complex="9pt"/>
    </style:style>
    <style:style style:name="P10" style:family="paragraph" style:parent-style-name="List_20_Paragraph" style:list-style-name="WWNum6">
      <style:paragraph-properties>
        <style:tab-stops>
          <style:tab-stop style:position="19.72cm" style:type="right"/>
        </style:tab-stops>
      </style:paragraph-properties>
    </style:style>
    <style:style style:name="P11" style:family="paragraph" style:parent-style-name="Standard">
      <style:text-properties style:font-name="Cambria Math1" fo:font-size="9pt" fo:language="en" fo:country="AU" fo:font-weight="bold" style:font-size-asian="9pt" style:font-weight-asian="bold" style:font-name-complex="Times New Roman1" style:font-size-complex="9pt"/>
    </style:style>
    <style:style style:name="P12" style:family="paragraph" style:parent-style-name="Standard">
      <style:paragraph-properties fo:margin-top="0cm" fo:margin-bottom="0cm" style:contextual-spacing="true" fo:break-before="page">
        <style:tab-stops>
          <style:tab-stop style:position="19.72cm" style:type="right"/>
        </style:tab-stops>
      </style:paragraph-properties>
    </style:style>
    <style:style style:name="P13"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c6ec6d"/>
    </style:style>
    <style:style style:name="P14"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fc2db6"/>
    </style:style>
    <style:style style:name="P15"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ambria Math1" fo:font-size="9pt" fo:language="en" fo:country="AU" officeooo:rsid="00fa8e1d" officeooo:paragraph-rsid="00fa8e1d" style:font-size-asian="9pt" style:font-name-complex="Times New Roman1" style:font-size-complex="9pt"/>
    </style:style>
    <style:style style:name="P16" style:family="paragraph" style:parent-style-name="Standard">
      <style:paragraph-properties fo:margin-left="0.501cm">
        <style:tab-stops>
          <style:tab-stop style:position="19.72cm" style:type="right"/>
        </style:tab-stops>
      </style:paragraph-properties>
      <style:text-properties officeooo:paragraph-rsid="010008dc"/>
    </style:style>
    <style:style style:name="P17" style:family="paragraph" style:parent-style-name="Standard">
      <style:paragraph-properties fo:margin-left="0.501cm" fo:margin-top="0cm" fo:margin-bottom="0cm" style:contextual-spacing="true">
        <style:tab-stops>
          <style:tab-stop style:position="19.72cm" style:type="right"/>
        </style:tab-stops>
      </style:paragraph-properties>
      <style:text-properties style:font-name="Courier" fo:font-size="9pt" fo:language="en" fo:country="US" style:font-size-asian="9pt" style:font-name-complex="Times New Roman1" style:font-size-complex="9pt"/>
    </style:style>
    <style:style style:name="P18" style:family="paragraph" style:parent-style-name="Standard">
      <style:paragraph-properties fo:margin-left="0.501cm">
        <style:tab-stops>
          <style:tab-stop style:position="19.72cm" style:type="right"/>
        </style:tab-stops>
      </style:paragraph-properties>
      <style:text-properties officeooo:paragraph-rsid="010cc1b7"/>
    </style:style>
    <style:style style:name="P19" style:family="paragraph" style:parent-style-name="Standard">
      <style:paragraph-properties fo:margin-left="0.501cm">
        <style:tab-stops>
          <style:tab-stop style:position="19.72cm" style:type="right"/>
        </style:tab-stops>
      </style:paragraph-properties>
      <style:text-properties officeooo:paragraph-rsid="0103de41"/>
    </style:style>
    <style:style style:name="P20" style:family="paragraph" style:parent-style-name="Standard">
      <style:paragraph-properties fo:margin-left="0.501cm">
        <style:tab-stops>
          <style:tab-stop style:position="19.72cm" style:type="right"/>
        </style:tab-stops>
      </style:paragraph-properties>
      <style:text-properties style:font-name="Cambria Math1" fo:font-size="9pt" fo:language="en" fo:country="GB" style:font-size-asian="9pt" style:font-name-complex="Times New Roman1" style:font-size-complex="9pt"/>
    </style:style>
    <style:style style:name="P21" style:family="paragraph" style:parent-style-name="Standard">
      <style:text-properties style:font-name="Cambria Math1" fo:font-size="9pt" fo:language="en" fo:country="AU" style:font-size-asian="9pt" style:font-name-complex="Times New Roman1" style:font-size-complex="9pt"/>
    </style:style>
    <style:style style:name="P22"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style>
    <style:style style:name="P23"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0cc2e2"/>
    </style:style>
    <style:style style:name="P24"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1151965"/>
    </style:style>
    <style:style style:name="P25" style:family="paragraph" style:parent-style-name="Standard">
      <style:paragraph-properties fo:margin-left="0.501cm" fo:margin-top="0cm" fo:margin-bottom="0cm" style:contextual-spacing="true">
        <style:tab-stops>
          <style:tab-stop style:position="19.72cm" style:type="right"/>
        </style:tab-stops>
      </style:paragraph-properties>
      <style:text-properties officeooo:paragraph-rsid="00e6bc9f"/>
    </style:style>
    <style:style style:name="P26" style:family="paragraph" style:parent-style-name="Standard">
      <style:paragraph-properties>
        <style:tab-stops>
          <style:tab-stop style:position="19.72cm" style:type="right"/>
        </style:tab-stops>
      </style:paragraph-properties>
      <style:text-properties fo:color="#000000" loext:opacity="100%" style:font-name="Cambria Math1" fo:font-size="9pt" fo:language="en" fo:country="GB" style:font-size-asian="9pt" style:font-name-complex="Tahoma" style:font-size-complex="9pt">
        <loext:char-complex-color loext:theme-type="dark1" loext:color-type="theme"/>
      </style:text-properties>
    </style:style>
    <style:style style:name="P27"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style>
    <style:style style:name="P28"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fo:color="#000000" loext:opacity="100%" style:font-name="Cambria Math1" fo:font-size="9pt" fo:language="en" fo:country="AU" fo:font-weight="bold" style:font-size-asian="9pt" style:font-weight-asian="bold" style:font-name-complex="Tahoma" style:font-size-complex="9pt">
        <loext:char-complex-color loext:theme-type="dark1" loext:color-type="theme"/>
      </style:text-properties>
    </style:style>
    <style:style style:name="P29" style:family="paragraph" style:parent-style-name="Standard" style:list-style-name="">
      <style:paragraph-properties fo:margin-left="0cm" fo:margin-top="0cm" fo:margin-bottom="0cm" style:contextual-spacing="true" fo:text-indent="0.501cm" style:auto-text-indent="false" fo:keep-with-next="always">
        <style:tab-stops>
          <style:tab-stop style:position="19.72cm" style:type="right"/>
        </style:tab-stops>
      </style:paragraph-properties>
      <style:text-properties officeooo:paragraph-rsid="0169e36f"/>
    </style:style>
    <style:style style:name="P30" style:family="paragraph" style:parent-style-name="Standard" style:list-style-name="">
      <style:paragraph-properties fo:margin-left="0cm" fo:margin-top="0cm" fo:margin-bottom="0cm" style:contextual-spacing="true" fo:text-indent="0.501cm" style:auto-text-indent="false">
        <style:tab-stops>
          <style:tab-stop style:position="19.72cm" style:type="right"/>
        </style:tab-stops>
      </style:paragraph-properties>
      <style:text-properties style:font-name="Cambria Math1" fo:font-size="9pt" fo:language="en" fo:country="AU" fo:font-weight="bold" style:font-size-asian="9pt" style:font-weight-asian="bold" style:font-name-complex="Tahoma" style:font-size-complex="9pt"/>
    </style:style>
    <style:style style:name="P31"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32"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33" style:family="paragraph" style:parent-style-name="Standard" style:list-style-name="">
      <style:paragraph-properties fo:margin-left="0cm" fo:margin-top="0cm" fo:margin-bottom="0cm" style:contextual-spacing="true" fo:text-align="start" style:justify-single-word="false" fo:text-indent="0.501cm" style:auto-text-indent="false" fo:keep-with-next="always">
        <style:tab-stops>
          <style:tab-stop style:position="19.72cm" style:type="right"/>
        </style:tab-stops>
      </style:paragraph-properties>
      <style:text-properties fo:font-size="12pt"/>
    </style:style>
    <style:style style:name="P34" style:family="paragraph" style:parent-style-name="Standard">
      <style:paragraph-properties fo:margin-left="0cm" fo:margin-right="0cm" fo:margin-top="0cm" fo:margin-bottom="0cm" style:contextual-spacing="true" fo:text-align="start" style:justify-single-word="false" fo:orphans="2" fo:widows="2" fo:hyphenation-ladder-count="no-limit" fo:hyphenation-keep="auto" loext:hyphenation-keep-type="column" fo:text-indent="0.499cm" style:auto-text-indent="false" style:writing-mode="lr-tb">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35"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style:font-name="Cambria Math" fo:font-size="9pt" fo:language="en" fo:country="US" officeooo:rsid="0169e36f" officeooo:paragraph-rsid="0169e36f" style:letter-kerning="false" style:font-name-asian="Calibri2" style:language-asian="en" style:country-asian="US" style:font-name-complex="Tahoma" style:language-complex="ar" style:country-complex="SA" fo:hyphenate="false" fo:hyphenation-remain-char-count="2" fo:hyphenation-push-char-count="2" loext:hyphenation-no-caps="false" loext:hyphenation-no-last-word="false" loext:hyphenation-word-char-count="5" loext:hyphenation-zone="no-limit"/>
    </style:style>
    <style:style style:name="P36"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style:font-name="Cambria Math1" fo:font-size="9pt" fo:language="en" fo:country="AU" officeooo:rsid="0169e36f" officeooo:paragraph-rsid="0169e36f" style:font-size-asian="9pt" style:font-name-complex="Tahoma" style:font-size-complex="9pt" fo:hyphenate="false" fo:hyphenation-remain-char-count="2" fo:hyphenation-push-char-count="2" loext:hyphenation-no-caps="false" loext:hyphenation-no-last-word="false" loext:hyphenation-word-char-count="5" loext:hyphenation-zone="no-limit"/>
    </style:style>
    <style:style style:name="P37" style:family="paragraph" style:parent-style-name="Standard">
      <style:paragraph-properties fo:margin-top="0cm" fo:margin-bottom="0cm" style:contextual-spacing="true">
        <style:tab-stops>
          <style:tab-stop style:position="19.72cm" style:type="right"/>
        </style:tab-stops>
      </style:paragraph-properties>
      <style:text-properties style:font-name="Cambria Math1" fo:font-size="9pt" fo:language="en" fo:country="AU" fo:font-weight="bold" style:font-size-asian="9pt" style:font-weight-asian="bold" style:font-name-complex="Tahoma" style:font-size-complex="9pt"/>
    </style:style>
    <style:style style:name="P38" style:family="paragraph" style:parent-style-name="Standard" style:list-style-name="">
      <style:paragraph-properties fo:margin-left="0.501cm" fo:margin-top="0cm" fo:margin-bottom="0cm" style:contextual-spacing="true" fo:text-indent="0cm" style:auto-text-indent="false" fo:keep-with-next="always"/>
    </style:style>
    <style:style style:name="P39" style:family="paragraph" style:parent-style-name="List_20_Paragraph" style:list-style-name="WWNum2"/>
    <style:style style:name="P40" style:family="paragraph" style:parent-style-name="List_20_Paragraph" style:list-style-name="WWNum2">
      <style:text-properties officeooo:paragraph-rsid="004c5ffd"/>
    </style:style>
    <style:style style:name="P41" style:family="paragraph" style:parent-style-name="List_20_Paragraph" style:list-style-name="WWNum2">
      <style:paragraph-properties>
        <style:tab-stops>
          <style:tab-stop style:position="19.72cm" style:type="right"/>
        </style:tab-stops>
      </style:paragraph-properties>
    </style:style>
    <style:style style:name="P42" style:family="paragraph" style:parent-style-name="List_20_Paragraph" style:list-style-name="WWNum2">
      <style:text-properties officeooo:paragraph-rsid="01151965"/>
    </style:style>
    <style:style style:name="P43" style:family="paragraph" style:parent-style-name="List_20_Paragraph" style:list-style-name="WWNum2">
      <style:text-properties officeooo:paragraph-rsid="00f6510f"/>
    </style:style>
    <style:style style:name="P44" style:family="paragraph" style:parent-style-name="Standard">
      <style:text-properties style:font-name="Cambria Math" fo:font-size="9pt" officeooo:rsid="003c5367" style:font-size-asian="9pt" style:font-size-complex="9pt"/>
    </style:style>
    <style:style style:name="P45" style:family="paragraph" style:parent-style-name="Standard">
      <style:text-properties style:font-name="Cambria Math" fo:font-size="9pt" officeooo:paragraph-rsid="011ace48" style:font-size-asian="9pt" style:font-size-complex="9pt"/>
    </style:style>
    <style:style style:name="P46" style:family="paragraph" style:parent-style-name="Standard">
      <style:paragraph-properties fo:margin-left="0.63cm"/>
    </style:style>
    <style:style style:name="P47"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fo:text-indent="0.501cm" style:auto-text-indent="false">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48" style:family="paragraph" style:parent-style-name="Standard">
      <style:paragraph-properties fo:margin-left="0.501cm">
        <style:tab-stops>
          <style:tab-stop style:position="19.72cm" style:type="right"/>
        </style:tab-stops>
      </style:paragraph-properties>
      <style:text-properties style:font-name="Cambria Math1" fo:font-size="9pt" fo:language="en" fo:country="AU" style:font-size-asian="9pt" style:font-name-complex="Times New Roman1" style:font-size-complex="9pt"/>
    </style:style>
    <style:style style:name="P49" style:family="paragraph" style:parent-style-name="Standard">
      <style:paragraph-properties fo:margin-left="0.501cm" fo:margin-top="0cm" fo:margin-bottom="0.101cm" style:contextual-spacing="false">
        <style:tab-stops>
          <style:tab-stop style:position="19.72cm" style:type="right"/>
        </style:tab-stops>
      </style:paragraph-properties>
      <style:text-properties style:font-name="Cambria Math1" fo:font-size="9pt" fo:language="en" fo:country="US" style:font-size-asian="9pt" style:font-name-complex="Times New Roman1" style:font-size-complex="9pt"/>
    </style:style>
    <style:style style:name="P50" style:family="paragraph" style:parent-style-name="List_20_Paragraph" style:list-style-name="WWNum7">
      <style:paragraph-properties>
        <style:tab-stops>
          <style:tab-stop style:position="19.72cm" style:type="right"/>
        </style:tab-stops>
      </style:paragraph-properties>
    </style:style>
    <style:style style:name="P51" style:family="paragraph" style:parent-style-name="List_20_Paragraph" style:list-style-name="WWNum7">
      <style:paragraph-properties>
        <style:tab-stops>
          <style:tab-stop style:position="19.72cm" style:type="right"/>
        </style:tab-stops>
      </style:paragraph-properties>
      <style:text-properties officeooo:paragraph-rsid="007520e9"/>
    </style:style>
    <style:style style:name="P52" style:family="paragraph" style:parent-style-name="List_20_Paragraph" style:list-style-name="WWNum7">
      <style:paragraph-properties>
        <style:tab-stops>
          <style:tab-stop style:position="19.72cm" style:type="right"/>
        </style:tab-stops>
      </style:paragraph-properties>
      <style:text-properties officeooo:paragraph-rsid="008b33b5"/>
    </style:style>
    <style:style style:name="P53" style:family="paragraph" style:parent-style-name="Standard">
      <style:text-properties fo:color="#000000" loext:opacity="100%" style:font-name="Cambria Math1" fo:font-size="9pt" fo:language="en" fo:country="AU" fo:font-weight="bold" style:font-size-asian="9pt" style:font-weight-asian="bold" style:font-name-complex="Tahoma" style:font-size-complex="9pt">
        <loext:char-complex-color loext:theme-type="dark1" loext:color-type="theme"/>
      </style:text-properties>
    </style:style>
    <style:style style:name="P54" style:family="paragraph" style:parent-style-name="Standard">
      <style:text-properties fo:color="#000000" loext:opacity="100%" style:font-name="Cambria Math1" fo:font-size="9pt" fo:language="en" fo:country="GB" fo:font-weight="bold" style:font-size-asian="9pt" style:font-weight-asian="bold" style:font-name-complex="Tahoma" style:font-size-complex="9pt">
        <loext:char-complex-color loext:theme-type="dark1" loext:color-type="theme"/>
      </style:text-properties>
    </style:style>
    <style:style style:name="P55" style:family="paragraph" style:parent-style-name="List_20_Paragraph" style:list-style-name="WWNum8"/>
    <style:style style:name="P56" style:family="paragraph" style:parent-style-name="Standard">
      <style:text-properties style:font-name="Cambria Math1" fo:font-size="9pt" fo:language="en" fo:country="AU" style:font-size-asian="9pt" style:font-name-complex="Tahoma" style:font-size-complex="9pt"/>
    </style:style>
    <style:style style:name="P57" style:family="paragraph" style:parent-style-name="Standard" style:list-style-name="" style:master-page-name="">
      <style:paragraph-properties fo:margin-left="0cm" fo:margin-top="0cm" fo:margin-bottom="0cm" style:contextual-spacing="true" fo:text-indent="0cm" style:auto-text-indent="false" style:page-number="auto" fo:break-before="auto" fo:break-after="auto" fo:keep-with-next="always">
        <style:tab-stops>
          <style:tab-stop style:position="19.72cm" style:type="right"/>
        </style:tab-stops>
      </style:paragraph-properties>
      <style:text-properties officeooo:rsid="01789141" officeooo:paragraph-rsid="01789141"/>
    </style:style>
    <style:style style:name="P58" style:family="paragraph" style:parent-style-name="Standard" style:list-style-name="">
      <style:paragraph-properties fo:margin-left="0cm" fo:margin-top="0cm" fo:margin-bottom="0cm" style:contextual-spacing="true" fo:text-indent="0cm" style:auto-text-indent="false"/>
      <style:text-properties fo:color="#000000" loext:opacity="100%" style:font-name="Cambria Math1" fo:font-size="9pt" fo:language="en" fo:country="AU" fo:font-weight="bold" officeooo:paragraph-rsid="01789141" style:font-size-asian="9pt" style:font-weight-asian="bold" style:font-name-complex="Tahoma" style:font-size-complex="9pt">
        <loext:char-complex-color loext:theme-type="dark1" loext:color-type="theme"/>
      </style:text-properties>
    </style:style>
    <style:style style:name="P5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rsid="01789141" officeooo:paragraph-rsid="01789141" fo:hyphenate="false" fo:hyphenation-remain-char-count="2" fo:hyphenation-push-char-count="2" loext:hyphenation-no-caps="false" loext:hyphenation-no-last-word="false" loext:hyphenation-word-char-count="5" loext:hyphenation-zone="no-limit"/>
    </style:style>
    <style:style style:name="P6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a933" loext:opacity="100%" style:font-name="Cambria math" fo:font-size="9pt" officeooo:paragraph-rsid="01789141" style:font-size-asian="9pt" style:font-size-complex="9pt" fo:hyphenate="false" fo:hyphenation-remain-char-count="2" fo:hyphenation-push-char-count="2" loext:hyphenation-no-caps="false" loext:hyphenation-no-last-word="false" loext:hyphenation-word-char-count="5" loext:hyphenation-zone="no-limit"/>
    </style:style>
    <style:style style:name="P61"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1" fo:font-size="9pt" fo:language="en" fo:country="AU" officeooo:paragraph-rsid="01789141" style:font-size-asian="9pt" style:font-name-complex="Tahoma" style:font-size-complex="9pt">
        <loext:char-complex-color loext:theme-type="dark1" loext:color-type="theme"/>
      </style:text-properties>
    </style:style>
    <style:style style:name="P62" style:family="paragraph" style:parent-style-name="Standard" style:list-style-name="">
      <style:paragraph-properties fo:margin-left="0cm" fo:margin-top="0cm" fo:margin-bottom="0cm" style:contextual-spacing="true" fo:text-indent="0cm" style:auto-text-indent="false"/>
      <style:text-properties fo:color="#000000" loext:opacity="100%" style:font-name="Cambria Math1" fo:font-size="9pt" fo:language="en" fo:country="AU" fo:font-weight="bold" style:font-size-asian="9pt" style:font-weight-asian="bold" style:font-name-complex="Tahoma" style:font-size-complex="9pt">
        <loext:char-complex-color loext:theme-type="dark1" loext:color-type="theme"/>
      </style:text-properties>
    </style:style>
    <style:style style:name="P6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fo:hyphenate="false" fo:hyphenation-remain-char-count="2" fo:hyphenation-push-char-count="2" loext:hyphenation-no-caps="false" loext:hyphenation-no-last-word="false" loext:hyphenation-word-char-count="5" loext:hyphenation-zone="no-limit"/>
    </style:style>
    <style:style style:name="P6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65"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1" fo:font-size="9pt" fo:language="en" fo:country="AU" style:font-size-asian="9pt" style:font-name-complex="Tahoma" style:font-size-complex="9pt">
        <loext:char-complex-color loext:theme-type="dark1" loext:color-type="theme"/>
      </style:text-properties>
    </style:style>
    <style:style style:name="P66"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1" fo:font-size="9pt" style:font-size-asian="9pt" style:font-name-complex="Tahoma" style:font-size-complex="9pt">
        <loext:char-complex-color loext:theme-type="dark1" loext:color-type="theme"/>
      </style:text-properties>
    </style:style>
    <style:style style:name="P6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24368a" fo:hyphenate="false" fo:hyphenation-remain-char-count="2" fo:hyphenation-push-char-count="2" loext:hyphenation-no-caps="false" loext:hyphenation-no-last-word="false" loext:hyphenation-word-char-count="5" loext:hyphenation-zone="no-limit"/>
    </style:style>
    <style:style style:name="P68" style:family="paragraph" style:parent-style-name="Standard" style:list-style-name="">
      <style:paragraph-properties fo:margin-left="0.062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6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70"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1" fo:font-size="9pt" fo:language="en" fo:country="US" style:font-size-asian="9pt" style:font-name-complex="Tahoma" style:font-size-complex="9pt">
        <loext:char-complex-color loext:theme-type="dark1" loext:color-type="theme"/>
      </style:text-properties>
    </style:style>
    <style:style style:name="P7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ourier"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72" style:family="paragraph" style:parent-style-name="Standard" style:list-style-name="">
      <style:paragraph-properties fo:margin-left="0cm" fo:margin-top="0cm" fo:margin-bottom="0cm" style:contextual-spacing="true" fo:text-indent="0cm" style:auto-text-indent="false" fo:keep-with-next="always">
        <style:tab-stops>
          <style:tab-stop style:position="19.72cm" style:type="right"/>
        </style:tab-stops>
      </style:paragraph-properties>
      <style:text-properties fo:color="#000000" loext:opacity="100%" style:font-name="Cambria Math1" fo:font-size="9pt" fo:language="en" fo:country="AU" fo:font-weight="bold" style:font-size-asian="9pt" style:font-weight-asian="bold" style:font-name-complex="Tahoma" style:font-size-complex="9pt">
        <loext:char-complex-color loext:theme-type="dark1" loext:color-type="theme"/>
      </style:text-properties>
    </style:style>
    <style:style style:name="P73"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1"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P7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75"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1" fo:font-size="9pt" fo:language="en" fo:country="AU" fo:font-weight="bold" style:font-size-asian="9pt" style:font-weight-asian="bold" style:font-name-complex="Tahoma" style:font-size-complex="9pt">
        <loext:char-complex-color loext:theme-type="dark1" loext:color-type="theme"/>
      </style:text-properties>
    </style:style>
    <style:style style:name="P7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rsid="0052ddc2" officeooo:paragraph-rsid="0052ddc2" fo:hyphenate="false" fo:hyphenation-remain-char-count="2" fo:hyphenation-push-char-count="2" loext:hyphenation-no-caps="false" loext:hyphenation-no-last-word="false" loext:hyphenation-word-char-count="5" loext:hyphenation-zone="no-limit"/>
    </style:style>
    <style:style style:name="P7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style:font-name="Cambria Math1"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7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3fcabb" fo:hyphenate="false" fo:hyphenation-remain-char-count="2" fo:hyphenation-push-char-count="2" loext:hyphenation-no-caps="false" loext:hyphenation-no-last-word="false" loext:hyphenation-word-char-count="5" loext:hyphenation-zone="no-limit"/>
    </style:style>
    <style:style style:name="P79"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1" fo:font-size="9pt" fo:language="en" fo:country="AU" fo:font-weight="bold" style:font-size-asian="9pt" style:font-weight-asian="bold" style:font-name-complex="Tahoma" style:font-size-complex="9pt">
        <loext:char-complex-color loext:theme-type="dark1" loext:color-type="theme"/>
      </style:text-properties>
    </style:style>
    <style:style style:name="P80" style:family="paragraph" style:parent-style-name="Standard" style:list-style-name="">
      <style:paragraph-properties fo:margin-left="0cm" fo:margin-top="0cm" fo:margin-bottom="0cm" style:contextual-spacing="true" fo:text-align="center" style:justify-single-word="false" fo:orphans="2" fo:widows="2" fo:hyphenation-ladder-count="no-limit" fo:hyphenation-keep="auto" loext:hyphenation-keep-type="column" fo:text-indent="0cm" style:auto-text-indent="false"/>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81"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style:font-name="Cambria Math1"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4"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85"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officeooo:paragraph-rsid="009d7376" fo:hyphenate="false" fo:hyphenation-remain-char-count="2" fo:hyphenation-push-char-count="2" loext:hyphenation-no-caps="false" loext:hyphenation-no-last-word="false" loext:hyphenation-word-char-count="5" loext:hyphenation-zone="no-limit"/>
    </style:style>
    <style:style style:name="P86"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ambria Math1"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7"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88"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3.284cm"/>
        </style:tab-stops>
      </style:paragraph-properties>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91"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92"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93" style:family="paragraph" style:parent-style-name="List_20_Paragraph" style:list-style-name="WWNum4">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1" fo:font-size="9pt" fo:language="en" fo:country="US" fo:font-weight="bold" style:font-size-asian="9pt" style:font-weight-asian="bold" style:font-name-complex="Tahoma" style:font-size-complex="9pt">
        <loext:char-complex-color loext:theme-type="dark1" loext:color-type="theme"/>
      </style:text-properties>
    </style:style>
    <style:style style:name="P95" style:family="paragraph" style:parent-style-name="List_20_Paragraph" style:list-style-name="WWNum5">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97"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9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000000" loext:opacity="100%" style:font-name="Cambria Math1" fo:font-size="9pt" fo:language="en" fo:country="AU" style:font-size-asian="9pt" style:font-name-complex="Tahoma" style:font-size-complex="9pt" fo:hyphenate="false" fo:hyphenation-remain-char-count="2" fo:hyphenation-push-char-count="2" loext:hyphenation-no-caps="false" loext:hyphenation-no-last-word="false" loext:hyphenation-word-char-count="5" loext:hyphenation-zone="no-limit">
        <loext:char-complex-color loext:theme-type="dark1" loext:color-type="theme"/>
      </style:text-properties>
    </style:style>
    <style:style style:name="P99"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color="#2e8b57" loext:opacity="100%" style:font-name="Cambria Math1" fo:font-size="9pt" fo:language="en" fo:country="US" style:letter-kerning="false" style:font-name-asian="Calibri2" style:font-size-asian="9pt" style:language-asian="en" style:country-asian="US" style:font-name-complex="Tahoma"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00" style:family="paragraph" style:parent-style-name="Standard" style:list-style-name="">
      <style:paragraph-properties fo:margin-left="0.501cm" fo:margin-top="0cm" fo:margin-bottom="0cm" style:contextual-spacing="true" fo:text-indent="0cm" style:auto-text-indent="false"/>
      <style:text-properties fo:color="#000000" loext:opacity="100%" style:font-name="Cambria Math1"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10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83a7fe" fo:hyphenate="false" fo:hyphenation-remain-char-count="2" fo:hyphenation-push-char-count="2" loext:hyphenation-no-caps="false" loext:hyphenation-no-last-word="false" loext:hyphenation-word-char-count="5" loext:hyphenation-zone="no-limit"/>
    </style:style>
    <style:style style:name="P10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083a7fe"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1" fo:font-size="9pt" fo:language="en" fo:country="AU" fo:font-weight="bold" officeooo:paragraph-rsid="0083a7fe" style:font-size-asian="9pt" style:font-weight-asian="bold" style:font-name-complex="Tahoma" style:font-size-complex="9pt">
        <loext:char-complex-color loext:theme-type="dark1" loext:color-type="theme"/>
      </style:text-properties>
    </style:style>
    <style:style style:name="P104"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1" fo:font-size="9pt" fo:language="en" fo:country="AU" fo:font-weight="bold" officeooo:paragraph-rsid="0078b51e" style:font-size-asian="9pt" style:font-weight-asian="bold" style:font-name-complex="Tahoma" style:font-size-complex="9pt">
        <loext:char-complex-color loext:theme-type="dark1" loext:color-type="theme"/>
      </style:text-properties>
    </style:style>
    <style:style style:name="P10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794fbe"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style:font-name="Cambria Math" fo:font-size="12pt" officeooo:paragraph-rsid="007cbe33"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7cbe33"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color="#2e8b57" loext:opacity="100%" style:font-name="Cambria Math1" fo:font-size="9pt" fo:language="en" fo:country="US" officeooo:paragraph-rsid="0078b51e"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officeooo:paragraph-rsid="0078b51e"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officeooo:paragraph-rsid="0080083e"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officeooo:rsid="00821fa8" officeooo:paragraph-rsid="00821fa8" fo:hyphenate="false" fo:hyphenation-remain-char-count="2" fo:hyphenation-push-char-count="2" loext:hyphenation-no-caps="false" loext:hyphenation-no-last-word="false" loext:hyphenation-word-char-count="5" loext:hyphenation-zone="no-limit"/>
    </style:style>
    <style:style style:name="P112"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hyphenate="false" fo:hyphenation-remain-char-count="2" fo:hyphenation-push-char-count="2" loext:hyphenation-no-caps="false" loext:hyphenation-no-last-word="false" loext:hyphenation-word-char-count="5" loext:hyphenation-zone="no-limit"/>
    </style:style>
    <style:style style:name="P113"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c5ffd"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115" style:family="paragraph" style:parent-style-name="List_20_Paragraph" style:list-style-name="WWNum3">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808d7f"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2e8b57" loext:opacity="100%"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49a2a9" fo:hyphenate="false" fo:hyphenation-remain-char-count="2" fo:hyphenation-push-char-count="2" loext:hyphenation-no-caps="false" loext:hyphenation-no-last-word="false" loext:hyphenation-word-char-count="5" loext:hyphenation-zone="no-limit"/>
    </style:style>
    <style:style style:name="P118"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officeooo:paragraph-rsid="004e1234" fo:hyphenate="false" fo:hyphenation-remain-char-count="2" fo:hyphenation-push-char-count="2" loext:hyphenation-no-caps="false" loext:hyphenation-no-last-word="false" loext:hyphenation-word-char-count="5" loext:hyphenation-zone="no-limit"/>
    </style:style>
    <style:style style:name="P119" style:family="paragraph" style:parent-style-name="List_20_Paragraph" style:list-style-name="WWNum12">
      <style:paragraph-properties fo:margin-top="0cm" fo:margin-bottom="0cm" style:contextual-spacing="true" fo:text-align="start" style:justify-single-word="false" fo:orphans="2" fo:widows="2" fo:hyphenation-ladder-count="no-limit" fo:hyphenation-keep="auto" loext:hyphenation-keep-type="column"/>
      <style:text-properties fo:font-size="9pt" officeooo:paragraph-rsid="004e1234" style:font-size-asian="9pt" style:font-size-complex="9pt"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121" style:family="paragraph" style:parent-style-name="List_20_Paragraph" style:list-style-name="WWNum9">
      <style:paragraph-properties fo:margin-top="0cm" fo:margin-bottom="0cm" style:contextual-spacing="true" fo:text-align="start" style:justify-single-word="false" fo:orphans="2" fo:widows="2" fo:hyphenation-ladder-count="no-limit" fo:hyphenation-keep="auto" loext:hyphenation-keep-type="column">
        <style:tab-stops>
          <style:tab-stop style:position="2.783cm"/>
        </style:tab-stops>
      </style:paragraph-properties>
      <style:text-properties fo:color="#2e8b57" loext:opacity="100%" officeooo:paragraph-rsid="004e1234" fo:hyphenate="false" fo:hyphenation-remain-char-count="2" fo:hyphenation-push-char-count="2" loext:hyphenation-no-caps="false" loext:hyphenation-no-last-word="false" loext:hyphenation-word-char-count="5" loext:hyphenation-zone="no-limit"/>
    </style:style>
    <style:style style:name="P122" style:family="paragraph" style:parent-style-name="Standard">
      <style:paragraph-properties fo:text-align="start" style:justify-single-word="false"/>
      <style:text-properties fo:color="#2e8b57" loext:opacity="100%" fo:font-size="12pt" fo:language="en" fo:country="US" officeooo:paragraph-rsid="0049a2a9"/>
    </style:style>
    <style:style style:name="P123"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4" style:family="paragraph" style:parent-style-name="List_20_Paragraph">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color="#7030a0" loext:opacity="100%" style:font-name="Courier" fo:font-size="9pt" fo:language="en" fo:country="AU"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5" style:family="paragraph" style:parent-style-name="List_20_Paragraph" style:list-style-name="WWNum1">
      <style:paragraph-properties fo:margin-top="0cm" fo:margin-bottom="0cm" style:contextual-spacing="true" fo:text-align="start" style:justify-single-word="false" fo:keep-together="always" fo:orphans="2" fo:widows="2" fo:hyphenation-ladder-count="no-limit" fo:hyphenation-keep="auto" loext:hyphenation-keep-type="column" fo:keep-with-next="always">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6"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7"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paragraph-properties fo:margin-top="0cm" fo:margin-bottom="0cm" style:contextual-spacing="true" fo:text-align="start" style:justify-single-word="false" fo:orphans="2" fo:widows="2" fo:hyphenation-ladder-count="no-limit" fo:hyphenation-keep="auto" loext:hyphenation-keep-type="column">
        <style:tab-stops>
          <style:tab-stop style:position="7.204cm"/>
        </style:tab-stops>
      </style:paragraph-properties>
      <style:text-properties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29" style:family="paragraph" style:parent-style-name="Standard">
      <style:paragraph-properties fo:margin-top="0cm" fo:margin-bottom="0cm" style:contextual-spacing="false" fo:text-align="start" style:justify-single-word="false" fo:orphans="2" fo:widows="2" fo:hyphenation-ladder-count="no-limit" fo:hyphenation-keep="auto" loext:hyphenation-keep-type="column">
        <style:tab-stops>
          <style:tab-stop style:position="19.72cm" style:type="right"/>
        </style:tab-stops>
      </style:paragraph-properties>
      <style:text-properties fo:color="#538135" loext:opacity="100%" style:font-name="Courier" fo:font-size="9pt" fo:language="en" fo:country="AU" style:font-name-asian="MS Mincho" style:font-size-asian="9pt" style:font-name-complex="MS Mincho" style:font-size-complex="9pt" fo:hyphenate="false" fo:hyphenation-remain-char-count="2" fo:hyphenation-push-char-count="2" loext:hyphenation-no-caps="false" loext:hyphenation-no-last-word="false" loext:hyphenation-word-char-count="5" loext:hyphenation-zone="no-limit">
        <loext:char-complex-color loext:theme-type="accent6" loext:color-type="theme">
          <loext:transformation loext:type="shade" loext:value="2509"/>
        </loext:char-complex-color>
      </style:text-properties>
    </style:style>
    <style:style style:name="P130" style:family="paragraph" style:parent-style-name="List_20_Paragraph" style:list-style-name="WWNum1">
      <style:paragraph-properties fo:margin-top="0cm" fo:margin-bottom="0cm" style:contextual-spacing="true" fo:text-align="start" style:justify-single-word="false" fo:orphans="2" fo:widows="2" fo:hyphenation-ladder-count="no-limit" fo:hyphenation-keep="auto" loext:hyphenation-keep-type="column">
        <style:tab-stops>
          <style:tab-stop style:position="19.72cm" style:type="right"/>
        </style:tab-stops>
      </style:paragraph-properties>
      <style:text-properties officeooo:paragraph-rsid="00642ab0" fo:hyphenate="false" fo:hyphenation-remain-char-count="2" fo:hyphenation-push-char-count="2" loext:hyphenation-no-caps="false" loext:hyphenation-no-last-word="false" loext:hyphenation-word-char-count="5" loext:hyphenation-zone="no-limit"/>
    </style:style>
    <style:style style:name="P131"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1"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3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AU"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33"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34"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1" fo:font-size="9pt" fo:language="en" fo:country="US"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3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US"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36"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ext-properties fo:hyphenate="false" fo:hyphenation-remain-char-count="2" fo:hyphenation-push-char-count="2" loext:hyphenation-no-caps="false" loext:hyphenation-no-last-word="false" loext:hyphenation-word-char-count="5" loext:hyphenation-zone="no-limit"/>
    </style:style>
    <style:style style:name="P137" style:family="paragraph" style:parent-style-name="Standard">
      <style:paragraph-properties>
        <style:tab-stops>
          <style:tab-stop style:position="6.251cm"/>
          <style:tab-stop style:position="19.72cm" style:type="right"/>
        </style:tab-stops>
      </style:paragraph-properties>
      <style:text-properties fo:color="#538135" loext:opacity="100%" style:font-name="Cambria Math1"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38" style:family="paragraph" style:parent-style-name="Standard" style:list-style-name="">
      <style:paragraph-properties fo:margin-left="0.034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2.783cm"/>
        </style:tab-stops>
      </style:paragraph-properties>
      <style:text-properties fo:color="#2e8b57" loext:opacity="100%" fo:font-size="12pt" officeooo:paragraph-rsid="01613ccb" fo:hyphenate="false" fo:hyphenation-remain-char-count="2" fo:hyphenation-push-char-count="2" loext:hyphenation-no-caps="false" loext:hyphenation-no-last-word="false" loext:hyphenation-word-char-count="5" loext:hyphenation-zone="no-limit"/>
    </style:style>
    <style:style style:name="P139"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1"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P140"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officeooo:paragraph-rsid="01496f9d" fo:hyphenate="false" fo:hyphenation-remain-char-count="2" fo:hyphenation-push-char-count="2" loext:hyphenation-no-caps="false" loext:hyphenation-no-last-word="false" loext:hyphenation-word-char-count="5" loext:hyphenation-zone="no-limit"/>
    </style:style>
    <style:style style:name="P141" style:family="paragraph" style:parent-style-name="Standard" style:list-style-name="">
      <style:paragraph-properties fo:margin-left="1.783cm" fo:margin-top="0cm" fo:margin-bottom="0cm" style:contextual-spacing="true" fo:text-align="start" style:justify-single-word="false" fo:orphans="2" fo:widows="2" fo:hyphenation-ladder-count="no-limit" fo:hyphenation-keep="auto" loext:hyphenation-keep-type="column" fo:text-indent="-1.75cm" style:auto-text-indent="false"/>
      <style:text-properties fo:font-size="12pt" officeooo:paragraph-rsid="01496f9d" fo:hyphenate="false" fo:hyphenation-remain-char-count="2" fo:hyphenation-push-char-count="2" loext:hyphenation-no-caps="false" loext:hyphenation-no-last-word="false" loext:hyphenation-word-char-count="5" loext:hyphenation-zone="no-limit"/>
    </style:style>
    <style:style style:name="P142"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43"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fo:hyphenate="false" fo:hyphenation-remain-char-count="2" fo:hyphenation-push-char-count="2" loext:hyphenation-no-caps="false" loext:hyphenation-no-last-word="false" loext:hyphenation-word-char-count="5" loext:hyphenation-zone="no-limit"/>
    </style:style>
    <style:style style:name="P144" style:family="paragraph" style:parent-style-name="Standard" style:list-style-name="">
      <style:paragraph-properties fo:margin-left="1.783cm" fo:margin-top="0cm" fo:margin-bottom="0cm" style:contextual-spacing="true" fo:text-align="start" style:justify-single-word="false" fo:keep-together="always" fo:orphans="2" fo:widows="2" fo:hyphenation-ladder-count="no-limit" fo:hyphenation-keep="auto" loext:hyphenation-keep-type="column" fo:text-indent="-1.75cm" style:auto-text-indent="false" fo:keep-with-next="always"/>
      <style:text-properties fo:font-size="12pt" officeooo:paragraph-rsid="01590986" fo:hyphenate="false" fo:hyphenation-remain-char-count="2" fo:hyphenation-push-char-count="2" loext:hyphenation-no-caps="false" loext:hyphenation-no-last-word="false" loext:hyphenation-word-char-count="5" loext:hyphenation-zone="no-limit"/>
    </style:style>
    <style:style style:name="P145" style:family="paragraph" style:parent-style-name="Standard" style:list-style-name="">
      <style:paragraph-properties fo:margin-left="1.783cm" fo:margin-top="0cm" fo:margin-bottom="0cm" style:contextual-spacing="true" fo:text-align="start" style:justify-single-word="false" fo:orphans="2" fo:widows="2" fo:hyphenation-ladder-count="no-limit" fo:hyphenation-keep="auto" loext:hyphenation-keep-type="column" fo:text-indent="-1.75cm" style:auto-text-indent="false"/>
      <style:text-properties fo:font-size="12pt" officeooo:paragraph-rsid="01590986" fo:hyphenate="false" fo:hyphenation-remain-char-count="2" fo:hyphenation-push-char-count="2" loext:hyphenation-no-caps="false" loext:hyphenation-no-last-word="false" loext:hyphenation-word-char-count="5" loext:hyphenation-zone="no-limit"/>
    </style:style>
    <style:style style:name="P14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5184dd" fo:hyphenate="false" fo:hyphenation-remain-char-count="2" fo:hyphenation-push-char-count="2" loext:hyphenation-no-caps="false" loext:hyphenation-no-last-word="false" loext:hyphenation-word-char-count="5" loext:hyphenation-zone="no-limit"/>
    </style:style>
    <style:style style:name="P147"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ext-properties officeooo:rsid="01533926" officeooo:paragraph-rsid="01533926" fo:hyphenate="false" fo:hyphenation-remain-char-count="2" fo:hyphenation-push-char-count="2" loext:hyphenation-no-caps="false" loext:hyphenation-no-last-word="false" loext:hyphenation-word-char-count="5" loext:hyphenation-zone="no-limit"/>
    </style:style>
    <style:style style:name="P148"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rsid="01533926" officeooo:paragraph-rsid="01533926" fo:hyphenate="false" fo:hyphenation-remain-char-count="2" fo:hyphenation-push-char-count="2" loext:hyphenation-no-caps="false" loext:hyphenation-no-last-word="false" loext:hyphenation-word-char-count="5" loext:hyphenation-zone="no-limit"/>
    </style:style>
    <style:style style:name="P14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officeooo:paragraph-rsid="01533926" fo:hyphenate="false" fo:hyphenation-remain-char-count="2" fo:hyphenation-push-char-count="2" loext:hyphenation-no-caps="false" loext:hyphenation-no-last-word="false" loext:hyphenation-word-char-count="5" loext:hyphenation-zone="no-limit"/>
    </style:style>
    <style:style style:name="P15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US" officeooo:paragraph-rsid="003e90c9" style:font-size-asian="9pt" style:font-size-complex="9pt" fo:hyphenate="false" fo:hyphenation-remain-char-count="2" fo:hyphenation-push-char-count="2" loext:hyphenation-no-caps="false" loext:hyphenation-no-last-word="false" loext:hyphenation-word-char-count="5" loext:hyphenation-zone="no-limit"/>
    </style:style>
    <style:style style:name="P15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style:font-name="Cambria Math" fo:font-size="12pt" officeooo:paragraph-rsid="015b739c" fo:hyphenate="false" fo:hyphenation-remain-char-count="2" fo:hyphenation-push-char-count="2" loext:hyphenation-no-caps="false" loext:hyphenation-no-last-word="false" loext:hyphenation-word-char-count="5" loext:hyphenation-zone="no-limit"/>
    </style:style>
    <style:style style:name="P15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03e90c9" fo:hyphenate="false" fo:hyphenation-remain-char-count="2" fo:hyphenation-push-char-count="2" loext:hyphenation-no-caps="false" loext:hyphenation-no-last-word="false" loext:hyphenation-word-char-count="5" loext:hyphenation-zone="no-limit"/>
    </style:style>
    <style:style style:name="P15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2477cc" fo:hyphenate="false" fo:hyphenation-remain-char-count="2" fo:hyphenation-push-char-count="2" loext:hyphenation-no-caps="false" loext:hyphenation-no-last-word="false" loext:hyphenation-word-char-count="5" loext:hyphenation-zone="no-limit"/>
    </style:style>
    <style:style style:name="P15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officeooo:paragraph-rsid="015814d3" fo:hyphenate="false" fo:hyphenation-remain-char-count="2" fo:hyphenation-push-char-count="2" loext:hyphenation-no-caps="false" loext:hyphenation-no-last-word="false" loext:hyphenation-word-char-count="5" loext:hyphenation-zone="no-limit"/>
    </style:style>
    <style:style style:name="P155" style:family="paragraph" style:parent-style-name="Standard" style:list-style-name="">
      <style:paragraph-properties fo:margin-left="0cm" fo:margin-top="0cm" fo:margin-bottom="0cm" style:contextual-spacing="true" fo:text-align="end" style:justify-single-word="false" fo:orphans="2" fo:widows="2" fo:hyphenation-ladder-count="no-limit" fo:hyphenation-keep="auto" loext:hyphenation-keep-type="column" fo:text-indent="0cm" style:auto-text-indent="false"/>
      <style:text-properties fo:font-size="12pt" officeooo:rsid="014ffdd8" officeooo:paragraph-rsid="014ffdd8" fo:hyphenate="false" fo:hyphenation-remain-char-count="2" fo:hyphenation-push-char-count="2" loext:hyphenation-no-caps="false" loext:hyphenation-no-last-word="false" loext:hyphenation-word-char-count="5" loext:hyphenation-zone="no-limit"/>
    </style:style>
    <style:style style:name="P15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57"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58"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color="#2e8b57" loext:opacity="100%" fo:font-size="12pt" officeooo:paragraph-rsid="014ca8d1" fo:hyphenate="false" fo:hyphenation-remain-char-count="2" fo:hyphenation-push-char-count="2" loext:hyphenation-no-caps="false" loext:hyphenation-no-last-word="false" loext:hyphenation-word-char-count="5" loext:hyphenation-zone="no-limit"/>
    </style:style>
    <style:style style:name="P15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ab-stops>
          <style:tab-stop style:position="6.784cm" style:type="right"/>
          <style:tab-stop style:position="7.034cm"/>
        </style:tab-stops>
      </style:paragraph-properties>
      <style:text-properties fo:color="#2e8b57" loext:opacity="100%" fo:font-size="12pt" fo:hyphenate="false" fo:hyphenation-remain-char-count="2" fo:hyphenation-push-char-count="2" loext:hyphenation-no-caps="false" loext:hyphenation-no-last-word="false" loext:hyphenation-word-char-count="5" loext:hyphenation-zone="no-limit"/>
    </style:style>
    <style:style style:name="P160" style:family="paragraph" style:parent-style-name="Standard" style:list-style-name="">
      <style:paragraph-properties fo:margin-left="0cm" fo:margin-top="0cm" fo:margin-bottom="0cm" style:contextual-spacing="true" fo:text-align="start" style:justify-single-word="false" fo:keep-together="always" fo:orphans="2" fo:widows="2" fo:hyphenation-ladder-count="no-limit" fo:hyphenation-keep="auto" loext:hyphenation-keep-type="column" fo:text-indent="0cm" style:auto-text-indent="false" fo:keep-with-next="always">
        <style:tab-stops>
          <style:tab-stop style:position="6.784cm" style:type="right"/>
          <style:tab-stop style:position="7.034cm"/>
        </style:tab-stops>
      </style:paragraph-properties>
      <style:text-properties fo:font-size="12pt" fo:hyphenate="false" fo:hyphenation-remain-char-count="2" fo:hyphenation-push-char-count="2" loext:hyphenation-no-caps="false" loext:hyphenation-no-last-word="false" loext:hyphenation-word-char-count="5" loext:hyphenation-zone="no-limit"/>
    </style:style>
    <style:style style:name="P161" style:family="paragraph" style:parent-style-name="Standard" style:list-style-name="">
      <style:paragraph-properties fo:margin-left="0cm" fo:margin-top="0cm" fo:margin-bottom="0cm" style:contextual-spacing="true" fo:text-indent="0cm" style:auto-text-indent="false" fo:break-before="page" fo:keep-with-next="always">
        <style:tab-stops>
          <style:tab-stop style:position="19.72cm" style:type="right"/>
        </style:tab-stops>
      </style:paragraph-properties>
      <style:text-properties officeooo:rsid="0169e36f" officeooo:paragraph-rsid="016f1e26"/>
    </style:style>
    <style:style style:name="P162" style:family="paragraph" style:parent-style-name="Standard">
      <style:paragraph-properties fo:text-indent="0.25cm" style:auto-text-indent="false">
        <style:tab-stops>
          <style:tab-stop style:position="6.251cm"/>
          <style:tab-stop style:position="19.72cm" style:type="right"/>
        </style:tab-stops>
      </style:paragraph-properties>
      <style:text-properties fo:color="#538135" loext:opacity="100%" style:font-name="Cambria Math1" fo:font-size="9pt" fo:language="en" fo:country="AU" officeooo:paragraph-rsid="016f1e26"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P163"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font-size="12pt" officeooo:paragraph-rsid="016f1e26" fo:hyphenate="false" fo:hyphenation-remain-char-count="2" fo:hyphenation-push-char-count="2" loext:hyphenation-no-caps="false" loext:hyphenation-no-last-word="false" loext:hyphenation-word-char-count="5" loext:hyphenation-zone="no-limit"/>
    </style:style>
    <style:style style:name="P164"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AU" officeooo:rsid="01718180" officeooo:paragraph-rsid="01718180"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65"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ourier" fo:font-size="9pt" fo:language="en" fo:country="AU" officeooo:rsid="01718180" officeooo:paragraph-rsid="01718180"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66"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9pt" fo:language="en" fo:country="AU" officeooo:rsid="0170352b" officeooo:paragraph-rsid="0170352b"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67" style:family="paragraph" style:parent-style-name="Standard" style:list-style-name="">
      <style:paragraph-properties fo:margin-left="0.035cm" fo:margin-top="0cm" fo:margin-bottom="0cm" style:contextual-spacing="true" fo:text-align="start" style:justify-single-word="false" fo:orphans="2" fo:widows="2" fo:hyphenation-ladder-count="no-limit" fo:hyphenation-keep="auto" loext:hyphenation-keep-type="column" fo:text-indent="-0.002cm" style:auto-text-indent="false">
        <style:tab-stops>
          <style:tab-stop style:position="2.783cm"/>
        </style:tab-stops>
      </style:paragraph-properties>
      <style:text-properties fo:color="#2e8b57" loext:opacity="100%" style:font-name="Cambria Math1" fo:font-size="9pt" fo:language="en" fo:country="US" officeooo:paragraph-rsid="016f1e26" style:letter-kerning="false" style:font-name-asian="MS Mincho" style:font-size-asian="9pt" style:language-asian="en" style:country-asian="US" style:font-name-complex="Times New Roman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68"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officeooo:paragraph-rsid="016f1e26" fo:hyphenate="false" fo:hyphenation-remain-char-count="2" fo:hyphenation-push-char-count="2" loext:hyphenation-no-caps="false" loext:hyphenation-no-last-word="false" loext:hyphenation-word-char-count="5" loext:hyphenation-zone="no-limit"/>
    </style:style>
    <style:style style:name="P169"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12pt" officeooo:paragraph-rsid="01718180" fo:hyphenate="false" fo:hyphenation-remain-char-count="2" fo:hyphenation-push-char-count="2" loext:hyphenation-no-caps="false" loext:hyphenation-no-last-word="false" loext:hyphenation-word-char-count="5" loext:hyphenation-zone="no-limit"/>
    </style:style>
    <style:style style:name="P170"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ambria Math" fo:font-size="9pt" fo:language="en" fo:country="AU" officeooo:rsid="01718180" officeooo:paragraph-rsid="0173237c"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71"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7030a0" loext:opacity="100%" style:font-name="Courier" fo:font-size="9pt" fo:language="en" fo:country="AU" officeooo:rsid="01718180" officeooo:paragraph-rsid="0173237c" style:font-name-asian="MS Mincho" style:font-size-asian="9pt" style:font-name-complex="Times New Roman1" style:font-size-complex="9pt" fo:hyphenate="false" fo:hyphenation-remain-char-count="2" fo:hyphenation-push-char-count="2" loext:hyphenation-no-caps="false" loext:hyphenation-no-last-word="false" loext:hyphenation-word-char-count="5" loext:hyphenation-zone="no-limit"/>
    </style:style>
    <style:style style:name="P172" style:family="paragraph" style:parent-style-name="Standard" style:list-style-name="">
      <style:paragraph-properties fo:margin-left="0cm" fo:margin-top="0cm" fo:margin-bottom="0cm" style:contextual-spacing="true" fo:text-align="start" style:justify-single-word="false" fo:orphans="2" fo:widows="2" fo:hyphenation-ladder-count="no-limit" fo:hyphenation-keep="auto" loext:hyphenation-keep-type="column" fo:text-indent="0cm" style:auto-text-indent="false"/>
      <style:text-properties fo:color="#ff0000" loext:opacity="100%" style:font-name="Courier" fo:font-size="8pt" fo:language="en" fo:country="AU" officeooo:rsid="016ee086" officeooo:paragraph-rsid="016f1e26" style:font-name-asian="MS Mincho" style:font-size-asian="8pt" style:font-name-complex="Times New Roman1" style:font-size-complex="8pt" fo:hyphenate="false" fo:hyphenation-remain-char-count="2" fo:hyphenation-push-char-count="2" loext:hyphenation-no-caps="false" loext:hyphenation-no-last-word="false" loext:hyphenation-word-char-count="5" loext:hyphenation-zone="no-limit"/>
    </style:style>
    <style:style style:name="P173" style:family="paragraph" style:parent-style-name="Standard" style:list-style-name="">
      <style:paragraph-properties fo:margin-left="0.034cm" fo:margin-top="0cm" fo:margin-bottom="0cm" style:contextual-spacing="true" fo:text-align="justify" style:justify-single-word="false" fo:orphans="2" fo:widows="2" fo:hyphenation-ladder-count="no-limit" fo:hyphenation-keep="auto" loext:hyphenation-keep-type="column" fo:text-indent="0cm" style:auto-text-indent="false">
        <style:tab-stops>
          <style:tab-stop style:position="17.286cm" style:type="right"/>
        </style:tab-stops>
      </style:paragraph-properties>
      <style:text-properties fo:font-size="12pt" officeooo:paragraph-rsid="016f72cb" fo:hyphenate="false" fo:hyphenation-remain-char-count="2" fo:hyphenation-push-char-count="2" loext:hyphenation-no-caps="false" loext:hyphenation-no-last-word="false" loext:hyphenation-word-char-count="5" loext:hyphenation-zone="no-limit"/>
    </style:style>
    <style:style style:name="P174" style:family="paragraph" style:parent-style-name="Standard" style:list-style-name="">
      <style:paragraph-properties fo:margin-left="0cm" fo:margin-top="0cm" fo:margin-bottom="0cm" style:contextual-spacing="true" fo:text-indent="0cm" style:auto-text-indent="false">
        <style:tab-stops>
          <style:tab-stop style:position="19.72cm" style:type="right"/>
        </style:tab-stops>
      </style:paragraph-properties>
      <style:text-properties fo:color="#000000" loext:opacity="100%" style:font-name="Cambria Math1" fo:font-size="9pt" fo:language="en" fo:country="US" fo:font-weight="bold" officeooo:paragraph-rsid="016f1e26" style:font-size-asian="9pt" style:font-weight-asian="bold" style:font-name-complex="Tahoma" style:font-size-complex="9pt">
        <loext:char-complex-color loext:theme-type="dark1" loext:color-type="theme"/>
      </style:text-properties>
    </style:style>
    <style:style style:name="T1" style:family="text">
      <style:text-properties style:font-name="Cambria Math1" fo:font-size="18pt" fo:language="en" fo:country="AU" style:text-underline-style="solid" style:text-underline-width="auto" style:text-underline-color="font-color" style:font-size-asian="18pt" style:font-name-complex="Tahoma" style:font-size-complex="18pt"/>
    </style:style>
    <style:style style:name="T2" style:family="text">
      <style:text-properties style:font-name="Cambria Math1" fo:font-size="18pt" fo:language="en" fo:country="US" style:text-underline-style="solid" style:text-underline-width="auto" style:text-underline-color="font-color" style:font-size-asian="18pt" style:font-name-complex="Tahoma" style:font-size-complex="18pt"/>
    </style:style>
    <style:style style:name="T3" style:family="text">
      <style:text-properties style:font-name="Cambria Math1" fo:font-size="9pt" fo:language="en" fo:country="AU" style:text-underline-style="solid" style:text-underline-width="auto" style:text-underline-color="font-color" style:font-size-asian="9pt" style:font-name-complex="Times New Roman1" style:font-size-complex="9pt"/>
    </style:style>
    <style:style style:name="T4" style:family="text">
      <style:text-properties style:font-name="Cambria Math1" fo:font-size="14pt" fo:language="en" fo:country="AU" style:font-size-asian="14pt" style:font-name-complex="Times New Roman1" style:font-size-complex="14pt"/>
    </style:style>
    <style:style style:name="T5" style:family="text">
      <style:text-properties style:font-name="Courier" fo:font-size="14pt" fo:language="en" fo:country="US" style:font-size-asian="14pt" style:font-name-complex="Times New Roman1" style:font-size-complex="14pt"/>
    </style:style>
    <style:style style:name="T6" style:family="text">
      <style:text-properties style:font-name="Cambria Math1" fo:font-size="14pt" fo:language="en" fo:country="US" style:font-size-asian="14pt" style:font-name-complex="Times New Roman1" style:font-size-complex="14pt"/>
    </style:style>
    <style:style style:name="T7" style:family="text">
      <style:text-properties style:font-name="Cambria Math1" fo:language="en" fo:country="US" style:font-name-complex="Times New Roman1"/>
    </style:style>
    <style:style style:name="T8" style:family="text">
      <style:text-properties style:font-name="Cambria Math1" fo:font-size="14pt" fo:language="en" fo:country="AU" fo:font-weight="bold" style:font-size-asian="14pt" style:font-weight-asian="bold" style:font-name-complex="Times New Roman1" style:font-size-complex="14pt"/>
    </style:style>
    <style:style style:name="T9" style:family="text">
      <style:text-properties style:font-name="Cambria Math1" fo:language="en" fo:country="US" fo:font-weight="bold" style:font-weight-asian="bold" style:font-name-complex="Times New Roman1"/>
    </style:style>
    <style:style style:name="T10" style:family="text">
      <style:text-properties style:font-name="Cambria Math1" fo:font-weight="bold" style:font-weight-asian="bold" style:font-name-complex="Times New Roman1"/>
    </style:style>
    <style:style style:name="T11" style:family="text">
      <style:text-properties style:font-name="Cambria Math1" fo:language="en" fo:country="US" fo:font-weight="normal" style:font-weight-asian="normal" style:font-name-complex="Times New Roman1" style:font-weight-complex="normal"/>
    </style:style>
    <style:style style:name="T12" style:family="text">
      <style:text-properties style:font-name="Cambria Math1" fo:language="en" fo:country="US" fo:font-weight="normal" officeooo:rsid="002d82ba" style:font-weight-asian="normal" style:font-name-complex="Times New Roman1" style:font-weight-complex="normal"/>
    </style:style>
    <style:style style:name="T13" style:family="text">
      <style:text-properties style:font-name="Cambria Math1" fo:font-size="18pt" style:font-size-asian="18pt" style:font-name-complex="Times New Roman1" style:font-size-complex="18pt"/>
    </style:style>
    <style:style style:name="T14" style:family="text">
      <style:text-properties style:font-name="Cambria Math1" fo:font-size="9pt" fo:language="en" fo:country="US" fo:font-weight="bold" style:font-size-asian="9pt" style:font-weight-asian="bold" style:font-name-complex="Times New Roman1" style:font-size-complex="9pt"/>
    </style:style>
    <style:style style:name="T15" style:family="text">
      <style:text-properties style:font-name="Cambria Math1" fo:font-size="9pt" fo:language="en" fo:country="US" style:font-size-asian="9pt" style:font-name-complex="Times New Roman1" style:font-size-complex="9pt"/>
    </style:style>
    <style:style style:name="T16" style:family="text">
      <style:text-properties style:font-name="Cambria Math1" fo:font-size="9pt" fo:language="en" fo:country="AU" style:font-size-asian="9pt" style:font-name-complex="Times New Roman1" style:font-size-complex="9pt"/>
    </style:style>
    <style:style style:name="T17" style:family="text">
      <style:text-properties style:font-name="Cambria Math1" fo:font-size="9pt" fo:language="en" fo:country="AU" fo:font-weight="bold" style:font-size-asian="9pt" style:font-weight-asian="bold" style:font-name-complex="Times New Roman1" style:font-size-complex="9pt"/>
    </style:style>
    <style:style style:name="T18" style:family="text">
      <style:text-properties fo:font-family="Times" style:font-pitch="variable" fo:font-size="9pt" fo:language="en" fo:country="US" fo:font-weight="bold" style:font-size-asian="9pt" style:font-weight-asian="bold" style:font-family-complex="Times" style:font-family-generic-complex="system" style:font-pitch-complex="variable" style:font-size-complex="9pt" style:font-weight-complex="bold"/>
    </style:style>
    <style:style style:name="T19" style:family="text">
      <style:text-properties style:font-name="Courier" fo:font-size="9pt" fo:language="en" fo:country="US" style:font-size-asian="9pt" style:font-name-complex="Times New Roman1" style:font-size-complex="9pt"/>
    </style:style>
    <style:style style:name="T20" style:family="text">
      <style:text-properties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1" style:family="text">
      <style:text-properties style:font-name="Cambria Math1" fo:font-size="9pt" fo:language="en" fo:country="US" officeooo:rsid="00ab7ba0" style:font-size-asian="9pt" style:font-name-complex="Times New Roman1" style:font-size-complex="9pt"/>
    </style:style>
    <style:style style:name="T22" style:family="text">
      <style:text-properties style:font-name="Cambria Math1" fo:font-size="9pt" fo:language="en" fo:country="US" officeooo:rsid="00acb3d4" style:font-size-asian="9pt" style:font-name-complex="Times New Roman1" style:font-size-complex="9pt"/>
    </style:style>
    <style:style style:name="T23" style:family="text">
      <style:text-properties style:font-name="Cambria Math1" fo:font-size="9pt" fo:language="en" fo:country="US" officeooo:rsid="00ae5c4d" style:font-size-asian="9pt" style:font-name-complex="Times New Roman1" style:font-size-complex="9pt"/>
    </style:style>
    <style:style style:name="T24" style:family="text">
      <style:text-properties style:font-name="Cambria Math1" fo:font-size="9pt" fo:language="en" fo:country="US" officeooo:rsid="00b63a81" style:font-size-asian="9pt" style:font-name-complex="Times New Roman1" style:font-size-complex="9pt"/>
    </style:style>
    <style:style style:name="T25" style:family="text">
      <style:text-properties style:font-name="Cambria Math1" fo:font-size="9pt" fo:language="en" fo:country="US" officeooo:rsid="00b23c5e" style:font-size-asian="9pt" style:font-name-complex="Times New Roman1" style:font-size-complex="9pt"/>
    </style:style>
    <style:style style:name="T26" style:family="text">
      <style:text-properties style:font-name="Cambria Math1" fo:font-size="9pt" fo:language="en" fo:country="US" officeooo:rsid="00bc2436" style:font-size-asian="9pt" style:font-name-complex="Times New Roman1" style:font-size-complex="9pt"/>
    </style:style>
    <style:style style:name="T27" style:family="text">
      <style:text-properties style:font-name="Cambria Math1" fo:font-size="9pt" fo:language="en" fo:country="US" officeooo:rsid="00b3ff7f" style:font-size-asian="9pt" style:font-name-complex="Times New Roman1" style:font-size-complex="9pt"/>
    </style:style>
    <style:style style:name="T28" style:family="text">
      <style:text-properties style:font-name="Cambria Math1" fo:font-size="9pt" fo:language="en" fo:country="US" officeooo:rsid="00bc311f" style:font-size-asian="9pt" style:font-name-complex="Times New Roman1" style:font-size-complex="9pt"/>
    </style:style>
    <style:style style:name="T29" style:family="text">
      <style:text-properties style:font-name="Cambria Math1" fo:font-size="9pt" fo:language="en" fo:country="US" officeooo:rsid="00beba83" style:font-size-asian="9pt" style:font-name-complex="Times New Roman1" style:font-size-complex="9pt"/>
    </style:style>
    <style:style style:name="T30" style:family="text">
      <style:text-properties style:font-name="Cambria Math1" fo:font-size="9pt" fo:language="en" fo:country="US" officeooo:rsid="00bc13aa" style:font-size-asian="9pt" style:font-name-complex="Times New Roman1" style:font-size-complex="9pt"/>
    </style:style>
    <style:style style:name="T31" style:family="text">
      <style:text-properties style:font-name="Cambria Math1" fo:font-size="9pt" fo:language="en" fo:country="US" officeooo:rsid="00b822fa" style:font-size-asian="9pt" style:font-name-complex="Times New Roman1" style:font-size-complex="9pt"/>
    </style:style>
    <style:style style:name="T32" style:family="text">
      <style:text-properties style:font-name="Cambria Math1" fo:font-size="9pt" fo:language="en" fo:country="US" officeooo:rsid="00bcf402" style:font-size-asian="9pt" style:font-name-complex="Times New Roman1" style:font-size-complex="9pt"/>
    </style:style>
    <style:style style:name="T33" style:family="text">
      <style:text-properties style:font-name="Cambria Math1" fo:font-size="9pt" fo:language="en" fo:country="US" officeooo:rsid="00b6cd80" style:font-size-asian="9pt" style:font-name-complex="Times New Roman1" style:font-size-complex="9pt"/>
    </style:style>
    <style:style style:name="T34" style:family="text">
      <style:text-properties style:font-name="Cambria Math1" fo:font-size="9pt" fo:language="en" fo:country="US" officeooo:rsid="00b45229" style:font-size-asian="9pt" style:font-name-complex="Times New Roman1" style:font-size-complex="9pt"/>
    </style:style>
    <style:style style:name="T35" style:family="text">
      <style:text-properties style:font-name="Cambria Math1" fo:font-size="9pt" fo:language="en" fo:country="US" officeooo:rsid="00aec1ec" style:font-size-asian="9pt" style:font-name-complex="Times New Roman1" style:font-size-complex="9pt"/>
    </style:style>
    <style:style style:name="T36" style:family="text">
      <style:text-properties style:font-name="Cambria Math1" fo:font-size="9pt" fo:language="en" fo:country="US" officeooo:rsid="00ba5f55" style:font-size-asian="9pt" style:font-name-complex="Times New Roman1" style:font-size-complex="9pt"/>
    </style:style>
    <style:style style:name="T37" style:family="text">
      <style:text-properties style:font-name="Cambria Math1" fo:font-size="9pt" fo:language="en" fo:country="US" officeooo:rsid="00b85f42" style:font-size-asian="9pt" style:font-name-complex="Times New Roman1" style:font-size-complex="9pt"/>
    </style:style>
    <style:style style:name="T38" style:family="text">
      <style:text-properties style:font-name="Cambria Math1" fo:font-size="9pt" fo:language="en" fo:country="US" officeooo:rsid="00b11333" style:font-size-asian="9pt" style:font-name-complex="Times New Roman1" style:font-size-complex="9pt"/>
    </style:style>
    <style:style style:name="T39" style:family="text">
      <style:text-properties style:font-name="Cambria Math1" fo:font-size="9pt" fo:language="en" fo:country="US" officeooo:rsid="00c0a379" style:font-size-asian="9pt" style:font-name-complex="Times New Roman1" style:font-size-complex="9pt"/>
    </style:style>
    <style:style style:name="T40" style:family="text">
      <style:text-properties style:font-name="Cambria Math1" fo:font-size="9pt" fo:language="en" fo:country="US" officeooo:rsid="00b057bc" style:font-size-asian="9pt" style:font-name-complex="Times New Roman1" style:font-size-complex="9pt"/>
    </style:style>
    <style:style style:name="T41" style:family="text">
      <style:text-properties style:font-name="Cambria Math1" fo:font-size="9pt" fo:language="en" fo:country="US" officeooo:rsid="00c0aec1" style:font-size-asian="9pt" style:font-name-complex="Times New Roman1" style:font-size-complex="9pt"/>
    </style:style>
    <style:style style:name="T42" style:family="text">
      <style:text-properties style:font-name="Cambria Math1" fo:font-size="9pt" fo:language="en" fo:country="US" officeooo:rsid="00c22488" style:font-size-asian="9pt" style:font-name-complex="Times New Roman1" style:font-size-complex="9pt"/>
    </style:style>
    <style:style style:name="T43" style:family="text">
      <style:text-properties style:font-name="Cambria Math1" fo:font-size="9pt" fo:language="en" fo:country="US" officeooo:rsid="00c360ef" style:font-size-asian="9pt" style:font-name-complex="Times New Roman1" style:font-size-complex="9pt"/>
    </style:style>
    <style:style style:name="T44" style:family="text">
      <style:text-properties style:font-name="Cambria Math1" fo:font-size="9pt" fo:language="en" fo:country="US" officeooo:rsid="00c5ff16" style:font-size-asian="9pt" style:font-name-complex="Times New Roman1" style:font-size-complex="9pt"/>
    </style:style>
    <style:style style:name="T45" style:family="text">
      <style:text-properties style:font-name="Cambria Math1" fo:font-size="9pt" fo:language="en" fo:country="US" officeooo:rsid="00c6ec6d" style:font-size-asian="9pt" style:font-name-complex="Times New Roman1" style:font-size-complex="9pt"/>
    </style:style>
    <style:style style:name="T46" style:family="text">
      <style:text-properties style:font-name="Cambria Math1" fo:font-size="9pt" fo:language="en" fo:country="US" officeooo:rsid="00c48423" style:font-size-asian="9pt" style:font-name-complex="Times New Roman1" style:font-size-complex="9pt"/>
    </style:style>
    <style:style style:name="T47" style:family="text">
      <style:text-properties style:font-name="Cambria Math1" fo:font-size="9pt" fo:language="en" fo:country="US" officeooo:rsid="00c74456" style:font-size-asian="9pt" style:font-name-complex="Times New Roman1" style:font-size-complex="9pt"/>
    </style:style>
    <style:style style:name="T48" style:family="text">
      <style:text-properties style:font-name="Cambria Math1" fo:font-size="9pt" fo:language="en" fo:country="US" officeooo:rsid="00fa8e1d" style:font-size-asian="9pt" style:font-name-complex="Times New Roman1" style:font-size-complex="9pt"/>
    </style:style>
    <style:style style:name="T49" style:family="text">
      <style:text-properties style:font-name="Cambria Math1" fo:font-size="9pt" fo:language="en" fo:country="US" officeooo:rsid="00fbee0c" style:font-size-asian="9pt" style:font-name-complex="Times New Roman1" style:font-size-complex="9pt"/>
    </style:style>
    <style:style style:name="T50" style:family="text">
      <style:text-properties style:font-name="Cambria Math1" fo:font-size="9pt" fo:language="en" fo:country="US" officeooo:rsid="00fc2db6" style:font-size-asian="9pt" style:font-name-complex="Times New Roman1" style:font-size-complex="9pt"/>
    </style:style>
    <style:style style:name="T51" style:family="text">
      <style:text-properties style:font-name="Cambria Math1" fo:font-size="9pt" fo:language="en" fo:country="US" officeooo:rsid="0109782a" style:font-size-asian="9pt" style:font-name-complex="Times New Roman1" style:font-size-complex="9pt"/>
    </style:style>
    <style:style style:name="T52" style:family="text">
      <style:text-properties style:font-name="Cambria Math1" fo:font-size="9pt" fo:language="en" fo:country="US" officeooo:rsid="010963f2" style:font-size-asian="9pt" style:font-name-complex="Times New Roman1" style:font-size-complex="9pt"/>
    </style:style>
    <style:style style:name="T53" style:family="text">
      <style:text-properties style:font-name="Cambria Math1" fo:font-size="9pt" fo:language="en" fo:country="US" officeooo:rsid="00a37ac8" style:font-size-asian="9pt" style:font-name-complex="Times New Roman1" style:font-size-complex="9pt"/>
    </style:style>
    <style:style style:name="T54" style:family="text">
      <style:text-properties style:font-name="Cambria Math1" fo:font-size="9pt" fo:language="en" fo:country="US" officeooo:rsid="01073167" style:font-size-asian="9pt" style:font-name-complex="Times New Roman1" style:font-size-complex="9pt"/>
    </style:style>
    <style:style style:name="T55" style:family="text">
      <style:text-properties style:font-name="Cambria Math1" fo:font-size="9pt" fo:language="en" fo:country="US" officeooo:rsid="00ff192a" style:font-size-asian="9pt" style:font-name-complex="Times New Roman1" style:font-size-complex="9pt"/>
    </style:style>
    <style:style style:name="T56" style:family="text">
      <style:text-properties style:font-name="Cambria Math1" fo:font-size="9pt" fo:language="en" fo:country="US" officeooo:rsid="010843bf" style:font-size-asian="9pt" style:font-name-complex="Times New Roman1" style:font-size-complex="9pt"/>
    </style:style>
    <style:style style:name="T57" style:family="text">
      <style:text-properties style:font-name="Cambria Math1" fo:font-size="9pt" fo:language="en" fo:country="US" officeooo:rsid="010008dc" style:font-size-asian="9pt" style:font-name-complex="Times New Roman1" style:font-size-complex="9pt"/>
    </style:style>
    <style:style style:name="T58" style:family="text">
      <style:text-properties fo:font-family="Times" style:font-pitch="variable" fo:font-size="9pt" fo:language="en" fo:country="US" style:font-size-asian="9pt" style:font-family-complex="Times" style:font-family-generic-complex="system" style:font-pitch-complex="variable" style:font-size-complex="9pt"/>
    </style:style>
    <style:style style:name="T59" style:family="text">
      <style:text-properties style:font-name="Cambria Math1" fo:font-size="9pt" fo:language="en" fo:country="US" officeooo:rsid="00a4585a" style:font-size-asian="9pt" style:font-name-complex="Times New Roman1" style:font-size-complex="9pt"/>
    </style:style>
    <style:style style:name="T60" style:family="text">
      <style:text-properties style:font-name="Cambria Math1" fo:font-size="9pt" fo:language="en" fo:country="US" officeooo:rsid="00a70c85" style:font-size-asian="9pt" style:font-name-complex="Times New Roman1" style:font-size-complex="9pt"/>
    </style:style>
    <style:style style:name="T61" style:family="text">
      <style:text-properties style:font-name="Cambria Math1" fo:font-size="9pt" fo:language="en" fo:country="US" officeooo:rsid="0100adfa" style:font-size-asian="9pt" style:font-name-complex="Times New Roman1" style:font-size-complex="9pt"/>
    </style:style>
    <style:style style:name="T62" style:family="text">
      <style:text-properties style:font-name="Cambria Math1" fo:font-size="9pt" fo:language="en" fo:country="US" officeooo:rsid="00a5557a" style:font-size-asian="9pt" style:font-name-complex="Times New Roman1" style:font-size-complex="9pt"/>
    </style:style>
    <style:style style:name="T63" style:family="text">
      <style:text-properties style:font-name="Cambria Math1" fo:font-size="9pt" fo:language="en" fo:country="US" officeooo:rsid="013ba6ca" style:font-size-asian="9pt" style:font-name-complex="Times New Roman1" style:font-size-complex="9pt"/>
    </style:style>
    <style:style style:name="T64" style:family="text">
      <style:text-properties style:font-name="Cambria Math1" fo:font-size="9pt" fo:language="en" fo:country="US" officeooo:rsid="00ca1261" style:font-size-asian="9pt" style:font-name-complex="Times New Roman1" style:font-size-complex="9pt"/>
    </style:style>
    <style:style style:name="T65" style:family="text">
      <style:text-properties style:font-name="Cambria Math1" fo:font-size="9pt" fo:language="en" fo:country="US" officeooo:rsid="01033baf" style:font-size-asian="9pt" style:font-name-complex="Times New Roman1" style:font-size-complex="9pt"/>
    </style:style>
    <style:style style:name="T66" style:family="text">
      <style:text-properties style:font-name="Cambria Math1" fo:font-size="9pt" fo:language="en" fo:country="US" officeooo:rsid="0105a7bc" style:font-size-asian="9pt" style:font-name-complex="Times New Roman1" style:font-size-complex="9pt"/>
    </style:style>
    <style:style style:name="T67" style:family="text">
      <style:text-properties style:font-name="Cambria Math1" fo:font-size="9pt" fo:language="en" fo:country="US" fo:font-style="italic" style:font-size-asian="9pt" style:font-style-asian="italic" style:font-name-complex="Times New Roman1" style:font-size-complex="9pt" style:font-style-complex="italic"/>
    </style:style>
    <style:style style:name="T68" style:family="text">
      <style:text-properties style:font-name="Cambria Math1" fo:font-size="9pt" fo:language="en" fo:country="US" style:font-size-asian="9pt" style:font-family-complex="'Cambria Math'" style:font-family-generic-complex="system" style:font-pitch-complex="variable" style:font-size-complex="9pt"/>
    </style:style>
    <style:style style:name="T69" style:family="text">
      <style:text-properties style:font-name="Cambria Math1" fo:font-size="9pt" fo:language="en" fo:country="GB" style:font-size-asian="9pt" style:font-name-complex="Times New Roman1" style:font-size-complex="9pt"/>
    </style:style>
    <style:style style:name="T70" style:family="text">
      <style:text-properties fo:color="#000000" loext:opacity="100%" style:font-name="Cambria Math1" fo:font-size="9pt" fo:language="en" fo:country="AU" fo:font-weight="bold" style:font-size-asian="9pt" style:font-weight-asian="bold" style:font-name-complex="Tahoma" style:font-size-complex="9pt">
        <loext:char-complex-color loext:theme-type="dark1" loext:color-type="theme"/>
      </style:text-properties>
    </style:style>
    <style:style style:name="T71" style:family="text">
      <style:text-properties fo:color="#000000" loext:opacity="100%" style:font-name="Cambria Math1" fo:font-size="9pt" fo:language="en" fo:country="US" fo:font-weight="bold" style:font-size-asian="9pt" style:font-weight-asian="bold" style:font-name-complex="Tahoma" style:font-size-complex="9pt">
        <loext:char-complex-color loext:theme-type="dark1" loext:color-type="theme"/>
      </style:text-properties>
    </style:style>
    <style:style style:name="T72" style:family="text">
      <style:text-properties style:font-name="Cambria Math1" fo:font-size="9pt" fo:language="en" fo:country="US" style:font-size-asian="9pt" style:font-name-complex="Tahoma" style:font-size-complex="9pt"/>
    </style:style>
    <style:style style:name="T73" style:family="text">
      <style:text-properties style:font-name="Cambria Math1" fo:font-size="9pt" fo:language="en" fo:country="US" fo:font-style="italic" style:font-size-asian="9pt" style:font-style-asian="italic" style:font-name-complex="Tahoma" style:font-size-complex="9pt"/>
    </style:style>
    <style:style style:name="T74" style:family="text">
      <style:text-properties style:font-name="Cambria Math1" fo:font-size="9pt" fo:language="en" fo:country="US" fo:font-style="italic" style:font-size-asian="9pt" style:font-style-asian="italic" style:font-name-complex="Times New Roman1" style:font-size-complex="9pt"/>
    </style:style>
    <style:style style:name="T75" style:family="text">
      <style:text-properties style:font-name="Cambria Math1" fo:font-size="9pt" fo:language="en" fo:country="US" officeooo:rsid="010ad915" style:font-size-asian="9pt" style:font-name-complex="Tahoma" style:font-size-complex="9pt"/>
    </style:style>
    <style:style style:name="T76" style:family="text">
      <style:text-properties style:font-name="Cambria Math1" fo:font-size="9pt" fo:language="en" fo:country="AU" style:font-size-asian="9pt" style:font-name-complex="Tahoma" style:font-size-complex="9pt"/>
    </style:style>
    <style:style style:name="T77" style:family="text">
      <style:text-properties style:font-name="Cambria Math1" fo:font-size="9pt" fo:language="en" fo:country="US" officeooo:rsid="010cc2e2" style:font-size-asian="9pt" style:font-name-complex="Tahoma" style:font-size-complex="9pt"/>
    </style:style>
    <style:style style:name="T78" style:family="text">
      <style:text-properties style:font-name="Cambria Math1" fo:font-size="9pt" fo:language="en" fo:country="US" officeooo:rsid="00d41314" style:font-size-asian="9pt" style:font-name-complex="Tahoma" style:font-size-complex="9pt"/>
    </style:style>
    <style:style style:name="T79" style:family="text">
      <style:text-properties style:font-name="Cambria Math1" fo:font-size="9pt" fo:language="en" fo:country="US" officeooo:rsid="00d970cb" style:font-size-asian="9pt" style:font-name-complex="Tahoma" style:font-size-complex="9pt"/>
    </style:style>
    <style:style style:name="T80" style:family="text">
      <style:text-properties style:font-name="Cambria Math1" fo:font-size="9pt" fo:language="en" fo:country="US" officeooo:rsid="01113912" style:font-size-asian="9pt" style:font-name-complex="Tahoma" style:font-size-complex="9pt"/>
    </style:style>
    <style:style style:name="T81" style:family="text">
      <style:text-properties style:font-name="Cambria Math1" fo:font-size="9pt" fo:language="en" fo:country="US" fo:font-style="italic" officeooo:rsid="00d41314" style:font-size-asian="9pt" style:font-style-asian="italic" style:font-name-complex="Tahoma" style:font-size-complex="9pt" style:font-style-complex="italic"/>
    </style:style>
    <style:style style:name="T82" style:family="text">
      <style:text-properties style:font-name="Cambria Math1" fo:font-size="9pt" fo:language="en" fo:country="US" fo:font-style="italic" style:font-size-asian="9pt" style:font-style-asian="italic" style:font-name-complex="Tahoma" style:font-size-complex="9pt" style:font-style-complex="italic"/>
    </style:style>
    <style:style style:name="T83" style:family="text">
      <style:text-properties style:font-name="Cambria Math1" fo:font-size="9pt" fo:language="en" fo:country="US" fo:font-style="normal" style:font-size-asian="9pt" style:font-style-asian="normal" style:font-name-complex="Tahoma" style:font-size-complex="9pt" style:font-style-complex="normal"/>
    </style:style>
    <style:style style:name="T84" style:family="text">
      <style:text-properties style:font-name="Cambria Math1" fo:font-size="9pt" fo:language="en" fo:country="US" fo:font-style="normal" officeooo:rsid="01121010" style:font-size-asian="9pt" style:font-style-asian="normal" style:font-name-complex="Tahoma" style:font-size-complex="9pt" style:font-style-complex="normal"/>
    </style:style>
    <style:style style:name="T85" style:family="text">
      <style:text-properties style:font-name="Cambria Math1" fo:font-size="9pt" fo:language="en" fo:country="US" fo:font-style="normal" officeooo:rsid="00dc37a3" style:font-size-asian="9pt" style:font-style-asian="normal" style:font-name-complex="Tahoma" style:font-size-complex="9pt" style:font-style-complex="normal"/>
    </style:style>
    <style:style style:name="T86" style:family="text">
      <style:text-properties style:font-name="Cambria Math1" fo:font-size="9pt" fo:language="en" fo:country="US" fo:font-style="normal" officeooo:rsid="00d19c51" style:font-size-asian="9pt" style:font-style-asian="normal" style:font-name-complex="Tahoma" style:font-size-complex="9pt" style:font-style-complex="normal"/>
    </style:style>
    <style:style style:name="T87" style:family="text">
      <style:text-properties style:font-name="Cambria Math1" fo:font-size="9pt" fo:language="en" fo:country="US" fo:font-style="italic" officeooo:rsid="00dc37a3" style:font-size-asian="9pt" style:font-style-asian="italic" style:font-name-complex="Tahoma" style:font-size-complex="9pt" style:font-style-complex="normal"/>
    </style:style>
    <style:style style:name="T88" style:family="text">
      <style:text-properties style:font-name="Cambria Math1" fo:font-size="9pt" fo:language="en" fo:country="US" fo:font-style="normal" officeooo:rsid="010fa0a2" style:font-size-asian="9pt" style:font-style-asian="normal" style:font-name-complex="Tahoma" style:font-size-complex="9pt" style:font-style-complex="normal"/>
    </style:style>
    <style:style style:name="T89" style:family="text">
      <style:text-properties style:font-name="Cambria Math1" fo:font-size="9pt" fo:language="en" fo:country="US" officeooo:rsid="00dc37a3" style:font-size-asian="9pt" style:font-name-complex="Tahoma" style:font-size-complex="9pt"/>
    </style:style>
    <style:style style:name="T90" style:family="text">
      <style:text-properties style:font-name="Cambria Math1" fo:font-size="9pt" fo:language="en" fo:country="US" officeooo:rsid="00ddf848" style:font-size-asian="9pt" style:font-name-complex="Tahoma" style:font-size-complex="9pt"/>
    </style:style>
    <style:style style:name="T91" style:family="text">
      <style:text-properties style:font-name="Cambria Math1" fo:font-size="9pt" fo:language="en" fo:country="US" officeooo:rsid="00d730ca" style:font-size-asian="9pt" style:font-name-complex="Tahoma" style:font-size-complex="9pt"/>
    </style:style>
    <style:style style:name="T92" style:family="text">
      <style:text-properties style:font-name="Cambria Math1" fo:font-size="9pt" fo:language="en" fo:country="US" officeooo:rsid="00e2d1db" style:font-size-asian="9pt" style:font-name-complex="Tahoma" style:font-size-complex="9pt"/>
    </style:style>
    <style:style style:name="T93" style:family="text">
      <style:text-properties style:font-name="Cambria Math1" fo:font-size="9pt" fo:language="en" fo:country="US" officeooo:rsid="00df141b" style:font-size-asian="9pt" style:font-name-complex="Tahoma" style:font-size-complex="9pt"/>
    </style:style>
    <style:style style:name="T94" style:family="text">
      <style:text-properties style:font-name="Cambria Math1" fo:font-size="9pt" fo:language="en" fo:country="US" officeooo:rsid="00e12119" style:font-size-asian="9pt" style:font-name-complex="Tahoma" style:font-size-complex="9pt"/>
    </style:style>
    <style:style style:name="T95" style:family="text">
      <style:text-properties style:font-name="Cambria Math1" fo:font-size="9pt" fo:language="en" fo:country="US" officeooo:rsid="0113e713" style:font-size-asian="9pt" style:font-name-complex="Tahoma" style:font-size-complex="9pt"/>
    </style:style>
    <style:style style:name="T96" style:family="text">
      <style:text-properties style:font-name="Cambria Math1" fo:font-size="9pt" fo:language="en" fo:country="US" officeooo:rsid="00e28c50" style:font-size-asian="9pt" style:font-name-complex="Tahoma" style:font-size-complex="9pt"/>
    </style:style>
    <style:style style:name="T97" style:family="text">
      <style:text-properties style:font-name="Cambria Math1" fo:font-size="9pt" fo:language="en" fo:country="US" officeooo:rsid="00e053ac" style:font-size-asian="9pt" style:font-name-complex="Tahoma" style:font-size-complex="9pt"/>
    </style:style>
    <style:style style:name="T98" style:family="text">
      <style:text-properties style:font-name="Cambria Math1" fo:font-size="9pt" fo:language="en" fo:country="US" officeooo:rsid="00467e4c" style:font-size-asian="9pt" style:font-name-complex="Times New Roman1" style:font-size-complex="9pt"/>
    </style:style>
    <style:style style:name="T99" style:family="text">
      <style:text-properties style:font-name="Cambria Math1" fo:font-size="9pt" fo:language="en" fo:country="US" officeooo:rsid="00ee3231" style:font-size-asian="9pt" style:font-name-complex="Times New Roman1" style:font-size-complex="9pt"/>
    </style:style>
    <style:style style:name="T100" style:family="text">
      <style:text-properties style:font-name="Cambria Math1" fo:font-size="9pt" fo:language="en" fo:country="US" officeooo:rsid="00eb7ef7" style:font-size-asian="9pt" style:font-name-complex="Times New Roman1" style:font-size-complex="9pt"/>
    </style:style>
    <style:style style:name="T101" style:family="text">
      <style:text-properties style:font-name="Cambria Math1" fo:font-size="9pt" fo:language="en" fo:country="US" fo:font-style="normal" style:font-size-asian="9pt" style:font-style-asian="normal" style:font-name-complex="Times New Roman1" style:font-size-complex="9pt" style:font-style-complex="normal"/>
    </style:style>
    <style:style style:name="T102" style:family="text">
      <style:text-properties style:font-name="Cambria Math1" fo:font-size="9pt" fo:language="en" fo:country="US" fo:font-style="normal" officeooo:rsid="00d41314" style:font-size-asian="9pt" style:font-style-asian="normal" style:font-name-complex="Tahoma" style:font-size-complex="9pt" style:font-style-complex="normal"/>
    </style:style>
    <style:style style:name="T103" style:family="text">
      <style:text-properties style:font-name="Cambria Math1" fo:font-size="9pt" fo:language="en" fo:country="US" fo:font-style="normal" officeooo:rsid="00d41314" style:font-size-asian="9pt" style:font-style-asian="normal" style:font-name-complex="Times New Roman1" style:font-size-complex="9pt" style:font-style-complex="normal"/>
    </style:style>
    <style:style style:name="T104" style:family="text">
      <style:text-properties style:font-name="Cambria Math1" fo:font-size="9pt" fo:language="en" fo:country="US" fo:font-style="normal" officeooo:rsid="00d5d769" style:font-size-asian="9pt" style:font-style-asian="normal" style:font-name-complex="Tahoma" style:font-size-complex="9pt" style:font-style-complex="normal"/>
    </style:style>
    <style:style style:name="T105" style:family="text">
      <style:text-properties style:font-name="Cambria Math1" fo:font-size="9pt" fo:language="en" fo:country="US" fo:font-style="normal" officeooo:rsid="00e799a3" style:font-size-asian="9pt" style:font-style-asian="normal" style:font-name-complex="Tahoma" style:font-size-complex="9pt" style:font-style-complex="normal"/>
    </style:style>
    <style:style style:name="T106" style:family="text">
      <style:text-properties style:font-name="Cambria Math1" fo:font-size="9pt" fo:language="en" fo:country="US" fo:font-style="normal" officeooo:rsid="00e93af0" style:font-size-asian="9pt" style:font-style-asian="normal" style:font-name-complex="Tahoma" style:font-size-complex="9pt" style:font-style-complex="normal"/>
    </style:style>
    <style:style style:name="T107" style:family="text">
      <style:text-properties style:font-name="Cambria Math1" fo:font-size="9pt" fo:language="en" fo:country="US" fo:font-style="normal" officeooo:rsid="00e93af0" style:font-size-asian="9pt" style:font-style-asian="normal" style:font-name-complex="Times New Roman1" style:font-size-complex="9pt" style:font-style-complex="normal"/>
    </style:style>
    <style:style style:name="T108" style:family="text">
      <style:text-properties style:font-name="Cambria Math1" fo:font-size="9pt" fo:language="en" fo:country="US" officeooo:rsid="00ea0ec1" style:font-size-asian="9pt" style:font-name-complex="Tahoma" style:font-size-complex="9pt"/>
    </style:style>
    <style:style style:name="T109" style:family="text">
      <style:text-properties style:font-name="Cambria Math1" fo:font-size="9pt" fo:language="en" fo:country="US" officeooo:rsid="00d77cb4" style:font-size-asian="9pt" style:font-name-complex="Tahoma" style:font-size-complex="9pt"/>
    </style:style>
    <style:style style:name="T110" style:family="text">
      <style:text-properties style:font-name="Cambria Math1" fo:font-size="9pt" fo:language="en" fo:country="US" officeooo:rsid="00e2df3d" style:font-size-asian="9pt" style:font-name-complex="Tahoma" style:font-size-complex="9pt"/>
    </style:style>
    <style:style style:name="T111" style:family="text">
      <style:text-properties style:font-name="Cambria Math1" fo:font-size="9pt" fo:language="en" fo:country="US" officeooo:rsid="00f110c2" style:font-size-asian="9pt" style:font-name-complex="Tahoma" style:font-size-complex="9pt"/>
    </style:style>
    <style:style style:name="T112" style:family="text">
      <style:text-properties style:font-name="Cambria Math1" fo:font-size="9pt" fo:language="en" fo:country="US" officeooo:rsid="00efe9b6" style:font-size-asian="9pt" style:font-name-complex="Tahoma" style:font-size-complex="9pt"/>
    </style:style>
    <style:style style:name="T113" style:family="text">
      <style:text-properties style:font-name="Cambria Math1" fo:font-size="9pt" fo:language="en" fo:country="US" officeooo:rsid="00d919c6" style:font-size-asian="9pt" style:font-name-complex="Tahoma" style:font-size-complex="9pt"/>
    </style:style>
    <style:style style:name="T114" style:family="text">
      <style:text-properties style:font-name="Cambria Math1" fo:font-size="9pt" fo:language="en" fo:country="US" officeooo:rsid="00e38b6d" style:font-size-asian="9pt" style:font-name-complex="Tahoma" style:font-size-complex="9pt"/>
    </style:style>
    <style:style style:name="T115" style:family="text">
      <style:text-properties style:font-name="Cambria Math1" fo:font-size="9pt" fo:language="en" fo:country="US" officeooo:rsid="00e47cba" style:font-size-asian="9pt" style:font-name-complex="Tahoma" style:font-size-complex="9pt"/>
    </style:style>
    <style:style style:name="T116" style:family="text">
      <style:text-properties style:font-name="Cambria Math1" fo:font-size="9pt" fo:language="en" fo:country="US" fo:font-style="normal" officeooo:rsid="00e47cba" style:font-size-asian="9pt" style:font-style-asian="normal" style:font-name-complex="Times New Roman1" style:font-size-complex="9pt" style:font-style-complex="normal"/>
    </style:style>
    <style:style style:name="T117" style:family="text">
      <style:text-properties style:font-name="Cambria Math1" fo:font-size="9pt" fo:language="en" fo:country="US" fo:font-style="normal" officeooo:rsid="00e47cba" style:font-size-asian="9pt" style:font-style-asian="normal" style:font-name-complex="Tahoma" style:font-size-complex="9pt" style:font-style-complex="normal"/>
    </style:style>
    <style:style style:name="T118" style:family="text">
      <style:text-properties fo:color="#000000" loext:opacity="100%" style:font-name="Cambria Math1" fo:font-size="9pt" fo:language="en" fo:country="GB" style:font-size-asian="9pt" style:font-name-complex="Tahoma" style:font-size-complex="9pt">
        <loext:char-complex-color loext:theme-type="dark1" loext:color-type="theme"/>
      </style:text-properties>
    </style:style>
    <style:style style:name="T119" style:family="text">
      <style:text-properties style:font-name="Cambria Math1" fo:font-size="9pt" fo:language="en" fo:country="AU" fo:font-weight="bold" style:font-size-asian="9pt" style:font-weight-asian="bold" style:font-name-complex="Tahoma" style:font-size-complex="9pt"/>
    </style:style>
    <style:style style:name="T120" style:family="text">
      <style:text-properties style:font-name="Cambria Math1" fo:font-size="9pt" fo:language="en" fo:country="US" fo:font-weight="bold" style:font-size-asian="9pt" style:font-weight-asian="bold" style:font-name-complex="Tahoma" style:font-size-complex="9pt"/>
    </style:style>
    <style:style style:name="T121" style:family="text">
      <style:text-properties style:font-name="Cambria Math1" fo:font-size="9pt" fo:language="en" fo:country="US" style:font-size-asian="9pt" style:font-name-complex="Tahoma" style:font-size-complex="9pt" style:font-weight-complex="bold"/>
    </style:style>
    <style:style style:name="T122" style:family="text">
      <style:text-properties style:font-name="Cambria Math1" fo:font-size="9pt" fo:language="en" fo:country="US" fo:font-weight="bold" style:font-size-asian="9pt" style:font-weight-asian="bold" style:font-family-complex="'Cambria Math'" style:font-family-generic-complex="system" style:font-pitch-complex="variable" style:font-size-complex="9pt" style:font-weight-complex="bold"/>
    </style:style>
    <style:style style:name="T123" style:family="text">
      <style:text-properties style:font-name="Cambria Math1" fo:font-size="9pt" fo:language="en" fo:country="US" style:font-size-asian="9pt" style:font-name-complex="Tahoma" style:font-size-complex="9pt" style:font-style-complex="italic"/>
    </style:style>
    <style:style style:name="T124" style:family="text">
      <style:text-properties fo:font-variant="small-caps" style:font-name="Cambria Math1" fo:font-size="9pt" fo:language="en" fo:country="US" style:font-family-asian="'Malgun Gothic'" style:font-family-generic-asian="system" style:font-pitch-asian="variable" style:font-size-asian="9pt" style:font-family-complex="'Cambria Math'" style:font-family-generic-complex="system" style:font-pitch-complex="variable" style:font-size-complex="9pt"/>
    </style:style>
    <style:style style:name="T125" style:family="text">
      <style:text-properties style:font-name="Cambria Math1" fo:font-size="9pt" fo:language="en" fo:country="US" style:font-size-asian="9pt" style:font-family-complex="'Latin Modern Math'" style:font-family-generic-complex="system" style:font-pitch-complex="variable" style:font-size-complex="9pt"/>
    </style:style>
    <style:style style:name="T126" style:family="text">
      <style:text-properties fo:font-variant="small-caps" fo:font-family="Symbol" style:font-family-generic="roman" style:font-pitch="variable" style:font-charset="x-symbol" fo:font-size="9pt" fo:language="en" fo:country="US" style:font-name-asian="Symbol" style:font-size-asian="9pt" style:font-name-complex="Symbol" style:font-size-complex="9pt"/>
    </style:style>
    <style:style style:name="T127" style:family="text">
      <style:text-properties fo:font-variant="small-caps" style:font-name="Cambria Math" fo:font-size="9pt" fo:language="en" fo:country="US" officeooo:rsid="0169e36f" style:letter-kerning="false" style:font-name-asian="Calibri2" style:font-size-asian="9pt" style:language-asian="en" style:country-asian="US" style:font-name-complex="Tahoma" style:font-size-complex="9pt" style:language-complex="ar" style:country-complex="SA"/>
    </style:style>
    <style:style style:name="T128" style:family="text">
      <style:text-properties style:font-name="Courier" fo:font-size="9pt" fo:language="en" fo:country="AU" style:font-size-asian="9pt" style:font-name-complex="Times New Roman1" style:font-size-complex="9pt"/>
    </style:style>
    <style:style style:name="T129" style:family="text">
      <style:text-properties style:font-name="Cambria Math1"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30"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31" style:family="text">
      <style:text-properties style:font-name="Cambria Math1"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style>
    <style:style style:name="T132" style:family="text">
      <style:text-properties style:font-name="Cambria Math1" fo:font-size="9pt" fo:language="en" fo:country="AU" fo:font-style="italic" fo:font-weight="bold" style:font-size-asian="9pt" style:font-style-asian="italic" style:font-weight-asian="bold" style:font-name-complex="Tahoma" style:font-size-complex="9pt" style:font-style-complex="italic" style:font-weight-complex="bold"/>
    </style:style>
    <style:style style:name="T133" style:family="text">
      <style:text-properties style:font-name="Cambria Math1" fo:font-size="9pt" fo:language="en" fo:country="US" fo:font-weight="bold" style:letter-kerning="false" style:font-name-asian="Calibri2" style:font-size-asian="9pt" style:language-asian="en" style:country-asian="US" style:font-weight-asian="bold" style:font-family-complex="'Cambria Math'" style:font-family-generic-complex="system" style:font-pitch-complex="variable" style:font-size-complex="9pt" style:language-complex="ar" style:country-complex="SA" style:font-weight-complex="bold"/>
    </style:style>
    <style:style style:name="T134" style:family="text">
      <style:text-properties style:font-name="Cambria Math1" fo:font-size="9pt" fo:language="en" fo:country="AU" fo:font-style="italic" fo:font-weight="bold" style:letter-kerning="false" style:font-name-asian="Calibri2" style:font-size-asian="9pt" style:language-asian="en" style:country-asian="US" style:font-style-asian="italic" style:font-weight-asian="bold" style:font-name-complex="Tahoma" style:font-size-complex="9pt" style:language-complex="ar" style:country-complex="SA" style:font-style-complex="italic" style:font-weight-complex="bold"/>
    </style:style>
    <style:style style:name="T135" style:family="text">
      <style:text-properties style:font-name="Cambria Math1" fo:font-size="9pt" fo:language="en" fo:country="US" style:letter-kerning="false" style:font-name-asian="Calibri2" style:font-size-asian="9pt" style:language-asian="en" style:country-asian="US" style:font-name-complex="Tahoma" style:font-size-complex="9pt" style:language-complex="ar" style:country-complex="SA" style:font-style-complex="italic"/>
    </style:style>
    <style:style style:name="T136" style:family="text">
      <style:text-properties style:font-name="Cambria Math1" fo:font-size="9pt" fo:language="en" fo:country="AU" fo:font-weight="bold" style:letter-kerning="false" style:font-name-asian="Calibri2" style:font-size-asian="9pt" style:language-asian="en" style:country-asian="US" style:font-weight-asian="bold" style:font-name-complex="Tahoma" style:font-size-complex="9pt" style:language-complex="ar" style:country-complex="SA" style:font-style-complex="italic"/>
    </style:style>
    <style:style style:name="T137" style:family="text">
      <style:text-properties style:font-name="Courier" fo:font-size="9pt" fo:language="en" fo:country="AU" style:font-size-asian="9pt" style:font-name-complex="Times New Roman1" style:font-size-complex="9pt" style:font-style-complex="italic"/>
    </style:style>
    <style:style style:name="T138" style:family="text">
      <style:text-properties style:font-name="Courier" fo:font-size="9pt" fo:language="en" fo:country="AU" style:letter-kerning="false" style:font-name-asian="Calibri2" style:font-size-asian="9pt" style:language-asian="en" style:country-asian="US" style:font-name-complex="Times New Roman1" style:font-size-complex="9pt" style:language-complex="ar" style:country-complex="SA" style:font-style-complex="italic"/>
    </style:style>
    <style:style style:name="T139" style:family="text">
      <style:text-properties fo:color="#000000" loext:opacity="100%" style:font-name="Cambria Math1" fo:font-size="9pt" fo:language="en" fo:country="US" style:letter-kerning="false" style:font-family-asian="'Malgun Gothic'" style:font-family-generic-asian="system" style:font-pitch-asian="variable" style:font-size-asian="9pt" style:language-asian="en" style:country-asian="US" style:font-family-complex="'Cambria Math'" style:font-family-generic-complex="system" style:font-pitch-complex="variable" style:font-size-complex="9pt" style:language-complex="ar" style:country-complex="SA">
        <loext:char-complex-color loext:theme-type="dark1" loext:color-type="theme"/>
      </style:text-properties>
    </style:style>
    <style:style style:name="T140" style:family="text">
      <style:text-properties fo:font-variant="small-caps" style:font-name="Cambria Math1" fo:font-size="9pt" fo:language="en" fo:country="US" style:letter-kerning="false" style:font-family-asian="'Malgun Gothic'" style:font-family-generic-asian="system" style:font-pitch-asian="variable" style:font-size-asian="9pt" style:language-asian="en" style:country-asian="US" style:font-family-complex="'Cambria Math'" style:font-family-generic-complex="system" style:font-pitch-complex="variable" style:font-size-complex="9pt" style:language-complex="ar" style:country-complex="SA"/>
    </style:style>
    <style:style style:name="T141" style:family="text">
      <style:text-properties fo:color="#000000" loext:opacity="100%" style:font-name="Calibri1" fo:font-size="9pt" fo:language="en" fo:country="AU" style:font-name-asian="Calibri2" style:font-size-asian="9pt" style:font-name-complex="Times New Roman1" style:font-size-complex="9pt">
        <loext:char-complex-color loext:theme-type="dark1" loext:color-type="theme"/>
      </style:text-properties>
    </style:style>
    <style:style style:name="T142" style:family="text">
      <style:text-properties style:font-name="Cambria Math1" fo:font-size="9pt" fo:language="en" fo:country="US" style:letter-kerning="false" style:font-name-asian="Calibri2" style:font-size-asian="9pt" style:language-asian="en" style:country-asian="US" style:font-family-complex="'Latin Modern Math'" style:font-family-generic-complex="system" style:font-pitch-complex="variable" style:font-size-complex="9pt" style:language-complex="ar" style:country-complex="SA"/>
    </style:style>
    <style:style style:name="T143" style:family="text">
      <style:text-properties fo:color="#000000" loext:opacity="100%" style:font-name="Calibri1" fo:font-size="9pt" fo:language="en" fo:country="AU" style:letter-kerning="false" style:font-name-asian="Calibri2"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144" style:family="text">
      <style:text-properties style:font-name="Cambria Math1" fo:font-size="9pt" fo:language="en" fo:country="US" officeooo:rsid="008a1c75" style:letter-kerning="false" style:font-name-asian="Calibri2" style:font-size-asian="9pt" style:language-asian="en" style:country-asian="US" style:font-name-complex="Tahoma" style:font-size-complex="9pt" style:language-complex="ar" style:country-complex="SA"/>
    </style:style>
    <style:style style:name="T145" style:family="text">
      <style:text-properties style:font-name="Cambria Math1"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146" style:family="text">
      <style:text-properties style:font-name="Cambria Math1" fo:font-size="9pt" style:font-size-asian="9pt" style:font-family-complex="'Latin Modern Math'" style:font-family-generic-complex="system" style:font-pitch-complex="variable" style:font-size-complex="9pt"/>
    </style:style>
    <style:style style:name="T147" style:family="text">
      <style:text-properties fo:font-variant="small-caps" fo:font-family="Symbol" style:font-family-generic="roman" style:font-pitch="variable" style:font-charset="x-symbol" fo:font-size="9pt" fo:language="en" fo:country="US" style:letter-kerning="false" style:font-name-asian="Symbol" style:font-size-asian="9pt" style:language-asian="en" style:country-asian="US" style:font-name-complex="Symbol" style:font-size-complex="9pt" style:language-complex="ar" style:country-complex="SA"/>
    </style:style>
    <style:style style:name="T148" style:family="text">
      <style:text-properties fo:font-variant="small-caps" fo:font-family="'Cambria Math'" style:font-family-generic="roman" style:font-pitch="variable" style:font-charset="x-symbol" fo:font-size="9pt" fo:language="en" fo:country="US" style:letter-kerning="false" style:font-name-asian="Symbol" style:font-size-asian="9pt" style:language-asian="en" style:country-asian="US" style:font-family-complex="'Latin Modern Math'" style:font-family-generic-complex="system" style:font-pitch-complex="variable" style:font-size-complex="9pt" style:language-complex="ar" style:country-complex="SA"/>
    </style:style>
    <style:style style:name="T149" style:family="text">
      <style:text-properties style:text-position="super 58%" style:font-name="Cambria Math1"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150" style:family="text">
      <style:text-properties style:font-name="Cambria Math1" fo:font-size="9pt" fo:language="en" fo:country="US" fo:font-style="italic" officeooo:rsid="0084d2ad" style:letter-kerning="false" style:font-name-asian="Calibri2" style:font-size-asian="9pt" style:language-asian="en" style:country-asian="US" style:font-style-asian="italic" style:font-name-complex="Tahoma" style:font-size-complex="9pt" style:language-complex="ar" style:country-complex="SA"/>
    </style:style>
    <style:style style:name="T151" style:family="text">
      <style:text-properties fo:font-style="italic" style:font-style-asian="italic" style:font-style-complex="italic"/>
    </style:style>
    <style:style style:name="T152" style:family="text">
      <style:text-properties style:font-name="Courier" fo:font-size="9pt" fo:language="en" fo:country="US" style:font-size-asian="9pt" style:font-name-complex="Tahoma" style:font-size-complex="9pt"/>
    </style:style>
    <style:style style:name="T153" style:family="text">
      <style:text-properties style:font-name="Courier" fo:font-size="9pt" fo:language="en" fo:country="US" officeooo:rsid="004c5ffd" style:font-size-asian="9pt" style:font-name-complex="Tahoma" style:font-size-complex="9pt"/>
    </style:style>
    <style:style style:name="T154" style:family="text">
      <style:text-properties style:font-name="Cambria Math1" fo:font-size="9pt" fo:language="en" fo:country="US" officeooo:rsid="004c5ffd" style:font-size-asian="9pt" style:font-name-complex="Tahoma" style:font-size-complex="9pt"/>
    </style:style>
    <style:style style:name="T155" style:family="text">
      <style:text-properties fo:color="#000000" loext:opacity="100%" style:font-name="Cambria Math1" fo:font-size="9pt" fo:language="en" fo:country="AU" style:font-size-asian="9pt" style:font-name-complex="Tahoma" style:font-size-complex="9pt">
        <loext:char-complex-color loext:theme-type="dark1" loext:color-type="theme"/>
      </style:text-properties>
    </style:style>
    <style:style style:name="T156" style:family="text">
      <style:text-properties fo:color="#000000" loext:opacity="100%" style:font-name="Courier" fo:font-size="9pt" fo:language="en" fo:country="US" style:font-name-asian="MS Mincho" style:font-size-asian="9pt" style:font-name-complex="Times New Roman1" style:font-size-complex="9pt">
        <loext:char-complex-color loext:theme-type="dark1" loext:color-type="theme"/>
      </style:text-properties>
    </style:style>
    <style:style style:name="T157" style:family="text">
      <style:text-properties fo:color="#000000" loext:opacity="100%" style:font-name="Cambria Math1" fo:font-size="9pt" fo:language="en" fo:country="US" style:font-name-asian="MS Mincho" style:font-size-asian="9pt" style:font-name-complex="Times New Roman1" style:font-size-complex="9pt">
        <loext:char-complex-color loext:theme-type="dark1" loext:color-type="theme"/>
      </style:text-properties>
    </style:style>
    <style:style style:name="T158" style:family="text">
      <style:text-properties fo:color="#000000" loext:opacity="100%" style:font-name="Cambria Math1" fo:font-size="9pt" fo:language="en" fo:country="US" style:font-size-asian="9pt" style:font-name-complex="Tahoma" style:font-size-complex="9pt">
        <loext:char-complex-color loext:theme-type="dark1" loext:color-type="theme"/>
      </style:text-properties>
    </style:style>
    <style:style style:name="T159" style:family="text">
      <style:text-properties style:font-name="Courier" fo:font-size="9pt" fo:language="en" fo:country="US" style:font-name-asian="MS Mincho" style:font-size-asian="9pt" style:font-name-complex="Times New Roman1" style:font-size-complex="9pt"/>
    </style:style>
    <style:style style:name="T160" style:family="text">
      <style:text-properties style:font-name="Courier" fo:font-size="9pt" fo:language="en" fo:country="US" fo:font-style="normal" style:font-name-asian="MS Mincho" style:font-size-asian="9pt" style:font-style-asian="normal" style:font-name-complex="Times New Roman1" style:font-size-complex="9pt" style:font-style-complex="normal"/>
    </style:style>
    <style:style style:name="T161" style:family="text">
      <style:text-properties style:font-name="Courier" fo:font-size="9pt" fo:language="en" fo:country="US" officeooo:rsid="0117ba17" style:font-name-asian="MS Mincho" style:font-size-asian="9pt" style:font-name-complex="Times New Roman1" style:font-size-complex="9pt"/>
    </style:style>
    <style:style style:name="T162" style:family="text">
      <style:text-properties style:font-name="Cambria Math1" fo:font-size="9pt" fo:language="en" fo:country="US" officeooo:rsid="01195fe1" style:font-size-asian="9pt" style:font-name-complex="Tahoma" style:font-size-complex="9pt"/>
    </style:style>
    <style:style style:name="T163" style:family="text">
      <style:text-properties style:font-name="Cambria Math1" fo:font-size="9pt" fo:language="en" fo:country="US" officeooo:rsid="011713f9" style:font-size-asian="9pt" style:font-name-complex="Tahoma" style:font-size-complex="9pt"/>
    </style:style>
    <style:style style:name="T164" style:family="text">
      <style:text-properties style:font-name="Cambria Math1" fo:font-size="9pt" fo:language="en" fo:country="US" officeooo:rsid="01151965" style:font-size-asian="9pt" style:font-name-complex="Tahoma" style:font-size-complex="9pt"/>
    </style:style>
    <style:style style:name="T165" style:family="text">
      <style:text-properties style:font-name="Courier" fo:font-size="9pt" fo:language="en" fo:country="US" officeooo:rsid="01151965" style:font-name-asian="MS Mincho" style:font-size-asian="9pt" style:font-name-complex="Times New Roman1" style:font-size-complex="9pt"/>
    </style:style>
    <style:style style:name="T166" style:family="text">
      <style:text-properties style:font-name="Cambria Math1" fo:font-size="9pt" fo:language="en" fo:country="US" officeooo:rsid="002f234b" style:font-size-asian="9pt" style:font-name-complex="Tahoma" style:font-size-complex="9pt"/>
    </style:style>
    <style:style style:name="T167" style:family="text">
      <style:text-properties style:font-name="Cambria Math1" fo:font-size="9pt" fo:language="en" fo:country="US" officeooo:rsid="00f76475" style:font-size-asian="9pt" style:font-name-complex="Tahoma" style:font-size-complex="9pt"/>
    </style:style>
    <style:style style:name="T168" style:family="text">
      <style:text-properties style:font-name="Cambria Math1" fo:font-size="9pt" fo:language="en" fo:country="US" officeooo:rsid="00f30732" style:font-size-asian="9pt" style:font-name-complex="Tahoma" style:font-size-complex="9pt"/>
    </style:style>
    <style:style style:name="T169" style:family="text">
      <style:text-properties style:font-name="Courier" fo:font-size="9pt" fo:language="en" fo:country="US" fo:font-style="normal" officeooo:rsid="00f30732" style:font-name-asian="MS Mincho" style:font-size-asian="9pt" style:font-style-asian="normal" style:font-name-complex="Times New Roman1" style:font-size-complex="9pt" style:font-style-complex="normal"/>
    </style:style>
    <style:style style:name="T170" style:family="text">
      <style:text-properties style:font-name="Cambria Math1" fo:font-size="9pt" fo:language="en" fo:country="US" fo:font-style="normal" officeooo:rsid="00f6510f" style:font-name-asian="MS Mincho" style:font-size-asian="9pt" style:font-style-asian="normal" style:font-name-complex="Tahoma" style:font-size-complex="9pt" style:font-style-complex="normal"/>
    </style:style>
    <style:style style:name="T171" style:family="text">
      <style:text-properties fo:font-family="'Comic Sans MS'" style:font-pitch="variable" fo:font-size="9pt" fo:language="en" fo:country="US" style:font-size-asian="9pt" style:font-family-complex="Times" style:font-family-generic-complex="system" style:font-pitch-complex="variable" style:font-size-complex="9pt"/>
    </style:style>
    <style:style style:name="T172" style:family="text">
      <style:text-properties officeooo:rsid="002f234b"/>
    </style:style>
    <style:style style:name="T173" style:family="text">
      <style:text-properties officeooo:rsid="011a01ce"/>
    </style:style>
    <style:style style:name="T174" style:family="text">
      <style:text-properties officeooo:rsid="011ace48"/>
    </style:style>
    <style:style style:name="T175" style:family="text">
      <style:text-properties officeooo:rsid="0036884f"/>
    </style:style>
    <style:style style:name="T176" style:family="text">
      <style:text-properties officeooo:rsid="0088c67b"/>
    </style:style>
    <style:style style:name="T177" style:family="text">
      <style:text-properties officeooo:rsid="0039101c"/>
    </style:style>
    <style:style style:name="T178" style:family="text">
      <style:text-properties style:font-name="Cambria Math1" fo:font-size="9pt" fo:language="en" fo:country="US" style:font-family-asian="'Malgun Gothic'" style:font-family-generic-asian="system" style:font-pitch-asian="variable" style:font-size-asian="9pt" style:font-family-complex="'Cambria Math'" style:font-family-generic-complex="system" style:font-pitch-complex="variable" style:font-size-complex="9pt"/>
    </style:style>
    <style:style style:name="T179" style:family="text">
      <style:text-properties style:font-name="Courier" fo:font-size="9pt" fo:language="en" fo:country="AU"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180" style:family="text">
      <style:text-properties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181" style:family="text">
      <style:text-properties fo:font-size="9pt" fo:language="en" fo:country="US" style:letter-kerning="false" style:font-name-asian="Calibri2" style:font-size-asian="9pt" style:language-asian="en" style:country-asian="US" style:font-size-complex="9pt" style:language-complex="ar" style:country-complex="SA"/>
    </style:style>
    <style:style style:name="T182" style:family="text">
      <style:text-properties fo:color="#000000" loext:opacity="100%" fo:font-family="'Lucida Calligraphy'" style:font-pitch="variable" fo:font-size="9pt" fo:language="en" fo:country="AU" style:font-size-asian="9pt" style:font-name-complex="Tahoma" style:font-size-complex="9pt">
        <loext:char-complex-color loext:theme-type="dark1" loext:color-type="theme"/>
      </style:text-properties>
    </style:style>
    <style:style style:name="T183" style:family="text">
      <style:text-properties fo:color="#000000" loext:opacity="100%" style:font-name="Cambria Math1" fo:font-size="9pt" fo:language="en" fo:country="US" style:letter-kerning="false" style:font-name-asian="Calibri2" style:font-size-asian="9pt" style:language-asian="en" style:country-asian="US" style:font-family-complex="'Cambria Math'" style:font-family-generic-complex="system" style:font-pitch-complex="variable" style:font-size-complex="9pt" style:language-complex="ar" style:country-complex="SA">
        <loext:char-complex-color loext:theme-type="dark1" loext:color-type="theme"/>
      </style:text-properties>
    </style:style>
    <style:style style:name="T184" style:family="text">
      <style:text-properties fo:color="#000000" loext:opacity="100%" fo:font-family="'Lucida Calligraphy'" style:font-pitch="variable"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85" style:family="text">
      <style:text-properties fo:color="#000000" loext:opacity="100%" style:font-name="Cambria Math1"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186" style:family="text">
      <style:text-properties fo:color="#000000" loext:opacity="100%" style:font-name="Cambria Math1"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loext:char-complex-color loext:theme-type="dark1" loext:color-type="theme"/>
      </style:text-properties>
    </style:style>
    <style:style style:name="T187" style:family="text">
      <style:text-properties fo:color="#000000" loext:opacity="100%" style:font-name="Cambria Math1"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loext:char-complex-color loext:theme-type="dark1" loext:color-type="theme"/>
      </style:text-properties>
    </style:style>
    <style:style style:name="T188" style:family="text">
      <style:text-properties fo:color="#00000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dark1" loext:color-type="theme"/>
      </style:text-properties>
    </style:style>
    <style:style style:name="T189" style:family="text">
      <style:text-properties fo:color="#000000" loext:opacity="100%" fo:font-size="9pt" fo:language="en" fo:country="US" style:letter-kerning="false" style:font-name-asian="Calibri2" style:font-size-asian="9pt" style:language-asian="en" style:country-asian="US" style:font-size-complex="9pt" style:language-complex="ar" style:country-complex="SA">
        <loext:char-complex-color loext:theme-type="dark1" loext:color-type="theme"/>
      </style:text-properties>
    </style:style>
    <style:style style:name="T190" style:family="text">
      <style:text-properties fo:font-variant="small-caps" fo:color="#000000" loext:opacity="100%" fo:font-family="Symbol" style:font-family-generic="roman" style:font-pitch="variable" style:font-charset="x-symbol" fo:font-size="9pt" fo:language="en" fo:country="US" style:letter-kerning="false" style:font-name-asian="Symbol" style:font-size-asian="9pt" style:language-asian="en" style:country-asian="US" style:font-name-complex="Symbol" style:font-size-complex="9pt" style:language-complex="ar" style:country-complex="SA">
        <loext:char-complex-color loext:theme-type="dark1" loext:color-type="theme"/>
      </style:text-properties>
    </style:style>
    <style:style style:name="T191" style:family="text">
      <style:text-properties style:font-name="Courier" fo:font-size="9pt" fo:language="en" fo:country="AU" fo:font-weight="bold" style:font-size-asian="9pt" style:font-weight-asian="bold" style:font-name-complex="Times New Roman1" style:font-size-complex="9pt" style:font-weight-complex="bold"/>
    </style:style>
    <style:style style:name="T192" style:family="text">
      <style:text-properties fo:color="#000000" loext:opacity="100%" style:font-name="Cambria Math1" fo:font-size="9pt" fo:language="en" fo:country="AU" style:font-size-asian="9pt" style:font-name-complex="Tahoma" style:font-size-complex="9pt" style:font-style-complex="italic">
        <loext:char-complex-color loext:theme-type="dark1" loext:color-type="theme"/>
      </style:text-properties>
    </style:style>
    <style:style style:name="T193" style:family="text">
      <style:text-properties fo:color="#000000" loext:opacity="100%" style:font-name="Cambria Math1" fo:font-size="9pt" fo:language="en" fo:country="US" style:letter-kerning="false" style:font-name-asian="Calibri2"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194" style:family="text">
      <style:text-properties fo:color="#000000" loext:opacity="100%" style:font-name="Cambria Math1" fo:font-size="9pt" fo:language="en" fo:country="US" style:letter-kerning="false" style:font-size-asian="9pt" style:language-asian="en" style:country-asian="US" style:font-name-complex="Tahoma" style:font-size-complex="9pt" style:language-complex="ar" style:country-complex="SA" style:font-style-complex="italic">
        <loext:char-complex-color loext:theme-type="dark1" loext:color-type="theme"/>
      </style:text-properties>
    </style:style>
    <style:style style:name="T195" style:family="text">
      <style:text-properties fo:color="#000000" loext:opacity="100%" style:font-name="Courier"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196" style:family="text">
      <style:text-properties fo:color="#000000" loext:opacity="100%" style:font-name="Cambria Math1" fo:font-size="9pt" fo:language="en" fo:country="US" style:letter-kerning="false" style:font-size-asian="9pt" style:language-asian="en" style:country-asian="US" style:font-name-complex="Tahoma" style:font-size-complex="9pt" style:language-complex="ar" style:country-complex="SA">
        <loext:char-complex-color loext:theme-type="dark1" loext:color-type="theme"/>
      </style:text-properties>
    </style:style>
    <style:style style:name="T197" style:family="text">
      <style:text-properties fo:color="#000000" loext:opacity="100%" style:font-name="Cambria Math1" fo:font-size="9pt" fo:language="en" fo:country="US" fo:font-weight="bold" style:letter-kerning="false" style:font-name-asian="Calibri2" style:font-size-asian="9pt" style:language-asian="en" style:country-asian="US" style:font-weight-asian="bold" style:font-family-complex="'Cambria Math'" style:font-family-generic-complex="system" style:font-pitch-complex="variable" style:font-size-complex="9pt" style:language-complex="ar" style:country-complex="SA" style:font-weight-complex="bold">
        <loext:char-complex-color loext:theme-type="dark1" loext:color-type="theme"/>
      </style:text-properties>
    </style:style>
    <style:style style:name="T198" style:family="text">
      <style:text-properties style:font-name="Cambria Math1" fo:font-size="9pt" fo:language="en" fo:country="AU" style:letter-kerning="false" style:font-name-asian="Calibri2" style:font-size-asian="9pt" style:language-asian="en" style:country-asian="US" style:font-name-complex="Times New Roman1" style:font-size-complex="9pt" style:language-complex="ar" style:country-complex="SA"/>
    </style:style>
    <style:style style:name="T199" style:family="text">
      <style:text-properties style:font-name="Cambria Math1" fo:font-size="9pt" fo:language="en" fo:country="AU" style:font-size-asian="9pt" style:font-name-complex="Tahoma" style:font-size-complex="9pt" style:font-style-complex="italic"/>
    </style:style>
    <style:style style:name="T200" style:family="text">
      <style:text-properties style:font-name="Cambria Math1" fo:font-size="9pt" fo:language="en" fo:country="US" style:letter-kerning="false" style:font-size-asian="9pt" style:language-asian="en" style:country-asian="US" style:font-name-complex="Tahoma" style:font-size-complex="9pt" style:language-complex="ar" style:country-complex="SA" style:font-style-complex="italic"/>
    </style:style>
    <style:style style:name="T201" style:family="text">
      <style:text-properties style:font-name="Cambria Math1" fo:font-size="9pt" fo:language="en" fo:country="US" officeooo:rsid="00899c35" style:font-size-asian="9pt" style:font-name-complex="Tahoma" style:font-size-complex="9pt"/>
    </style:style>
    <style:style style:name="T202" style:family="text">
      <style:text-properties fo:color="#000000" loext:opacity="100%" style:font-name="Cambria Math1" fo:font-size="9pt" fo:language="en" fo:country="US" style:font-size-asian="9pt" style:font-family-complex="'Cambria Math'" style:font-family-generic-complex="system" style:font-pitch-complex="variable" style:font-size-complex="9pt">
        <loext:char-complex-color loext:theme-type="dark1" loext:color-type="theme"/>
      </style:text-properties>
    </style:style>
    <style:style style:name="T203" style:family="text">
      <style:text-properties fo:color="#000000" loext:opacity="100%" style:font-name="Cambria Math1" fo:font-size="9pt" fo:language="en" fo:country="US" officeooo:rsid="0090ef09" style:font-size-asian="9pt" style:font-name-complex="Tahoma" style:font-size-complex="9pt">
        <loext:char-complex-color loext:theme-type="dark1" loext:color-type="theme"/>
      </style:text-properties>
    </style:style>
    <style:style style:name="T204" style:family="text">
      <style:text-properties fo:color="#000000" loext:opacity="100%" style:font-name="Courier" fo:font-size="9pt" fo:language="en" fo:country="US" style:font-size-asian="9pt" style:font-name-complex="Tahoma" style:font-size-complex="9pt">
        <loext:char-complex-color loext:theme-type="dark1" loext:color-type="theme"/>
      </style:text-properties>
    </style:style>
    <style:style style:name="T205" style:family="text">
      <style:text-properties fo:font-variant="small-caps" fo:color="#000000" loext:opacity="100%" fo:font-family="Symbol" style:font-family-generic="roman" style:font-pitch="variable" style:font-charset="x-symbol" fo:font-size="9pt" fo:language="en" fo:country="US" style:font-name-asian="Symbol" style:font-size-asian="9pt" style:font-name-complex="Symbol" style:font-size-complex="9pt">
        <loext:char-complex-color loext:theme-type="dark1" loext:color-type="theme"/>
      </style:text-properties>
    </style:style>
    <style:style style:name="T206" style:family="text">
      <style:text-properties style:font-name="Cambria Math1" fo:font-size="9pt" fo:language="en" fo:country="US" style:font-size-asian="9pt" style:font-name-complex="Times New Roman1" style:font-size-complex="9pt" style:font-style-complex="italic"/>
    </style:style>
    <style:style style:name="T207" style:family="text">
      <style:text-properties style:text-position="sub 58%" style:font-name="Cambria Math1" fo:font-size="9pt" fo:language="en" fo:country="US" style:font-size-asian="9pt" style:font-name-complex="Times New Roman1" style:font-size-complex="9pt"/>
    </style:style>
    <style:style style:name="T208" style:family="text">
      <style:text-properties fo:font-family="Arial" style:font-family-generic="swiss" style:font-pitch="variable" fo:font-size="9pt" fo:language="en" fo:country="US" fo:font-style="italic" style:font-size-asian="9pt" style:font-style-asian="italic" style:font-family-complex="Arial" style:font-family-generic-complex="system" style:font-pitch-complex="variable" style:font-size-complex="9pt" style:font-style-complex="italic"/>
    </style:style>
    <style:style style:name="T209" style:family="text">
      <style:text-properties style:font-name="Cambria Math1" fo:font-size="9pt" fo:language="en" fo:country="US" style:font-size-asian="9pt" style:font-size-complex="9pt"/>
    </style:style>
    <style:style style:name="T210" style:family="text">
      <style:text-properties style:font-name="Courier" fo:font-size="9pt" fo:language="en" fo:country="US" style:font-size-asian="9pt" style:font-size-complex="9pt"/>
    </style:style>
    <style:style style:name="T211" style:family="text">
      <style:text-properties style:font-name="Cambria Math1" fo:font-size="9pt" fo:language="en" fo:country="US" officeooo:rsid="008b33b5" style:font-size-asian="9pt" style:font-name-complex="Times New Roman1" style:font-size-complex="9pt"/>
    </style:style>
    <style:style style:name="T212" style:family="text">
      <style:text-properties style:text-position="sub 58%" style:font-name="Cambria Math1" fo:font-size="9pt" fo:language="en" fo:country="US" fo:font-style="italic" style:font-size-asian="9pt" style:font-style-asian="italic" style:font-name-complex="Times New Roman1" style:font-size-complex="9pt" style:font-style-complex="italic"/>
    </style:style>
    <style:style style:name="T213" style:family="text">
      <style:text-properties fo:color="#000000" loext:opacity="100%" style:font-name="Cambria Math1" fo:font-size="9pt" fo:language="en" fo:country="GB" fo:font-weight="bold" style:font-size-asian="9pt" style:font-weight-asian="bold" style:font-name-complex="Tahoma" style:font-size-complex="9pt">
        <loext:char-complex-color loext:theme-type="dark1" loext:color-type="theme"/>
      </style:text-properties>
    </style:style>
    <style:style style:name="T214" style:family="text">
      <style:text-properties fo:language="en" fo:country="US"/>
    </style:style>
    <style:style style:name="T215" style:family="text">
      <style:text-properties fo:color="#000000" loext:opacity="100%" style:font-name="Cambria Math1" fo:font-size="9pt" fo:language="en" fo:country="US" fo:font-weight="bold" officeooo:rsid="017c8193" style:font-size-asian="9pt" style:font-weight-asian="bold" style:font-name-complex="Tahoma" style:font-size-complex="9pt">
        <loext:char-complex-color loext:theme-type="dark1" loext:color-type="theme"/>
      </style:text-properties>
    </style:style>
    <style:style style:name="T216" style:family="text">
      <style:text-properties fo:color="#000000" loext:opacity="100%" style:font-name="Cambria Math1" fo:font-size="9pt" fo:language="en" fo:country="US" fo:font-weight="bold" officeooo:rsid="0181e550" style:font-size-asian="9pt" style:font-weight-asian="bold" style:font-name-complex="Tahoma" style:font-size-complex="9pt">
        <loext:char-complex-color loext:theme-type="dark1" loext:color-type="theme"/>
      </style:text-properties>
    </style:style>
    <style:style style:name="T217" style:family="text">
      <style:text-properties fo:color="#000000" loext:opacity="100%" style:font-name="Courier" fo:font-size="9pt" fo:language="en" fo:country="AU" style:font-size-asian="9pt" style:font-name-complex="Tahoma" style:font-size-complex="9pt">
        <loext:char-complex-color loext:theme-type="dark1" loext:color-type="theme"/>
      </style:text-properties>
    </style:style>
    <style:style style:name="T218" style:family="text">
      <style:text-properties fo:color="#7030a0" loext:opacity="100%" style:font-name="Courier" fo:font-size="9pt" fo:language="en" fo:country="US" officeooo:rsid="017a225f" style:letter-kerning="false" style:font-name-asian="Calibri2" style:font-size-asian="9pt" style:language-asian="en" style:country-asian="US" style:font-name-complex="Times New Roman1" style:font-size-complex="9pt" style:language-complex="ar" style:country-complex="SA"/>
    </style:style>
    <style:style style:name="T219" style:family="text">
      <style:text-properties fo:color="#7030a0" loext:opacity="100%"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20" style:family="text">
      <style:text-properties fo:color="#7030a0" loext:opacity="100%" style:font-name="Courier" fo:font-size="9pt" fo:language="en" fo:country="US" officeooo:rsid="017e56fa" style:letter-kerning="false" style:font-name-asian="Calibri2" style:font-size-asian="9pt" style:language-asian="en" style:country-asian="US" style:font-name-complex="Times New Roman1" style:font-size-complex="9pt" style:language-complex="ar" style:country-complex="SA"/>
    </style:style>
    <style:style style:name="T221" style:family="text">
      <style:text-properties fo:color="#7030a0" loext:opacity="100%" style:font-name="Courier" fo:font-size="9pt" fo:language="en" fo:country="US" officeooo:rsid="017bf821" style:letter-kerning="false" style:font-name-asian="Calibri2" style:font-size-asian="9pt" style:language-asian="en" style:country-asian="US" style:font-name-complex="Times New Roman1" style:font-size-complex="9pt" style:language-complex="ar" style:country-complex="SA"/>
    </style:style>
    <style:style style:name="T222" style:family="text">
      <style:text-properties fo:color="#7030a0" loext:opacity="100%" style:font-name="Cambria Math1" fo:font-size="9pt" fo:language="en" fo:country="US" officeooo:rsid="017a225f" style:letter-kerning="false" style:font-name-asian="MS Mincho" style:font-size-asian="9pt" style:language-asian="en" style:country-asian="US" style:font-name-complex="Times New Roman1" style:font-size-complex="9pt" style:language-complex="ar" style:country-complex="SA"/>
    </style:style>
    <style:style style:name="T223" style:family="text">
      <style:text-properties fo:color="#7030a0" loext:opacity="100%" style:font-name="Cambria Math1"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24" style:family="text">
      <style:text-properties officeooo:rsid="017a225f"/>
    </style:style>
    <style:style style:name="T225" style:family="text">
      <style:text-properties officeooo:rsid="01789141"/>
    </style:style>
    <style:style style:name="T226" style:family="text">
      <style:text-properties officeooo:rsid="0181b5ba"/>
    </style:style>
    <style:style style:name="T227" style:family="text">
      <style:text-properties officeooo:rsid="01803f5f"/>
    </style:style>
    <style:style style:name="T228" style:family="text">
      <style:text-properties officeooo:rsid="017bf821"/>
    </style:style>
    <style:style style:name="T229" style:family="text">
      <style:text-properties fo:color="#7030a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30" style:family="text">
      <style:text-properties fo:color="#7030a0" loext:opacity="100%" style:font-name="Cambria Math1" fo:font-size="9pt" fo:language="en" fo:country="US" officeooo:rsid="00467e4c" style:letter-kerning="false" style:font-name-asian="MS Mincho" style:font-size-asian="9pt" style:language-asian="en" style:country-asian="US" style:font-name-complex="Times New Roman1" style:font-size-complex="9pt" style:language-complex="ar" style:country-complex="SA"/>
    </style:style>
    <style:style style:name="T231" style:family="text">
      <style:text-properties fo:color="#000000" loext:opacity="100%" style:font-name="Cambria Math1" fo:font-size="9pt" style:font-size-asian="9pt" style:font-name-complex="Tahoma" style:font-size-complex="9pt">
        <loext:char-complex-color loext:theme-type="dark1" loext:color-type="theme"/>
      </style:text-properties>
    </style:style>
    <style:style style:name="T232" style:family="text">
      <style:text-properties fo:color="#7030a0" loext:opacity="100%" style:font-name="Courier" fo:font-size="9pt" fo:language="en" fo:country="US" officeooo:rsid="00467e4c" style:letter-kerning="false" style:font-name-asian="MS Mincho" style:font-size-asian="9pt" style:language-asian="en" style:country-asian="US" style:font-name-complex="Times New Roman1" style:font-size-complex="9pt" style:language-complex="ar" style:country-complex="SA"/>
    </style:style>
    <style:style style:name="T233" style:family="text">
      <style:text-properties fo:color="#7030a0"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34" style:family="text">
      <style:text-properties fo:color="#7030a0" loext:opacity="100%" style:text-position="sub 58%" style:font-name="Courier" fo:font-size="9pt" style:font-name-asian="MS Mincho" style:font-size-asian="9pt" style:font-name-complex="Times New Roman1" style:font-size-complex="9pt"/>
    </style:style>
    <style:style style:name="T235" style:family="text">
      <style:text-properties fo:color="#7030a0" loext:opacity="100%" style:text-position="0% 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36" style:family="text">
      <style:text-properties fo:color="#7030a0" loext:opacity="100%" style:font-name="Cambria Math1" fo:font-size="9pt" style:font-family-asian="'Malgun Gothic'" style:font-family-generic-asian="system" style:font-pitch-asian="variable" style:font-size-asian="9pt" style:font-family-complex="'Cambria Math'" style:font-family-generic-complex="system" style:font-pitch-complex="variable" style:font-size-complex="9pt"/>
    </style:style>
    <style:style style:name="T237" style:family="text">
      <style:text-properties fo:color="#7030a0" loext:opacity="100%" style:font-name="Cambria Math1" fo:font-size="9pt" fo:language="en" fo:country="US" style:letter-kerning="false" style:font-family-asian="'Malgun Gothic'" style:font-family-generic-asian="system" style:font-pitch-asian="variable" style:font-size-asian="9pt" style:language-asian="en" style:country-asian="US" style:font-family-complex="'Cambria Math'" style:font-family-generic-complex="system" style:font-pitch-complex="variable" style:font-size-complex="9pt" style:language-complex="ar" style:country-complex="SA"/>
    </style:style>
    <style:style style:name="T238" style:family="text">
      <style:text-properties style:font-name="Cambria Math1"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39" style:family="text">
      <style:text-properties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40" style:family="text">
      <style:text-properties style:font-name="Courier" fo:font-size="9pt" fo:language="en" fo:country="US" fo:font-style="italic" style:letter-kerning="false" style:font-name-asian="Calibri2" style:font-size-asian="9pt" style:language-asian="en" style:country-asian="US" style:font-style-asian="italic" style:font-name-complex="Times New Roman1" style:font-size-complex="9pt" style:language-complex="ar" style:country-complex="SA"/>
    </style:style>
    <style:style style:name="T241" style:family="text">
      <style:text-properties fo:color="#000000" loext:opacity="100%" style:font-name="Courier" fo:font-size="9pt" fo:language="en" fo:country="AU" style:letter-kerning="false" style:font-name-asian="Calibri2" style:font-size-asian="9pt" style:language-asian="en" style:country-asian="US" style:font-name-complex="Tahoma" style:font-size-complex="9pt" style:language-complex="ar" style:country-complex="SA">
        <loext:char-complex-color loext:theme-type="dark1" loext:color-type="theme"/>
      </style:text-properties>
    </style:style>
    <style:style style:name="T242" style:family="text">
      <style:text-properties style:font-name="Courier" fo:font-size="9pt" fo:language="en" fo:country="US" fo:font-weight="bold" style:letter-kerning="false" style:font-name-asian="Calibri2" style:font-size-asian="9pt" style:language-asian="en" style:country-asian="US" style:font-weight-asian="bold" style:font-name-complex="Times New Roman1" style:font-size-complex="9pt" style:language-complex="ar" style:country-complex="SA" style:font-weight-complex="bold"/>
    </style:style>
    <style:style style:name="T243" style:family="text">
      <style:text-properties fo:color="#000000" loext:opacity="100%" style:font-name="Cambria Math1" fo:font-size="9pt" fo:language="en" fo:country="US" fo:font-weight="bold" style:font-size-asian="9pt" style:language-asian="en" style:country-asian="US" style:font-weight-asian="bold" style:font-name-complex="Tahoma" style:font-size-complex="9pt" style:language-complex="ar" style:country-complex="SA">
        <loext:char-complex-color loext:theme-type="dark1" loext:color-type="theme"/>
      </style:text-properties>
    </style:style>
    <style:style style:name="T244" style:family="text">
      <style:text-properties fo:color="#7030a0" loext:opacity="100%" style:font-name="Cambria Math1" fo:font-size="9pt" fo:language="en" fo:country="US" style:letter-kerning="false" style:font-size-asian="9pt" style:language-asian="en" style:country-asian="US" style:font-name-complex="Times New Roman1" style:font-size-complex="9pt" style:language-complex="ar" style:country-complex="SA"/>
    </style:style>
    <style:style style:name="T245" style:family="text">
      <style:text-properties fo:color="#7030a0" loext:opacity="100%" style:font-name="Courier" fo:font-size="9pt" fo:language="en" fo:country="US" officeooo:rsid="013fe943" style:letter-kerning="false" style:font-name-asian="MS Mincho" style:font-size-asian="9pt" style:language-asian="en" style:country-asian="US" style:font-name-complex="Times New Roman1" style:font-size-complex="9pt" style:language-complex="ar" style:country-complex="SA"/>
    </style:style>
    <style:style style:name="T246" style:family="text">
      <style:text-properties fo:color="#7030a0" loext:opacity="100%" style:text-position="sub 58%" style:font-name="Courier" fo:font-size="9pt" fo:language="en" fo:country="US" officeooo:rsid="013fcabb" style:letter-kerning="false" style:font-name-asian="MS Mincho" style:font-size-asian="9pt" style:language-asian="en" style:country-asian="US" style:font-name-complex="Times New Roman1" style:font-size-complex="9pt" style:language-complex="ar" style:country-complex="SA"/>
    </style:style>
    <style:style style:name="T247" style:family="text">
      <style:text-properties fo:color="#7030a0" loext:opacity="100%" style:font-name="Cambria Math1" fo:font-size="9pt" fo:language="en" fo:country="AU" style:font-size-asian="9pt" style:font-name-complex="Tahoma" style:font-size-complex="9pt"/>
    </style:style>
    <style:style style:name="T248" style:family="text">
      <style:text-properties fo:font-variant="small-caps" fo:color="#7030a0" loext:opacity="100%" fo:font-family="Symbol" style:font-family-generic="roman" style:font-pitch="variable" style:font-charset="x-symbol" fo:font-size="9pt" fo:language="en" fo:country="US" style:letter-kerning="false" style:font-name-asian="Symbol" style:font-size-asian="9pt" style:language-asian="en" style:country-asian="US" style:font-name-complex="Symbol" style:font-size-complex="9pt" style:language-complex="ar" style:country-complex="SA"/>
    </style:style>
    <style:style style:name="T249" style:family="text">
      <style:text-properties fo:color="#7030a0" loext:opacity="100%" style:font-name="Cambria Math1"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50" style:family="text">
      <style:text-properties fo:color="#7030a0" loext:opacity="100%" style:font-name="Courier" fo:font-size="9pt" fo:language="en" fo:country="US" officeooo:rsid="01428896" style:letter-kerning="false" style:font-name-asian="Calibri2" style:font-size-asian="9pt" style:language-asian="en" style:country-asian="US" style:font-name-complex="Times New Roman1" style:font-size-complex="9pt" style:language-complex="ar" style:country-complex="SA"/>
    </style:style>
    <style:style style:name="T251" style:family="text">
      <style:text-properties style:font-name="Courier" fo:font-size="9pt" fo:language="en" fo:country="US" officeooo:rsid="01428896" style:letter-kerning="false" style:font-name-asian="MS Mincho" style:font-size-asian="9pt" style:language-asian="en" style:country-asian="US" style:font-name-complex="Times New Roman1" style:font-size-complex="9pt" style:language-complex="ar" style:country-complex="SA"/>
    </style:style>
    <style:style style:name="T252" style:family="text">
      <style:text-properties style:text-position="sub 58%" style:font-name="Courier" fo:font-size="9pt" fo:language="en" fo:country="US" officeooo:rsid="013fcabb" style:letter-kerning="false" style:font-name-asian="MS Mincho" style:font-size-asian="9pt" style:language-asian="en" style:country-asian="US" style:font-name-complex="Times New Roman1" style:font-size-complex="9pt" style:language-complex="ar" style:country-complex="SA"/>
    </style:style>
    <style:style style:name="T253" style:family="text">
      <style:text-properties fo:color="#7030a0" loext:opacity="100%" style:font-name="Courier" fo:font-size="9pt" fo:language="en" fo:country="AU" style:font-name-asian="MS Mincho" style:font-size-asian="9pt" style:font-name-complex="Times New Roman1" style:font-size-complex="9pt"/>
    </style:style>
    <style:style style:name="T254" style:family="text">
      <style:text-properties fo:color="#7030a0" loext:opacity="100%" style:font-name="Cambria Math1" fo:font-size="9pt" fo:language="en" fo:country="US" fo:font-weight="bold" style:letter-kerning="false" style:font-name-asian="MS Mincho" style:font-size-asian="9pt" style:language-asian="en" style:country-asian="US" style:font-weight-asian="bold" style:font-name-complex="Times New Roman1" style:font-size-complex="9pt" style:language-complex="ar" style:country-complex="SA"/>
    </style:style>
    <style:style style:name="T255" style:family="text">
      <style:text-properties fo:color="#7030a0" loext:opacity="100%" style:font-name="Courier" fo:font-size="9pt" fo:language="en" fo:country="AU" fo:font-style="italic" style:font-name-asian="MS Mincho" style:font-size-asian="9pt" style:font-style-asian="italic" style:font-name-complex="Times New Roman1" style:font-size-complex="9pt"/>
    </style:style>
    <style:style style:name="T256" style:family="text">
      <style:text-properties fo:font-family="'Segoe UI Symbol'" style:font-family-generic="swiss" style:font-pitch="variable" fo:font-size="6.5pt" fo:language="en" fo:country="US" style:letter-kerning="false" style:font-name-asian="MS Mincho" style:font-size-asian="6.5pt" style:language-asian="en" style:country-asian="US" style:font-family-complex="'Segoe UI Symbol'" style:font-family-generic-complex="system" style:font-pitch-complex="variable" style:font-size-complex="6.5pt" style:language-complex="ar" style:country-complex="SA"/>
    </style:style>
    <style:style style:name="T257" style:family="text">
      <style:text-properties fo:font-family="'Segoe UI Symbol'" style:font-family-generic="swiss" style:font-pitch="variable" fo:font-size="9pt" fo:language="en" fo:country="US" style:letter-kerning="false" style:font-name-asian="MS Mincho" style:font-size-asian="9pt" style:language-asian="en" style:country-asian="US" style:font-family-complex="'Segoe UI Symbol'" style:font-family-generic-complex="system" style:font-pitch-complex="variable" style:font-size-complex="9pt" style:language-complex="ar" style:country-complex="SA"/>
    </style:style>
    <style:style style:name="T258" style:family="text">
      <style:text-properties style:font-name="Cambria Math1" fo:font-size="9pt" fo:language="en" fo:country="US" style:letter-kerning="false" style:font-name-asian="MS Mincho" style:font-size-asian="9pt" style:language-asian="en" style:country-asian="US" style:font-family-complex="'Cambria Math'" style:font-family-generic-complex="system" style:font-pitch-complex="variable" style:font-size-complex="9pt" style:language-complex="ar" style:country-complex="SA"/>
    </style:style>
    <style:style style:name="T259" style:family="text">
      <style:text-properties fo:color="#7030a0" loext:opacity="100%" style:font-name="Cambria Math1" fo:font-size="9pt" fo:language="en" fo:country="AU" style:font-name-asian="MS Mincho" style:font-size-asian="9pt" style:font-name-complex="Times New Roman1" style:font-size-complex="9pt"/>
    </style:style>
    <style:style style:name="T260" style:family="text">
      <style:text-properties fo:font-variant="small-caps" fo:color="#7030a0" loext:opacity="100%" style:font-name="Cambria Math1" fo:font-size="9pt" fo:language="en" fo:country="US" style:letter-kerning="false" style:font-family-asian="'Malgun Gothic'" style:font-family-generic-asian="system" style:font-pitch-asian="variable" style:font-size-asian="9pt" style:language-asian="en" style:country-asian="US" style:font-family-complex="'Cambria Math'" style:font-family-generic-complex="system" style:font-pitch-complex="variable" style:font-size-complex="9pt" style:language-complex="ar" style:country-complex="SA"/>
    </style:style>
    <style:style style:name="T261" style:family="text">
      <style:text-properties fo:color="#7030a0" loext:opacity="100%" style:font-name="Cambria Math1" fo:font-size="9pt" fo:language="en" fo:country="US" fo:font-style="italic" style:letter-kerning="false" style:font-name-asian="Calibri2" style:font-size-asian="9pt" style:language-asian="en" style:country-asian="US" style:font-style-asian="italic" style:font-name-complex="Tahoma" style:font-size-complex="9pt" style:language-complex="ar" style:country-complex="SA" style:font-style-complex="italic"/>
    </style:style>
    <style:style style:name="T262" style:family="text">
      <style:text-properties style:font-name="Courier" fo:font-size="9pt" fo:language="en" fo:country="US" style:letter-kerning="false" style:font-name-asian="MS Mincho" style:font-size-asian="9pt" style:language-asian="en" style:country-asian="US" style:font-family-complex="'Segoe UI Symbol'" style:font-family-generic-complex="system" style:font-pitch-complex="variable" style:font-size-complex="9pt" style:language-complex="ar" style:country-complex="SA"/>
    </style:style>
    <style:style style:name="T263" style:family="text">
      <style:text-properties fo:color="#7030a0" loext:opacity="100%" style:font-name="Courier" fo:font-size="9pt" fo:language="en" fo:country="US" fo:font-style="italic" style:text-underline-style="solid" style:text-underline-width="auto" style:text-underline-color="font-color" style:letter-kerning="false" style:font-name-asian="MS Mincho" style:font-size-asian="9pt" style:language-asian="en" style:country-asian="US" style:font-style-asian="italic" style:font-name-complex="Times New Roman1" style:font-size-complex="9pt" style:language-complex="ar" style:country-complex="SA" style:font-style-complex="italic"/>
    </style:style>
    <style:style style:name="T264" style:family="text">
      <style:text-properties fo:color="#7030a0" loext:opacity="100%" style:font-name="Courier" fo:font-size="5pt" fo:language="en" fo:country="AU" style:font-name-asian="MS Mincho" style:font-size-asian="5pt" style:font-name-complex="Times New Roman1" style:font-size-complex="5pt"/>
    </style:style>
    <style:style style:name="T265" style:family="text">
      <style:text-properties fo:color="#7030a0" loext:opacity="100%" style:font-name="Courier" fo:font-size="5pt" fo:language="en" fo:country="AU" style:letter-kerning="false" style:font-name-asian="MS Mincho" style:font-size-asian="5pt" style:language-asian="en" style:country-asian="US" style:font-name-complex="Times New Roman1" style:font-size-complex="5pt" style:language-complex="ar" style:country-complex="SA"/>
    </style:style>
    <style:style style:name="T266" style:family="text">
      <style:text-properties fo:color="#7030a0" loext:opacity="100%" fo:font-family="Cambria" style:font-family-generic="roman" style:font-pitch="variable" fo:font-size="9pt" fo:language="en" fo:country="US" style:letter-kerning="false" style:font-name-asian="MS Mincho" style:font-size-asian="9pt" style:language-asian="en" style:country-asian="US" style:font-family-complex="Cambria" style:font-family-generic-complex="system" style:font-pitch-complex="variable" style:font-size-complex="9pt" style:language-complex="ar" style:country-complex="SA"/>
    </style:style>
    <style:style style:name="T267" style:family="text">
      <style:text-properties fo:color="#538135" loext:opacity="100%" fo:font-size="9pt" fo:language="en" fo:country="AU" style:font-size-asian="9pt" style:font-size-complex="9pt">
        <loext:char-complex-color loext:theme-type="accent6" loext:color-type="theme">
          <loext:transformation loext:type="shade" loext:value="2509"/>
        </loext:char-complex-color>
      </style:text-properties>
    </style:style>
    <style:style style:name="T268" style:family="text">
      <style:text-properties fo:color="#538135" loext:opacity="100%" fo:font-size="9pt" fo:language="en" fo:country="US" style:letter-kerning="false" style:font-size-asian="9pt" style:language-asian="en" style:country-asian="US" style:font-size-complex="9pt" style:language-complex="ar" style:country-complex="SA">
        <loext:char-complex-color loext:theme-type="accent6" loext:color-type="theme">
          <loext:transformation loext:type="shade" loext:value="2509"/>
        </loext:char-complex-color>
      </style:text-properties>
    </style:style>
    <style:style style:name="T269" style:family="text">
      <style:text-properties fo:color="#7030a0" loext:opacity="100%" style:font-name="Cambria Math1" fo:font-size="9pt" fo:language="en" fo:country="US" officeooo:rsid="014485ef" style:letter-kerning="false" style:font-name-asian="MS Mincho" style:font-size-asian="9pt" style:language-asian="en" style:country-asian="US" style:font-name-complex="Times New Roman1" style:font-size-complex="9pt" style:language-complex="ar" style:country-complex="SA"/>
    </style:style>
    <style:style style:name="T270" style:family="text">
      <style:text-properties style:font-name="Courier" fo:font-size="9pt" fo:language="en" fo:country="US" fo:font-style="italic" style:text-underline-style="solid" style:text-underline-width="auto" style:text-underline-color="font-color" style:letter-kerning="false" style:font-name-asian="MS Mincho" style:font-size-asian="9pt" style:language-asian="en" style:country-asian="US" style:font-style-asian="italic" style:font-name-complex="Times New Roman1" style:font-size-complex="9pt" style:language-complex="ar" style:country-complex="SA" style:font-style-complex="italic"/>
    </style:style>
    <style:style style:name="T271" style:family="text">
      <style:text-properties fo:color="#7030a0" loext:opacity="100%" style:text-position="sub 58%" style:font-name="Courier" fo:font-size="9pt" fo:language="en" fo:country="US" style:letter-kerning="false" style:font-name-asian="Calibri2" style:font-size-asian="9pt" style:language-asian="en" style:country-asian="US" style:font-name-complex="Times New Roman1" style:font-size-complex="9pt" style:language-complex="ar" style:country-complex="SA"/>
    </style:style>
    <style:style style:name="T272" style:family="text">
      <style:text-properties fo:color="#7030a0" loext:opacity="100%" style:text-position="sub 58%" style:font-name="Courier" fo:font-size="9pt" fo:language="en" fo:country="AU" style:font-name-asian="MS Mincho" style:font-size-asian="9pt" style:font-name-complex="Times New Roman1" style:font-size-complex="9pt"/>
    </style:style>
    <style:style style:name="T273" style:family="text">
      <style:text-properties fo:color="#7030a0" loext:opacity="100%" fo:font-family="Cambria" style:font-family-generic="roman" style:font-pitch="variable" fo:language="en" fo:country="US" style:letter-kerning="false" style:font-name-asian="MS Mincho" style:font-size-asian="12pt" style:language-asian="en" style:country-asian="US" style:font-family-complex="Cambria" style:font-family-generic-complex="system" style:font-pitch-complex="variable" style:font-size-complex="12pt" style:language-complex="ar" style:country-complex="SA"/>
    </style:style>
    <style:style style:name="T274" style:family="text">
      <style:text-properties fo:color="#7030a0" loext:opacity="100%" fo:font-family="Symbol" style:font-family-generic="roman" style:font-pitch="variable" style:font-charset="x-symbol" fo:language="en" fo:country="US" style:letter-kerning="false" style:font-name-asian="Symbol" style:font-size-asian="12pt" style:language-asian="en" style:country-asian="US" style:font-name-complex="Symbol" style:font-size-complex="12pt" style:language-complex="ar" style:country-complex="SA"/>
    </style:style>
    <style:style style:name="T275" style:family="text">
      <style:text-properties fo:color="#7030a0" loext:opacity="100%" style:text-position="sub 58%" style:font-name="Cambria Math1"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276" style:family="text">
      <style:text-properties fo:color="#000000" loext:opacity="100%" style:text-position="sub 58%" style:font-name="Cambria Math1" fo:font-size="9pt" fo:language="en" fo:country="AU" style:font-size-asian="9pt" style:font-name-complex="Tahoma" style:font-size-complex="9pt">
        <loext:char-complex-color loext:theme-type="dark1" loext:color-type="theme"/>
      </style:text-properties>
    </style:style>
    <style:style style:name="T277" style:family="text">
      <style:text-properties fo:color="#000000" loext:opacity="100%" style:font-name="Cambria Math1" fo:font-size="9pt" fo:language="en" fo:country="AU" style:letter-kerning="false" style:font-name-asian="MS Mincho" style:font-size-asian="9pt" style:language-asian="en" style:country-asian="US" style:font-name-complex="Tahoma" style:font-size-complex="9pt" style:language-complex="ar" style:country-complex="SA">
        <loext:char-complex-color loext:theme-type="dark1" loext:color-type="theme"/>
      </style:text-properties>
    </style:style>
    <style:style style:name="T278" style:family="text">
      <style:text-properties fo:color="#7030a0" loext:opacity="100%" style:font-name="Cambria Math1" fo:font-size="9pt" fo:language="en" fo:country="AU" fo:font-weight="bold" style:font-name-asian="MS Mincho" style:font-size-asian="9pt" style:font-weight-asian="bold" style:font-name-complex="Times New Roman1" style:font-size-complex="9pt"/>
    </style:style>
    <style:style style:name="T279" style:family="text">
      <style:text-properties fo:color="#538135" loext:opacity="100%" style:font-name="Cambria Math1" fo:font-size="9pt" fo:language="en" fo:country="AU" style:font-size-asian="9pt" style:font-name-complex="Tahoma" style:font-size-complex="9pt">
        <loext:char-complex-color loext:theme-type="accent6" loext:color-type="theme">
          <loext:transformation loext:type="shade" loext:value="2509"/>
        </loext:char-complex-color>
      </style:text-properties>
    </style:style>
    <style:style style:name="T280" style:family="text">
      <style:text-properties fo:color="#7030a0" loext:opacity="100%" style:font-name="Courier"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81" style:family="text">
      <style:text-properties fo:color="#7030a0" loext:opacity="100%" style:text-position="sub 58%" style:font-name="Courier"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82" style:family="text">
      <style:text-properties fo:color="#7030a0" loext:opacity="100%" style:text-position="0% 100%" style:font-name="Courier"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83" style:family="text">
      <style:text-properties fo:color="#7030a0" loext:opacity="100%" fo:font-size="9pt" fo:language="en" fo:country="US" officeooo:rsid="007f91c7" style:letter-kerning="false" style:font-name-asian="Calibri2" style:font-size-asian="9pt" style:language-asian="en" style:country-asian="US" style:font-name-complex="Times New Roman1" style:font-size-complex="9pt" style:language-complex="ar" style:country-complex="SA"/>
    </style:style>
    <style:style style:name="T284" style:family="text">
      <style:text-properties fo:color="#7030a0" loext:opacity="100%" fo:font-size="9pt" fo:language="en" fo:country="US" officeooo:rsid="007eb936" style:letter-kerning="false" style:font-name-asian="Calibri2" style:font-size-asian="9pt" style:language-asian="en" style:country-asian="US" style:font-name-complex="Times New Roman1" style:font-size-complex="9pt" style:language-complex="ar" style:country-complex="SA"/>
    </style:style>
    <style:style style:name="T285" style:family="text">
      <style:text-properties fo:color="#7030a0" loext:opacity="100%" fo:font-size="9pt" fo:language="en" fo:country="US" officeooo:rsid="0078b51e" style:letter-kerning="false" style:font-name-asian="Calibri2" style:font-size-asian="9pt" style:language-asian="en" style:country-asian="US" style:font-name-complex="Times New Roman1" style:font-size-complex="9pt" style:language-complex="ar" style:country-complex="SA"/>
    </style:style>
    <style:style style:name="T286" style:family="text">
      <style:text-properties fo:color="#7030a0" loext:opacity="100%" fo:font-family="Courier" style:font-family-generic="modern" style:font-pitch="fixed" fo:font-size="9pt" fo:language="en" fo:country="US" officeooo:rsid="0078b51e" style:letter-kerning="false" style:font-name-asian="Calibri2" style:font-size-asian="9pt" style:language-asian="en" style:country-asian="US" style:font-name-complex="Times New Roman1" style:font-size-complex="9pt" style:language-complex="ar" style:country-complex="SA"/>
    </style:style>
    <style:style style:name="T287" style:family="text">
      <style:text-properties fo:color="#7030a0" loext:opacity="100%"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88" style:family="text">
      <style:text-properties fo:color="#7030a0" loext:opacity="100%" style:font-name="Cambria Math1" fo:font-size="9pt" fo:language="en" fo:country="US" officeooo:rsid="0084d10a" style:letter-kerning="false" style:font-name-asian="MS Mincho" style:font-size-asian="9pt" style:language-asian="en" style:country-asian="US" style:font-name-complex="Times New Roman1" style:font-size-complex="9pt" style:language-complex="ar" style:country-complex="SA"/>
    </style:style>
    <style:style style:name="T289" style:family="text">
      <style:text-properties fo:color="#7030a0" loext:opacity="100%" style:font-name="Cambria Math1"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90" style:family="text">
      <style:text-properties fo:color="#2e8b57" loext:opacity="100%" style:font-name="Cambria Math1"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91" style:family="text">
      <style:text-properties fo:color="#2e8b57" loext:opacity="100%" style:text-position="sub 58%" style:font-name="Cambria Math1"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92" style:family="text">
      <style:text-properties fo:color="#2e8b57" loext:opacity="100%" style:text-position="0% 100%" style:font-name="Cambria Math1"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style>
    <style:style style:name="T293" style:family="text">
      <style:text-properties fo:color="#2e8b57" loext:opacity="100%" style:text-position="sub 58%" style:font-name="Cambria Math1" fo:font-size="9pt" fo:language="en" fo:country="US" officeooo:rsid="007cbe33" style:letter-kerning="false" style:font-name-asian="MS Mincho" style:font-size-asian="9pt" style:language-asian="en" style:country-asian="US" style:font-name-complex="Times New Roman1" style:font-size-complex="9pt" style:language-complex="ar" style:country-complex="SA"/>
    </style:style>
    <style:style style:name="T294" style:family="text">
      <style:text-properties fo:color="#2e8b57" loext:opacity="100%" style:text-position="0% 100%" style:font-name="Cambria Math1" fo:font-size="9pt" fo:language="en" fo:country="US" officeooo:rsid="0080083e" style:letter-kerning="false" style:font-name-asian="MS Mincho" style:font-size-asian="9pt" style:language-asian="en" style:country-asian="US" style:font-name-complex="Times New Roman1" style:font-size-complex="9pt" style:language-complex="ar" style:country-complex="SA"/>
    </style:style>
    <style:style style:name="T295" style:family="text">
      <style:text-properties fo:color="#2e8b57" loext:opacity="100%" style:text-position="sub 58%" style:font-name="Cambria Math1" fo:font-size="9pt" fo:language="en" fo:country="US" officeooo:rsid="0080083e" style:letter-kerning="false" style:font-name-asian="MS Mincho" style:font-size-asian="9pt" style:language-asian="en" style:country-asian="US" style:font-name-complex="Times New Roman1" style:font-size-complex="9pt" style:language-complex="ar" style:country-complex="SA"/>
    </style:style>
    <style:style style:name="T296" style:family="text">
      <style:text-properties fo:color="#2e8b57" loext:opacity="100%" style:text-position="0% 100%" style:font-name="Cambria Math1" fo:font-size="9pt" fo:language="en" fo:country="US" officeooo:rsid="009bc89d" style:letter-kerning="false" style:font-name-asian="MS Mincho" style:font-size-asian="9pt" style:language-asian="en" style:country-asian="US" style:font-name-complex="Times New Roman1" style:font-size-complex="9pt" style:language-complex="ar" style:country-complex="SA"/>
    </style:style>
    <style:style style:name="T297" style:family="text">
      <style:text-properties fo:color="#2e8b57" loext:opacity="100%" style:text-position="0% 100%" style:font-name="Cambria Math1"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98" style:family="text">
      <style:text-properties fo:color="#2e8b57" loext:opacity="100%" style:text-position="sub 58%" style:font-name="Cambria Math1"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299" style:family="text">
      <style:text-properties fo:color="#2e8b57" loext:opacity="100%" style:text-position="0% 100%" style:font-name="Cambria Math1" fo:font-size="9pt" fo:language="en" fo:country="US" officeooo:rsid="00837843" style:letter-kerning="false" style:font-name-asian="MS Mincho" style:font-size-asian="9pt" style:language-asian="en" style:country-asian="US" style:font-name-complex="Times New Roman1" style:font-size-complex="9pt" style:language-complex="ar" style:country-complex="SA"/>
    </style:style>
    <style:style style:name="T300" style:family="text">
      <style:text-properties fo:color="#7030a0" loext:opacity="100%" style:font-name="Courier" fo:font-size="9pt" fo:language="en" fo:country="US" officeooo:rsid="004c5ffd" style:letter-kerning="false" style:font-name-asian="MS Mincho" style:font-size-asian="9pt" style:language-asian="en" style:country-asian="US" style:font-name-complex="Times New Roman1" style:font-size-complex="9pt" style:language-complex="ar" style:country-complex="SA"/>
    </style:style>
    <style:style style:name="T301" style:family="text">
      <style:text-properties fo:color="#7030a0" loext:opacity="100%" style:font-name="Courier" fo:font-size="9pt" fo:language="en" fo:country="US" officeooo:rsid="004e1234" style:letter-kerning="false" style:font-name-asian="MS Mincho" style:font-size-asian="9pt" style:language-asian="en" style:country-asian="US" style:font-name-complex="Times New Roman1" style:font-size-complex="9pt" style:language-complex="ar" style:country-complex="SA"/>
    </style:style>
    <style:style style:name="T302" style:family="text">
      <style:text-properties fo:color="#7030a0" loext:opacity="100%" style:font-name="Courier" fo:font-size="9pt" fo:language="en" fo:country="US" officeooo:rsid="0049a2a9" style:letter-kerning="false" style:font-name-asian="Calibri2" style:font-size-asian="9pt" style:language-asian="en" style:country-asian="US" style:font-name-complex="Times New Roman1" style:font-size-complex="9pt" style:language-complex="ar" style:country-complex="SA"/>
    </style:style>
    <style:style style:name="T303" style:family="text">
      <style:text-properties fo:color="#7030a0" loext:opacity="100%" style:font-name="Courier" fo:font-size="9pt" fo:language="en" fo:country="US" officeooo:rsid="0049a2a9" style:letter-kerning="false" style:font-name-asian="MS Mincho" style:font-size-asian="9pt" style:language-asian="en" style:country-asian="US" style:font-name-complex="Times New Roman1" style:font-size-complex="9pt" style:language-complex="ar" style:country-complex="SA"/>
    </style:style>
    <style:style style:name="T304" style:family="text">
      <style:text-properties fo:color="#7030a0" loext:opacity="100%" style:text-position="sub 58%" style:font-name="Courier" fo:font-size="9pt" fo:language="en" fo:country="US" officeooo:rsid="0049a2a9" style:letter-kerning="false" style:font-name-asian="MS Mincho" style:font-size-asian="9pt" style:language-asian="en" style:country-asian="US" style:font-name-complex="Times New Roman1" style:font-size-complex="9pt" style:language-complex="ar" style:country-complex="SA"/>
    </style:style>
    <style:style style:name="T305" style:family="text">
      <style:text-properties fo:color="#7030a0" loext:opacity="100%" style:font-name="Courier" fo:language="en" fo:country="US" fo:font-style="italic" style:text-underline-style="solid" style:text-underline-width="auto" style:text-underline-color="font-color" style:letter-kerning="false" style:font-name-asian="MS Mincho" style:language-asian="en" style:country-asian="US" style:font-style-asian="italic" style:font-name-complex="Times New Roman1" style:language-complex="ar" style:country-complex="SA" style:font-style-complex="italic"/>
    </style:style>
    <style:style style:name="T306" style:family="text">
      <style:text-properties fo:color="#7030a0" loext:opacity="100%" style:font-name="Cambria Math1" fo:language="en" fo:country="US" style:letter-kerning="false" style:font-name-asian="Calibri2" style:language-asian="en" style:country-asian="US" style:font-name-complex="Tahoma" style:language-complex="ar" style:country-complex="SA"/>
    </style:style>
    <style:style style:name="T307" style:family="text">
      <style:text-properties fo:color="#7030a0" loext:opacity="100%" fo:font-family="Cambria" style:font-family-generic="roman" style:font-pitch="variable" fo:language="en" fo:country="US" style:letter-kerning="false" style:font-name-asian="MS Mincho" style:language-asian="en" style:country-asian="US" style:font-family-complex="Cambria" style:font-family-generic-complex="system" style:font-pitch-complex="variable" style:language-complex="ar" style:country-complex="SA"/>
    </style:style>
    <style:style style:name="T308" style:family="text">
      <style:text-properties fo:color="#7030a0" loext:opacity="100%" style:font-name="Courier" fo:language="en" fo:country="US" style:letter-kerning="false" style:font-name-asian="MS Mincho" style:language-asian="en" style:country-asian="US" style:font-name-complex="Times New Roman1" style:language-complex="ar" style:country-complex="SA"/>
    </style:style>
    <style:style style:name="T309" style:family="text">
      <style:text-properties fo:color="#7030a0" loext:opacity="100%" style:font-name="Courier" fo:language="en" fo:country="US" officeooo:rsid="004e1234" style:letter-kerning="false" style:font-name-asian="MS Mincho" style:language-asian="en" style:country-asian="US" style:font-name-complex="Times New Roman1" style:language-complex="ar" style:country-complex="SA"/>
    </style:style>
    <style:style style:name="T310" style:family="text">
      <style:text-properties fo:color="#7030a0" loext:opacity="100%" style:font-name="Cambria Math1" fo:font-size="9pt" fo:language="en" fo:country="US" officeooo:rsid="005d32f8" style:letter-kerning="false" style:font-name-asian="MS Mincho" style:font-size-asian="9pt" style:language-asian="en" style:country-asian="US" style:font-name-complex="Times New Roman1" style:font-size-complex="9pt" style:language-complex="ar" style:country-complex="SA"/>
    </style:style>
    <style:style style:name="T311" style:family="text">
      <style:text-properties fo:color="#7030a0" loext:opacity="100%" style:font-name="Courier" fo:font-size="9pt" fo:language="en" fo:country="US" fo:font-style="italic" style:letter-kerning="false" style:font-name-asian="MS Mincho" style:font-size-asian="9pt" style:language-asian="en" style:country-asian="US" style:font-style-asian="italic" style:font-name-complex="Times New Roman1" style:font-size-complex="9pt" style:language-complex="ar" style:country-complex="SA"/>
    </style:style>
    <style:style style:name="T312" style:family="text">
      <style:text-properties fo:color="#538135" loext:opacity="100%" style:font-name="Courier" fo:font-size="9pt" fo:language="en" fo:country="AU" style:font-size-asian="9pt" style:font-name-complex="Times New Roman1" style:font-size-complex="9pt">
        <loext:char-complex-color loext:theme-type="accent6" loext:color-type="theme">
          <loext:transformation loext:type="shade" loext:value="2509"/>
        </loext:char-complex-color>
      </style:text-properties>
    </style:style>
    <style:style style:name="T313" style:family="text">
      <style:text-properties fo:color="#538135" loext:opacity="100%" style:font-name="Cambria Math1" fo:font-size="9pt" fo:language="en" fo:country="US" style:letter-kerning="false" style:font-name-asian="Calibri2" style:font-size-asian="9pt" style:language-asian="en" style:country-asian="US" style:font-name-complex="Tahoma" style:font-size-complex="9pt" style:language-complex="ar" style:country-complex="SA">
        <loext:char-complex-color loext:theme-type="accent6" loext:color-type="theme">
          <loext:transformation loext:type="shade" loext:value="2509"/>
        </loext:char-complex-color>
      </style:text-properties>
    </style:style>
    <style:style style:name="T314" style:family="text">
      <style:text-properties fo:color="#538135"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315" style:family="text">
      <style:text-properties fo:color="#538135"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loext:char-complex-color loext:theme-type="accent6" loext:color-type="theme">
          <loext:transformation loext:type="shade" loext:value="2509"/>
        </loext:char-complex-color>
      </style:text-properties>
    </style:style>
    <style:style style:name="T316" style:family="text">
      <style:text-properties fo:color="#7030a0" loext:opacity="100%" style:font-name="Courier" fo:font-size="9pt" fo:language="en" fo:country="AU" style:font-size-asian="9pt" style:font-name-complex="Times New Roman1" style:font-size-complex="9pt"/>
    </style:style>
    <style:style style:name="T317" style:family="text">
      <style:text-properties fo:color="#7030a0" loext:opacity="100%" style:font-name="Courier" fo:font-size="9pt" fo:language="en" fo:country="AU" style:letter-kerning="false" style:font-name-asian="MS Mincho" style:font-size-asian="9pt" style:language-asian="en" style:country-asian="US" style:font-name-complex="Times New Roman1" style:font-size-complex="9pt" style:language-complex="ar" style:country-complex="SA"/>
    </style:style>
    <style:style style:name="T318" style:family="text">
      <style:text-properties fo:color="#538135" loext:opacity="100%" style:font-name="Cambria Math1"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319" style:family="text">
      <style:text-properties style:font-name="Courier" fo:font-size="9pt" fo:language="en" fo:country="AU" style:font-name-asian="MS Mincho" style:font-size-asian="9pt" style:font-name-complex="Times New Roman1" style:font-size-complex="9pt"/>
    </style:style>
    <style:style style:name="T320" style:family="text">
      <style:text-properties fo:color="#538135" loext:opacity="100%" style:font-name="Courier" fo:font-size="9pt" fo:language="en" fo:country="AU"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321" style:family="text">
      <style:text-properties fo:color="#ff0000" loext:opacity="100%" style:font-name="Courier" fo:font-size="9pt" style:font-size-asian="9pt" style:font-name-complex="Tahoma" style:font-size-complex="9pt"/>
    </style:style>
    <style:style style:name="T322" style:family="text">
      <style:text-properties fo:color="#7030a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323" style:family="text">
      <style:text-properties fo:color="#ff0000" loext:opacity="100%" style:font-name="Courier" fo:font-size="9pt" fo:language="en" fo:country="AU" style:font-name-asian="MS Mincho" style:font-size-asian="9pt" style:font-name-complex="Times New Roman1" style:font-size-complex="9pt"/>
    </style:style>
    <style:style style:name="T324" style:family="text">
      <style:text-properties fo:color="#538135" loext:opacity="100%" style:font-name="Courier" fo:font-size="9pt" fo:language="en" fo:country="AU" style:font-name-asian="MS Mincho"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325" style:family="text">
      <style:text-properties fo:color="#538135"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loext:char-complex-color loext:theme-type="accent6" loext:color-type="theme">
          <loext:transformation loext:type="shade" loext:value="2509"/>
        </loext:char-complex-color>
      </style:text-properties>
    </style:style>
    <style:style style:name="T326" style:family="text">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27" style:family="text">
      <style:text-properties fo:color="#2e8b57" loext:opacity="100%" style:font-name="Cambria Math1" fo:font-size="9pt" fo:language="en" fo:country="US"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28" style:family="text">
      <style:text-properties fo:color="#2e8b57"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29" style:family="text">
      <style:text-properties fo:color="#538135" loext:opacity="100%" style:font-name="Cambria Math1" fo:font-size="9pt" fo:language="en" fo:country="US" style:font-name-asian="MS Mincho" style:font-size-asian="9pt" style:font-name-complex="MS Mincho" style:font-size-complex="9pt">
        <loext:char-complex-color loext:theme-type="accent6" loext:color-type="theme">
          <loext:transformation loext:type="shade" loext:value="2509"/>
        </loext:char-complex-color>
      </style:text-properties>
    </style:style>
    <style:style style:name="T330" style:family="text">
      <style:text-properties fo:color="#ff0000" loext:opacity="100%" style:font-name="Courier" fo:font-size="9pt" fo:language="en" fo:country="US" style:font-size-asian="9pt" style:font-name-complex="Tahoma" style:font-size-complex="9pt"/>
    </style:style>
    <style:style style:name="T331" style:family="text">
      <style:text-properties fo:color="#7030a0" loext:opacity="100%" fo:font-family="Courier" style:font-family-generic="modern" style:font-pitch="fixed"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32" style:family="text">
      <style:text-properties fo:color="#7030a0" loext:opacity="100%" style:text-position="sub 58%" fo:font-family="Courier" style:font-family-generic="modern" style:font-pitch="fixed"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33" style:family="text">
      <style:text-properties fo:color="#7030a0" loext:opacity="100%" style:font-name="Courier"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34" style:family="text">
      <style:text-properties fo:color="#7030a0" loext:opacity="100%" style:text-position="sub 58%" fo:font-family="'Liberation Mono'" style:font-pitch="variable" fo:font-size="11pt" fo:language="en" fo:country="US" fo:font-style="normal" fo:font-weight="normal" style:letter-kerning="false" style:font-name-asian="Calibri2" style:font-size-asian="11pt" style:language-asian="en" style:country-asian="US" style:font-style-asian="normal" style:font-weight-asian="normal" style:font-name-complex="Tahoma" style:font-size-complex="8pt" style:language-complex="ar" style:country-complex="SA"/>
    </style:style>
    <style:style style:name="T335" style:family="text">
      <style:text-properties fo:color="#ff0000" loext:opacity="100%" style:font-name="Courier" fo:font-size="9pt" fo:language="en" fo:country="US" style:font-name-asian="MS Mincho" style:font-size-asian="9pt" style:font-name-complex="Times New Roman1" style:font-size-complex="9pt"/>
    </style:style>
    <style:style style:name="T336" style:family="text">
      <style:text-properties fo:color="#538135" loext:opacity="100%" style:font-name="Courier" fo:font-size="9pt" fo:language="en" fo:country="AU"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337" style:family="text">
      <style:text-properties fo:color="#ff0000" loext:opacity="100%" style:font-name="Courier" fo:font-size="9pt" fo:language="en" fo:country="US" style:letter-kerning="false" style:font-name-asian="Calibri2" style:font-size-asian="9pt" style:language-asian="en" style:country-asian="US" style:font-name-complex="Tahoma" style:font-size-complex="9pt" style:language-complex="ar" style:country-complex="SA"/>
    </style:style>
    <style:style style:name="T338" style:family="text">
      <style:text-properties fo:color="#2e8b57" loext:opacity="100%"/>
    </style:style>
    <style:style style:name="T339" style:family="text">
      <style:text-properties fo:color="#7030a0" loext:opacity="100%" style:text-position="sub 58%" style:font-name="Cambria Math1" fo:font-size="8pt" fo:language="en" fo:country="US" style:letter-kerning="false" style:font-name-asian="Calibri2" style:font-size-asian="8pt" style:language-asian="en" style:country-asian="US" style:font-name-complex="Tahoma" style:font-size-complex="8pt" style:language-complex="ar" style:country-complex="SA"/>
    </style:style>
    <style:style style:name="T340" style:family="text">
      <style:text-properties fo:color="#ff0000" loext:opacity="100%" style:font-name="Cambria Math1" fo:font-size="9pt" style:font-size-asian="9pt" style:font-name-complex="Tahoma" style:font-size-complex="9pt"/>
    </style:style>
    <style:style style:name="T341" style:family="text">
      <style:text-properties fo:color="#000000" loext:opacity="100%" style:font-name="Cambria Math1" fo:font-size="9pt" fo:language="en" fo:country="AU" style:text-underline-style="solid" style:text-underline-type="double" style:text-underline-width="auto" style:text-underline-color="font-color" fo:font-weight="bold" style:font-size-asian="9pt" style:font-weight-asian="bold" style:font-name-complex="Tahoma" style:font-size-complex="9pt">
        <loext:char-complex-color loext:theme-type="dark1" loext:color-type="theme"/>
      </style:text-properties>
    </style:style>
    <style:style style:name="T342" style:family="text">
      <style:text-properties fo:color="#00b0f0" loext:opacity="100%" style:font-name="Courier" fo:font-size="9pt" fo:language="en" fo:country="US" style:font-name-asian="MS Mincho" style:font-size-asian="9pt" style:font-name-complex="Times New Roman1" style:font-size-complex="9pt"/>
    </style:style>
    <style:style style:name="T343" style:family="text">
      <style:text-properties fo:color="#7030a0" loext:opacity="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44" style:family="text">
      <style:text-properties fo:color="#00b0f0" loext:opacity="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45" style:family="text">
      <style:text-properties fo:color="#7030a0" loext:opacity="100%" style:text-position="sub 58%"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46" style:family="text">
      <style:text-properties fo:color="#7030a0" loext:opacity="100%" style:text-position="0% 100%" style:font-name="Courier" fo:font-size="9pt" fo:language="en" fo:country="US" officeooo:rsid="01496f9d" style:letter-kerning="false" style:font-name-asian="MS Mincho" style:font-size-asian="9pt" style:language-asian="en" style:country-asian="US" style:font-name-complex="Times New Roman1" style:font-size-complex="9pt" style:language-complex="ar" style:country-complex="SA"/>
    </style:style>
    <style:style style:name="T347" style:family="text">
      <style:text-properties fo:color="#00b0f0" loext:opacity="100%"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48" style:family="text">
      <style:text-properties fo:color="#7030a0" loext:opacity="100%" style:font-name="Courier" fo:font-size="9pt" fo:language="en" fo:country="US" style:font-name-asian="MS Mincho" style:font-size-asian="9pt" style:font-name-complex="Times New Roman1" style:font-size-complex="9pt"/>
    </style:style>
    <style:style style:name="T349" style:family="text">
      <style:text-properties fo:color="#7030a0" loext:opacity="100%" fo:font-family="'Segoe UI Symbol'" style:font-family-generic="swiss" style:font-pitch="variable" fo:font-size="6.5pt" fo:language="en" fo:country="US" style:letter-kerning="false" style:font-name-asian="MS Mincho" style:font-size-asian="6.5pt" style:language-asian="en" style:country-asian="US" style:font-family-complex="'Segoe UI Symbol'" style:font-family-generic-complex="system" style:font-pitch-complex="variable" style:font-size-complex="6.5pt" style:language-complex="ar" style:country-complex="SA"/>
    </style:style>
    <style:style style:name="T350" style:family="text">
      <style:text-properties fo:color="#7030a0" loext:opacity="100%" fo:font-family="'Segoe UI Symbol'" style:font-family-generic="swiss" style:font-pitch="variable" fo:font-size="9pt" fo:language="en" fo:country="US" style:letter-kerning="false" style:font-name-asian="MS Mincho" style:font-size-asian="9pt" style:language-asian="en" style:country-asian="US" style:font-family-complex="'Segoe UI Symbol'" style:font-family-generic-complex="system" style:font-pitch-complex="variable" style:font-size-complex="9pt" style:language-complex="ar" style:country-complex="SA"/>
    </style:style>
    <style:style style:name="T351" style:family="text">
      <style:text-properties fo:color="#7030a0" loext:opacity="100%" style:text-position="sub 58%" style:font-name="Courier" fo:font-size="9pt" fo:language="en" fo:country="US" officeooo:rsid="01533926" style:letter-kerning="false" style:font-name-asian="MS Mincho" style:font-size-asian="9pt" style:language-asian="en" style:country-asian="US" style:font-name-complex="Times New Roman1" style:font-size-complex="9pt" style:language-complex="ar" style:country-complex="SA"/>
    </style:style>
    <style:style style:name="T352" style:family="text">
      <style:text-properties fo:color="#7030a0" loext:opacity="100%" style:font-name="Cambria Math1" fo:font-size="9pt" fo:language="en" fo:country="US" style:letter-kerning="false" style:font-name-asian="MS Mincho" style:font-size-asian="9pt" style:language-asian="en" style:country-asian="US" style:font-family-complex="'Cambria Math'" style:font-family-generic-complex="system" style:font-pitch-complex="variable" style:font-size-complex="9pt" style:language-complex="ar" style:country-complex="SA"/>
    </style:style>
    <style:style style:name="T353" style:family="text">
      <style:text-properties fo:color="#7030a0" loext:opacity="100%" style:text-position="sub 58%" style:font-name="Cambria Math1" fo:font-size="9pt" fo:language="en" fo:country="US" style:letter-kerning="false" style:font-family-asian="'Malgun Gothic'" style:font-family-generic-asian="system" style:font-pitch-asian="variable" style:font-size-asian="9pt" style:language-asian="en" style:country-asian="US" style:font-family-complex="'Cambria Math'" style:font-family-generic-complex="system" style:font-pitch-complex="variable" style:font-size-complex="9pt" style:language-complex="ar" style:country-complex="SA"/>
    </style:style>
    <style:style style:name="T354" style:family="text">
      <style:text-properties fo:color="#7030a0" loext:opacity="100%" fo:font-family="Cambria" style:font-family-generic="roman" style:font-pitch="variable" fo:font-size="12pt" fo:language="en" fo:country="US" style:letter-kerning="false" style:font-name-asian="MS Mincho" style:font-size-asian="12pt" style:language-asian="en" style:country-asian="US" style:font-family-complex="Cambria" style:font-family-generic-complex="system" style:font-pitch-complex="variable" style:font-size-complex="12pt" style:language-complex="ar" style:country-complex="SA"/>
    </style:style>
    <style:style style:name="T355" style:family="text">
      <style:text-properties fo:color="#7030a0" loext:opacity="100%" fo:font-family="Symbol" style:font-family-generic="roman" style:font-pitch="variable" style:font-charset="x-symbol" fo:font-size="12pt" fo:language="en" fo:country="US" style:letter-kerning="false" style:font-name-asian="Symbol" style:font-size-asian="12pt" style:language-asian="en" style:country-asian="US" style:font-name-complex="Symbol" style:font-size-complex="12pt" style:language-complex="ar" style:country-complex="SA"/>
    </style:style>
    <style:style style:name="T356" style:family="text">
      <style:text-properties fo:color="#7030a0" loext:opacity="100%" fo:font-family="Symbol" style:font-pitch="variable" style:font-charset="x-symbol" fo:font-size="12pt" fo:language="en" fo:country="US" style:letter-kerning="false" style:font-name-asian="MS Mincho" style:font-size-asian="12pt" style:language-asian="en" style:country-asian="US" style:font-family-complex="Cambria" style:font-family-generic-complex="system" style:font-pitch-complex="variable" style:font-size-complex="12pt" style:language-complex="ar" style:country-complex="SA"/>
    </style:style>
    <style:style style:name="T357" style:family="text">
      <style:text-properties fo:font-variant="normal" fo:text-transform="none" fo:color="#7030a0" loext:opacity="100%" fo:font-family="Symbol" style:font-pitch="variable" style:font-charset="x-symbol" fo:letter-spacing="normal" fo:language="en" fo:country="US" style:letter-kerning="false" style:font-name-asian="Symbol" style:language-asian="en" style:country-asian="US" style:font-name-complex="Symbol" style:language-complex="ar" style:country-complex="SA"/>
    </style:style>
    <style:style style:name="T358" style:family="text">
      <style:text-properties fo:color="#7030a0" loext:opacity="100%" fo:font-family="Symbol" style:font-pitch="variable" style:font-charset="x-symbol" fo:font-size="12pt" fo:language="en" fo:country="US" style:letter-kerning="false" style:font-name-asian="Symbol" style:font-size-asian="12pt" style:language-asian="en" style:country-asian="US" style:font-name-complex="Symbol" style:font-size-complex="12pt" style:language-complex="ar" style:country-complex="SA"/>
    </style:style>
    <style:style style:name="T359" style:family="text">
      <style:text-properties fo:font-variant="normal" fo:text-transform="none" fo:color="#7030a0" loext:opacity="100%" fo:font-family="Symbol" style:font-pitch="variable" style:font-charset="x-symbol" fo:font-size="12pt" fo:letter-spacing="normal" fo:language="en" fo:country="US" style:letter-kerning="false" style:font-name-asian="MS Mincho" style:font-size-asian="12pt" style:language-asian="en" style:country-asian="US" style:font-family-complex="Cambria" style:font-family-generic-complex="system" style:font-pitch-complex="variable" style:font-size-complex="12pt" style:language-complex="ar" style:country-complex="SA"/>
    </style:style>
    <style:style style:name="T360" style:family="text">
      <style:text-properties fo:color="#7030a0" loext:opacity="100%" style:font-name="Cambria Math" fo:font-size="9pt" fo:language="en" fo:country="US" style:letter-kerning="false" style:font-name-asian="Symbol" style:font-size-asian="9pt" style:language-asian="en" style:country-asian="US" style:font-name-complex="Symbol" style:font-size-complex="9pt" style:language-complex="ar" style:country-complex="SA"/>
    </style:style>
    <style:style style:name="T361" style:family="text">
      <style:text-properties fo:font-variant="normal" fo:text-transform="none" fo:color="#7030a0" loext:opacity="100%" style:font-name="Cambria Math" fo:font-size="9pt" fo:letter-spacing="normal" fo:language="en" fo:country="US" style:letter-kerning="false" style:font-name-asian="MS Mincho" style:font-size-asian="9pt" style:language-asian="en" style:country-asian="US" style:font-family-complex="Cambria" style:font-family-generic-complex="system" style:font-pitch-complex="variable" style:font-size-complex="9pt" style:language-complex="ar" style:country-complex="SA"/>
    </style:style>
    <style:style style:name="T362" style:family="text">
      <style:text-properties fo:font-variant="normal" fo:text-transform="none" fo:color="#7030a0" loext:opacity="100%" style:font-name="Cambria Math" fo:font-size="9pt" fo:letter-spacing="normal"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63" style:family="text">
      <style:text-properties fo:font-variant="normal" fo:text-transform="none" fo:color="#7030a0" loext:opacity="100%" fo:font-family="Symbol" style:font-pitch="variable" style:font-charset="x-symbol" fo:font-size="12pt" fo:letter-spacing="normal" fo:language="en" fo:country="US" style:letter-kerning="false" style:font-name-asian="Symbol" style:font-size-asian="12pt" style:language-asian="en" style:country-asian="US" style:font-name-complex="Symbol" style:font-size-complex="12pt" style:language-complex="ar" style:country-complex="SA"/>
    </style:style>
    <style:style style:name="T364" style:family="text">
      <style:text-properties fo:font-variant="normal" fo:text-transform="none" fo:color="#7030a0" loext:opacity="100%" style:text-position="sub 58%" style:font-name="Cambria Math" fo:font-size="9pt" fo:letter-spacing="normal" fo:language="en" fo:country="US" style:letter-kerning="false" style:font-name-asian="MS Mincho" style:font-size-asian="9pt" style:language-asian="en" style:country-asian="US" style:font-family-complex="Cambria" style:font-family-generic-complex="system" style:font-pitch-complex="variable" style:font-size-complex="9pt" style:language-complex="ar" style:country-complex="SA"/>
    </style:style>
    <style:style style:name="T365" style:family="text">
      <style:text-properties fo:font-variant="normal" fo:text-transform="none" fo:color="#7030a0" loext:opacity="100%" style:text-position="0% 100%" style:font-name="Cambria Math" fo:font-size="9pt" fo:letter-spacing="normal" fo:language="en" fo:country="US" style:letter-kerning="false" style:font-name-asian="MS Mincho" style:font-size-asian="9pt" style:language-asian="en" style:country-asian="US" style:font-family-complex="Cambria" style:font-family-generic-complex="system" style:font-pitch-complex="variable" style:font-size-complex="9pt" style:language-complex="ar" style:country-complex="SA"/>
    </style:style>
    <style:style style:name="T366" style:family="text">
      <style:text-properties fo:font-variant="normal" fo:text-transform="none" fo:color="#7030a0" loext:opacity="100%" style:text-position="0% 100%" fo:font-family="Symbol" style:font-pitch="variable" style:font-charset="x-symbol" fo:font-size="12pt" fo:letter-spacing="normal" fo:language="en" fo:country="US" style:letter-kerning="false" style:font-name-asian="Symbol" style:font-size-asian="12pt" style:language-asian="en" style:country-asian="US" style:font-name-complex="Symbol" style:font-size-complex="12pt" style:language-complex="ar" style:country-complex="SA"/>
    </style:style>
    <style:style style:name="T367" style:family="text">
      <style:text-properties fo:color="#7030a0" loext:opacity="100%" fo:font-size="9pt" fo:language="en" fo:country="US" style:letter-kerning="false" style:font-name-asian="MS Mincho" style:font-size-asian="9pt" style:language-asian="en" style:country-asian="US" style:font-family-complex="Cambria" style:font-family-generic-complex="system" style:font-pitch-complex="variable" style:font-size-complex="9pt" style:language-complex="ar" style:country-complex="SA"/>
    </style:style>
    <style:style style:name="T368" style:family="text">
      <style:text-properties fo:color="#7030a0" loext:opacity="100%" style:font-name="Courier" fo:font-size="9pt" fo:language="en" fo:country="US" officeooo:rsid="0091e48c" style:letter-kerning="false" style:font-name-asian="MS Mincho" style:font-size-asian="9pt" style:language-asian="en" style:country-asian="US" style:font-name-complex="Times New Roman1" style:font-size-complex="9pt" style:language-complex="ar" style:country-complex="SA"/>
    </style:style>
    <style:style style:name="T369" style:family="text">
      <style:text-properties fo:color="#7030a0" loext:opacity="100%" fo:font-size="10pt" fo:language="en" fo:country="US" style:letter-kerning="false" style:font-name-asian="MS Mincho" style:font-size-asian="10pt" style:language-asian="en" style:country-asian="US" style:font-family-complex="Cambria" style:font-family-generic-complex="system" style:font-pitch-complex="variable" style:font-size-complex="10pt" style:language-complex="ar" style:country-complex="SA"/>
    </style:style>
    <style:style style:name="T370" style:family="text">
      <style:text-properties fo:color="#7030a0" loext:opacity="100%" fo:font-size="9pt" fo:language="en" fo:country="US" style:font-size-asian="9pt" style:font-size-complex="9pt"/>
    </style:style>
    <style:style style:name="T371" style:family="text">
      <style:text-properties fo:color="#7030a0" loext:opacity="100%" style:font-name="Cambria Math1" fo:font-size="9pt" fo:language="en" fo:country="US" style:font-family-asian="'Malgun Gothic'" style:font-family-generic-asian="system" style:font-pitch-asian="variable" style:font-size-asian="9pt" style:font-family-complex="'Cambria Math'" style:font-family-generic-complex="system" style:font-pitch-complex="variable" style:font-size-complex="9pt"/>
    </style:style>
    <style:style style:name="T372" style:family="text">
      <style:text-properties fo:color="#7030a0" loext:opacity="100%" fo:font-family="Symbol" style:font-pitch="variable" style:font-charset="x-symbol" fo:font-size="9pt" fo:language="en" fo:country="US" style:letter-kerning="false" style:font-name-asian="Symbol" style:font-size-asian="9pt" style:language-asian="en" style:country-asian="US" style:font-name-complex="Symbol" style:font-size-complex="9pt" style:language-complex="ar" style:country-complex="SA"/>
    </style:style>
    <style:style style:name="T373" style:family="text">
      <style:text-properties fo:color="#538135" loext:opacity="100%" style:font-name="Courier" fo:font-size="9pt" fo:language="en" fo:country="US" style:font-name-asian="MS Mincho" style:font-size-asian="9pt" style:font-name-complex="Times New Roman1" style:font-size-complex="9pt">
        <loext:char-complex-color loext:theme-type="accent6" loext:color-type="theme">
          <loext:transformation loext:type="shade" loext:value="2509"/>
        </loext:char-complex-color>
      </style:text-properties>
    </style:style>
    <style:style style:name="T374" style:family="text">
      <style:text-properties fo:color="#2e8b57" loext:opacity="100%"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75" style:family="text">
      <style:text-properties fo:color="#2e8b57" loext:opacity="100%" style:text-position="sub 58%"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76" style:family="text">
      <style:text-properties fo:color="#2e8b57" loext:opacity="100%" style:text-position="0% 100%" style:font-name="Courier" fo:font-size="9pt" fo:language="en" fo:country="US" officeooo:rsid="014e0249" style:letter-kerning="false" style:font-name-asian="MS Mincho" style:font-size-asian="9pt" style:language-asian="en" style:country-asian="US" style:font-name-complex="Times New Roman1" style:font-size-complex="9pt" style:language-complex="ar" style:country-complex="SA"/>
    </style:style>
    <style:style style:name="T377" style:family="text">
      <style:text-properties fo:color="#2e8b57" loext:opacity="100%" style:font-name="Cambria Math1" fo:font-size="11pt" fo:language="en" fo:country="US" style:letter-kerning="false" style:font-name-asian="MS Mincho" style:font-size-asian="11pt" style:language-asian="en" style:country-asian="US" style:font-family-complex="'Cambria Math'" style:font-family-generic-complex="system" style:font-pitch-complex="variable" style:font-size-complex="11pt" style:language-complex="ar" style:country-complex="SA"/>
    </style:style>
    <style:style style:name="T378" style:family="text">
      <style:text-properties fo:color="#2e8b57" loext:opacity="100%" fo:font-size="12pt"/>
    </style:style>
    <style:style style:name="T379" style:family="text">
      <style:text-properties fo:color="#7030a0" loext:opacity="100%" fo:font-size="9pt" fo:language="en" fo:country="US" fo:font-style="italic" style:font-size-asian="9pt" style:font-style-asian="italic" style:font-size-complex="9pt" style:font-style-complex="italic"/>
    </style:style>
    <style:style style:name="T380" style:family="text">
      <style:text-properties fo:color="#7030a0" loext:opacity="100%" style:text-position="sub 58%" fo:font-size="9pt" fo:language="en" fo:country="US" style:font-size-asian="9pt" style:font-size-complex="9pt"/>
    </style:style>
    <style:style style:name="T381" style:family="text">
      <style:text-properties fo:color="#7030a0" loext:opacity="100%" style:text-position="0% 100%" fo:font-size="9pt" fo:language="en" fo:country="US" style:font-size-asian="9pt" style:font-size-complex="9pt"/>
    </style:style>
    <style:style style:name="T382" style:family="text">
      <style:text-properties fo:color="#7030a0" loext:opacity="100%" style:text-position="0% 100%" fo:font-size="9pt" fo:language="en" fo:country="US" fo:font-style="italic" style:font-size-asian="9pt" style:font-style-asian="italic" style:font-size-complex="9pt" style:font-style-complex="italic"/>
    </style:style>
    <style:style style:name="T383" style:family="text">
      <style:text-properties fo:color="#2e8b57" loext:opacity="100%" style:font-name="Cambria Math1" fo:font-size="9pt" fo:language="en" fo:country="US" style:letter-kerning="false" style:font-name-asian="MS Mincho" style:font-size-asian="9pt" style:language-asian="en" style:country-asian="US" style:font-family-complex="'Cambria Math'" style:font-family-generic-complex="system" style:font-pitch-complex="variable" style:font-size-complex="9pt" style:language-complex="ar" style:country-complex="SA"/>
    </style:style>
    <style:style style:name="T384" style:family="text">
      <style:text-properties style:font-name="Courier" fo:font-size="5pt" fo:language="en" fo:country="US" style:letter-kerning="false" style:font-name-asian="MS Mincho" style:font-size-asian="5pt" style:language-asian="en" style:country-asian="US" style:font-name-complex="Times New Roman1" style:font-size-complex="5pt" style:language-complex="ar" style:country-complex="SA"/>
    </style:style>
    <style:style style:name="T385" style:family="text">
      <style:text-properties fo:font-family="Cambria" style:font-family-generic="roman" style:font-pitch="variable" fo:font-size="11pt" fo:language="en" fo:country="US" style:letter-kerning="false" style:font-name-asian="MS Mincho" style:font-size-asian="11pt" style:language-asian="en" style:country-asian="US" style:font-family-complex="Cambria" style:font-family-generic-complex="system" style:font-pitch-complex="variable" style:font-size-complex="11pt" style:language-complex="ar" style:country-complex="SA"/>
    </style:style>
    <style:style style:name="T386" style:family="text">
      <style:text-properties fo:color="#538135" loext:opacity="100%" style:font-name="Courier" fo:font-size="9pt" fo:language="en" fo:country="US" style:font-name-asian="MS Mincho" style:font-size-asian="9pt" style:font-name-complex="Times New Roman1" style:font-size-complex="9pt" style:font-style-complex="italic">
        <loext:char-complex-color loext:theme-type="accent6" loext:color-type="theme">
          <loext:transformation loext:type="shade" loext:value="2509"/>
        </loext:char-complex-color>
      </style:text-properties>
    </style:style>
    <style:style style:name="T387" style:family="text">
      <style:text-properties fo:color="#7030a0" loext:opacity="100%" style:font-name="Courier" fo:font-size="9pt" fo:language="en" fo:country="US" style:font-name-asian="MS Mincho" style:font-size-asian="9pt" style:font-name-complex="Times New Roman1" style:font-size-complex="9pt" style:font-style-complex="italic"/>
    </style:style>
    <style:style style:name="T388" style:family="text">
      <style:text-properties fo:color="#2e8b57" loext:opacity="100%" style:text-position="sub 58%" style:font-name="Courier" fo:font-size="9pt" fo:language="en" fo:country="US" style:letter-kerning="false" style:font-name-asian="MS Mincho" style:font-size-asian="9pt" style:language-asian="en" style:country-asian="US" style:font-name-complex="Times New Roman1" style:font-size-complex="9pt" style:language-complex="ar" style:country-complex="SA"/>
    </style:style>
    <style:style style:name="T389" style:family="text">
      <style:text-properties fo:font-variant="small-caps" fo:color="#2e8b57" loext:opacity="100%" style:text-position="sub 58%" fo:font-family="Symbol" style:font-family-generic="roman" style:font-pitch="variable" style:font-charset="x-symbol" fo:font-size="9pt" fo:language="en" fo:country="US" style:letter-kerning="false" style:font-name-asian="Symbol" style:font-size-asian="9pt" style:language-asian="en" style:country-asian="US" style:font-name-complex="Symbol" style:font-size-complex="9pt" style:language-complex="ar" style:country-complex="SA"/>
    </style:style>
    <style:style style:name="T390" style:family="text">
      <style:text-properties fo:color="#2e8b57" loext:opacity="100%" style:text-position="sub 58%" style:font-name="Cambria Math1" fo:font-size="5pt" fo:language="en" fo:country="US" style:letter-kerning="false" style:font-name-asian="Calibri2" style:font-size-asian="5pt" style:language-asian="en" style:country-asian="US" style:font-family-complex="'Latin Modern Math'" style:font-family-generic-complex="system" style:font-pitch-complex="variable" style:font-size-complex="5pt" style:language-complex="ar" style:country-complex="SA"/>
    </style:style>
    <style:style style:name="T391" style:family="text">
      <style:text-properties fo:color="#2e8b57" loext:opacity="100%" style:text-position="sub 58%" style:font-name="Cambria Math1" fo:font-size="9pt" fo:language="en" fo:country="US" style:letter-kerning="false" style:font-family-asian="'Malgun Gothic'" style:font-family-generic-asian="system" style:font-pitch-asian="variable" style:font-size-asian="9pt" style:language-asian="en" style:country-asian="US" style:font-family-complex="'Cambria Math'" style:font-family-generic-complex="system" style:font-pitch-complex="variable" style:font-size-complex="9pt" style:language-complex="ar" style:country-complex="SA"/>
    </style:style>
    <style:style style:name="T392" style:family="text">
      <style:text-properties fo:color="#2e8b57" loext:opacity="100%" style:font-name="Courier" fo:font-size="5pt" fo:language="en" fo:country="US" style:letter-kerning="false" style:font-name-asian="MS Mincho" style:font-size-asian="5pt" style:language-asian="en" style:country-asian="US" style:font-name-complex="Times New Roman1" style:font-size-complex="5pt" style:language-complex="ar" style:country-complex="SA"/>
    </style:style>
    <style:style style:name="T393" style:family="text">
      <style:text-properties fo:color="#7030a0" loext:opacity="100%" style:font-name="Courier" fo:font-size="9pt" fo:language="en" fo:country="US" officeooo:rsid="0169e36f" style:letter-kerning="false" style:font-name-asian="Calibri2" style:font-size-asian="9pt" style:language-asian="en" style:country-asian="US" style:font-name-complex="Tahoma" style:font-size-complex="9pt" style:language-complex="ar" style:country-complex="SA"/>
    </style:style>
    <style:style style:name="T394" style:family="text">
      <style:text-properties officeooo:rsid="0172ba4e"/>
    </style:style>
    <style:style style:name="T395" style:family="text">
      <style:text-properties fo:language="en" fo:country="US" style:letter-kerning="false" style:language-asian="en" style:country-asian="US" style:language-complex="ar" style:country-complex="SA"/>
    </style:style>
    <style:style style:name="T396" style:family="text">
      <style:text-properties fo:language="en" fo:country="US" style:letter-kerning="false" style:font-name-asian="Calibri2" style:language-asian="en" style:country-asian="US" style:language-complex="ar" style:country-complex="SA"/>
    </style:style>
    <style:style style:name="T397" style:family="text">
      <style:text-properties fo:color="#2e8b57" loext:opacity="100%" style:font-name="Cambria Math1" fo:font-size="9pt" fo:language="en" fo:country="US" officeooo:rsid="0169e36f"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98" style:family="text">
      <style:text-properties fo:color="#2e8b57" loext:opacity="100%" style:font-name="Cambria Math1"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399" style:family="text">
      <style:text-properties fo:color="#2e8b57" loext:opacity="100%" style:text-position="0% 100%" style:font-name="Cambria Math1" fo:font-size="9pt" fo:language="en" fo:country="US" officeooo:rsid="0078b51e"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400" style:family="text">
      <style:text-properties fo:font-variant="normal" fo:text-transform="none" fo:color="#2e8b57" loext:opacity="100%" style:text-position="0% 100%" style:font-name="Cambria Math1" fo:font-size="9pt" fo:letter-spacing="normal" fo:language="en" fo:country="US" fo:font-style="normal" fo:font-weight="normal" officeooo:rsid="0078b51e"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401" style:family="text">
      <style:text-properties fo:color="#2e8b57" loext:opacity="100%" style:text-position="0% 100%" style:font-name="Cambria Math1" fo:font-size="9pt" fo:language="en" fo:country="US" officeooo:rsid="0169e36f"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402" style:family="text">
      <style:text-properties fo:color="#2e8b57" loext:opacity="100%" style:text-position="0% 100%" style:font-name="Courier" fo:font-size="9pt" fo:language="en" fo:country="US" officeooo:rsid="0169e36f"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403" style:family="text">
      <style:text-properties fo:color="#2e8b57" loext:opacity="100%" style:text-position="0% 100%" style:font-name="Courier" fo:font-size="9pt" fo:language="en" fo:country="US" officeooo:rsid="016b352d"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404" style:family="text">
      <style:text-properties fo:color="#7030a0" loext:opacity="100%" style:font-name="Courier" fo:font-size="9pt" fo:language="en" fo:country="US" officeooo:rsid="016c1707" style:letter-kerning="false" style:font-name-asian="Calibri2" style:font-size-asian="9pt" style:language-asian="en" style:country-asian="US" style:font-name-complex="Tahoma" style:font-size-complex="9pt" style:language-complex="ar" style:country-complex="SA"/>
    </style:style>
    <style:style style:name="T405" style:family="text">
      <style:text-properties fo:color="#7030a0" loext:opacity="100%" style:text-position="sub 58%" style:font-name="Courier" fo:font-size="9pt" fo:language="en" fo:country="US" officeooo:rsid="016c1707" style:letter-kerning="false" style:font-name-asian="Calibri2" style:font-size-asian="9pt" style:language-asian="en" style:country-asian="US" style:font-name-complex="Tahoma" style:font-size-complex="9pt" style:language-complex="ar" style:country-complex="SA"/>
    </style:style>
    <style:style style:name="T406" style:family="text">
      <style:text-properties fo:color="#7030a0" loext:opacity="100%" style:text-position="0% 100%" style:font-name="Courier" fo:font-size="9pt" fo:language="en" fo:country="US" officeooo:rsid="016c1707" style:letter-kerning="false" style:font-name-asian="Calibri2" style:font-size-asian="9pt" style:language-asian="en" style:country-asian="US" style:font-name-complex="Tahoma" style:font-size-complex="9pt" style:language-complex="ar" style:country-complex="SA"/>
    </style:style>
    <style:style style:name="T407" style:family="text">
      <style:text-properties fo:font-size="9pt" fo:language="en" fo:country="US" officeooo:rsid="0172ba4e" style:letter-kerning="false" style:font-name-asian="Calibri2" style:font-size-asian="9pt" style:language-asian="en" style:country-asian="US" style:font-size-complex="9pt" style:language-complex="ar" style:country-complex="SA"/>
    </style:style>
    <style:style style:name="T408" style:family="text">
      <style:text-properties fo:font-size="9pt" fo:language="en" fo:country="US" officeooo:rsid="01718180" style:letter-kerning="false" style:font-name-asian="Calibri2" style:font-size-asian="9pt" style:language-asian="en" style:country-asian="US" style:font-size-complex="9pt" style:language-complex="ar" style:country-complex="SA"/>
    </style:style>
    <style:style style:name="T409" style:family="text">
      <style:text-properties fo:language="en" fo:country="US" officeooo:rsid="0173237c" style:letter-kerning="false" style:font-name-asian="Calibri2" style:language-asian="en" style:country-asian="US" style:language-complex="ar" style:country-complex="SA"/>
    </style:style>
    <style:style style:name="T410" style:family="text">
      <style:text-properties style:text-position="sub 58%" fo:language="en" fo:country="US" officeooo:rsid="0173237c" style:letter-kerning="false" style:font-name-asian="Calibri2" style:language-asian="en" style:country-asian="US" style:language-complex="ar" style:country-complex="SA"/>
    </style:style>
    <style:style style:name="T411" style:family="text">
      <style:text-properties fo:font-variant="normal" fo:text-transform="none" fo:font-size="12pt" fo:letter-spacing="normal" fo:language="en" fo:country="US" officeooo:rsid="0173237c" style:letter-kerning="false" style:font-size-asian="12pt" style:language-asian="en" style:country-asian="US" style:font-family-complex="Cambria" style:font-family-generic-complex="system" style:font-pitch-complex="variable" style:font-size-complex="12pt" style:language-complex="ar" style:country-complex="SA"/>
    </style:style>
    <style:style style:name="T412" style:family="text">
      <style:text-properties fo:font-variant="normal" fo:text-transform="none" fo:letter-spacing="normal" fo:language="en" fo:country="US" officeooo:rsid="0173237c" style:letter-kerning="false" style:language-asian="en" style:country-asian="US" style:font-family-complex="Cambria" style:font-family-generic-complex="system" style:font-pitch-complex="variable" style:language-complex="ar" style:country-complex="SA"/>
    </style:style>
    <style:style style:name="T413" style:family="text">
      <style:text-properties officeooo:rsid="01768cac"/>
    </style:style>
    <style:style style:name="T414" style:family="text">
      <style:text-properties fo:color="#2e8b57" loext:opacity="100%" style:font-name="Cambria Math1" fo:font-size="9pt" fo:language="en" fo:country="US" officeooo:rsid="016de26f" style:letter-kerning="false" style:font-name-asian="MS Mincho" style:font-size-asian="9pt" style:language-asian="en" style:country-asian="US" style:font-name-complex="Times New Roman1" style:font-size-complex="9pt" style:language-complex="ar" style:country-complex="SA" style:font-style-complex="italic"/>
    </style:style>
    <style:style style:name="T415" style:family="text">
      <style:text-properties fo:color="#2e8b57" loext:opacity="100%" style:font-name="Cambria math" fo:font-size="11pt" fo:language="en" fo:country="US" officeooo:rsid="0078b51e" style:letter-kerning="false" style:font-name-asian="MS Mincho" style:font-size-asian="11pt" style:language-asian="en" style:country-asian="US" style:font-name-complex="Times New Roman1" style:font-size-complex="11pt" style:language-complex="ar" style:country-complex="SA" style:font-style-complex="italic"/>
    </style:style>
    <style:style style:name="T416" style:family="text">
      <style:text-properties fo:color="#2e8b57" loext:opacity="100%" style:font-name="Cambria math" fo:font-size="11pt" fo:language="en" fo:country="US" officeooo:rsid="016ffe77" style:letter-kerning="false" style:font-name-asian="MS Mincho" style:font-size-asian="11pt" style:language-asian="en" style:country-asian="US" style:font-name-complex="Times New Roman1" style:font-size-complex="11pt" style:language-complex="ar" style:country-complex="SA" style:font-style-complex="italic"/>
    </style:style>
    <style:style style:name="T417" style:family="text">
      <style:text-properties fo:color="#2e8b57" loext:opacity="100%" style:text-position="0% 100%" style:font-name="Cambria math" fo:font-size="11pt" fo:language="en" fo:country="US" officeooo:rsid="0078b51e" style:letter-kerning="false" style:font-name-asian="MS Mincho" style:font-size-asian="11pt" style:language-asian="en" style:country-asian="US" style:font-name-complex="Times New Roman1" style:font-size-complex="11pt" style:language-complex="ar" style:country-complex="SA" style:font-style-complex="italic"/>
    </style:style>
    <style:style style:name="T418" style:family="text">
      <style:text-properties fo:color="#2e8b57" loext:opacity="100%" style:text-position="0% 100%" style:font-name="Cambria math" fo:font-size="11pt" fo:language="en" fo:country="US" officeooo:rsid="016ffe77" style:letter-kerning="false" style:font-name-asian="MS Mincho" style:font-size-asian="11pt" style:language-asian="en" style:country-asian="US" style:font-name-complex="Times New Roman1" style:font-size-complex="11pt" style:language-complex="ar" style:country-complex="SA" style:font-style-complex="italic"/>
    </style:style>
    <style:style style:name="T419" style:family="text">
      <style:text-properties fo:color="#2e8b57" loext:opacity="100%" style:text-position="sub 58%" style:font-name="Cambria math" fo:font-size="11pt" fo:language="en" fo:country="US" officeooo:rsid="016ffe77" style:letter-kerning="false" style:font-name-asian="MS Mincho" style:font-size-asian="11pt" style:language-asian="en" style:country-asian="US" style:font-name-complex="Times New Roman1" style:font-size-complex="11pt" style:language-complex="ar" style:country-complex="SA" style:font-style-complex="italic"/>
    </style:style>
    <style:style style:name="T420" style:family="text">
      <style:text-properties fo:color="#2e8b57" loext:opacity="100%" style:text-position="0% 100%" style:font-name="Cambria math" fo:font-size="11pt" fo:language="en" fo:country="US" officeooo:rsid="016b352d" style:letter-kerning="false" style:font-name-asian="MS Mincho" style:font-size-asian="11pt" style:language-asian="en" style:country-asian="US" style:font-name-complex="Times New Roman1" style:font-size-complex="11pt" style:language-complex="ar" style:country-complex="SA" style:font-style-complex="italic"/>
    </style:style>
    <style:style style:name="T421" style:family="text">
      <style:text-properties fo:color="#2e8b57" loext:opacity="100%" style:text-position="sub 58%" style:font-name="Cambria math" fo:font-size="11pt" fo:language="en" fo:country="US" officeooo:rsid="016f72cb" style:letter-kerning="false" style:font-name-asian="MS Mincho" style:font-size-asian="11pt" style:language-asian="en" style:country-asian="US" style:font-name-complex="Times New Roman1" style:font-size-complex="11pt" style:language-complex="ar" style:country-complex="SA" style:font-style-complex="italic"/>
    </style:style>
    <style:style style:name="fr1"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2" style:family="graphic" style:parent-style-name="Formula">
      <style:graphic-properties fo:margin-left="0cm" fo:margin-right="0cm" fo:margin-top="0cm" fo:margin-bottom="0cm"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bookmark-start text:name="_Hlk32563797"/><text:bookmark-start text:name="OLE_LINK60"/><text:bookmark-start text:name="OLE_LINK331"/><text:span text:style-name="T2">ORM Abstract Syntax and Semantics: normative specifications</text:span><text:bookmark-end text:name="_Hlk32563797"/><text:bookmark-end text:name="OLE_LINK60"/><text:bookmark-end text:name="OLE_LINK331"/></text:p>
      <text:p text:style-name="P2" loext:marker-style-name="T3"/>
      <text:p text:style-name="Standard" loext:marker-style-name="T4"><text:span text:style-name="T5">ORM.net</text:span><text:span text:style-name="T6"> </text:span><text:span text:style-name="T7">Proposed Recommendation</text:span><text:span text:style-name="T6"> </text:span></text:p>
      <text:p text:style-name="P3" loext:marker-style-name="T8"/>
      <text:p text:style-name="Standard" loext:marker-style-name="T7"><text:span text:style-name="T9">Version</text:span><text:bookmark-start text:name="OLE_LINK273"/><text:bookmark-start text:name="OLE_LINK274"/><text:span text:style-name="T9">: Draft 4 -</text:span><text:bookmark-end text:name="OLE_LINK273"/><text:bookmark-end text:name="OLE_LINK274"/><text:span text:style-name="T9"> </text:span><text:span text:style-name="T7"><text:date style:data-style-name="N10129" text:date-value="2025-04-19T12:08:04.145596786">19 April 2025</text:date></text:span></text:p>
      <text:h text:style-name="P4" text:outline-level="1" loext:marker-style-name="T10"><text:span text:style-name="T9">Editors: </text:span><text:span text:style-name="T7">Enrico Franconi, Terry Halpin</text:span></text:h>
      <text:h text:style-name="P4" text:outline-level="1" loext:marker-style-name="T10"><text:span text:style-name="T9">Contributors to Beta 3: </text:span><text:span text:style-name="T7">Jan Hidders, Alessandro Mosca, Francesco Sportelli</text:span></text:h>
      <text:h text:style-name="P4" text:outline-level="1" loext:marker-style-name="T10"><text:span text:style-name="T9">Contributors to DRAFT 4: </text:span><text:span text:style-name="T11">Clifford Heath, </text:span><text:span text:style-name="T12">Peter Norman</text:span></text:h>
      <text:p text:style-name="P5" loext:marker-style-name="T13"/>
      <text:p text:style-name="P1" loext:marker-style-name="T14"><text:span text:style-name="T14">Abstract</text:span><text:span text:style-name="T14"/></text:p>
      <text:p text:style-name="P6" loext:marker-style-name="T15"/>
      <text:p text:style-name="P7" loext:marker-style-name="T16"><text:bookmark text:name="_Hlk504993851"/><text:bookmark-start text:name="_Hlk33891854"/><text:bookmark-start text:name="OLE_LINK326"/><text:bookmark-start text:name="OLE_LINK324"/><text:bookmark-start text:name="OLE_LINK325"/><text:span text:style-name="T15">Object-Role Modeling (ORM) is a rigorous approach to modeling and querying at the conceptual level the information semantics of arbitrary domains. This document defines an abstract syntax for ORM conceptual models together with its formal semantics.</text:span><text:bookmark-end text:name="OLE_LINK324"/><text:bookmark-end text:name="OLE_LINK325"/><text:span text:style-name="T15"> </text:span><text:bookmark-end text:name="_Hlk33891854"/><text:bookmark-end text:name="OLE_LINK326"/><text:span text:style-name="T15">An ORM conceptual model comprises an ORM conceptual schema plus a population of (object and fact) instances. In addition to type and constraint declarations, an ORM schema may include derivation rules. The semantics of an ORM conceptual model is defined by transforming the model to first-order logic axioms, whose finite models denote the legal </text:span><text:bookmark-start text:name="OLE_LINK202"/><text:bookmark-start text:name="OLE_LINK203"/><text:span text:style-name="T15">abstract information structures of the conceptual specification</text:span><text:bookmark-end text:name="OLE_LINK202"/><text:bookmark-end text:name="OLE_LINK203"/><text:span text:style-name="T15">. </text:span><text:span text:style-name="T16"/></text:p>
      <text:p text:style-name="P8" loext:marker-style-name="T16"><text:bookmark text:name="_Hlk504993851_Copy_1"/><text:bookmark text:name="OLE_LINK159"/><text:bookmark text:name="OLE_LINK161"/></text:p>
      <text:p text:style-name="P1" loext:marker-style-name="T17"><text:span text:style-name="T14">Status of </text:span><text:span text:style-name="T18">this </text:span><text:span text:style-name="T14">Document</text:span></text:p>
      <text:p text:style-name="P8" loext:marker-style-name="T16"/>
      <text:p text:style-name="P7" loext:marker-style-name="T16"><text:bookmark text:name="OLE_LINK161_Copy_1"/><text:bookmark text:name="OLE_LINK159_Copy_1"/><text:bookmark-start text:name="_Hlk29742430"/><text:bookmark-start text:name="OLE_LINK186"/><text:span text:style-name="T15">This section describes the status of this document at the time of its publication. Other documents may supersede this document. A list of the revisions of this technical report can be found in the </text:span><text:span text:style-name="T19">ORM.net</text:span><text:span text:style-name="T15"> Technical Recommendations index at <text:line-break/></text:span><text:bookmark-start text:name="OLE_LINK37"/><text:bookmark-start text:name="OLE_LINK262"/><text:bookmark-start text:name="OLE_LINK263"/><text:span text:style-name="T15">&lt;</text:span><text:span text:style-name="Internet_20_link"><text:span text:style-name="T20">https://gitlab.com/orm-syntax-and-semantics/orm-syntax-and-semantics-docs.git</text:span></text:span><text:span text:style-name="T15">&gt;</text:span><text:bookmark-end text:name="OLE_LINK37"/><text:bookmark-end text:name="OLE_LINK262"/><text:bookmark-end text:name="OLE_LINK263"/><text:span text:style-name="T15">.</text:span><text:bookmark-end text:name="_Hlk29742430"/><text:bookmark-end text:name="OLE_LINK186"/></text:p>
      <text:p text:style-name="P9" loext:marker-style-name="T16"/>
      <text:p text:style-name="P7" loext:marker-style-name="T16"><text:bookmark-start text:name="OLE_LINK327"/><text:bookmark-start text:name="_Hlk32563716"/><text:bookmark-start text:name="OLE_LINK57"/><text:span text:style-name="T15">This document is part of the ORM document suite. It is the central ORM normative abstract syntax and semantics specification and it formally defines the core ORM concepts. The companion document "ORM abstract syntax and semantics: non-normative glossary" summarizes the abstract syntax of the main graphical symbols used in ORM by means of examples. Both documents of the ORM document suite can be found at &lt;</text:span><text:span text:style-name="Internet_20_link"><text:span text:style-name="T20">https://gitlab.com/orm-syntax-and-semantics/orm-syntax-and-semantics-docs.git</text:span></text:span><text:span text:style-name="T15">&gt;.</text:span><text:bookmark-end text:name="OLE_LINK327"/><text:bookmark-end text:name="_Hlk32563716"/><text:bookmark-end text:name="OLE_LINK57"/></text:p>
      <text:p text:style-name="P9" loext:marker-style-name="T16"/>
      <text:p text:style-name="P7" loext:marker-style-name="T16"><text:span text:style-name="T15">This document is published on </text:span><text:span text:style-name="T19">ORM.net</text:span><text:span text:style-name="T15"> as a Proposed Recommendation. If you wish to make comments regarding this document, please send them to &lt;</text:span><text:a xlink:type="simple" xlink:href="mailto:orm-semantics@googlegroups.com" text:style-name="Internet_20_link" text:visited-style-name="Visited_20_Internet_20_Link"><text:span text:style-name="Internet_20_link"><text:span text:style-name="T19">orm-semantics@googlegroups.com</text:span></text:span></text:a><text:span text:style-name="T15">&gt;, after having registered at &lt;</text:span><text:a xlink:type="simple" xlink:href="https://groups.google.com/group/orm-semantics" text:style-name="Internet_20_link" text:visited-style-name="Visited_20_Internet_20_Link"><text:span text:style-name="Internet_20_link"><text:span text:style-name="T19">https://groups.google.com/group/orm-semantics</text:span></text:span></text:a><text:span text:style-name="T15">&gt;. All comments are welcome.</text:span></text:p>
      <text:p text:style-name="P9" loext:marker-style-name="T16"/>
      <text:p text:style-name="P7" loext:marker-style-name="T16"><text:span text:style-name="T15">Once this document becomes an </text:span><text:span text:style-name="T19">ORM.net</text:span><text:span text:style-name="T15"> Recommendation, it will be a stable document and may be used as reference material or cited from other documents. </text:span><text:span text:style-name="T19">ORM.net</text:span><text:span text:style-name="T15">'s role in making the Recommendation is to draw attention to the specification and to promote its widespread deployment. This enhances the functionality and interoperability of data models based on ORM or other fact-based modeling approaches.</text:span></text:p>
      <text:p text:style-name="P8" loext:marker-style-name="T16"/>
      <text:p text:style-name="P1" loext:marker-style-name="T17"><text:span text:style-name="T14">Change History</text:span><text:span text:style-name="T17"/></text:p>
      <text:p text:style-name="P8" loext:marker-style-name="T16"/>
      <text:list text:style-name="WWNum6">
        <text:list-item>
          <text:p text:style-name="P10" loext:marker-style-name="T16"><text:span text:style-name="T15">Draft 4: Whitespace in names with comma separators, value sets expressed as list of ranges, ...</text:span><text:span text:style-name="T16"/></text:p>
        </text:list-item>
        <text:list-item>
          <text:p text:style-name="P10" loext:marker-style-name="T16"><text:span text:style-name="T15">Public BETA 3: rearranged the introductory parts.</text:span><text:span text:style-name="T16"/></text:p>
        </text:list-item>
        <text:list-item>
          <text:p text:style-name="P10" loext:marker-style-name="T16"><text:span text:style-name="T15">Public BETA 3: fixed the semantics for identification and objectification constraints.</text:span><text:span text:style-name="T16"/></text:p>
        </text:list-item>
        <text:list-item>
          <text:p text:style-name="P10" loext:marker-style-name="T16"><text:span text:style-name="T15">Public BETA 2: fixed typos.</text:span><text:span text:style-name="T16"/></text:p>
        </text:list-item>
      </text:list>
      <text:p text:style-name="P8" loext:marker-style-name="T16"/>
      <text:p text:style-name="P11" loext:marker-style-name="T17"><text:bookmark text:name="_Hlk509586334"/></text:p>
      <text:p text:style-name="P12" loext:marker-style-name="T17"><text:span text:style-name="T14">Introduction</text:span><text:span text:style-name="T17"/></text:p>
      <text:p text:style-name="P9" loext:marker-style-name="T16"/>
      <text:p text:style-name="P13" loext:marker-style-name="T16"><text:span text:style-name="T15">Object-Role Modeling (ORM) is a conceptual approach </text:span><text:span text:style-name="T21">and </text:span><text:span text:style-name="T22">visual</text:span><text:span text:style-name="T21"> language</text:span><text:span text:style-name="T15"> </text:span><text:span text:style-name="T21">for</text:span><text:span text:style-name="T15"> modeling and querying the information semantics of business domains. </text:span><text:span text:style-name="T23">The </text:span><text:span text:style-name="T24">required </text:span><text:span text:style-name="T23">semantics are </text:span><text:span text:style-name="T25">discovered by analysis of </text:span><text:span text:style-name="T26">examples of </text:span><text:span text:style-name="T27">everyday </text:span><text:span text:style-name="T25">business language, and </text:span><text:span text:style-name="T28">presented</text:span><text:span text:style-name="T15"> in terms of the underlying facts of interest. </text:span><text:span text:style-name="T29">This</text:span><text:span text:style-name="T30"> allows</text:span><text:span text:style-name="T31"> </text:span><text:span text:style-name="T32">the </text:span><text:span text:style-name="T15">facts, constraints and derivation rules </text:span><text:span text:style-name="T33">to </text:span><text:span text:style-name="T25">be </text:span><text:span text:style-name="T33">again </text:span><text:span text:style-name="T15">verbalized </text:span><text:span text:style-name="T34">so as to be</text:span><text:span text:style-name="T25"> </text:span><text:span text:style-name="T15">readily understood by non-technical users of </text:span><text:span text:style-name="T25">that</text:span><text:span text:style-name="T15"> business </text:span><text:span text:style-name="T25">language</text:span><text:span text:style-name="T15">.</text:span><text:span text:style-name="T23"> In treat</text:span><text:span text:style-name="T35">ing</text:span><text:span text:style-name="T23"> all facts as relationships</text:span><text:span text:style-name="T35">, ORM</text:span><text:span text:style-name="T23"> is u</text:span><text:span text:style-name="T15">nlike Entity-Relationship (ER) modeling and the Unified Modeling Language (UML) class diagrams, but similar to the Web Ontology Language (OWL). </text:span><text:span text:style-name="T36">F</text:span><text:span text:style-name="T23">acts are always presented in </text:span><text:span text:style-name="T29">this</text:span><text:span text:style-name="T23"> elementary form, never composite, so as to captur</text:span><text:span text:style-name="T37">e</text:span><text:span text:style-name="T23"> </text:span><text:span text:style-name="T37">the </text:span><text:span text:style-name="T23">essential business semantics without pandering to implementation requirements. </text:span><text:span text:style-name="T38">The grouping of</text:span><text:span text:style-name="T15"> facts into </text:span><text:span text:style-name="T35">composite </text:span><text:span text:style-name="T15">structures (e.g. attribute-based entity types, </text:span><text:span text:style-name="T35">object-oriented </text:span><text:span text:style-name="T15">classes, relation schemes, XML </text:span><text:span text:style-name="T39">or messaging</text:span><text:span text:style-name="T15"> schemas, </text:span><text:span text:style-name="T40">and the like</text:span><text:span text:style-name="T15">) is considered a</text:span><text:span text:style-name="T38">n</text:span><text:span text:style-name="T15"> irrelevant implementation issue. </text:span><text:span text:style-name="T41">By a</text:span><text:span text:style-name="T15">voiding attributes in the base model, </text:span><text:span text:style-name="T41">ORM</text:span><text:span text:style-name="T15"> enhances semantic stability, populatability </text:span><text:span text:style-name="T41">(construction of example scenarios)</text:span><text:span text:style-name="T15">, and natural verbalization </text:span><text:span text:style-name="T42">even of complex rules</text:span><text:span text:style-name="T15">, </text:span><text:span text:style-name="T41">which </text:span><text:span text:style-name="T15">facilitat</text:span><text:span text:style-name="T41">es </text:span><text:span text:style-name="T15">communication with all stakeholders. </text:span><text:span text:style-name="T43">F</text:span><text:span text:style-name="T15">act-oriented notations are </text:span><text:span text:style-name="T44">able to </text:span><text:span text:style-name="T45">express</text:span><text:span text:style-name="T44"> many details that cannot be adequately represented in </text:span><text:span text:style-name="T15">other</text:span><text:span text:style-name="T43"> </text:span><text:span text:style-name="T15">information modeling </text:span><text:span text:style-name="T46">approaches</text:span><text:span text:style-name="T15">. ORM includes graphical and textual languages for modeling and querying information at the conceptual level, as well as procedures for </text:span><text:span text:style-name="T45">the </text:span><text:span text:style-name="T15">design </text:span><text:span text:style-name="T45">of </text:span><text:span text:style-name="T15">conceptual models. </text:span><text:span text:style-name="T45">Tools help </text:span><text:span text:style-name="T15">transform </text:span><text:span text:style-name="T45">ORM </text:span><text:span text:style-name="T15">between different representations, forward engineering </text:span><text:span text:style-name="T47">to </text:span><text:span text:style-name="T15">implementation schemas (e.g. relational database schemas, ontologies, object-oriented schemas, XML schemas) and reverse engineering implementation schemas to ORM schemas.</text:span></text:p>
      <text:p text:style-name="P9" loext:marker-style-name="T16"/>
      <text:p text:style-name="P14" loext:marker-style-name="T16"><text:span text:style-name="T15">The latest version of ORM (ORM 2) is thoroughly described in the 2008 book by T. Halpin and T. Morgan (“Information Modeling and Relational Databases”, second edition, Morgan Kaufmann), and in the newer books by T. Halpin (“Object-Role Modeling Fundamentals”, Technics Publications, 2015) and its companion (“Object-Role Modeling Workbook”, Technics Publications, 2016) providing an up-to-date coverage of the latest enhancements to ORM and its conceptual schema design procedure. This document refers to the ORM 2 version of ORM, </text:span><text:span text:style-name="T48">and spans the features covered in the ORM Glossary pp 896-902 of the 2008 book, with the exception of items not required for formalisation (such as </text:span><text:span text:style-name="T49">reference modes, </text:span><text:span text:style-name="T48">preferred uniqueness </text:span><text:span text:style-name="T50">or identification, </text:span><text:span text:style-name="T51">and</text:span><text:span text:style-name="T50"> </text:span><text:span text:style-name="T52">instance data</text:span><text:span text:style-name="T48">),</text:span><text:span text:style-name="T15"> constraints with deontic modality, and of aggregation in derivation rules; the specification of these features is postponed to a later version of the document. </text:span><text:span text:style-name="T50">This formalisation only addresses finite value sets, so features like </text:span><text:span text:style-name="T49">inclusive </text:span><text:span text:style-name="T50">vs </text:span><text:span text:style-name="T49">exclusive value range limits </text:span><text:span text:style-name="T50">are not formalised.</text:span></text:p>
      <text:p text:style-name="P15" loext:marker-style-name="T16"><text:bookmark text:name="_Hlk509586334_Copy_1"/><text:bookmark text:name="_Hlk509586271"/><text:bookmark-start text:name="OLE_LINK44"/></text:p>
      <text:p text:style-name="P16" loext:marker-style-name="T16"><text:span text:style-name="T15">This document defines </text:span><text:span text:style-name="T53">an abstract</text:span><text:span text:style-name="T15"> syntax </text:span><text:span text:style-name="T54">with</text:span><text:span text:style-name="T55"> </text:span><text:span text:style-name="T56">its </text:span><text:span text:style-name="T54">translation to</text:span><text:span text:style-name="T15"> non-ambiguous </text:span><text:span text:style-name="T57">and </text:span><text:span text:style-name="T15">normative semantics </text:span><text:span text:style-name="T55">for</text:span><text:span text:style-name="T15"> ORM </text:span><text:span text:style-name="T58">Conceptual Models</text:span><text:span text:style-name="T15">. </text:span><text:span text:style-name="T55">The companion Glossary document shows the one-to-one correspondence between the ORM graphical syntax and this abstract syntax. </text:span><text:span text:style-name="T15">Th</text:span><text:span text:style-name="T53">e abstract syntax defined in this</text:span><text:span text:style-name="T15"> document </text:span><text:span text:style-name="T53">is </text:span><text:span text:style-name="T56">simplified to the requirements for formalisation and is </text:span><text:span text:style-name="T15">not </text:span><text:span text:style-name="T53">intended</text:span><text:span text:style-name="T55"> </text:span><text:span text:style-name="T53">as </text:span><text:span text:style-name="T15">an interchange format for ORM, </text:span><text:span text:style-name="T57">however</text:span><text:span text:style-name="T15"> </text:span><text:span text:style-name="T57">a</text:span><text:span text:style-name="T59"> closely aligned concrete syntax </text:span><text:span text:style-name="T60">called Fact Interchange Grammar (FIG) </text:span><text:span text:style-name="T59">has also been implemented </text:span><text:span text:style-name="T55">and published </text:span><text:span text:style-name="T61">to</text:span><text:span text:style-name="T59"> support conventional</text:span><text:span text:style-name="T62"> schema </text:span><text:span text:style-name="T61">engineering and </text:span><text:span text:style-name="T62">interchange purposes. </text:span><text:span text:style-name="T63">See &lt;</text:span><text:span text:style-name="Internet_20_link"><text:span text:style-name="T20">https://github.com/cjheath/activefacts-fig</text:span></text:span><text:span text:style-name="T63">&gt;.</text:span></text:p>
      <text:p text:style-name="P17"/>
      <text:p text:style-name="P18" loext:marker-style-name="T16"><text:span text:style-name="T15">The </text:span><text:span text:style-name="T64">abstract </text:span><text:span text:style-name="T15">syntax</text:span><text:span text:style-name="T64"> </text:span><text:span text:style-name="T15">defines the standard denotational </text:span><text:span text:style-name="T65">semantics of the</text:span><text:span text:style-name="T15"> ORM </text:span><text:span text:style-name="T58">Conceptual Model </text:span><text:span text:style-name="T15">language by specifying a signature (the ORM Conceptual Model Signature), and then the set of well formed formulae which can be built using the signature. An ORM </text:span><text:span text:style-name="T58">Conceptual Model </text:span><text:span text:style-name="T15">is any set of well-formed declarations, constraints, and derivation rules from a given ORM signature, satisfying all the constraints. </text:span><text:span text:style-name="T66">The</text:span><text:span text:style-name="T15"> </text:span><text:span text:style-name="T67">finite</text:span><text:span text:style-name="T15"> first-order structures satisfying the obtained first-order logical theory are in one-to-one correspondence with the legal populations of the ORM conceptual model.</text:span></text:p>
      <text:p text:style-name="P19" loext:marker-style-name="T16"><text:span text:style-name="T15"/></text:p>
      <text:p text:style-name="P19" loext:marker-style-name="T16"><text:span text:style-name="T15">After having introduced </text:span><text:span text:style-name="T67">ORM Conceptual Model Signatures</text:span><text:span text:style-name="T15"> and the corresponding </text:span><text:span text:style-name="T67">First-Order Logic Signatures</text:span><text:span text:style-name="T15">, the following Sections describe the abstract syntax and semantics of ORM’s conceptual model constructs, namely </text:span><text:span text:style-name="T67">declarations</text:span><text:span text:style-name="T15">, </text:span><text:span text:style-name="T67">constraints</text:span><text:span text:style-name="T15">, and </text:span><text:span text:style-name="T67">derivation rules</text:span><text:span text:style-name="T15">. Each ORM conceptual model construct is described in a boxed text subdivided in three parts, including its syntactic expression in purple (based on generic terms from the ORM signature), possibly the syntactic constraints over the syntactic expression, and, in green, its corresponding semantics specified as a closed </text:span><text:span text:style-name="T68">first-order logic</text:span><text:span text:style-name="T15"> formula or as a rewriting using other conceptual model constructs (denoted as a MACRO).</text:span></text:p>
      <text:p text:style-name="P20" loext:marker-style-name="T69"/>
      <text:p text:style-name="P9" loext:marker-style-name="T16"/>
      <text:p text:style-name="P21" loext:marker-style-name="T16"/>
      <text:h text:style-name="P22" text:outline-level="1" loext:marker-style-name="T70"><text:span text:style-name="T71">Naming conventions</text:span><text:span text:style-name="T70"/></text:h>
      <text:p text:style-name="P9" loext:marker-style-name="T16"/>
      <text:p text:style-name="P23" loext:marker-style-name="T16"><text:span text:style-name="T72">An </text:span><text:bookmark-start text:name="_Hlk509590871"/><text:span text:style-name="T73">ORM conceptual model</text:span><text:span text:style-name="T72"> </text:span><text:bookmark-end text:name="_Hlk509590871"/><text:span text:style-name="T72">is formally composed</text:span><text:span text:style-name="T74">,</text:span><text:span text:style-name="T15"> following precise syntactic rules,</text:span><text:span text:style-name="T72"> </text:span><text:span text:style-name="T75">of</text:span><text:span text:style-name="T72"> </text:span><text:span text:style-name="T15">declarations and constraints, built from terms of different syntactic categories (</text:span><text:span text:style-name="T73">object type names</text:span><text:span text:style-name="T15">, </text:span><text:span text:style-name="T74">predicate names, role identifiers,</text:span><text:span text:style-name="T73"> data elements</text:span><text:span text:style-name="T74">)</text:span><text:span text:style-name="T15"> taken from a </text:span><text:span text:style-name="T74">signature</text:span><text:span text:style-name="T15">.</text:span></text:p>
      <text:p text:style-name="P7" loext:marker-style-name="T76"><text:span text:style-name="T72"/></text:p>
      <text:p text:style-name="P24" loext:marker-style-name="T76"><text:span text:style-name="T77">T</text:span><text:span text:style-name="T78">he ORM graphical notation </text:span><text:span text:style-name="T77">shows each</text:span><text:span text:style-name="T78"> object type associated to </text:span><text:span text:style-name="T77">a distinct </text:span><text:span text:style-name="T78">object type name </text:span><text:span text:style-name="T77">from this signature </text:span><text:span text:style-name="T79">(note that the same object type </text:span><text:span text:style-name="T80">or fact type </text:span><text:span text:style-name="T79">may appear on multiple drawing sheets, or even more than once on the same sheet)</text:span><text:span text:style-name="T78">. Likewise </text:span><text:span text:style-name="T77">each </text:span><text:span text:style-name="T81">f</text:span><text:span text:style-name="T82">act type</text:span><text:span text:style-name="T72"> in the graphical notation </text:span><text:span text:style-name="T77">is</text:span><text:span text:style-name="T72"> associated to </text:span><text:span text:style-name="T77">a </text:span><text:span text:style-name="T72">distinct </text:span><text:span text:style-name="T83">canonical</text:span><text:span text:style-name="T73"> predicate </text:span><text:span text:style-name="T82">name</text:span><text:span text:style-name="T83"> </text:span><text:span text:style-name="T84">from this signature.</text:span><text:span text:style-name="T83"> </text:span><text:span text:style-name="T85">The ORM graphical notation depicts a fact type as a left-to-right </text:span><text:span text:style-name="T86">or </text:span><text:span text:style-name="T85">top-to-bottom ordered sequence of </text:span><text:span text:style-name="T87">role</text:span><text:span text:style-name="T85"> boxes. </text:span><text:span text:style-name="T88">Each role box</text:span><text:span text:style-name="T85"> is attached to exactly one </text:span><text:span text:style-name="T87">object type</text:span><text:span text:style-name="T85"> shape. </text:span><text:span text:style-name="T89">Each</text:span><text:span text:style-name="T72"> role is uniquely identified in ORM graphical notation by the fact type in which it appears together with its </text:span><text:span text:style-name="T90">relevant</text:span><text:span text:style-name="T72"> position within </text:span><text:span text:style-name="T91">the </text:span><text:span text:style-name="T90">displayed </text:span><text:span text:style-name="T91">predicate name for </text:span><text:span text:style-name="T72">the fact type. </text:span><text:span text:style-name="T92">In this abstract syntax, e</text:span><text:span text:style-name="T72">ach role is given</text:span><text:span text:style-name="T91"> a</text:span><text:span text:style-name="T72"> </text:span><text:span text:style-name="T73">role identifier</text:span><text:span text:style-name="T72"> in the signature obtained by concatenating the canonical predicate name it belongs to and the</text:span><text:span text:style-name="T93"> </text:span><text:span text:style-name="T72">relative position within </text:span><text:span text:style-name="T94">that </text:span><text:span text:style-name="T95">predicate </text:span><text:span text:style-name="T94">name</text:span><text:span text:style-name="T72">, </text:span><text:span text:style-name="T93">num</text:span><text:span text:style-name="T96">bering </text:span><text:span text:style-name="T97">from 1</text:span><text:span text:style-name="T72">.</text:span></text:p>
      <text:p text:style-name="P24" loext:marker-style-name="T76"><text:span text:style-name="T72"/></text:p>
      <text:p text:style-name="P24" loext:marker-style-name="T76"><text:span text:style-name="T15">Alternat</text:span><text:span text:style-name="T98">iv</text:span><text:span text:style-name="T15">e predicate readings for the same fact type (</text:span><text:span text:style-name="T99">which may be </text:span><text:span text:style-name="T15">useful to verbalise a predicate </text:span><text:span text:style-name="T99">using </text:span><text:span text:style-name="T15">different role orderings) are all obviously denoting the same fact type, and therefore will be given the </text:span><text:span text:style-name="T100">canonical</text:span><text:span text:style-name="T15"> predicate name in the signature.</text:span></text:p>
      <text:p text:style-name="P25" loext:marker-style-name="T76"><text:span text:style-name="T101"/></text:p>
      <text:p text:style-name="P24" loext:marker-style-name="T76"><text:span text:style-name="T102">Tools </text:span><text:span text:style-name="T103">in the ORM methodology</text:span><text:span text:style-name="T102"> </text:span><text:span text:style-name="T104">may </text:span><text:span text:style-name="T102">provide different </text:span><text:span text:style-name="T105">kinds of “predicate readings”</text:span><text:span text:style-name="T102"> to </text:span><text:span text:style-name="T106">display</text:span><text:span text:style-name="T102"> </text:span><text:span text:style-name="T104">these predicate names. </text:span><text:span text:style-name="T106">These variations are for </text:span><text:span text:style-name="T107">readability and compactness of display, being</text:span><text:span text:style-name="T105"> different ways</text:span><text:span text:style-name="T104"> to illustrate the position of the roles embedded within the predicate text, but that is not a concern here, all that matters is that predicate names are unique within the overall schema</text:span><text:span text:style-name="T72">. <text:s/></text:span><text:span text:style-name="T108">The displayed predicate readings might not be unique, even though the predicate name must be. </text:span><text:span text:style-name="T91">So if we have a predicate name “Person runs Company” where Person and Company are object types, a tool might display this text, or “[Person] runs [Company]”, “… runs …”, “?runs?”, or some other convenient </text:span><text:span text:style-name="T109">shorthand; </text:span><text:span text:style-name="T110">even adding an arrow to show that the displayed role boxes apply in opposite to the obvious direction</text:span><text:span text:style-name="T91">. </text:span><text:span text:style-name="T108">The predicate </text:span><text:span text:style-name="T111">name </text:span><text:span text:style-name="T108">“Person runs Race” is a different fact type, although it might display </text:span><text:span text:style-name="T112">the same</text:span><text:span text:style-name="T108"> reading text. </text:span><text:span text:style-name="T113">These shorthand presentations are not relevant to the semantics.</text:span><text:span text:style-name="T72"> </text:span><text:span text:style-name="T110">In the associated glossary, we</text:span><text:span text:style-name="T94"> </text:span><text:span text:style-name="T114">make use of such shorthand notations also, </text:span><text:span text:style-name="T115">rather than elaborating the unique predicate names.</text:span></text:p>
      <text:p text:style-name="P24" loext:marker-style-name="T76"><text:span text:style-name="T72"/></text:p>
      <text:p text:style-name="P24" loext:marker-style-name="T76"><text:span text:style-name="T116">In this document we assume that the signature of an </text:span><text:span text:style-name="T117">ORM conceptual model</text:span><text:span text:style-name="T116"> (e.g., the choice of the canonical predicate name associated to a fact type) has been specified without ambiguity. This document does not focus on the pre-logical or linguistic means necessary in order to get the formal signature.</text:span></text:p>
      <text:p text:style-name="P26" loext:marker-style-name="T118"/>
      <text:h text:style-name="P27" text:outline-level="1" loext:marker-style-name="T70"><text:bookmark-start text:name="_Hlk33892793"/><text:span text:style-name="T71">ORM Conceptual Model Signature</text:span><text:bookmark-end text:name="_Hlk33892793"/><text:span text:style-name="T70"/></text:h>
      <text:h text:style-name="P28" text:outline-level="1" loext:marker-style-name="T70"/>
      <text:h text:style-name="P29" text:outline-level="1" loext:marker-style-name="T119"><text:bookmark-start text:name="_Hlk509589840"/><text:span text:style-name="T72">An </text:span><text:span text:style-name="T73">ORM conceptual model </text:span><text:bookmark-end text:name="_Hlk509589840"/><text:span text:style-name="T73">signature</text:span><text:span text:style-name="T72"> is composed by the </text:span><text:bookmark-end text:name="OLE_LINK44"/><text:span text:style-name="T72">elements</text:span><text:span text:style-name="T120"> </text:span><text:bookmark-start text:name="_Hlk26278234"/><text:bookmark-start text:name="OLE_LINK83"/><text:bookmark-start text:name="OLE_LINK332"/><text:span text:style-name="T121">&lt;</text:span><text:span text:style-name="T120"> </text:span><text:span text:style-name="T72">𝓣</text:span><text:bookmark-start text:name="_Hlk26264896"/><text:bookmark-start text:name="OLE_LINK73"/><text:span text:style-name="T72">, </text:span><text:span text:style-name="T122">𝒱</text:span><text:bookmark-end text:name="_Hlk26264896"/><text:bookmark-end text:name="OLE_LINK73"/><text:span text:style-name="T72">,</text:span><text:span text:style-name="T82"> </text:span><text:span text:style-name="T72">𝓟, </text:span><text:bookmark-start text:name="OLE_LINK95"/><text:bookmark-start text:name="OLE_LINK96"/><text:span text:style-name="T123">𝓡 </text:span><text:span text:style-name="T121">, </text:span><text:span text:style-name="T123">𝓓</text:span><text:bookmark-end text:name="OLE_LINK95"/><text:bookmark-end text:name="OLE_LINK96"/><text:span text:style-name="T124"> </text:span><text:bookmark-start text:name="_Hlk32320673"/><text:span text:style-name="T121">, </text:span><text:bookmark-end text:name="_Hlk32320673"/><draw:frame draw:style-name="fr1" draw:name="Object1" text:anchor-type="as-char" svg:width="0.263cm" svg:height="0.471cm" draw:z-index="0"><draw:object xlink:href="./Object 1" xlink:type="simple" xlink:show="embed" xlink:actuate="onLoad"/><draw:image xlink:href="./ObjectReplacements/Object 1" xlink:type="simple" xlink:show="embed" xlink:actuate="onLoad"/></draw:frame><text:bookmark-start text:name="_Hlk26271002"/><text:bookmark-start text:name="OLE_LINK97"/><text:bookmark-start text:name="_Hlk32416708"/><text:span text:style-name="T121">,</text:span><text:bookmark-end text:name="_Hlk32416708"/><text:span text:style-name="T121"> </text:span><text:span text:style-name="T125">𝓕</text:span><text:span text:style-name="T121">, </text:span><text:span text:style-name="T126"></text:span><text:bookmark-end text:name="_Hlk26271002"/><text:bookmark-end text:name="OLE_LINK97"/><text:span text:style-name="T126">, </text:span><text:span text:style-name="T127">U</text:span><text:span text:style-name="T124">&gt;</text:span><text:bookmark-end text:name="_Hlk26278234"/><text:bookmark-end text:name="OLE_LINK83"/><text:bookmark-end text:name="OLE_LINK332"/><text:span text:style-name="T72"> denoting the following:</text:span></text:h>
      <text:h text:style-name="P30" text:outline-level="1" loext:marker-style-name="T119"><text:bookmark text:name="_Hlk504579486"/></text:h>
      <table:table table:name="Table1" table:style-name="Table1">
        <table:table-column table:style-name="Table1.A"/>
        <table:table-column table:style-name="Table1.B"/>
        <table:table-row table:style-name="Table1.1">
          <table:table-cell table:style-name="Table1.A1" office:value-type="string">
            <text:p text:style-name="P31" loext:marker-style-name="T128"><text:bookmark text:name="_Hlk509586271_Copy_1"/><text:bookmark-start text:name="_Hlk512863644"/><text:bookmark-start text:name="OLE_LINK27"/><text:span text:style-name="T129">𝓣</text:span><text:bookmark-end text:name="_Hlk512863644"/><text:bookmark-end text:name="OLE_LINK27"/><text:span text:style-name="T130"/></text:p>
          </table:table-cell>
          <table:table-cell table:style-name="Table1.A1" office:value-type="string">
            <text:p text:style-name="P32" loext:marker-style-name="T128"><text:bookmark-start text:name="OLE_LINK26"/><text:bookmark-start text:name="_Hlk512863617"/><text:span text:style-name="T129">a</text:span><text:bookmark-start text:name="OLE_LINK45"/><text:span text:style-name="T129"> finite countable </text:span><text:bookmark-end text:name="OLE_LINK45"/><text:span text:style-name="T129">set of</text:span><text:span text:style-name="T131"> domain </text:span><text:bookmark-start text:name="_Hlk509590004"/><text:span text:style-name="T131">object type names</text:span><text:bookmark-end text:name="OLE_LINK26"/><text:bookmark-end text:name="_Hlk512863617"/><text:bookmark-end text:name="_Hlk509590004"/></text:p>
          </table:table-cell>
        </table:table-row>
        <table:table-row table:style-name="Table1.2">
          <table:table-cell table:style-name="Table1.A1" office:value-type="string">
            <text:p text:style-name="P31" loext:marker-style-name="T132"><text:bookmark-start text:name="OLE_LINK85"/><text:bookmark-start text:name="_Hlk26269978"/><text:span text:style-name="T133">𝒱</text:span><text:bookmark-end text:name="OLE_LINK85"/><text:bookmark-end text:name="_Hlk26269978"/><text:span text:style-name="T134"/></text:p>
          </table:table-cell>
          <table:table-cell table:style-name="Table1.A1" office:value-type="string">
            <text:p text:style-name="P32" loext:marker-style-name="T76"><text:span text:style-name="T129">a set </text:span><text:bookmark-start text:name="_Hlk26270745"/><text:bookmark-start text:name="OLE_LINK92"/><text:span text:style-name="T133">𝒱</text:span><text:bookmark-end text:name="_Hlk26270745"/><text:bookmark-end text:name="OLE_LINK92"/><text:span text:style-name="T131">⊆</text:span><text:span text:style-name="T129"> 𝓣 of</text:span><text:span text:style-name="T131"> domain value type names</text:span></text:p>
          </table:table-cell>
        </table:table-row>
        <table:table-row table:style-name="Table1.3">
          <table:table-cell table:style-name="Table1.A1" office:value-type="string">
            <text:p text:style-name="P31" loext:marker-style-name="T128"><text:span text:style-name="T129">𝓟</text:span><text:span text:style-name="T130"/></text:p>
          </table:table-cell>
          <table:table-cell table:style-name="Table1.A1" office:value-type="string">
            <text:p text:style-name="P32" loext:marker-style-name="T128"><text:span text:style-name="T129">a finite countable set of</text:span><text:span text:style-name="T131"> predicate names</text:span></text:p>
          </table:table-cell>
        </table:table-row>
        <table:table-row table:style-name="Table1.4">
          <table:table-cell table:style-name="Table1.A1" office:value-type="string">
            <text:h text:style-name="P33" text:outline-level="1" loext:marker-style-name="T119"><text:bookmark-start text:name="_Hlk32320572"/><text:span text:style-name="T135">𝓡</text:span><text:bookmark-end text:name="_Hlk32320572"/><text:span text:style-name="T136"/></text:h>
          </table:table-cell>
          <table:table-cell table:style-name="Table1.A1" office:value-type="string">
            <text:p text:style-name="P32" loext:marker-style-name="T128"><text:span text:style-name="T129">a finite countable set of</text:span><text:span text:style-name="T131"> role names</text:span></text:p>
          </table:table-cell>
        </table:table-row>
        <table:table-row table:style-name="Table1.5">
          <table:table-cell table:style-name="Table1.A1" office:value-type="string">
            <text:p text:style-name="P31" loext:marker-style-name="T137"><text:bookmark text:name="_Hlk26270714_Copy_1"/><text:bookmark-start text:name="_Hlk26271053"/><text:bookmark-start text:name="OLE_LINK100"/><text:bookmark-start text:name="OLE_LINK107"/><text:span text:style-name="T135">𝓓</text:span><text:bookmark-end text:name="_Hlk26271053"/><text:bookmark-end text:name="OLE_LINK100"/><text:bookmark-end text:name="OLE_LINK107"/><text:span text:style-name="T138"/></text:p>
          </table:table-cell>
          <table:table-cell table:style-name="Table1.A1" office:value-type="string">
            <text:p text:style-name="P32" loext:marker-style-name="T128"><text:span text:style-name="T129">a finite countable set of</text:span><text:span text:style-name="T131"> domain values</text:span></text:p>
          </table:table-cell>
        </table:table-row>
        <table:table-row table:style-name="Table1.6">
          <table:table-cell table:style-name="Table1.A1" office:value-type="string">
            <text:p text:style-name="P34" loext:marker-style-name="T128"><draw:frame draw:style-name="fr1" draw:name="Object2" text:anchor-type="as-char" svg:width="0.263cm" svg:height="0.471cm" draw:z-index="1"><draw:object xlink:href="./Object 2" xlink:type="simple" xlink:show="embed" xlink:actuate="onLoad"/><draw:image xlink:href="./ObjectReplacements/Object 2" xlink:type="simple" xlink:show="embed" xlink:actuate="onLoad"/></draw:frame></text:p>
          </table:table-cell>
          <table:table-cell table:style-name="Table1.A1" office:value-type="string">
            <text:p text:style-name="P32" loext:marker-style-name="T137"><text:span text:style-name="T129">a total function </text:span><text:bookmark-start text:name="_Hlk26271151"/><text:bookmark-start text:name="OLE_LINK104"/><text:bookmark-start text:name="OLE_LINK123"/><draw:frame draw:style-name="fr1" draw:name="Object3" text:anchor-type="as-char" svg:width="0.263cm" svg:height="0.471cm" draw:z-index="2"><draw:object xlink:href="./Object 3" xlink:type="simple" xlink:show="embed" xlink:actuate="onLoad"/><draw:image xlink:href="./ObjectReplacements/Object 3" xlink:type="simple" xlink:show="embed" xlink:actuate="onLoad"/></draw:frame><text:bookmark-end text:name="_Hlk26271151"/><text:bookmark-end text:name="OLE_LINK104"/><text:bookmark-end text:name="OLE_LINK123"/><text:span text:style-name="T139"><text:s/></text:span><text:span text:style-name="T140">: </text:span><text:span text:style-name="T133">𝒱</text:span><text:span text:style-name="T129"> </text:span><text:bookmark-start text:name="_Hlk26275063"/><text:bookmark-start text:name="OLE_LINK110"/><text:span text:style-name="T129">→</text:span><text:bookmark-end text:name="_Hlk26275063"/><text:bookmark-end text:name="OLE_LINK110"/><text:span text:style-name="T129"> </text:span><draw:frame draw:style-name="fr1" draw:name="Object4" text:anchor-type="as-char" svg:width="0.425cm" svg:height="0.531cm" draw:z-index="3"><draw:object xlink:href="./Object 4" xlink:type="simple" xlink:show="embed" xlink:actuate="onLoad"/><draw:image xlink:href="./ObjectReplacements/Object 4" xlink:type="simple" xlink:show="embed" xlink:actuate="onLoad"/></draw:frame><text:span text:style-name="T129">, the</text:span><text:span text:style-name="T131"> domain value type extension</text:span></text:p>
          </table:table-cell>
        </table:table-row>
        <table:table-row table:style-name="Table1.7">
          <table:table-cell table:style-name="Table1.A1" office:value-type="string">
            <text:p text:style-name="P31" loext:marker-style-name="T141"><text:bookmark-start text:name="_Hlk32416639"/><text:span text:style-name="T142">𝓕</text:span><text:bookmark-end text:name="_Hlk32416639"/><text:span text:style-name="T143"/></text:p>
          </table:table-cell>
          <table:table-cell table:style-name="Table1.A1" office:value-type="string">
            <text:p text:style-name="P32" loext:marker-style-name="T76"><text:span text:style-name="T144">a</text:span><text:span text:style-name="T129"> finite countable set of </text:span><text:span text:style-name="T145">value function</text:span><text:span text:style-name="T129"> </text:span><text:span text:style-name="T145">names</text:span></text:p>
          </table:table-cell>
        </table:table-row>
        <table:table-row table:style-name="Table1.8">
          <table:table-cell table:style-name="Table1.A1" office:value-type="string">
            <text:p text:style-name="P31" loext:marker-style-name="T146"><text:span text:style-name="T147"></text:span><text:span text:style-name="T148"/></text:p>
          </table:table-cell>
          <table:table-cell table:style-name="Table1.A1" office:value-type="string">
            <text:p text:style-name="P32" loext:marker-style-name="T76"><text:span text:style-name="T129">a total function </text:span><text:span text:style-name="T147"></text:span><text:span text:style-name="T140">: </text:span><text:span text:style-name="T129">𝓟∪</text:span><text:span text:style-name="T142">𝓕</text:span><text:span text:style-name="T129"> → ℕ</text:span><text:span text:style-name="T149">+ <text:s/></text:span><text:span text:style-name="T129">specifying the</text:span><text:span text:style-name="T131"> predicate </text:span><text:span text:style-name="T150">arity</text:span><text:span text:style-name="T131"> </text:span><text:span text:style-name="T135">or the</text:span><text:span text:style-name="T131"> function arity</text:span></text:p>
          </table:table-cell>
        </table:table-row>
        <table:table-row table:style-name="Table1.9">
          <table:table-cell table:style-name="Table1.A9" office:value-type="string">
            <text:p text:style-name="P35">U</text:p>
          </table:table-cell>
          <table:table-cell table:style-name="Table1.A9" office:value-type="string">
            <text:p text:style-name="P36" loext:marker-style-name="T76">a finite countable set of <text:span text:style-name="T151">population predicate names</text:span></text:p>
          </table:table-cell>
        </table:table-row>
      </table:table>
      <text:p text:style-name="P37" loext:marker-style-name="T119"/>
      <text:h text:style-name="P38" text:outline-level="1" loext:marker-style-name="T76"><text:bookmark text:name="_Hlk504579486_Copy_1"/><text:bookmark-start text:name="_Hlk504579643"/><text:span text:style-name="T72">We adopt the following syntactic conventions in the ORM conceptual model:</text:span><text:span text:style-name="T76"/></text:h>
      <text:list text:style-name="WWNum2">
        <text:list-item>
          <text:p text:style-name="P39" loext:marker-style-name="T76"><text:bookmark-start text:name="OLE_LINK20"/><text:bookmark-start text:name="OLE_LINK6"/><text:span text:style-name="T72">the letters </text:span><text:span text:style-name="T152">h,i</text:span><text:span text:style-name="T72">, </text:span><text:span text:style-name="T152">j</text:span><text:span text:style-name="T72">, </text:span><text:span text:style-name="T152">k,l,m,n </text:span><text:span text:style-name="T72">denote positive integer numbers;</text:span></text:p>
        </text:list-item>
        <text:list-item>
          <text:p text:style-name="P39" loext:marker-style-name="T76"><text:span text:style-name="T72">the letters </text:span><text:span text:style-name="T152">p</text:span><text:bookmark-start text:name="_Hlk29722226"/><text:bookmark-start text:name="OLE_LINK139"/><text:span text:style-name="T152">,q</text:span><text:bookmark-end text:name="_Hlk29722226"/><text:bookmark-end text:name="OLE_LINK139"/><text:span text:style-name="T152"> </text:span><text:span text:style-name="T72">denote </text:span><text:bookmark-start text:name="OLE_LINK153"/><text:bookmark-start text:name="OLE_LINK154"/><text:span text:style-name="T72">integer</text:span><text:bookmark-end text:name="OLE_LINK153"/><text:bookmark-end text:name="OLE_LINK154"/><text:span text:style-name="T72"> numbers;</text:span><text:bookmark-end text:name="OLE_LINK6"/><text:bookmark-end text:name="OLE_LINK20"/></text:p>
        </text:list-item>
        <text:list-item>
          <text:p text:style-name="P39" loext:marker-style-name="T76"><text:span text:style-name="T152">T</text:span><text:span text:style-name="T72"> denotes a domain object type name ∈ 𝓣;</text:span></text:p>
        </text:list-item>
        <text:list-item>
          <text:p text:style-name="P39" loext:marker-style-name="T76"><text:bookmark-start text:name="OLE_LINK116"/><text:bookmark-start text:name="_Hlk511229325"/><text:bookmark-start text:name="_Hlk26276159"/><text:span text:style-name="T152">V</text:span><text:span text:style-name="T72"> denotes a domain value type name ∈ </text:span><text:span text:style-name="T122">𝒱</text:span><text:bookmark-end text:name="OLE_LINK116"/><text:bookmark-end text:name="_Hlk26276159"/><text:span text:style-name="T72">;</text:span></text:p>
        </text:list-item>
        <text:list-item>
          <text:p text:style-name="P39" loext:marker-style-name="T76"><text:span text:style-name="T152">P</text:span><text:span text:style-name="T72"> denotes a predicate name </text:span><text:bookmark-start text:name="_Hlk511229249"/><text:span text:style-name="T72">∈ </text:span><text:bookmark-start text:name="_Hlk26373029"/><text:bookmark-start text:name="OLE_LINK204"/><text:span text:style-name="T72">𝓟</text:span><text:bookmark-end text:name="_Hlk26373029"/><text:bookmark-end text:name="OLE_LINK204"/><text:span text:style-name="T72">;</text:span><text:bookmark-end text:name="_Hlk511229249"/><text:bookmark-end text:name="_Hlk511229325"/></text:p>
        </text:list-item>
        <text:list-item>
          <text:p text:style-name="P39" loext:marker-style-name="T76"><text:bookmark-start text:name="OLE_LINK117"/><text:bookmark-start text:name="_Hlk26276190"/><text:span text:style-name="T152">r</text:span><text:span text:style-name="T72"> denotes a role name </text:span><text:bookmark-start text:name="_Hlk29893550"/><text:bookmark-start text:name="OLE_LINK259"/><text:span text:style-name="T72">∈ </text:span><text:bookmark-end text:name="OLE_LINK117"/><text:bookmark-end text:name="_Hlk26276190"/><text:bookmark-end text:name="_Hlk29893550"/><text:bookmark-end text:name="OLE_LINK259"/><text:span text:style-name="T123">𝓡</text:span><text:span text:style-name="T72">;</text:span></text:p>
        </text:list-item>
        <text:list-item>
          <text:p text:style-name="P40" loext:marker-style-name="T76"><text:span text:style-name="T72">the letters </text:span><text:span text:style-name="T152">d,</text:span><text:span text:style-name="T153">e</text:span><text:span text:style-name="T72"> </text:span><text:span text:style-name="T154">each a </text:span><text:span text:style-name="T72">denote domain value ∈ </text:span><text:span text:style-name="T123">𝓓</text:span><text:span text:style-name="T72">;</text:span></text:p>
        </text:list-item>
        <text:list-item>
          <text:p text:style-name="P41" loext:marker-style-name="T155"><text:span text:style-name="T156">f</text:span><text:span text:style-name="T157"> </text:span><text:span text:style-name="T158">denotes a value function name ∈ </text:span><text:span text:style-name="T125">𝓕</text:span><text:span text:style-name="T158">.</text:span></text:p>
        </text:list-item>
        <text:list-item>
          <text:p text:style-name="P39" loext:marker-style-name="T76"><text:span text:style-name="T159">P.</text:span><text:bookmark-start text:name="_Hlk510694648"/><text:span text:style-name="T159">i</text:span><text:bookmark-end text:name="_Hlk510694648"/><text:span text:style-name="T72"> denotes the i-th </text:span><text:span text:style-name="T73">role identifier</text:span><text:span text:style-name="T72"> </text:span><text:span text:style-name="T73">of <text:s/></text:span><text:span text:style-name="T160">P</text:span><text:span text:style-name="T72">, with 1≤</text:span><text:span text:style-name="T159">i</text:span><text:span text:style-name="T72">≤</text:span><text:span text:style-name="T73"> </text:span><text:span text:style-name="T126"></text:span><text:span text:style-name="T72">(</text:span><text:span text:style-name="T159">P</text:span><text:span text:style-name="T72">);</text:span><text:bookmark-end text:name="_Hlk504579643"/></text:p>
        </text:list-item>
        <text:list-item>
          <text:p text:style-name="P42" loext:marker-style-name="T76"><text:span text:style-name="T159">P.</text:span><text:span text:style-name="T161">role</text:span><text:bookmark-start text:name="_Hlk510694648_Copy_1"/><text:span text:style-name="T159">n</text:span><text:bookmark-end text:name="_Hlk510694648_Copy_1"/><text:span text:style-name="T159">ame</text:span><text:span text:style-name="T72"> denotes </text:span><text:span text:style-name="T162">a</text:span><text:span text:style-name="T72"> </text:span><text:span text:style-name="T163">specific</text:span><text:span text:style-name="T72"> </text:span><text:span text:style-name="T73">role identifier</text:span><text:span text:style-name="T72"> </text:span><text:span text:style-name="T73">of <text:s/></text:span><text:span text:style-name="T160">P</text:span><text:span text:style-name="T72"> </text:span><text:span text:style-name="T164">where </text:span><text:bookmark text:name="_Hlk510694648_Copy_1 Copy 1"/><text:span text:style-name="T161">rolen</text:span><text:span text:style-name="T165">ame</text:span><text:span text:style-name="T166"> </text:span><text:span text:style-name="T164">arises from </text:span><text:span text:style-name="T72">RoleNaming </text:span><text:span text:style-name="T164">or other unambiguous means</text:span><text:span text:style-name="T72">;</text:span></text:p>
        </text:list-item>
        <text:list-item>
          <text:p text:style-name="P43" loext:marker-style-name="T76"><text:span text:style-name="T167">In FIG</text:span><text:span text:style-name="T72">, </text:span><text:span text:style-name="T168">where a predicate </text:span><text:span text:style-name="T169">P</text:span><text:span text:style-name="T168"> is implicit in the context</text:span><text:span text:style-name="T72">, </text:span><text:span text:style-name="T152">.i</text:span><text:span text:style-name="T72"> or </text:span><text:span text:style-name="T152">.name</text:span><text:span text:style-name="T72"> denotes the role identifier </text:span><text:span text:style-name="T168">in </text:span><text:span text:style-name="T169">P</text:span><text:span text:style-name="T170">;</text:span></text:p>
        </text:list-item>
        <text:list-item>
          <text:p text:style-name="P39" loext:marker-style-name="T76"><text:span text:style-name="T152">?v</text:span><text:span text:style-name="T72"> denotes a </text:span><text:span text:style-name="T82">variable symbol</text:span><text:span text:style-name="T72"> <text:s/>within a derivation rule, with </text:span><text:span text:style-name="T152">v</text:span><text:span text:style-name="T72"> ∈ </text:span><text:span text:style-name="T171">STRINGS.</text:span></text:p>
        </text:list-item>
      </text:list>
      <text:p text:style-name="P44"/>
      <text:p text:style-name="P45"><text:span text:style-name="T172">This document describes the abstract syntax for the purpose of formalisation. </text:span><text:span text:style-name="T173">The FIM</text:span><text:span text:style-name="T172"> concrete syntax follows the abstract syntax but </text:span><text:span text:style-name="T174">adds</text:span><text:span text:style-name="T172"> some </text:span><text:span text:style-name="T174">macro conveniences</text:span><text:span text:style-name="T172">, such as supporting n-way exclusion, not just pair exclusion. The concrete syntax also provides </text:span><text:span text:style-name="T175">Value S</text:span><text:span text:style-name="T172">yntax for literal values and support for infinite </text:span><text:span text:style-name="T176">membership</text:span><text:span text:style-name="T172"> sets (e.g. Natural). </text:span><text:span text:style-name="T177">Examples are given in the associated Glossary.</text:span><text:bookmark-start text:name="OLE_LINK278"/><text:bookmark-start text:name="OLE_LINK277"/></text:p>
      <text:h text:style-name="P22" text:outline-level="1" loext:marker-style-name="T70"><text:bookmark-start text:name="OLE_LINK333"/><text:bookmark-start text:name="_Hlk33892817"/><text:span text:style-name="T71">First-Order Logic Signature</text:span><text:bookmark-end text:name="OLE_LINK333"/><text:bookmark-end text:name="_Hlk33892817"/><text:span text:style-name="T70"/></text:h>
      <text:h text:style-name="P28" text:outline-level="1" loext:marker-style-name="T70"/>
      <text:p text:style-name="P46" loext:marker-style-name="T76"><text:bookmark-start text:name="_Hlk504579760"/><text:span text:style-name="T72">The </text:span><text:span text:style-name="T73">First-Order Logic (FOL) signature</text:span><text:span text:style-name="T72"> </text:span><text:bookmark-end text:name="_Hlk504579760"/><text:span text:style-name="T72">of an ORM conceptual model reuses the same symbols from 𝓣, </text:span><text:span text:style-name="T122">𝒱</text:span><text:span text:style-name="T72">, 𝓟</text:span><text:bookmark-start text:name="_Hlk26279971"/><text:bookmark-start text:name="OLE_LINK88"/><text:span text:style-name="T72">,</text:span><text:span text:style-name="T178"> </text:span><text:bookmark-end text:name="_Hlk26279971"/><text:bookmark-end text:name="OLE_LINK88"/><text:span text:style-name="T123">𝓓</text:span><text:span text:style-name="T121">, </text:span><text:span text:style-name="T125">𝓕</text:span><text:span text:style-name="T124"> <text:s/></text:span><text:span text:style-name="T72">of the ORM conceptual model signature, and it is composed by the elem</text:span><text:bookmark-end text:name="OLE_LINK277"/><text:bookmark-end text:name="OLE_LINK278"/><text:span text:style-name="T72">ents &lt; 𝓣</text:span><text:bookmark-start text:name="_Hlk26264969"/><text:bookmark-start text:name="OLE_LINK77"/><text:span text:style-name="T72">, </text:span><text:bookmark-end text:name="_Hlk26264969"/><text:bookmark-end text:name="OLE_LINK77"/><text:span text:style-name="T122">𝒱</text:span><text:span text:style-name="T72">, 𝓟</text:span><text:bookmark-start text:name="_Hlk511229127"/><text:span text:style-name="T72">,</text:span><text:span text:style-name="T178"> </text:span><text:bookmark-end text:name="_Hlk511229127"/><text:bookmark-start text:name="_Hlk504607272"/><text:span text:style-name="T68">𝓛</text:span><text:bookmark-end text:name="_Hlk504607272"/><text:span text:style-name="T72">,</text:span><text:span text:style-name="T178"> </text:span><text:span text:style-name="T123">𝓓</text:span><text:span text:style-name="T72">,</text:span><text:span text:style-name="T178"> </text:span><draw:frame draw:style-name="fr1" draw:name="Object5" text:anchor-type="as-char" svg:width="0.321cm" svg:height="0.471cm" draw:z-index="4"><draw:object xlink:href="./Object 5" xlink:type="simple" xlink:show="embed" xlink:actuate="onLoad"/><draw:image xlink:href="./ObjectReplacements/Object 5" xlink:type="simple" xlink:show="embed" xlink:actuate="onLoad"/></draw:frame><text:span text:style-name="T72">,</text:span><text:span text:style-name="T178"> </text:span><text:span text:style-name="T125">𝓕</text:span><text:span text:style-name="T124"> &gt;</text:span><text:span text:style-name="T72"> denoting the following:</text:span></text:p>
      <text:h text:style-name="P30" text:outline-level="1" loext:marker-style-name="T119"/>
      <table:table table:name="Table2" table:style-name="Table2">
        <table:table-column table:style-name="Table2.A"/>
        <table:table-column table:style-name="Table2.B"/>
        <table:table-row table:style-name="Table2.1">
          <table:table-cell table:style-name="Table2.A1" office:value-type="string">
            <text:p text:style-name="P31" loext:marker-style-name="T128"><text:bookmark-start text:name="OLE_LINK127"/><text:bookmark-start text:name="_Hlk26276674"/><text:span text:style-name="T129">𝓣</text:span><text:bookmark-end text:name="OLE_LINK127"/><text:bookmark-end text:name="_Hlk26276674"/><text:span text:style-name="T130"/></text:p>
          </table:table-cell>
          <table:table-cell table:style-name="Table2.A1" office:value-type="string">
            <text:p text:style-name="P32" loext:marker-style-name="T128"><text:span text:style-name="T129">a finite countable set of</text:span><text:span text:style-name="T131"> unary predicate symbols</text:span></text:p>
          </table:table-cell>
        </table:table-row>
        <table:table-row table:style-name="Table2.1">
          <table:table-cell table:style-name="Table2.A1" office:value-type="string">
            <text:p text:style-name="P31" loext:marker-style-name="T128"><text:bookmark-start text:name="OLE_LINK76"/><text:bookmark-start text:name="OLE_LINK75"/><text:span text:style-name="T133">𝒱</text:span><text:bookmark-end text:name="OLE_LINK76"/><text:bookmark-end text:name="OLE_LINK75"/><text:span text:style-name="T179"/></text:p>
          </table:table-cell>
          <table:table-cell table:style-name="Table2.A1" office:value-type="string">
            <text:p text:style-name="P32" loext:marker-style-name="T128"><text:span text:style-name="T129">a set </text:span><text:bookmark-start text:name="OLE_LINK108"/><text:bookmark-start text:name="OLE_LINK109"/><text:span text:style-name="T133">𝒱</text:span><text:bookmark-end text:name="OLE_LINK108"/><text:bookmark-end text:name="OLE_LINK109"/><text:span text:style-name="T131">⊆</text:span><text:span text:style-name="T129"> 𝓣</text:span></text:p>
          </table:table-cell>
        </table:table-row>
        <table:table-row table:style-name="Table2.1">
          <table:table-cell table:style-name="Table2.A1" office:value-type="string">
            <text:p text:style-name="P31" loext:marker-style-name="T128"><text:bookmark-start text:name="_Hlk511227795"/><text:span text:style-name="T129">𝓟</text:span><text:bookmark-end text:name="_Hlk511227795"/><text:span text:style-name="T130"/></text:p>
          </table:table-cell>
          <table:table-cell table:style-name="Table2.A1" office:value-type="string">
            <text:p text:style-name="P32" loext:marker-style-name="T128"><text:span text:style-name="T129">a finite countable set of</text:span><text:span text:style-name="T131"> predicate symbols</text:span><text:span text:style-name="T129">, each </text:span><text:bookmark-start text:name="_Hlk511227682"/><text:bookmark-start text:name="_Hlk27212418"/><text:span text:style-name="T180">P</text:span><text:span text:style-name="T181"> </text:span><text:span text:style-name="T129">∈ 𝓟</text:span><text:bookmark-end text:name="_Hlk27212418"/><text:span text:style-name="T129"> </text:span><text:bookmark-end text:name="_Hlk511227682"/><text:bookmark-start text:name="_Hlk511227690"/><text:span text:style-name="T129">with arity </text:span><text:bookmark-start text:name="OLE_LINK67"/><text:bookmark-start text:name="_Hlk511220846"/><text:bookmark-start text:name="_Hlk511220803"/><text:span text:style-name="T147"></text:span><text:bookmark-end text:name="_Hlk511220803"/><text:span text:style-name="T129">(</text:span><text:span text:style-name="T180">P</text:span><text:span text:style-name="T129">)</text:span><text:bookmark-end text:name="_Hlk511227690"/><text:bookmark-end text:name="OLE_LINK67"/><text:bookmark-end text:name="_Hlk511220846"/></text:p>
          </table:table-cell>
        </table:table-row>
        <table:table-row table:style-name="Table2.1">
          <table:table-cell table:style-name="Table2.A1" office:value-type="string">
            <text:p text:style-name="P31" loext:marker-style-name="T182"><text:bookmark-start text:name="OLE_LINK87"/><text:bookmark-start text:name="_Hlk511293219"/><text:span text:style-name="T183">𝓛</text:span><text:bookmark-end text:name="OLE_LINK87"/><text:bookmark-end text:name="_Hlk511293219"/><text:span text:style-name="T184"/></text:p>
          </table:table-cell>
          <table:table-cell table:style-name="Table2.A1" office:value-type="string">
            <text:p text:style-name="P32" loext:marker-style-name="T155"><text:span text:style-name="T185">a family of </text:span><text:bookmark-start text:name="_Hlk511229241"/><text:span text:style-name="T185">injective and well-founded </text:span><text:span text:style-name="T186">objectification</text:span><text:span text:style-name="T185"> </text:span><text:span text:style-name="T187">functions</text:span><text:bookmark-end text:name="_Hlk511229241"/><text:span text:style-name="T185">, one for each </text:span><text:span text:style-name="T188">P</text:span><text:span text:style-name="T189"> </text:span><text:span text:style-name="T185">∈ 𝓟 </text:span><text:bookmark-start text:name="OLE_LINK84"/><text:bookmark-start text:name="OLE_LINK86"/><text:span text:style-name="T185">and with arity </text:span><text:span text:style-name="T190"></text:span><text:span text:style-name="T185">(</text:span><text:span text:style-name="T188">P</text:span><text:span text:style-name="T185">)</text:span><text:bookmark-end text:name="OLE_LINK84"/><text:bookmark-end text:name="OLE_LINK86"/></text:p>
          </table:table-cell>
        </table:table-row>
        <table:table-row table:style-name="Table2.1">
          <table:table-cell table:style-name="Table2.A1" office:value-type="string">
            <text:p text:style-name="P31" loext:marker-style-name="T137"><text:bookmark-start text:name="OLE_LINK113"/><text:bookmark-start text:name="OLE_LINK112"/><text:span text:style-name="T135">𝓓</text:span><text:bookmark-end text:name="OLE_LINK113"/><text:bookmark-end text:name="OLE_LINK112"/><text:span text:style-name="T138"/></text:p>
          </table:table-cell>
          <table:table-cell table:style-name="Table2.A1" office:value-type="string">
            <text:p text:style-name="P32" loext:marker-style-name="T128"><text:span text:style-name="T129">a finite countable set of</text:span><text:span text:style-name="T131"> constant symbols</text:span></text:p>
          </table:table-cell>
        </table:table-row>
        <table:table-row table:style-name="Table2.1">
          <table:table-cell table:style-name="Table2.A1" office:value-type="string">
            <text:p text:style-name="P47" loext:marker-style-name="T191"><text:bookmark-start text:name="_Hlk27212272"/><draw:frame draw:style-name="fr1" draw:name="Object6" text:anchor-type="as-char" svg:width="0.407cm" svg:height="0.471cm" draw:z-index="5"><draw:object xlink:href="./Object 6" xlink:type="simple" xlink:show="embed" xlink:actuate="onLoad"/><draw:image xlink:href="./ObjectReplacements/Object 6" xlink:type="simple" xlink:show="embed" xlink:actuate="onLoad"/></draw:frame><text:bookmark-end text:name="_Hlk27212272"/></text:p>
          </table:table-cell>
          <table:table-cell table:style-name="Table2.A1" office:value-type="string">
            <text:p text:style-name="P32" loext:marker-style-name="T192"><text:span text:style-name="T185">A family of </text:span><text:span text:style-name="T186">domain value to data value injective</text:span><text:span text:style-name="T185"> </text:span><text:span text:style-name="T187">functions </text:span><text:bookmark-start text:name="_Hlk27213157"/><text:span text:style-name="T187"><text:s/></text:span><draw:frame draw:style-name="fr2" draw:name="Object7" text:anchor-type="as-char" svg:y="-0.383cm" svg:width="0.407cm" svg:height="0.534cm" draw:z-index="6"><draw:object xlink:href="./Object 7" xlink:type="simple" xlink:show="embed" xlink:actuate="onLoad"/><draw:image xlink:href="./ObjectReplacements/Object 7" xlink:type="simple" xlink:show="embed" xlink:actuate="onLoad"/></draw:frame><text:span text:style-name="T193">for each</text:span><text:bookmark-start text:name="_Hlk27212796"/><text:span text:style-name="T187"> </text:span><text:bookmark-end text:name="_Hlk27212796"/><text:bookmark-start text:name="_Hlk27212803"/><text:span text:style-name="T180">V</text:span><text:span text:style-name="T181"> </text:span><text:bookmark-end text:name="_Hlk27212803"/><text:span text:style-name="T129">∈ </text:span><text:span text:style-name="T133">𝒱</text:span><text:bookmark-end text:name="_Hlk27213157"/><text:span text:style-name="T193">,</text:span></text:p>
            <text:p text:style-name="P32" loext:marker-style-name="T155"><text:span text:style-name="T193">such that </text:span><text:span text:style-name="T194">for each</text:span><text:span text:style-name="T185"> </text:span><text:span text:style-name="T195">d</text:span><text:span text:style-name="T196"> </text:span><text:span text:style-name="T185">∈ (</text:span><text:span text:style-name="T197">𝒱)</text:span><text:span text:style-name="T193"> and</text:span><text:span text:style-name="T194"> </text:span><text:span text:style-name="T195">T</text:span><text:span text:style-name="T196"> </text:span><text:span text:style-name="T185">∈</text:span><text:span text:style-name="T196"> </text:span><text:span text:style-name="T185">𝓣</text:span><text:span text:style-name="T196">, </text:span><text:span text:style-name="T193">it holds that</text:span><text:span text:style-name="T185"> </text:span><text:bookmark-start text:name="_Hlk27208850"/><text:span text:style-name="T195">V</text:span><text:span text:style-name="T196">(</text:span><text:span text:style-name="T195">d</text:span><text:span text:style-name="T196"> )</text:span><text:bookmark-end text:name="_Hlk27208850"/><text:span text:style-name="T196"> and</text:span><text:span text:style-name="T193"> </text:span><text:bookmark-start text:name="_Hlk27208941"/><draw:frame draw:style-name="fr1" draw:name="Object8" text:anchor-type="as-char" svg:width="3.732cm" svg:height="0.561cm" draw:z-index="7"><draw:object xlink:href="./Object 8" xlink:type="simple" xlink:show="embed" xlink:actuate="onLoad"/><draw:image xlink:href="./ObjectReplacements/Object 8" xlink:type="simple" xlink:show="embed" xlink:actuate="onLoad"/></draw:frame><text:bookmark-end text:name="_Hlk27208941"/></text:p>
          </table:table-cell>
        </table:table-row>
        <table:table-row table:style-name="Table2.1">
          <table:table-cell table:style-name="Table2.A1" office:value-type="string">
            <text:p text:style-name="P31" loext:marker-style-name="T16"><text:bookmark-start text:name="_Hlk26781902"/><text:span text:style-name="T142">𝓕</text:span><text:bookmark-end text:name="_Hlk26781902"/><text:span text:style-name="T198"/></text:p>
          </table:table-cell>
          <table:table-cell table:style-name="Table2.A1" office:value-type="string">
            <text:p text:style-name="P32" loext:marker-style-name="T199"><text:span text:style-name="T129">A family of </text:span><text:span text:style-name="T131">functions over data values</text:span><text:span text:style-name="T135">,</text:span><text:span text:style-name="T131"> </text:span><text:span text:style-name="T135">namely</text:span><text:span text:style-name="T131"> </text:span><text:span text:style-name="T200">with domain and range over the range of the function </text:span><draw:frame draw:style-name="fr1" draw:name="Object9" text:anchor-type="as-char" svg:width="0.213cm" svg:height="0.471cm" draw:z-index="8"><draw:object xlink:href="./Object 9" xlink:type="simple" xlink:show="embed" xlink:actuate="onLoad"/><draw:image xlink:href="./ObjectReplacements/Object 9" xlink:type="simple" xlink:show="embed" xlink:actuate="onLoad"/></draw:frame></text:p>
          </table:table-cell>
        </table:table-row>
      </table:table>
      <text:p text:style-name="P8" loext:marker-style-name="T16"/>
      <text:h text:style-name="P38" text:outline-level="1" loext:marker-style-name="T76"><text:span text:style-name="T72">We adopt the following syntactic conventions in the FOL formula</text:span><text:span text:style-name="T201">e</text:span><text:span text:style-name="T72">:</text:span></text:h>
      <text:list text:continue-numbering="true" text:style-name="WWNum2">
        <text:list-item>
          <text:p text:style-name="P41" loext:marker-style-name="T155"><text:span text:style-name="T72">the precedence of Boolean </text:span><text:bookmark-start text:name="_Hlk511229300"/><text:span text:style-name="T72">operators </text:span><text:bookmark-end text:name="_Hlk511229300"/><text:span text:style-name="T72">is: <text:s/></text:span><draw:frame draw:style-name="fr1" draw:name="Object10" text:anchor-type="as-char" svg:width="3.503cm" svg:height="0.471cm" draw:z-index="9"><draw:object xlink:href="./Object 10" xlink:type="simple" xlink:show="embed" xlink:actuate="onLoad"/><draw:image xlink:href="./ObjectReplacements/Object 10" xlink:type="simple" xlink:show="embed" xlink:actuate="onLoad"/></draw:frame><text:span text:style-name="T72">;</text:span></text:p>
        </text:list-item>
        <text:list-item>
          <text:p text:style-name="P41" loext:marker-style-name="T155"><draw:frame draw:style-name="fr2" draw:name="Object11" text:anchor-type="as-char" svg:y="-0.33cm" svg:width="0.31cm" svg:height="0.534cm" draw:z-index="10"><draw:object xlink:href="./Object 11" xlink:type="simple" xlink:show="embed" xlink:actuate="onLoad"/><draw:image xlink:href="./ObjectReplacements/Object 11" xlink:type="simple" xlink:show="embed" xlink:actuate="onLoad"/></draw:frame><text:span text:style-name="T158"><text:s/></text:span><text:bookmark-start text:name="_Hlk26781879"/><text:span text:style-name="T158">denotes a function ∈ </text:span><text:span text:style-name="T202">𝓛</text:span><text:span text:style-name="T158"> associated to the predicate </text:span><text:span text:style-name="T203">symbol</text:span><text:span text:style-name="T158"> </text:span><text:span text:style-name="T204">P</text:span><text:span text:style-name="T158"> ∈ 𝓟 and with arity </text:span><text:span text:style-name="T205"></text:span><text:span text:style-name="T158">(</text:span><text:span text:style-name="T156">P</text:span><text:span text:style-name="T158">)</text:span><text:bookmark-end text:name="_Hlk26781879"/><text:span text:style-name="T158">;</text:span></text:p>
        </text:list-item>
        <text:list-item>
          <text:p text:style-name="P41" loext:marker-style-name="T155"><text:bookmark-start text:name="_Hlk27212559"/><draw:frame draw:style-name="fr1" draw:name="Object12" text:anchor-type="as-char" svg:width="0.407cm" svg:height="0.534cm" draw:z-index="11"><draw:object xlink:href="./Object 12" xlink:type="simple" xlink:show="embed" xlink:actuate="onLoad"/><draw:image xlink:href="./ObjectReplacements/Object 12" xlink:type="simple" xlink:show="embed" xlink:actuate="onLoad"/></draw:frame><text:bookmark-end text:name="_Hlk27212559"/><text:span text:style-name="T157"><text:s/></text:span><text:span text:style-name="T158">denotes a function ∈ </text:span><draw:frame draw:style-name="fr1" draw:name="Object13" text:anchor-type="as-char" svg:width="0.407cm" svg:height="0.471cm" draw:z-index="12"><draw:object xlink:href="./Object 13" xlink:type="simple" xlink:show="embed" xlink:actuate="onLoad"/><draw:image xlink:href="./ObjectReplacements/Object 13" xlink:type="simple" xlink:show="embed" xlink:actuate="onLoad"/></draw:frame><text:span text:style-name="T158"><text:s/>associated to the domain value type </text:span><text:span text:style-name="T159">V</text:span><text:span text:style-name="T158">.</text:span></text:p>
        </text:list-item>
      </text:list>
      <text:p text:style-name="P48" loext:marker-style-name="T16"/>
      <text:p text:style-name="P49">The following extensions to FOL are used the specify <text:s/>the semantics of ORM Conceptual Models:</text:p>
      <text:list text:style-name="WWNum7">
        <text:list-item>
          <text:p text:style-name="P50" loext:marker-style-name="T16"><text:span text:style-name="T15">The translation of derivation rules is given in first-order logic </text:span><text:span text:style-name="T206">extended</text:span><text:span text:style-name="T15"> with </text:span><text:span text:style-name="T67">lambda expressions</text:span><text:span text:style-name="T15">. In the </text:span><text:bookmark-start text:name="_Hlk32413698"/><text:span text:style-name="T15">specification as a first order logic formula</text:span><text:bookmark-end text:name="_Hlk32413698"/><text:span text:style-name="T15"> of the semantics of a derivation rule containing a </text:span><text:span text:style-name="T67">PATH</text:span><text:span text:style-name="T15"> <text:s/>expression, a </text:span><text:span text:style-name="T67">PATH</text:span><text:span text:style-name="T15"> <text:s/>expression corresponds to an open first order formula with one free variable. Such an open formula is built inductively from the parse tree of the </text:span><text:span text:style-name="T67">PATH</text:span><text:span text:style-name="T15"> <text:s/>expression using its grammar specification in a way similar to Montague grammars. The composition among steps in the induction makes use of </text:span><text:bookmark-start text:name="_Hlk33718743"/><text:bookmark-start text:name="OLE_LINK269"/><text:span text:style-name="T67">lambda expressions</text:span><text:span text:style-name="T15"> </text:span><text:bookmark-end text:name="_Hlk33718743"/><text:bookmark-end text:name="OLE_LINK269"/><text:span text:style-name="T15">and their application using variable bindings and substitutions: if 𝜑 is a formula with a free variable x, and </text:span><text:span text:style-name="T67">t</text:span><text:span text:style-name="T15"> <text:s/>is a term, an application of the lambda calculus </text:span><text:span text:style-name="T67">β-reduction rule</text:span><text:span text:style-name="T15"> <text:s/>((</text:span><text:bookmark-start text:name="_Hlk32415210"/><text:span text:style-name="T15">λ</text:span><text:bookmark-end text:name="_Hlk32415210"/><text:span text:style-name="T67">x</text:span><text:span text:style-name="T15">.</text:span><text:bookmark-start text:name="_Hlk32415075"/><text:span text:style-name="T15"> 𝜑</text:span><text:bookmark-end text:name="_Hlk32415075"/><text:span text:style-name="T15">)(</text:span><text:span text:style-name="T67">t </text:span><text:span text:style-name="T15">)) ⤏ (𝜑</text:span><text:span text:style-name="T207">[x/t]</text:span><text:span text:style-name="T15">) <text:s/>replaces the occurrences of the bound variable </text:span><text:span text:style-name="T67">x</text:span><text:span text:style-name="T15"> <text:s/>within the body 𝜑 of the lambda expression with the term </text:span><text:span text:style-name="T67">t</text:span><text:span text:style-name="T15">.</text:span></text:p>
        </text:list-item>
        <text:list-item>
          <text:p text:style-name="P51" loext:marker-style-name="T16"><text:bookmark-start text:name="OLE_LINK267"/><text:bookmark-start text:name="_Hlk32505761"/><text:bookmark-start text:name="OLE_LINK268"/><text:span text:style-name="T15">The translation of ring constraints is given in first-order logic </text:span><text:span text:style-name="T206">extended</text:span><text:span text:style-name="T15"> </text:span><text:bookmark-end text:name="_Hlk32505761"/><text:bookmark-start text:name="_Hlk32505769"/><text:span text:style-name="T15">with the</text:span><text:bookmark-end text:name="OLE_LINK267"/><text:bookmark-end text:name="OLE_LINK268"/><text:span text:style-name="T15"> </text:span><text:bookmark-end text:name="_Hlk32505769"/><text:span text:style-name="T67">transitive closure</text:span><text:span text:style-name="T15"> <text:s/>operator </text:span><draw:frame draw:style-name="fr2" draw:name="Object14" text:anchor-type="as-char" svg:y="-0.439cm" svg:width="0.594cm" svg:height="0.563cm" draw:z-index="13"><draw:object xlink:href="./Object 14" xlink:type="simple" xlink:show="embed" xlink:actuate="onLoad"/><draw:image xlink:href="./ObjectReplacements/Object 14" xlink:type="simple" xlink:show="embed" xlink:actuate="onLoad"/></draw:frame><text:span text:style-name="T15"><text:s/>over binary predicates. First-order logic extended with the transitive closure operator is strictly more expressive than first-order logic. The transitive closure of a binary predicate </text:span><text:span text:style-name="T19">P</text:span><text:span text:style-name="T15"> <text:s/>can be expressed in first-order logic with least fixpoints as follows:<text:line-break/></text:span><draw:frame draw:style-name="fr2" draw:name="Object15" text:anchor-type="as-char" svg:y="-0.439cm" svg:width="8.849cm" svg:height="0.594cm" draw:z-index="14"><draw:object xlink:href="./Object 15" xlink:type="simple" xlink:show="embed" xlink:actuate="onLoad"/><draw:image xlink:href="./ObjectReplacements/Object 15" xlink:type="simple" xlink:show="embed" xlink:actuate="onLoad"/></draw:frame><text:span text:style-name="T15">.</text:span></text:p>
        </text:list-item>
        <text:list-item>
          <text:p text:style-name="P52" loext:marker-style-name="T16"><text:span text:style-name="T15">The translation of identification constraints is given in first-order logic </text:span><text:span text:style-name="T206">extended</text:span><text:span text:style-name="T15"> with </text:span><text:span text:style-name="T67">well-founded</text:span><text:span text:style-name="T15"> <text:s/>binary relations. A binary relation </text:span><text:span text:style-name="T19">R</text:span><text:span text:style-name="T15"> is well-founded, </text:span><text:bookmark-start text:name="OLE_LINK74"/><text:bookmark-start text:name="OLE_LINK79"/><text:bookmark-start text:name="_Hlk35359800"/><text:bookmark-start text:name="OLE_LINK279"/><text:span text:style-name="T208">well-founded</text:span><text:span text:style-name="T209">(</text:span><text:span text:style-name="T210">R</text:span><text:span text:style-name="T209">)</text:span><text:bookmark-end text:name="_Hlk35359800"/><text:bookmark-end text:name="OLE_LINK279"/><text:span text:style-name="T15">, </text:span><text:bookmark-end text:name="OLE_LINK74"/><text:bookmark-end text:name="OLE_LINK79"/><text:span text:style-name="T15">if its interpretation contains no infinite </text:span><text:span text:style-name="T211"><text:s/></text:span><text:span text:style-name="T15">descending chains: that is, in the interpretation of </text:span><text:span text:style-name="T19">R</text:span><text:span text:style-name="T15"> there is no infinite sequence </text:span><text:span text:style-name="T67">a</text:span><text:span text:style-name="T212">0</text:span><text:span text:style-name="T67">, a</text:span><text:span text:style-name="T212">1</text:span><text:span text:style-name="T67">, a</text:span><text:span text:style-name="T212">2</text:span><text:span text:style-name="T67">,</text:span><text:span text:style-name="T15"> ... of non necessarily distinct elements such that <text:s/></text:span><text:span text:style-name="T19">P</text:span><text:span text:style-name="T15"> </text:span><text:span text:style-name="T67">a</text:span><text:span text:style-name="T212">n</text:span><text:span text:style-name="T67"> a</text:span><text:span text:style-name="T212">n+1</text:span><text:span text:style-name="T67"> </text:span><text:span text:style-name="T15"><text:s/>for every natural number </text:span><text:span text:style-name="T67">n</text:span><text:span text:style-name="T15">.</text:span></text:p>
        </text:list-item>
      </text:list>
      <text:p text:style-name="P53" loext:marker-style-name="T70"/>
      <text:p text:style-name="P54" loext:marker-style-name="T213"/>
      <text:p text:style-name="P53" loext:marker-style-name="T70"/>
      <text:h text:style-name="P27" text:outline-level="1" loext:marker-style-name="T70"><text:span text:style-name="T71">First-Order Logic ORM Conceptual Model</text:span><text:span text:style-name="T70"/></text:h>
      <text:h text:style-name="P28" text:outline-level="1" loext:marker-style-name="T70"/>
      <text:p text:style-name="Standard" loext:marker-style-name="T76"><text:span text:style-name="T72">The </text:span><text:span text:style-name="T73">First-Order Logic (FOL) Conceptual Model</text:span><text:span text:style-name="T72"> of an ORM conceptual model is a FOL theory composed by the theory </text:span><text:bookmark-start text:name="_Hlk35357208"/><text:bookmark-start text:name="OLE_LINK264"/><text:span text:style-name="T72">𝚽</text:span><text:bookmark-end text:name="_Hlk35357208"/><text:bookmark-end text:name="OLE_LINK264"/><text:span text:style-name="T72"> obtained by applying the transformations specified in the Sections below, with an additional </text:span><text:span text:style-name="T82">closure</text:span><text:span text:style-name="T72"> theory </text:span><text:bookmark-start text:name="_Hlk35357027"/><text:bookmark-start text:name="OLE_LINK5"/><text:span text:style-name="T72">𝚯</text:span><text:bookmark-end text:name="_Hlk35357027"/><text:bookmark-end text:name="OLE_LINK5"/><text:span text:style-name="T72">.</text:span></text:p>
      <text:p text:style-name="Standard" loext:marker-style-name="T76"><text:span text:style-name="T72"/></text:p>
      <text:p text:style-name="Standard" loext:marker-style-name="T76"><text:span text:style-name="T72">The closure theory 𝚯 is needed in order to give the right semantics to the identification and objectification constraints, and it includes: </text:span><text:span text:style-name="T76"/></text:p>
      <text:list text:style-name="WWNum8">
        <text:list-item>
          <text:p text:style-name="P55" loext:marker-style-name="T76"><text:span text:style-name="T82">top-level disjointness</text:span><text:span text:style-name="T72"> axioms of the form </text:span><draw:frame draw:style-name="fr1" draw:name="Object16" text:anchor-type="as-char" svg:width="3.963cm" svg:height="0.601cm" draw:z-index="15"><draw:object xlink:href="./Object 16" xlink:type="simple" xlink:show="embed" xlink:actuate="onLoad"/><draw:image xlink:href="./ObjectReplacements/Object 16" xlink:type="simple" xlink:show="embed" xlink:actuate="onLoad"/></draw:frame><text:span text:style-name="T72"><text:s/>for any pair of object types such there is no object type </text:span><text:span text:style-name="T82">T</text:span><text:span text:style-name="T72"> <text:s/>such that</text:span><text:span text:style-name="T214"> <text:line-break/></text:span><draw:frame draw:style-name="fr1" draw:name="Object17" text:anchor-type="as-char" svg:width="7.708cm" svg:height="0.621cm" draw:z-index="16"><draw:object xlink:href="./Object 17" xlink:type="simple" xlink:show="embed" xlink:actuate="onLoad"/><draw:image xlink:href="./ObjectReplacements/Object 17" xlink:type="simple" xlink:show="embed" xlink:actuate="onLoad"/></draw:frame><text:span text:style-name="T72">;</text:span></text:p>
        </text:list-item>
        <text:list-item>
          <text:p text:style-name="P55" loext:marker-style-name="T76"><text:span text:style-name="T72">a well-foundedness axiom involving all the special binary predicate symbols </text:span><text:bookmark-start text:name="_Hlk35442645"/><draw:frame draw:style-name="fr1" draw:name="Object18" text:anchor-type="as-char" svg:width="0.803cm" svg:height="0.601cm" draw:z-index="17"><draw:object xlink:href="./Object 18" xlink:type="simple" xlink:show="embed" xlink:actuate="onLoad"/><draw:image xlink:href="./ObjectReplacements/Object 18" xlink:type="simple" xlink:show="embed" xlink:actuate="onLoad"/></draw:frame><text:bookmark-end text:name="_Hlk35442645"/><text:span text:style-name="T72"><text:s/>introduced by identification and objectification constraints in the conceptual model: </text:span><text:span text:style-name="T208">well-founded</text:span><text:span text:style-name="T209">(</text:span><draw:frame draw:style-name="fr1" draw:name="Object19" text:anchor-type="as-char" svg:width="6.682cm" svg:height="0.637cm" draw:z-index="18"><draw:object xlink:href="./Object 19" xlink:type="simple" xlink:show="embed" xlink:actuate="onLoad"/><draw:image xlink:href="./ObjectReplacements/Object 19" xlink:type="simple" xlink:show="embed" xlink:actuate="onLoad"/></draw:frame><text:span text:style-name="T209">).</text:span></text:p>
        </text:list-item>
      </text:list>
      <text:p text:style-name="P56" loext:marker-style-name="T76"/>
      <text:p text:style-name="P53" loext:marker-style-name="T70"/>
      <text:h text:style-name="P57" text:outline-level="1" loext:marker-style-name="T70"><text:span text:style-name="T71">E</text:span><text:span text:style-name="T71">xample format </text:span><text:span text:style-name="T215">for definitions </text:span><text:span text:style-name="T216">in this document</text:span></text:h>
      <text:h text:style-name="P58" text:outline-level="1" loext:marker-style-name="T70"/>
      <table:table table:name="Table35" table:style-name="Table35">
        <table:table-column table:style-name="Table35.A"/>
        <table:table-column table:style-name="Table35.B"/>
        <table:table-row table:style-name="Table35.1">
          <table:table-cell table:style-name="Table35.A1" office:value-type="string">
            <text:h text:style-name="P59" text:outline-level="1" loext:marker-style-name="T217"><text:span text:style-name="T218">(</text:span><text:span text:style-name="T219">O</text:span><text:span text:style-name="T219">R</text:span><text:span text:style-name="T219">M Abstract Syntax </text:span><text:span text:style-name="T220">u</text:span><text:span text:style-name="T220">s</text:span><text:span text:style-name="T220">i</text:span><text:span text:style-name="T220">ng</text:span><text:span text:style-name="T221"> </text:span><text:span text:style-name="T221">t</text:span><text:span text:style-name="T221">he ORM Signature</text:span><text:span text:style-name="T218">)</text:span></text:h>
          </table:table-cell>
          <table:table-cell table:style-name="Table35.A1" office:value-type="string">
            <text:h text:style-name="P59" text:outline-level="1" loext:marker-style-name="T217"><text:span text:style-name="T222">(</text:span><text:span text:style-name="T223">C</text:span><text:span text:style-name="T223">o</text:span><text:span text:style-name="T223">nditions and variables</text:span><text:span text:style-name="T222">)</text:span></text:h>
          </table:table-cell>
        </table:table-row>
        <table:table-row table:style-name="Table35.1">
          <table:table-cell table:style-name="Table35.A1" table:number-columns-spanned="2" office:value-type="string">
            <text:h text:style-name="P60" text:outline-level="1"><text:bookmark text:name="OLE_LINK58 Copy 1"/><text:span text:style-name="T224">(</text:span><text:span text:style-name="T225">First Order Logic </text:span><text:span text:style-name="T226">t</text:span><text:span text:style-name="T225">ranslation </text:span><text:span text:style-name="T224">to wff’s </text:span><text:span text:style-name="T227">using</text:span><text:span text:style-name="T228"> the FOL Signature</text:span><text:span text:style-name="T224">)</text:span></text:h>
          </table:table-cell>
          <table:covered-table-cell/>
        </table:table-row>
      </table:table>
      <text:h text:style-name="P61" text:outline-level="1" loext:marker-style-name="T155"/>
      <text:h text:style-name="P22" text:outline-level="1" loext:marker-style-name="T70"><text:span text:style-name="T71">Declarations</text:span><text:span text:style-name="T70"/></text:h>
      <text:h text:style-name="P62" text:outline-level="1" loext:marker-style-name="T70"/>
      <table:table table:name="Table3" table:style-name="Table3">
        <table:table-column table:style-name="Table3.A"/>
        <table:table-column table:style-name="Table3.B"/>
        <table:table-row table:style-name="Table3.1">
          <table:table-cell table:style-name="Table3.A1" office:value-type="string">
            <text:h text:style-name="P63" text:outline-level="1" loext:marker-style-name="T217"><text:span text:style-name="T219">FactTy</text:span><text:span text:style-name="T219">pe(P (</text:span><text:bookmark-start text:name="_Hlk511201255"/><text:bookmark-start text:name="_Hlk26281043"/><text:bookmark-start text:name="OLE_LINK132"/><draw:frame draw:style-name="fr2" draw:name="Object21" text:anchor-type="as-char" svg:y="-0.316cm" svg:width="1.58cm" svg:height="0.467cm" draw:z-index="19"><draw:object xlink:href="./Object 21" xlink:type="simple" xlink:show="embed" xlink:actuate="onLoad"/><draw:image xlink:href="./ObjectReplacements/Object 21" xlink:type="simple" xlink:show="embed" xlink:actuate="onLoad"/></draw:frame><text:bookmark-end text:name="_Hlk511201255"/><text:bookmark-end text:name="_Hlk26281043"/><text:bookmark-end text:name="OLE_LINK132"/><text:span text:style-name="T219">))</text:span></text:h>
          </table:table-cell>
          <table:table-cell table:style-name="Table3.A1" office:value-type="string">
            <text:h text:style-name="P63" text:outline-level="1" loext:marker-style-name="T217"><text:span text:style-name="T229">P</text:span><text:span text:style-name="T223"> does not appear as an Alternat</text:span><text:span text:style-name="T230">iv</text:span><text:span text:style-name="T223">ePredicate</text:span></text:h>
          </table:table-cell>
        </table:table-row>
        <table:table-row table:style-name="Table3.1">
          <table:table-cell table:style-name="Table3.A1" table:number-columns-spanned="2" office:value-type="string">
            <text:h text:style-name="P64" text:outline-level="1" loext:marker-style-name="T155"><draw:frame draw:style-name="fr2" draw:name="Object22" text:anchor-type="as-char" svg:y="-0.316cm" svg:width="6.925cm" svg:height="0.467cm" draw:z-index="20"><draw:object xlink:href="./Object 22" xlink:type="simple" xlink:show="embed" xlink:actuate="onLoad"/><draw:image xlink:href="./ObjectReplacements/Object 22" xlink:type="simple" xlink:show="embed" xlink:actuate="onLoad"/></draw:frame><text:bookmark text:name="OLE_LINK58"/></text:h>
          </table:table-cell>
          <table:covered-table-cell/>
        </table:table-row>
      </table:table>
      <text:h text:style-name="P65" text:outline-level="1" loext:marker-style-name="T155"/>
      <text:h text:style-name="P66" text:outline-level="1" loext:marker-style-name="T231"/>
      <table:table table:name="Table4" table:style-name="Table4">
        <table:table-column table:style-name="Table4.A"/>
        <table:table-column table:style-name="Table4.B"/>
        <table:table-row table:style-name="Table4.1">
          <table:table-cell table:style-name="Table4.A1" office:value-type="string">
            <text:h text:style-name="P67" text:outline-level="1" loext:marker-style-name="T231"><text:span text:style-name="T229">Alternat</text:span><text:span text:style-name="T232">iv</text:span><text:span text:style-name="T229">ePredicate(</text:span><text:bookmark-start text:name="OLE_LINK23"/><text:bookmark-start text:name="OLE_LINK24"/><text:span text:style-name="T229">P</text:span><text:bookmark-end text:name="OLE_LINK23"/><text:bookmark-end text:name="OLE_LINK24"/><text:span text:style-name="T229">, </text:span><text:bookmark-start text:name="_Hlk512852755"/><text:bookmark-start text:name="OLE_LINK14"/><text:span text:style-name="T229">P</text:span><text:span text:style-name="T233">a</text:span><text:bookmark-end text:name="_Hlk512852755"/><text:bookmark-end text:name="OLE_LINK14"/><text:span text:style-name="T229"> (</text:span><text:bookmark text:name="_Hlk512852608"/><text:bookmark text:name="OLE_LINK13"/><text:bookmark text:name="_Hlk512853396"/><text:bookmark text:name="OLE_LINK15"/><text:bookmark text:name="OLE_LINK16"/><text:bookmark text:name="_Hlk512852667"/><text:span text:style-name="T229"><draw:frame draw:style-name="fr2" draw:name="Object20" text:anchor-type="as-char" svg:y="-0.316cm" svg:width="1.138cm" svg:height="0.467cm" draw:z-index="34"><draw:object xlink:href="./Object 20" xlink:type="simple" xlink:show="embed" xlink:actuate="onLoad"/><draw:image xlink:href="./ObjectReplacements/Object 20" xlink:type="simple" xlink:show="embed" xlink:actuate="onLoad"/><svg:desc>formula</svg:desc></draw:frame></text:span><text:span text:style-name="T229">))</text:span></text:h>
          </table:table-cell>
          <table:table-cell table:style-name="Table4.A1" office:value-type="string">
            <text:h text:style-name="P68" text:outline-level="1" loext:marker-style-name="T234"><text:bookmark-start text:name="_Hlk512853260"/><text:span text:style-name="T229">P</text:span><text:bookmark-end text:name="_Hlk512853260"/><text:span text:style-name="T235">≠</text:span><text:bookmark-start text:name="_Hlk512852726"/><text:span text:style-name="T229">P</text:span><text:span text:style-name="T233">a</text:span><text:bookmark-end text:name="_Hlk512852726"/></text:h>
            <text:h text:style-name="P63" text:outline-level="1" loext:marker-style-name="T236"><text:bookmark-start text:name="_Hlk512853246"/><text:span text:style-name="T237">α(</text:span><text:span text:style-name="T229">P</text:span><text:span text:style-name="T237">) </text:span><text:bookmark-end text:name="_Hlk512853246"/><text:span text:style-name="T237">= </text:span><text:bookmark-start text:name="_Hlk26108966"/><text:bookmark-start text:name="OLE_LINK9"/><text:span text:style-name="T237">α(</text:span><text:span text:style-name="T229">P</text:span><text:span text:style-name="T233">a</text:span><text:span text:style-name="T237">)</text:span><text:bookmark-end text:name="_Hlk26108966"/><text:bookmark-end text:name="OLE_LINK9"/></text:h>
            <text:h text:style-name="P63" text:outline-level="1" loext:marker-style-name="T231"><text:bookmark-start text:name="_Hlk512853151"/><text:bookmark-start text:name="OLE_LINK29"/><draw:frame draw:style-name="fr2" draw:name="Object27" text:anchor-type="as-char" svg:y="-0.325cm" svg:width="3.3cm" svg:height="0.476cm" draw:z-index="21"><draw:object xlink:href="./Object 27" xlink:type="simple" xlink:show="embed" xlink:actuate="onLoad"/><draw:image xlink:href="./ObjectReplacements/Object 27" xlink:type="simple" xlink:show="embed" xlink:actuate="onLoad"/></draw:frame><text:bookmark-end text:name="_Hlk512853151"/><text:bookmark-end text:name="OLE_LINK29"/></text:h>
          </table:table-cell>
        </table:table-row>
        <table:table-row table:style-name="Table4.1">
          <table:table-cell table:style-name="Table4.A1" table:number-columns-spanned="2" office:value-type="string">
            <text:h text:style-name="P69" text:outline-level="1"><text:span text:style-name="T238">(MACRO)<text:line-break/></text:span><text:span text:style-name="T129">Replace </text:span><text:bookmark-start text:name="OLE_LINK21"/><text:bookmark-start text:name="OLE_LINK22"/><text:bookmark-start text:name="_Hlk512853523"/><text:span text:style-name="T129">all </text:span><text:bookmark-start text:name="_Hlk512853505"/><text:span text:style-name="T129">occurrences </text:span><text:bookmark-end text:name="_Hlk512853505"/><text:span text:style-name="T129">of <text:s/></text:span><text:span text:style-name="T180">P</text:span><text:span text:style-name="T239">a</text:span><text:bookmark-end text:name="_Hlk512853523"/><text:span text:style-name="T20">.</text:span><text:span text:style-name="T240">j</text:span><text:span text:style-name="T131"> </text:span><text:span text:style-name="T129"><text:s/></text:span><text:bookmark-start text:name="OLE_LINK68"/><text:bookmark-start text:name="OLE_LINK69"/><text:span text:style-name="T129">in the ORM conceptual model </text:span><text:bookmark-end text:name="OLE_LINK68"/><text:bookmark-end text:name="OLE_LINK69"/><text:span text:style-name="T129">with <text:s/></text:span><text:bookmark-start text:name="_Hlk512853540"/><text:bookmark-start text:name="OLE_LINK17"/><text:span text:style-name="T180">P</text:span><text:bookmark-end text:name="_Hlk512853540"/><text:bookmark-end text:name="OLE_LINK17"/><text:span text:style-name="T180">.</text:span><draw:frame draw:style-name="fr2" draw:name="Object28" text:anchor-type="as-char" svg:y="-0.316cm" svg:width="0.208cm" svg:height="0.445cm" draw:z-index="22"><draw:object xlink:href="./Object 28" xlink:type="simple" xlink:show="embed" xlink:actuate="onLoad"/><draw:image xlink:href="./ObjectReplacements/Object 28" xlink:type="simple" xlink:show="embed" xlink:actuate="onLoad"/></draw:frame><text:bookmark-end text:name="OLE_LINK21"/><text:bookmark-end text:name="OLE_LINK22"/><text:span text:style-name="T129"> , and then all occurrences of <text:s/></text:span><text:span text:style-name="T180">P</text:span><text:span text:style-name="T239">a</text:span><text:span text:style-name="T129"> with <text:s/></text:span><text:span text:style-name="T180">P</text:span></text:h>
          </table:table-cell>
          <table:covered-table-cell/>
        </table:table-row>
      </table:table>
      <text:h text:style-name="P70" text:outline-level="1" loext:marker-style-name="T158"/>
      <text:h text:style-name="P62" text:outline-level="1" loext:marker-style-name="T70"/>
      <table:table table:name="Table5" table:style-name="Table5">
        <table:table-column table:style-name="Table5.A"/>
        <table:table-column table:style-name="Table5.B"/>
        <table:table-row table:style-name="Table5.1">
          <table:table-cell table:style-name="Table5.A1" office:value-type="string">
            <text:h text:style-name="P63" text:outline-level="1" loext:marker-style-name="T217"><text:span text:style-name="T219">RoleNaming(</text:span><text:bookmark-start text:name="_Hlk512852296"/><text:bookmark-start text:name="OLE_LINK12"/><text:span text:style-name="T219">P.i</text:span><text:bookmark-end text:name="_Hlk512852296"/><text:bookmark-end text:name="OLE_LINK12"/><text:span text:style-name="T219">, r)</text:span><text:span text:style-name="T241"/></text:h>
          </table:table-cell>
          <table:table-cell table:style-name="Table5.A1" office:value-type="string">
            <text:h text:style-name="P71" text:outline-level="1" loext:marker-style-name="T217"/>
          </table:table-cell>
        </table:table-row>
        <table:table-row table:style-name="Table5.1">
          <table:table-cell table:style-name="Table5.A1" table:number-columns-spanned="2" office:value-type="string">
            <text:h text:style-name="P69" text:outline-level="1"><text:bookmark-start text:name="OLE_LINK62"/><text:bookmark-start text:name="_Hlk26203096"/><text:span text:style-name="T238">(MACRO)</text:span><text:bookmark-end text:name="OLE_LINK62"/><text:bookmark-end text:name="_Hlk26203096"/><text:span text:style-name="T238"><text:line-break/></text:span><text:span text:style-name="T129">Replace all occurrences of the role identifier <text:s/></text:span><text:span text:style-name="T242">P.r</text:span><text:span text:style-name="T129"> <text:s/>in the ORM conceptual model with the role identifier </text:span><text:span text:style-name="T242">P.i</text:span></text:h>
          </table:table-cell>
          <table:covered-table-cell/>
        </table:table-row>
      </table:table>
      <text:h text:style-name="P72" text:outline-level="1" loext:marker-style-name="T70"/>
      <text:h text:style-name="P72" text:outline-level="1" loext:marker-style-name="T70"/>
      <text:h text:style-name="P72" text:outline-level="1" loext:marker-style-name="T70"/>
      <text:h text:style-name="P27" text:outline-level="1" loext:marker-style-name="T70"><text:span text:style-name="T71">Constraints</text:span><text:span text:style-name="T70"/></text:h>
      <text:h text:style-name="P73" text:outline-level="1" loext:marker-style-name="T243"/>
      <table:table table:name="Table6" table:style-name="Table6">
        <table:table-column table:style-name="Table6.A"/>
        <table:table-column table:style-name="Table6.B"/>
        <table:table-row table:style-name="Table6.1">
          <table:table-cell table:style-name="Table6.A1" office:value-type="string">
            <text:h text:style-name="P63" text:outline-level="1" loext:marker-style-name="T155"><text:span text:style-name="T229">Mandatory(T, P</text:span><text:span text:style-name="T233">1</text:span><text:span text:style-name="T229">.</text:span><text:bookmark-start text:name="_Hlk26108908"/><text:bookmark-start text:name="OLE_LINK8"/><text:span text:style-name="T229">i</text:span><text:span text:style-name="T233">1</text:span><text:bookmark-end text:name="_Hlk26108908"/><text:bookmark-end text:name="OLE_LINK8"/><text:span text:style-name="T229">, ... P</text:span><text:span text:style-name="T233">m</text:span><text:span text:style-name="T229">.i</text:span><text:span text:style-name="T233">m</text:span><text:span text:style-name="T229">)</text:span></text:h>
          </table:table-cell>
          <table:table-cell table:style-name="Table6.A1" office:value-type="string">
            <text:h text:style-name="P74" text:outline-level="1" loext:marker-style-name="T155"><text:span text:style-name="T223">for</text:span><text:span text:style-name="T229"> </text:span><text:bookmark-start text:name="_Hlk26109260"/><text:bookmark-start text:name="OLE_LINK19"/><text:span text:style-name="T229">j</text:span><text:span text:style-name="T235">≠</text:span><text:span text:style-name="T229">k</text:span><text:bookmark-end text:name="_Hlk26109260"/><text:bookmark-end text:name="OLE_LINK19"/><text:span text:style-name="T229"> </text:span><text:bookmark-start text:name="_Hlk512862472"/><text:bookmark-start text:name="OLE_LINK25"/><text:bookmark-start text:name="OLE_LINK7"/><text:span text:style-name="T223">and</text:span><text:span text:style-name="T229"> </text:span><text:bookmark-end text:name="_Hlk512862472"/><text:bookmark-end text:name="OLE_LINK25"/><text:bookmark-end text:name="OLE_LINK7"/><text:span text:style-name="T229">j,k≤m: P</text:span><text:span text:style-name="T233">j</text:span><text:span text:style-name="T244"> </text:span><text:span text:style-name="T235">≠</text:span><text:bookmark-start text:name="_Hlk510628974"/><text:span text:style-name="T229">P</text:span><text:span text:style-name="T233">k</text:span><text:bookmark-end text:name="_Hlk510628974"/></text:h>
          </table:table-cell>
        </table:table-row>
        <table:table-row table:style-name="Table6.1">
          <table:table-cell table:style-name="Table6.A1" table:number-columns-spanned="2" office:value-type="string">
            <text:h text:style-name="P64" text:outline-level="1" loext:marker-style-name="T155"><draw:frame draw:style-name="fr2" draw:name="Object29" text:anchor-type="as-char" svg:y="-0.325cm" svg:width="13.444cm" svg:height="0.49cm" draw:z-index="23"><draw:object xlink:href="./Object 29" xlink:type="simple" xlink:show="embed" xlink:actuate="onLoad"/><draw:image xlink:href="./ObjectReplacements/Object 29" xlink:type="simple" xlink:show="embed" xlink:actuate="onLoad"/></draw:frame></text:h>
          </table:table-cell>
          <table:covered-table-cell/>
        </table:table-row>
      </table:table>
      <text:h text:style-name="P75" text:outline-level="1" loext:marker-style-name="T70"/>
      <text:h text:style-name="P75" text:outline-level="1" loext:marker-style-name="T70"/>
      <table:table table:name="Table7" table:style-name="Table7">
        <table:table-column table:style-name="Table7.A"/>
        <table:table-column table:style-name="Table7.B"/>
        <table:table-row table:style-name="Table7.1">
          <table:table-cell table:style-name="Table7.A1" office:value-type="string">
            <text:h text:style-name="P63" text:outline-level="1" loext:marker-style-name="T155"><text:span text:style-name="T229">Unique</text:span><text:bookmark-start text:name="_Hlk511204847"/><text:span text:style-name="T229">(P.</text:span><text:bookmark-start text:name="_Hlk26109828"/><text:bookmark-start text:name="OLE_LINK41"/><text:span text:style-name="T229">i</text:span><text:span text:style-name="T233">1</text:span><text:bookmark-end text:name="_Hlk26109828"/><text:bookmark-end text:name="OLE_LINK41"/><text:span text:style-name="T229">, … P.i</text:span><text:span text:style-name="T233">m</text:span><text:span text:style-name="T229">)</text:span><text:bookmark-end text:name="_Hlk511204847"/></text:h>
          </table:table-cell>
          <table:table-cell table:style-name="Table7.A1" office:value-type="string">
            <text:h text:style-name="P74" text:outline-level="1" loext:marker-style-name="T155"><text:span text:style-name="T223">for</text:span><text:span text:style-name="T229"> j</text:span><text:span text:style-name="T235">≠</text:span><text:span text:style-name="T229">k </text:span><text:span text:style-name="T223">and</text:span><text:span text:style-name="T229"> j,k≤m: i</text:span><text:span text:style-name="T233">j</text:span><text:span text:style-name="T244"> </text:span><text:span text:style-name="T235">≠</text:span><text:span text:style-name="T229">i</text:span><text:span text:style-name="T233">k</text:span></text:h>
            <text:h text:style-name="P76" text:outline-level="1" loext:marker-style-name="T155"><text:span text:style-name="T235">m ≥ α(P)-1</text:span></text:h>
          </table:table-cell>
        </table:table-row>
        <table:table-row table:style-name="Table7.1">
          <table:table-cell table:style-name="Table7.A1" table:number-columns-spanned="2" office:value-type="string">
            <text:h text:style-name="P77" text:outline-level="1"><text:bookmark text:name="_Hlk29981279"/>(MACRO)</text:h>
            <text:h text:style-name="P69" text:outline-level="1"><text:span text:style-name="T180">Frequency(P.i</text:span><text:span text:style-name="T239">1</text:span><text:span text:style-name="T180"> ... P.i</text:span><text:span text:style-name="T239">m</text:span><text:span text:style-name="T180"> (1, 1))</text:span></text:h>
          </table:table-cell>
          <table:covered-table-cell/>
        </table:table-row>
      </table:table>
      <text:h text:style-name="P75" text:outline-level="1" loext:marker-style-name="T70"><text:bookmark text:name="_Hlk29981279_Copy_1"/></text:h>
      <text:h text:style-name="P75" text:outline-level="1" loext:marker-style-name="T70"/>
      <table:table table:name="Table8" table:style-name="Table8">
        <table:table-column table:style-name="Table8.A"/>
        <table:table-column table:style-name="Table8.B"/>
        <table:table-row table:style-name="Table8.1">
          <table:table-cell table:style-name="Table8.A1" office:value-type="string">
            <text:h text:style-name="P63" text:outline-level="1" loext:marker-style-name="T155"><text:span text:style-name="T245">Simple</text:span><text:span text:style-name="T229">Identification(T, P.i</text:span><text:span text:style-name="T233">1</text:span><text:span text:style-name="T235">,</text:span><text:span text:style-name="T233"> </text:span><text:bookmark-start text:name="OLE_LINK205"/><text:bookmark-start text:name="OLE_LINK206"/><text:span text:style-name="T229">P.i</text:span><text:bookmark-end text:name="OLE_LINK205"/><text:bookmark-end text:name="OLE_LINK206"/><text:span text:style-name="T246">2</text:span><text:span text:style-name="T229">)</text:span></text:h>
          </table:table-cell>
          <table:table-cell table:style-name="Table8.A1" office:value-type="string">
            <text:h text:style-name="P78" text:outline-level="1" loext:marker-style-name="T247"><text:span text:style-name="T223">for</text:span><text:span text:style-name="T229"> </text:span><text:span text:style-name="T248"></text:span><text:span text:style-name="T249">(</text:span><text:span text:style-name="T229">P</text:span><text:span text:style-name="T249">)</text:span><text:span text:style-name="T219">=2, </text:span><text:span text:style-name="T250">well-founded(P)</text:span></text:h>
          </table:table-cell>
        </table:table-row>
        <table:table-row table:style-name="Table8.1">
          <table:table-cell table:style-name="Table8.A1" table:number-columns-spanned="2" office:value-type="string">
            <text:h text:style-name="P77" text:outline-level="1">(MACRO)</text:h>
            <text:h text:style-name="P69" text:outline-level="1"><text:bookmark text:name="OLE_LINK222"/><text:bookmark text:name="OLE_LINK221"/><text:span text:style-name="T180">Unique(P.i</text:span><text:span text:style-name="T239">1</text:span><text:span text:style-name="T180">)</text:span></text:h>
            <text:h text:style-name="P69" text:outline-level="1"><text:span text:style-name="T251">­</text:span><text:span text:style-name="T180">Mandatory(T, P.i</text:span><text:span text:style-name="T239">1</text:span><text:span text:style-name="T180">)</text:span></text:h>
            <text:h text:style-name="P69" text:outline-level="1"><text:span text:style-name="T180">Unique</text:span><text:bookmark-start text:name="_Hlk26372740"/><text:bookmark-start text:name="OLE_LINK201"/><text:span text:style-name="T180">(P.i</text:span><text:span text:style-name="T252">2</text:span><text:span text:style-name="T180">)</text:span><text:bookmark-end text:name="_Hlk26372740"/><text:bookmark-end text:name="OLE_LINK201"/></text:h>
          </table:table-cell>
          <table:covered-table-cell/>
        </table:table-row>
      </table:table>
      <text:h text:style-name="P79" text:outline-level="1" loext:marker-style-name="T70"><text:bookmark text:name="OLE_LINK214"/><text:bookmark text:name="_Hlk26374288"/></text:h>
      <text:h text:style-name="P75" text:outline-level="1" loext:marker-style-name="T70"/>
      <table:table table:name="Table9" table:style-name="Table9">
        <table:table-column table:style-name="Table9.A"/>
        <table:table-column table:style-name="Table9.B"/>
        <table:table-row table:style-name="Table9.1">
          <table:table-cell table:style-name="Table9.A1" office:value-type="string">
            <text:h text:style-name="P63" text:outline-level="1" loext:marker-style-name="T247"><text:bookmark text:name="OLE_LINK214_Copy_1"/><text:bookmark text:name="_Hlk26377391"/><text:bookmark text:name="_Hlk26374288_Copy_1"/><text:span text:style-name="T229">ExternalUnique</text:span><text:bookmark-start text:name="OLE_LINK199"/><text:bookmark-start text:name="OLE_LINK200"/><text:bookmark-start text:name="OLE_LINK216"/><text:span text:style-name="T229">(</text:span><text:bookmark-start text:name="_Hlk509677638"/><text:bookmark-start text:name="_Hlk26340150"/><text:bookmark-start text:name="_Hlk510627364"/><text:span text:style-name="T229">P</text:span><text:span text:style-name="T233">1</text:span><text:bookmark-end text:name="_Hlk510627364"/><text:span text:style-name="T229">.</text:span><text:bookmark-start text:name="_Hlk26340023"/><text:span text:style-name="T229">i</text:span><text:span text:style-name="T233">1</text:span><text:bookmark-end text:name="_Hlk26340150"/><text:bookmark-end text:name="_Hlk26340023"/><text:span text:style-name="T229">, </text:span><text:bookmark-start text:name="_Hlk510627406"/><text:span text:style-name="T229">.</text:span><text:bookmark-end text:name="_Hlk510627406"/><text:span text:style-name="T229">..</text:span><text:bookmark-start text:name="_Hlk26340222"/><text:span text:style-name="T229"> </text:span><text:bookmark-end text:name="_Hlk26340222"/><text:span text:style-name="T229">P</text:span><text:span text:style-name="T233">m</text:span><text:span text:style-name="T229">.i</text:span><text:span text:style-name="T233">m</text:span><text:bookmark-end text:name="_Hlk509677638"/><text:span text:style-name="T229">)</text:span><text:bookmark-end text:name="OLE_LINK199"/><text:bookmark-end text:name="OLE_LINK200"/><text:bookmark-end text:name="OLE_LINK216"/></text:h>
          </table:table-cell>
          <table:table-cell table:style-name="Table9.A1" office:value-type="string">
            <text:h text:style-name="P74" text:outline-level="1" loext:marker-style-name="T253"><text:bookmark text:name="_Hlk26183904"/><text:bookmark-start text:name="_Hlk510630065"/><text:span text:style-name="T223">for</text:span><text:span text:style-name="T229"> j</text:span><text:span text:style-name="T235">≠</text:span><text:span text:style-name="T229">k </text:span><text:span text:style-name="T223">and</text:span><text:span text:style-name="T229"> j,k</text:span><text:bookmark-start text:name="_Hlk26109013"/><text:bookmark-start text:name="OLE_LINK10"/><text:span text:style-name="T229">≤</text:span><text:bookmark-end text:name="_Hlk26109013"/><text:bookmark-end text:name="OLE_LINK10"/><text:span text:style-name="T229">m</text:span><text:span text:style-name="T223"> </text:span><text:span text:style-name="T254">:</text:span></text:h>
            <text:h text:style-name="P80" text:outline-level="1" loext:marker-style-name="T255"><text:bookmark text:name="_Hlk26183904_Copy_1"/><text:bookmark-start text:name="_Hlk511204862"/><text:span text:style-name="T248"></text:span><text:span text:style-name="T249">(</text:span><text:span text:style-name="T229">P</text:span><text:span text:style-name="T233">j</text:span><text:span text:style-name="T249">)</text:span><text:bookmark-end text:name="_Hlk511204862"/><text:span text:style-name="T219">=2</text:span><text:span text:style-name="T223"> , </text:span><text:span text:style-name="T229">P</text:span><text:span text:style-name="T233">j</text:span><text:span text:style-name="T244"> </text:span><text:span text:style-name="T235">≠</text:span><text:span text:style-name="T229">P</text:span><text:span text:style-name="T233">k</text:span><text:span text:style-name="T223">, if </text:span><text:span text:style-name="T229">i</text:span><text:span text:style-name="T233">j</text:span><text:span text:style-name="T219">=1</text:span><text:span text:style-name="T223"> then </text:span><text:span text:style-name="T229">l</text:span><text:span text:style-name="T233">j</text:span><text:span text:style-name="T219">=2</text:span><text:span text:style-name="T223"> else </text:span><text:span text:style-name="T229">l</text:span><text:span text:style-name="T233">j</text:span><text:span text:style-name="T219">=1</text:span><text:span text:style-name="T223">;</text:span></text:h>
            <text:h text:style-name="P63" text:outline-level="1" loext:marker-style-name="T247"><text:span text:style-name="T223"><text:s text:c="6"/>and </text:span><text:span text:style-name="T229">P</text:span><text:span text:style-name="T223"> fresh predicate name</text:span><text:span text:style-name="T249"> </text:span><text:bookmark-end text:name="_Hlk510630065"/><text:span text:style-name="T249">of arity m+1</text:span></text:h>
          </table:table-cell>
        </table:table-row>
        <table:table-row table:style-name="Table9.1">
          <table:table-cell table:style-name="Table9.A1" table:number-columns-spanned="2" office:value-type="string">
            <text:p text:style-name="P81"><text:bookmark text:name="_Hlk26377391_Copy_1"/><text:bookmark-start text:name="_Hlk512851064"/><text:bookmark-start text:name="OLE_LINK11"/>(MACRO)</text:p>
            <text:h text:style-name="P82" text:outline-level="1"><text:span text:style-name="T180">FactTypeRule(P </text:span><text:bookmark-start text:name="_Hlk26340227"/><text:span text:style-name="T180">(P</text:span><text:span text:style-name="T239">1</text:span><text:span text:style-name="T180">.i</text:span><text:span text:style-name="T239">1</text:span><text:span text:style-name="T180"> </text:span><text:span text:style-name="T256">➤</text:span><text:span text:style-name="T257"> [</text:span><text:span text:style-name="T180">P</text:span><text:span text:style-name="T239">1</text:span><text:span text:style-name="T180">.l</text:span><text:span text:style-name="T239">1</text:span><text:span text:style-name="T180"> </text:span><text:span text:style-name="T258">⋈</text:span><text:span text:style-name="T180"> ?x])</text:span><text:bookmark-end text:name="_Hlk26340227"/><text:span text:style-name="T180"> ... (P</text:span><text:span text:style-name="T239">m</text:span><text:span text:style-name="T180">.i</text:span><text:span text:style-name="T239">m</text:span><text:span text:style-name="T180"> </text:span><text:span text:style-name="T256">➤</text:span><text:span text:style-name="T257"> [</text:span><text:span text:style-name="T180">P</text:span><text:span text:style-name="T239">m</text:span><text:span text:style-name="T180">.l</text:span><text:span text:style-name="T239">m</text:span><text:span text:style-name="T180"> </text:span><text:span text:style-name="T258">⋈</text:span><text:span text:style-name="T180"> ?x] (?x))</text:span><text:bookmark-end text:name="_Hlk512851064"/><text:bookmark-end text:name="OLE_LINK11"/></text:h>
            <text:p text:style-name="P83"><text:bookmark-start text:name="OLE_LINK220"/><text:bookmark-start text:name="OLE_LINK219"/>Unique(P.1 ... P.m)<text:bookmark-end text:name="OLE_LINK220"/><text:bookmark-end text:name="OLE_LINK219"/></text:p>
          </table:table-cell>
          <table:covered-table-cell/>
        </table:table-row>
      </table:table>
      <text:h text:style-name="P75" text:outline-level="1" loext:marker-style-name="T70"/>
      <text:h text:style-name="P75" text:outline-level="1" loext:marker-style-name="T70"/>
      <table:table table:name="Table10" table:style-name="Table10">
        <table:table-column table:style-name="Table10.A"/>
        <table:table-column table:style-name="Table10.B"/>
        <text:soft-page-break/>
        <table:table-row table:style-name="Table10.1">
          <table:table-cell table:style-name="Table10.A1" office:value-type="string">
            <text:h text:style-name="P84" text:outline-level="1" loext:marker-style-name="T155"><text:span text:style-name="T229">ExternalIdentification(T, P</text:span><text:span text:style-name="T233">1</text:span><text:bookmark-start text:name="OLE_LINK61"/><text:bookmark-start text:name="OLE_LINK63"/><text:span text:style-name="T229">.i</text:span><text:span text:style-name="T233">1</text:span><text:span text:style-name="T229">, ... P</text:span><text:span text:style-name="T233">m</text:span><text:span text:style-name="T229">.</text:span><text:bookmark-end text:name="OLE_LINK61"/><text:bookmark-end text:name="OLE_LINK63"/><text:span text:style-name="T229">i</text:span><text:span text:style-name="T233">m</text:span><text:span text:style-name="T229">))</text:span></text:h>
          </table:table-cell>
          <table:table-cell table:style-name="Table10.A1" office:value-type="string">
            <text:h text:style-name="P85" text:outline-level="1" loext:marker-style-name="T253"><text:span text:style-name="T223">for</text:span><text:span text:style-name="T229"> j</text:span><text:span text:style-name="T235">≠</text:span><text:span text:style-name="T229">k </text:span><text:span text:style-name="T223">and</text:span><text:span text:style-name="T229"> j,k≤m</text:span><text:span text:style-name="T223"> </text:span><text:span text:style-name="T254">:</text:span></text:h>
            <text:h text:style-name="P85" text:outline-level="1" loext:marker-style-name="T259"><text:bookmark-start text:name="OLE_LINK30"/><text:bookmark-start text:name="_Hlk29306787"/><text:span text:style-name="T260"><text:s text:c="4"/></text:span><text:span text:style-name="T248"></text:span><text:span text:style-name="T260">(</text:span><text:span text:style-name="T229">P</text:span><text:span text:style-name="T233">j</text:span><text:span text:style-name="T249">)</text:span><text:span text:style-name="T219">=2</text:span><text:bookmark-end text:name="OLE_LINK30"/><text:bookmark-end text:name="_Hlk29306787"/><text:span text:style-name="T223"> , </text:span><text:span text:style-name="T229">P</text:span><text:span text:style-name="T233">j</text:span><text:span text:style-name="T235">≠</text:span><text:span text:style-name="T229">P</text:span><text:span text:style-name="T233">k</text:span><text:span text:style-name="T223">,</text:span></text:h>
            <text:h text:style-name="P84" text:outline-level="1" loext:marker-style-name="T255"><text:span text:style-name="T223"><text:s text:c="3"/>if </text:span><text:span text:style-name="T229">i</text:span><text:span text:style-name="T233">j</text:span><text:span text:style-name="T219">=1</text:span><text:span text:style-name="T223"> then </text:span><text:span text:style-name="T229">l</text:span><text:span text:style-name="T233">j</text:span><text:span text:style-name="T219">=2</text:span><text:span text:style-name="T223"> else </text:span><text:span text:style-name="T229">l</text:span><text:span text:style-name="T233">j</text:span><text:span text:style-name="T219">=1</text:span><text:span text:style-name="T223">;</text:span></text:h>
            <text:h text:style-name="P84" text:outline-level="1" loext:marker-style-name="T247"><text:span text:style-name="T223"><text:s text:c="3"/>and </text:span><text:span text:style-name="T229">P</text:span><text:span text:style-name="T223"> fresh predicate name</text:span><text:span text:style-name="T249"> of arity m+1;</text:span></text:h>
            <text:h text:style-name="P63" text:outline-level="1" loext:marker-style-name="T247"><text:span text:style-name="T249"><text:s text:c="2"/>and </text:span><draw:frame draw:style-name="fr2" draw:name="Object33" text:anchor-type="as-char" svg:y="-0.367cm" svg:width="0.596cm" svg:height="0.496cm" draw:z-index="24"><draw:object xlink:href="./Object 33" xlink:type="simple" xlink:show="embed" xlink:actuate="onLoad"/><draw:image xlink:href="./ObjectReplacements/Object 33" xlink:type="simple" xlink:show="embed" xlink:actuate="onLoad"/></draw:frame><text:span text:style-name="T249">fresh binary predicate names;</text:span></text:h>
            <text:h text:style-name="P84" text:outline-level="1" loext:marker-style-name="T247"><text:span text:style-name="T249"><text:s text:c="3"/>and </text:span><text:span text:style-name="T261">ID-s</text:span><text:span text:style-name="T249"> <text:s/>a fresh name globally unique</text:span></text:h>
          </table:table-cell>
        </table:table-row>
        <table:table-row table:style-name="Table10.1">
          <table:table-cell table:style-name="Table10.A1" table:number-columns-spanned="2" office:value-type="string">
            <text:h text:style-name="P86" text:outline-level="1">(MACRO)</text:h>
            <text:h text:style-name="P87" text:outline-level="1"><text:span text:style-name="T180">FactTypeRule(P </text:span><text:bookmark-start text:name="OLE_LINK280"/><text:bookmark-start text:name="OLE_LINK283"/><text:span text:style-name="T180">(P</text:span><text:span text:style-name="T239">1</text:span><text:bookmark-end text:name="OLE_LINK280"/><text:bookmark-end text:name="OLE_LINK283"/><text:span text:style-name="T180">.i</text:span><text:span text:style-name="T239">1</text:span><text:span text:style-name="T180"> </text:span><text:span text:style-name="T256">➤</text:span><text:span text:style-name="T257"> </text:span><text:span text:style-name="T262">[</text:span><text:span text:style-name="T180">P</text:span><text:span text:style-name="T239">1</text:span><text:span text:style-name="T180">.l</text:span><text:span text:style-name="T239">1</text:span><text:span text:style-name="T180"> </text:span><text:span text:style-name="T258">⋈</text:span><text:span text:style-name="T180"> ?x]) ... (P</text:span><text:span text:style-name="T239">m</text:span><text:span text:style-name="T180">.i</text:span><text:span text:style-name="T239">m</text:span><text:span text:style-name="T180"> </text:span><text:span text:style-name="T256">➤</text:span><text:span text:style-name="T257"> </text:span><text:span text:style-name="T262">[</text:span><text:span text:style-name="T180">P</text:span><text:span text:style-name="T239">m</text:span><text:span text:style-name="T180">.l</text:span><text:span text:style-name="T239">m</text:span><text:span text:style-name="T180"> </text:span><text:span text:style-name="T258">⋈</text:span><text:span text:style-name="T180"> ?x]) (?x))</text:span></text:h>
            <text:h text:style-name="P88" text:outline-level="1">Unique(P.1 ... P.m)</text:h>
            <text:h text:style-name="P88" text:outline-level="1">Unique(P.m+1)</text:h>
            <text:h text:style-name="P88" text:outline-level="1"><text:bookmark-start text:name="OLE_LINK53"/><text:bookmark-start text:name="OLE_LINK28"/>Mandatory(T (P.m+1))<text:bookmark-end text:name="OLE_LINK53"/><text:bookmark-end text:name="OLE_LINK28"/></text:h>
            <text:h text:style-name="P89" text:outline-level="1"><text:span text:style-name="T180">FactTypeRule(</text:span><draw:frame draw:style-name="fr2" draw:name="Object34" text:anchor-type="as-char" svg:y="-0.367cm" svg:width="0.596cm" svg:height="0.496cm" draw:z-index="25"><draw:object xlink:href="./Object 34" xlink:type="simple" xlink:show="embed" xlink:actuate="onLoad"/><draw:image xlink:href="./ObjectReplacements/Object 34" xlink:type="simple" xlink:show="embed" xlink:actuate="onLoad"/></draw:frame><text:span text:style-name="T180">(P</text:span><text:span text:style-name="T239">1</text:span><text:span text:style-name="T180">.l</text:span><text:span text:style-name="T239">1</text:span><text:span text:style-name="T180"> </text:span><text:span text:style-name="T256">➤</text:span><text:span text:style-name="T257"> [</text:span><text:span text:style-name="T180">P</text:span><text:span text:style-name="T239">1</text:span><text:span text:style-name="T180">.i</text:span><text:span text:style-name="T239">1</text:span><text:span text:style-name="T180"> </text:span><text:span text:style-name="T258">⋈</text:span><text:span text:style-name="T180"> ?x]) (?x))</text:span></text:h>
            <text:h text:style-name="P90" text:outline-level="1">…</text:h>
            <text:h text:style-name="P91" text:outline-level="1"><text:span text:style-name="T180">FactTypeRule(</text:span><draw:frame draw:style-name="fr2" draw:name="Object35" text:anchor-type="as-char" svg:y="-0.367cm" svg:width="0.596cm" svg:height="0.496cm" draw:z-index="26"><draw:object xlink:href="./Object 35" xlink:type="simple" xlink:show="embed" xlink:actuate="onLoad"/><draw:image xlink:href="./ObjectReplacements/Object 35" xlink:type="simple" xlink:show="embed" xlink:actuate="onLoad"/></draw:frame><text:span text:style-name="T180">(P</text:span><text:span text:style-name="T239">m</text:span><text:span text:style-name="T180">.l</text:span><text:span text:style-name="T239">m</text:span><text:span text:style-name="T180"> </text:span><text:span text:style-name="T256">➤</text:span><text:span text:style-name="T257"> [</text:span><text:span text:style-name="T180">P</text:span><text:span text:style-name="T239">m</text:span><text:span text:style-name="T180">.i</text:span><text:span text:style-name="T239">m</text:span><text:span text:style-name="T180"> </text:span><text:span text:style-name="T258">⋈</text:span><text:span text:style-name="T180"> ?x]) (?x))</text:span></text:h>
          </table:table-cell>
          <table:covered-table-cell/>
        </table:table-row>
      </table:table>
      <text:h text:style-name="P79" text:outline-level="1" loext:marker-style-name="T70"/>
      <text:h text:style-name="P75" text:outline-level="1" loext:marker-style-name="T70"/>
      <table:table table:name="Table11" table:style-name="Table11">
        <table:table-column table:style-name="Table11.A"/>
        <table:table-column table:style-name="Table11.B"/>
        <table:table-row table:style-name="Table11.1">
          <table:table-cell table:style-name="Table11.A1" office:value-type="string">
            <text:h text:style-name="P63" text:outline-level="1" loext:marker-style-name="T253"><text:span text:style-name="T229">Frequency(P.i</text:span><text:span text:style-name="T233">1</text:span><text:span text:style-name="T229">, ... P.i</text:span><text:span text:style-name="T233">m</text:span><text:span text:style-name="T229"> </text:span><text:span text:style-name="T263">F</text:span><text:span text:style-name="T229">)</text:span></text:h>
          </table:table-cell>
          <table:table-cell table:style-name="Table11.A1" office:value-type="string">
            <text:h text:style-name="P74" text:outline-level="1" loext:marker-style-name="T253"><text:span text:style-name="T223">for</text:span><text:span text:style-name="T229"> j</text:span><text:span text:style-name="T235">≠</text:span><text:span text:style-name="T229">k </text:span><text:span text:style-name="T223">and</text:span><text:span text:style-name="T229"> j,k≤m: i</text:span><text:span text:style-name="T233">j</text:span><text:span text:style-name="T244"> </text:span><text:span text:style-name="T235">≠</text:span><text:span text:style-name="T244"> </text:span><text:span text:style-name="T229">i</text:span><text:span text:style-name="T233">k</text:span></text:h>
            <text:h text:style-name="P63" text:outline-level="1" loext:marker-style-name="T264"><text:span text:style-name="T229">p,q≥1 <text:line-break/></text:span><text:span text:style-name="T265"/></text:h>
            <text:list xml:id="list2815310023" text:style-name="WWNum3">
              <text:list-item>
                <text:h text:style-name="P92" text:outline-level="1" loext:marker-style-name="T247"><text:bookmark-start text:name="_Hlk32334069"/><text:span text:style-name="T263">F</text:span><text:span text:style-name="T249"> </text:span><text:span text:style-name="T266">⩴</text:span><text:span text:style-name="T229">(p..)</text:span><text:bookmark-end text:name="_Hlk32334069"/></text:h>
              </text:list-item>
              <text:list-item>
                <text:h text:style-name="P92" text:outline-level="1" loext:marker-style-name="T247"><text:span text:style-name="T263">F</text:span><text:span text:style-name="T249"> </text:span><text:span text:style-name="T266">⩴</text:span><text:span text:style-name="T229">(..q)</text:span></text:h>
              </text:list-item>
              <text:list-item>
                <text:h text:style-name="P92" text:outline-level="1" loext:marker-style-name="T247"><text:span text:style-name="T263">F</text:span><text:span text:style-name="T249"> </text:span><text:span text:style-name="T266">⩴</text:span><text:span text:style-name="T229">(p..q)</text:span></text:h>
              </text:list-item>
              <text:list-item>
                <text:h text:style-name="P92" text:outline-level="1" loext:marker-style-name="T247"><text:span text:style-name="T263">F</text:span><text:span text:style-name="T249"> </text:span><text:span text:style-name="T266">⩴</text:span><text:span text:style-name="T229">(p)</text:span></text:h>
              </text:list-item>
            </text:list>
          </table:table-cell>
        </table:table-row>
        <table:table-row table:style-name="Table11.1">
          <table:table-cell table:style-name="Table11.A1" table:number-columns-spanned="2" office:value-type="string">
            <text:list text:style-name="WWNum4">
              <text:list-item>
                <text:h text:style-name="P93" text:outline-level="1" loext:marker-style-name="T267"><draw:frame draw:style-name="fr2" draw:name="Object36" text:anchor-type="as-char" svg:y="-0.367cm" svg:width="11.012cm" svg:height="0.527cm" draw:z-index="27"><draw:object xlink:href="./Object 36" xlink:type="simple" xlink:show="embed" xlink:actuate="onLoad"/><draw:image xlink:href="./ObjectReplacements/Object 36" xlink:type="simple" xlink:show="embed" xlink:actuate="onLoad"/></draw:frame></text:h>
              </text:list-item>
              <text:list-item>
                <text:h text:style-name="P93" text:outline-level="1" loext:marker-style-name="T267"><draw:frame draw:style-name="fr2" draw:name="Object37" text:anchor-type="as-char" svg:y="-0.367cm" svg:width="10.994cm" svg:height="0.527cm" draw:z-index="28"><draw:object xlink:href="./Object 37" xlink:type="simple" xlink:show="embed" xlink:actuate="onLoad"/><draw:image xlink:href="./ObjectReplacements/Object 37" xlink:type="simple" xlink:show="embed" xlink:actuate="onLoad"/></draw:frame></text:h>
              </text:list-item>
              <text:list-item>
                <text:h text:style-name="P93" text:outline-level="1" loext:marker-style-name="T267"><draw:frame draw:style-name="fr2" draw:name="Object38" text:anchor-type="as-char" svg:y="-0.367cm" svg:width="11.317cm" svg:height="0.527cm" draw:z-index="29"><draw:object xlink:href="./Object 38" xlink:type="simple" xlink:show="embed" xlink:actuate="onLoad"/><draw:image xlink:href="./ObjectReplacements/Object 38" xlink:type="simple" xlink:show="embed" xlink:actuate="onLoad"/></draw:frame><text:span text:style-name="T268"><text:line-break/></text:span><draw:frame draw:style-name="fr2" draw:name="Object39" text:anchor-type="as-char" svg:y="-0.367cm" svg:width="11.762cm" svg:height="0.527cm" draw:z-index="30"><draw:object xlink:href="./Object 39" xlink:type="simple" xlink:show="embed" xlink:actuate="onLoad"/><draw:image xlink:href="./ObjectReplacements/Object 39" xlink:type="simple" xlink:show="embed" xlink:actuate="onLoad"/></draw:frame></text:h>
              </text:list-item>
              <text:list-item>
                <text:h text:style-name="P93" text:outline-level="1" loext:marker-style-name="T267"><text:bookmark-start text:name="_Hlk32334470"/><draw:frame draw:style-name="fr2" draw:name="Object40" text:anchor-type="as-char" svg:y="-0.367cm" svg:width="11.012cm" svg:height="0.527cm" draw:z-index="31"><draw:object xlink:href="./Object 40" xlink:type="simple" xlink:show="embed" xlink:actuate="onLoad"/><draw:image xlink:href="./ObjectReplacements/Object 40" xlink:type="simple" xlink:show="embed" xlink:actuate="onLoad"/></draw:frame><text:bookmark-end text:name="_Hlk32334470"/></text:h>
              </text:list-item>
            </text:list>
          </table:table-cell>
          <table:covered-table-cell/>
        </table:table-row>
      </table:table>
      <text:h text:style-name="P94" text:outline-level="1" loext:marker-style-name="T71"/>
      <text:h text:style-name="P79" text:outline-level="1" loext:marker-style-name="T70"/>
      <table:table table:name="Table12" table:style-name="Table12">
        <table:table-column table:style-name="Table12.A"/>
        <table:table-column table:style-name="Table12.B"/>
        <table:table-row table:style-name="Table12.1">
          <table:table-cell table:style-name="Table12.A1" office:value-type="string">
            <text:h text:style-name="P63" text:outline-level="1" loext:marker-style-name="T247"><text:span text:style-name="T229">ExternalFrequency(</text:span><text:bookmark-start text:name="_Hlk35617818"/><text:bookmark-start text:name="OLE_LINK270"/><text:span text:style-name="T229">P</text:span><text:span text:style-name="T233">1</text:span><text:bookmark-end text:name="_Hlk35617818"/><text:bookmark-end text:name="OLE_LINK270"/><text:span text:style-name="T229">.i</text:span><text:span text:style-name="T233">1</text:span><text:span text:style-name="T229">, ... P</text:span><text:span text:style-name="T233">m</text:span><text:span text:style-name="T229">.i</text:span><text:span text:style-name="T233">m</text:span><text:span text:style-name="T229"> </text:span><text:span text:style-name="T263">F</text:span><text:span text:style-name="T229">)</text:span></text:h>
          </table:table-cell>
          <table:table-cell table:style-name="Table12.A1" office:value-type="string">
            <text:h text:style-name="P74" text:outline-level="1" loext:marker-style-name="T253"><text:bookmark-start text:name="_Hlk35443662"/><text:span text:style-name="T223">for</text:span><text:span text:style-name="T229"> j</text:span><text:span text:style-name="T235">≠</text:span><text:span text:style-name="T229">k </text:span><text:span text:style-name="T223">and</text:span><text:span text:style-name="T229"> j,k≤m</text:span><text:span text:style-name="T223"> </text:span><text:span text:style-name="T254">:</text:span><text:bookmark-end text:name="_Hlk35443662"/></text:h>
            <text:h text:style-name="P74" text:outline-level="1" loext:marker-style-name="T255"><text:span text:style-name="T260"><text:s text:c="7"/></text:span><text:span text:style-name="T248"></text:span><text:span text:style-name="T249">(</text:span><text:span text:style-name="T229">P</text:span><text:span text:style-name="T233">j</text:span><text:span text:style-name="T249">)</text:span><text:span text:style-name="T219">=2</text:span><text:span text:style-name="T223"> , </text:span><text:span text:style-name="T229">P</text:span><text:span text:style-name="T233">j</text:span><text:span text:style-name="T244"> </text:span><text:span text:style-name="T235">≠</text:span><text:span text:style-name="T229">P</text:span><text:span text:style-name="T233">k</text:span><text:span text:style-name="T223">, if </text:span><text:span text:style-name="T229">i</text:span><text:span text:style-name="T233">j</text:span><text:span text:style-name="T219">=1</text:span><text:span text:style-name="T223"> then </text:span><text:span text:style-name="T229">l</text:span><text:span text:style-name="T233">j</text:span><text:span text:style-name="T219">=2</text:span><text:span text:style-name="T223"> else </text:span><text:span text:style-name="T229">l</text:span><text:span text:style-name="T233">j</text:span><text:span text:style-name="T219">=1</text:span><text:span text:style-name="T223">;</text:span></text:h>
            <text:h text:style-name="P63" text:outline-level="1" loext:marker-style-name="T253"><text:span text:style-name="T223"><text:s text:c="6"/>and </text:span><text:span text:style-name="T229">P</text:span><text:span text:style-name="T223"> fresh predicate name </text:span><text:span text:style-name="T269">of arity m+1.</text:span></text:h>
            <text:h text:style-name="P63" text:outline-level="1" loext:marker-style-name="T264"><text:span text:style-name="T229">p,q≥1 <text:line-break/></text:span><text:span text:style-name="T265"/></text:h>
            <text:list text:style-name="WWNum5">
              <text:list-item>
                <text:h text:style-name="P95" text:outline-level="1" loext:marker-style-name="T247"><text:span text:style-name="T263">F</text:span><text:span text:style-name="T249"> </text:span><text:span text:style-name="T266">⩴</text:span><text:span text:style-name="T229">(p..)</text:span></text:h>
              </text:list-item>
              <text:list-item>
                <text:h text:style-name="P95" text:outline-level="1" loext:marker-style-name="T247"><text:span text:style-name="T263">F</text:span><text:span text:style-name="T249"> </text:span><text:span text:style-name="T266">⩴</text:span><text:span text:style-name="T229">(..q)</text:span></text:h>
              </text:list-item>
              <text:list-item>
                <text:h text:style-name="P95" text:outline-level="1" loext:marker-style-name="T247"><text:span text:style-name="T263">F</text:span><text:span text:style-name="T249"> </text:span><text:span text:style-name="T266">⩴</text:span><text:span text:style-name="T229">(p..q)</text:span></text:h>
              </text:list-item>
              <text:list-item>
                <text:h text:style-name="P95" text:outline-level="1" loext:marker-style-name="T247"><text:span text:style-name="T263">F</text:span><text:span text:style-name="T249"> </text:span><text:span text:style-name="T266">⩴</text:span><text:span text:style-name="T229">(p)</text:span></text:h>
              </text:list-item>
            </text:list>
          </table:table-cell>
        </table:table-row>
        <table:table-row table:style-name="Table12.1">
          <table:table-cell table:style-name="Table12.A1" table:number-columns-spanned="2" office:value-type="string">
            <text:h text:style-name="P96" text:outline-level="1"><text:span text:style-name="T238">(MACRO)<text:line-break/></text:span><text:span text:style-name="T180">FactTypeRule(P (P</text:span><text:span text:style-name="T239">1</text:span><text:span text:style-name="T180">.i</text:span><text:span text:style-name="T239">1</text:span><text:span text:style-name="T180"> </text:span><text:span text:style-name="T256">➤</text:span><text:span text:style-name="T257"> </text:span><text:span text:style-name="T180">[P</text:span><text:span text:style-name="T239">1</text:span><text:span text:style-name="T180">.l</text:span><text:span text:style-name="T239">1</text:span><text:span text:style-name="T180"> </text:span><text:span text:style-name="T258">⋈</text:span><text:span text:style-name="T180"> ?x]) ... (P</text:span><text:span text:style-name="T239">m</text:span><text:span text:style-name="T180">.i</text:span><text:span text:style-name="T239">m</text:span><text:span text:style-name="T180"> </text:span><text:span text:style-name="T256">➤</text:span><text:span text:style-name="T257"> </text:span><text:span text:style-name="T180">[P</text:span><text:span text:style-name="T239">m</text:span><text:span text:style-name="T180">.l</text:span><text:span text:style-name="T239">m</text:span><text:span text:style-name="T180"> </text:span><text:span text:style-name="T258">⋈</text:span><text:span text:style-name="T180"> ?x]) (?x))</text:span></text:h>
            <text:h text:style-name="P97" text:outline-level="1"><text:span text:style-name="T180">Frequency(P.1 ... P.m </text:span><text:span text:style-name="T270">F</text:span><text:span text:style-name="T180">)</text:span></text:h>
          </table:table-cell>
          <table:covered-table-cell/>
        </table:table-row>
      </table:table>
      <text:h text:style-name="P94" text:outline-level="1" loext:marker-style-name="T71"/>
      <text:h text:style-name="P75" text:outline-level="1" loext:marker-style-name="T70"/>
      <table:table table:name="Table13" table:style-name="Table13">
        <table:table-column table:style-name="Table13.A"/>
        <table:table-column table:style-name="Table13.B"/>
        <table:table-row table:style-name="Table13.1">
          <table:table-cell table:style-name="Table13.A1" office:value-type="string">
            <text:h text:style-name="P63" text:outline-level="1" loext:marker-style-name="T155"><text:span text:style-name="T229">Subtype((</text:span><text:span text:style-name="T219">T</text:span><text:span text:style-name="T271">1</text:span><text:span text:style-name="T219">, ... T</text:span><text:span text:style-name="T271">m</text:span><text:span text:style-name="T229">) </text:span><text:span text:style-name="T219">T</text:span><text:span text:style-name="T229">)</text:span></text:h>
          </table:table-cell>
          <table:table-cell table:style-name="Table13.A1" office:value-type="string">
            <text:h text:style-name="P98" text:outline-level="1" loext:marker-style-name="T155"/>
          </table:table-cell>
        </table:table-row>
        <table:table-row table:style-name="Table13.1">
          <table:table-cell table:style-name="Table13.A1" table:number-columns-spanned="2" office:value-type="string">
            <text:h text:style-name="P64" text:outline-level="1" loext:marker-style-name="T155"><text:bookmark-start text:name="_Hlk32588576"/><text:bookmark-start text:name="OLE_LINK234"/><draw:frame draw:style-name="fr2" draw:name="Object41" text:anchor-type="as-char" svg:y="-0.325cm" svg:width="6.255cm" svg:height="0.453cm" draw:z-index="32"><draw:object xlink:href="./Object 41" xlink:type="simple" xlink:show="embed" xlink:actuate="onLoad"/><draw:image xlink:href="./ObjectReplacements/Object 41" xlink:type="simple" xlink:show="embed" xlink:actuate="onLoad"/></draw:frame><text:bookmark-end text:name="_Hlk32588576"/><text:bookmark-end text:name="OLE_LINK234"/></text:h>
          </table:table-cell>
          <table:covered-table-cell/>
        </table:table-row>
      </table:table>
      <text:h text:style-name="P79" text:outline-level="1" loext:marker-style-name="T70"/>
      <text:h text:style-name="P75" text:outline-level="1" loext:marker-style-name="T70"/>
      <table:table table:name="Table14" table:style-name="Table14">
        <table:table-column table:style-name="Table14.A"/>
        <table:table-column table:style-name="Table14.B"/>
        <table:table-row table:style-name="Table14.1">
          <table:table-cell table:style-name="Table14.A1" office:value-type="string">
            <text:h text:style-name="P63" text:outline-level="1" loext:marker-style-name="T155"><text:span text:style-name="T229">ExclusiveSubtypes</text:span><text:bookmark-start text:name="OLE_LINK2"/><text:bookmark-start text:name="OLE_LINK3"/><text:span text:style-name="T229">((</text:span><text:span text:style-name="T219">T</text:span><text:span text:style-name="T271">1</text:span><text:span text:style-name="T219">, ... T</text:span><text:span text:style-name="T271">m</text:span><text:span text:style-name="T229">) </text:span><text:span text:style-name="T219">T</text:span><text:span text:style-name="T229">)</text:span><text:bookmark-end text:name="OLE_LINK2"/><text:bookmark-end text:name="OLE_LINK3"/></text:h>
          </table:table-cell>
          <table:table-cell table:style-name="Table14.A1" office:value-type="string">
            <text:h text:style-name="P98" text:outline-level="1" loext:marker-style-name="T155"/>
          </table:table-cell>
        </table:table-row>
        <table:table-row table:style-name="Table14.1">
          <table:table-cell table:style-name="Table14.A1" table:number-columns-spanned="2" office:value-type="string">
            <text:h text:style-name="P64" text:outline-level="1" loext:marker-style-name="T155"><text:bookmark-start text:name="OLE_LINK229"/><text:bookmark-start text:name="OLE_LINK233"/><draw:frame draw:style-name="fr2" draw:name="Object42" text:anchor-type="as-char" svg:y="-0.325cm" svg:width="14.305cm" svg:height="0.453cm" draw:z-index="33"><draw:object xlink:href="./Object 42" xlink:type="simple" xlink:show="embed" xlink:actuate="onLoad"/><draw:image xlink:href="./ObjectReplacements/Object 42" xlink:type="simple" xlink:show="embed" xlink:actuate="onLoad"/></draw:frame><text:bookmark-end text:name="OLE_LINK229"/><text:bookmark-end text:name="OLE_LINK233"/><text:bookmark text:name="_Hlk510893408"/></text:h>
          </table:table-cell>
          <table:covered-table-cell/>
        </table:table-row>
      </table:table>
      <text:h text:style-name="P79" text:outline-level="1" loext:marker-style-name="T70"/>
      <text:h text:style-name="P75" text:outline-level="1" loext:marker-style-name="T70"/>
      <table:table table:name="Table15" table:style-name="Table15">
        <table:table-column table:style-name="Table15.A"/>
        <table:table-column table:style-name="Table15.B"/>
        <table:table-row table:style-name="Table15.1">
          <table:table-cell table:style-name="Table15.A1" office:value-type="string">
            <text:h text:style-name="P63" text:outline-level="1" loext:marker-style-name="T155"><text:span text:style-name="T229">ExhaustiveSubtypes((</text:span><text:span text:style-name="T219">T</text:span><text:span text:style-name="T271">1</text:span><text:span text:style-name="T219">, … T</text:span><text:span text:style-name="T271">m</text:span><text:span text:style-name="T229">) </text:span><text:span text:style-name="T219">T</text:span><text:span text:style-name="T229">)</text:span></text:h>
          </table:table-cell>
          <table:table-cell table:style-name="Table15.A1" office:value-type="string">
            <text:h text:style-name="P98" text:outline-level="1" loext:marker-style-name="T155"/>
          </table:table-cell>
        </table:table-row>
        <table:table-row table:style-name="Table15.1">
          <table:table-cell table:style-name="Table15.A1" table:number-columns-spanned="2" office:value-type="string">
            <text:h text:style-name="P64" text:outline-level="1" loext:marker-style-name="T155"><text:bookmark-start text:name="OLE_LINK249"/><text:bookmark-start text:name="OLE_LINK258"/><draw:frame draw:style-name="fr2" draw:name="Object43" text:anchor-type="as-char" svg:y="-0.325cm" svg:width="11.411cm" svg:height="0.453cm" draw:z-index="46"><draw:object xlink:href="./Object 43" xlink:type="simple" xlink:show="embed" xlink:actuate="onLoad"/><draw:image xlink:href="./ObjectReplacements/Object 43" xlink:type="simple" xlink:show="embed" xlink:actuate="onLoad"/></draw:frame><text:bookmark-end text:name="OLE_LINK249"/><text:bookmark-end text:name="OLE_LINK258"/></text:h>
          </table:table-cell>
          <table:covered-table-cell/>
        </table:table-row>
      </table:table>
      <text:h text:style-name="P79" text:outline-level="1" loext:marker-style-name="T70"/>
      <text:h text:style-name="P75" text:outline-level="1" loext:marker-style-name="T70"><text:soft-page-break/></text:h>
      <text:h text:style-name="P75" text:outline-level="1" loext:marker-style-name="T70"/>
      <table:table table:name="Table16" table:style-name="Table16">
        <table:table-column table:style-name="Table16.A"/>
        <table:table-column table:style-name="Table16.B"/>
        <table:table-row table:style-name="Table16.1">
          <table:table-cell table:style-name="Table16.A1" office:value-type="string">
            <text:h text:style-name="P63" text:outline-level="1" loext:marker-style-name="T155"><text:bookmark-start text:name="OLE_LINK4"/><text:bookmark-start text:name="_Hlk26202051"/><text:bookmark-start text:name="OLE_LINK59"/><text:bookmark-start text:name="_Hlk512850820"/><text:span text:style-name="T229">Subset</text:span><text:bookmark-end text:name="OLE_LINK4"/><text:bookmark-end text:name="_Hlk512850820"/><text:span text:style-name="T229">((</text:span><text:bookmark-start text:name="_Hlk509678089"/><text:bookmark-start text:name="_Hlk510888461"/><text:span text:style-name="T229">P</text:span><text:bookmark-end text:name="_Hlk510888461"/><text:span text:style-name="T233">1</text:span><text:span text:style-name="T229">.i</text:span><text:span text:style-name="T233">1</text:span><text:span text:style-name="T229">, P</text:span><text:span text:style-name="T233">2</text:span><text:span text:style-name="T229">.h</text:span><text:span text:style-name="T233">1</text:span><text:bookmark-end text:name="_Hlk509678089"/><text:span text:style-name="T229">) ... (P</text:span><text:span text:style-name="T233">1</text:span><text:span text:style-name="T229">.i</text:span><text:span text:style-name="T233">m</text:span><text:span text:style-name="T229">, P</text:span><text:span text:style-name="T233">2</text:span><text:span text:style-name="T229">.h</text:span><text:span text:style-name="T233">m</text:span><text:span text:style-name="T229">))</text:span><text:bookmark-end text:name="_Hlk26202051"/><text:bookmark-end text:name="OLE_LINK59"/></text:h>
          </table:table-cell>
          <table:table-cell table:style-name="Table16.A1" office:value-type="string">
            <text:h text:style-name="P74" text:outline-level="1" loext:marker-style-name="T272"><text:span text:style-name="T229">P</text:span><text:span text:style-name="T233">1</text:span><text:span text:style-name="T235">≠</text:span><text:span text:style-name="T229">P</text:span><text:span text:style-name="T233">2 </text:span><text:span text:style-name="T223"><text:s/>and <text:s/>for</text:span><text:span text:style-name="T229"> j</text:span><text:span text:style-name="T235">≠</text:span><text:span text:style-name="T229">k </text:span><text:span text:style-name="T223">and</text:span><text:span text:style-name="T229"> j,k≤m</text:span><text:span text:style-name="T223"> </text:span><text:span text:style-name="T254">:</text:span></text:h>
            <text:h text:style-name="P74" text:outline-level="1" loext:marker-style-name="T253"><text:span text:style-name="T229"><text:s text:c="2"/>P</text:span><text:span text:style-name="T233">1</text:span><text:span text:style-name="T229">.i</text:span><text:span text:style-name="T233">j</text:span><text:span text:style-name="T244"> </text:span><text:span text:style-name="T235">≠</text:span><text:span text:style-name="T229"> P</text:span><text:span text:style-name="T233">1</text:span><text:span text:style-name="T229">.i</text:span><text:span text:style-name="T233">k </text:span><text:span text:style-name="T223">and</text:span><text:span text:style-name="T229"> P</text:span><text:span text:style-name="T233">2</text:span><text:span text:style-name="T229">.h</text:span><text:span text:style-name="T233">j</text:span><text:span text:style-name="T244"> </text:span><text:span text:style-name="T235">≠</text:span><text:span text:style-name="T229"> P</text:span><text:span text:style-name="T233">2</text:span><text:span text:style-name="T229">.h</text:span><text:span text:style-name="T233">k</text:span></text:h>
          </table:table-cell>
        </table:table-row>
        <table:table-row table:style-name="Table16.1">
          <table:table-cell table:style-name="Table16.A1" table:number-columns-spanned="2" office:value-type="string">
            <text:h text:style-name="P64" text:outline-level="1" loext:marker-style-name="T155"><text:bookmark-start text:name="OLE_LINK70"/><text:bookmark-start text:name="OLE_LINK103"/><text:bookmark-start text:name="OLE_LINK198"/><draw:frame draw:style-name="fr2" draw:name="Object44" text:anchor-type="as-char" svg:y="-0.316cm" svg:width="11.243cm" svg:height="0.482cm" draw:z-index="35"><draw:object xlink:href="./Object 44" xlink:type="simple" xlink:show="embed" xlink:actuate="onLoad"/><draw:image xlink:href="./ObjectReplacements/Object 44" xlink:type="simple" xlink:show="embed" xlink:actuate="onLoad"/></draw:frame><text:bookmark-end text:name="OLE_LINK70"/><text:bookmark-end text:name="OLE_LINK103"/><text:bookmark-end text:name="OLE_LINK198"/></text:h>
          </table:table-cell>
          <table:covered-table-cell/>
        </table:table-row>
      </table:table>
      <text:h text:style-name="P79" text:outline-level="1" loext:marker-style-name="T70"/>
      <text:h text:style-name="P62" text:outline-level="1" loext:marker-style-name="T70"/>
      <table:table table:name="Table17" table:style-name="Table17">
        <table:table-column table:style-name="Table17.A"/>
        <table:table-column table:style-name="Table17.B"/>
        <table:table-row table:style-name="Table17.1">
          <table:table-cell table:style-name="Table17.A1" office:value-type="string">
            <text:h text:style-name="P63" text:outline-level="1" loext:marker-style-name="T155"><text:bookmark-start text:name="_Hlk512850828"/><text:span text:style-name="T229">Exclusive</text:span><text:bookmark-end text:name="_Hlk512850828"/><text:span text:style-name="T229">((P</text:span><text:span text:style-name="T233">1</text:span><text:span text:style-name="T229">.i</text:span><text:span text:style-name="T233">1</text:span><text:span text:style-name="T229">, P</text:span><text:span text:style-name="T233">2</text:span><text:span text:style-name="T229">.h</text:span><text:span text:style-name="T233">1</text:span><text:span text:style-name="T229">) ... (P</text:span><text:span text:style-name="T233">1</text:span><text:span text:style-name="T229">.i</text:span><text:span text:style-name="T233">m</text:span><text:span text:style-name="T229">, P</text:span><text:span text:style-name="T233">2</text:span><text:span text:style-name="T229">.h</text:span><text:span text:style-name="T233">m</text:span><text:span text:style-name="T229">))</text:span></text:h>
          </table:table-cell>
          <table:table-cell table:style-name="Table17.A1" office:value-type="string">
            <text:h text:style-name="P74" text:outline-level="1" loext:marker-style-name="T272"><text:span text:style-name="T229">P</text:span><text:span text:style-name="T233">1</text:span><text:span text:style-name="T235">≠</text:span><text:span text:style-name="T229">P</text:span><text:span text:style-name="T233">2 </text:span><text:span text:style-name="T223"><text:s/>and <text:s/>for</text:span><text:span text:style-name="T229"> j≠k </text:span><text:bookmark-start text:name="_Hlk29307022"/><text:bookmark-start text:name="OLE_LINK48"/><text:span text:style-name="T223">and</text:span><text:span text:style-name="T229"> </text:span><text:bookmark-end text:name="_Hlk29307022"/><text:bookmark-end text:name="OLE_LINK48"/><text:span text:style-name="T229">j,k≤m</text:span><text:span text:style-name="T223"> </text:span><text:span text:style-name="T254">:</text:span></text:h>
            <text:h text:style-name="P74" text:outline-level="1" loext:marker-style-name="T253"><text:span text:style-name="T229"><text:s text:c="2"/>P</text:span><text:span text:style-name="T233">1</text:span><text:span text:style-name="T229">.i</text:span><text:span text:style-name="T233">j</text:span><text:span text:style-name="T244"> </text:span><text:span text:style-name="T235">≠</text:span><text:span text:style-name="T229"> P</text:span><text:span text:style-name="T233">1</text:span><text:span text:style-name="T229">.i</text:span><text:span text:style-name="T233">k </text:span><text:bookmark-start text:name="_Hlk29307035"/><text:bookmark-start text:name="OLE_LINK51"/><text:span text:style-name="T223">and</text:span><text:span text:style-name="T229"> </text:span><text:bookmark-end text:name="_Hlk29307035"/><text:bookmark-end text:name="OLE_LINK51"/><text:span text:style-name="T229">P</text:span><text:span text:style-name="T233">2</text:span><text:span text:style-name="T229">.h</text:span><text:span text:style-name="T233">j</text:span><text:span text:style-name="T244"> </text:span><text:span text:style-name="T235">≠</text:span><text:span text:style-name="T229"> P</text:span><text:span text:style-name="T233">2</text:span><text:span text:style-name="T229">.h</text:span><text:span text:style-name="T233">k</text:span></text:h>
          </table:table-cell>
        </table:table-row>
        <table:table-row table:style-name="Table17.1">
          <table:table-cell table:style-name="Table17.A1" table:number-columns-spanned="2" office:value-type="string">
            <text:h text:style-name="P64" text:outline-level="1" loext:marker-style-name="T155"><text:bookmark-start text:name="_Hlk35441438"/><draw:frame draw:style-name="fr2" draw:name="Object45" text:anchor-type="as-char" svg:y="-0.316cm" svg:width="11.234cm" svg:height="0.482cm" draw:z-index="36"><draw:object xlink:href="./Object 45" xlink:type="simple" xlink:show="embed" xlink:actuate="onLoad"/><draw:image xlink:href="./ObjectReplacements/Object 45" xlink:type="simple" xlink:show="embed" xlink:actuate="onLoad"/></draw:frame><text:bookmark-end text:name="_Hlk35441438"/></text:h>
          </table:table-cell>
          <table:covered-table-cell/>
        </table:table-row>
      </table:table>
      <text:h text:style-name="P79" text:outline-level="1" loext:marker-style-name="T70"/>
      <text:h text:style-name="P62" text:outline-level="1" loext:marker-style-name="T70"/>
      <table:table table:name="Table18" table:style-name="Table18">
        <table:table-column table:style-name="Table18.A"/>
        <table:table-column table:style-name="Table18.B"/>
        <table:table-row table:style-name="Table18.1">
          <table:table-cell table:style-name="Table18.A1" office:value-type="string">
            <text:h text:style-name="P84" text:outline-level="1" loext:marker-style-name="T155"><text:bookmark-start text:name="_Hlk512850835"/><text:span text:style-name="T229">Equal</text:span><text:bookmark-end text:name="_Hlk512850835"/><text:span text:style-name="T229">((P</text:span><text:span text:style-name="T233">1</text:span><text:span text:style-name="T229">.i</text:span><text:span text:style-name="T233">1</text:span><text:span text:style-name="T229">, P</text:span><text:span text:style-name="T233">2</text:span><text:span text:style-name="T229">.h</text:span><text:span text:style-name="T233">1</text:span><text:span text:style-name="T229">) ... (P</text:span><text:span text:style-name="T233">1</text:span><text:span text:style-name="T229">.i</text:span><text:span text:style-name="T233">m</text:span><text:span text:style-name="T229">, P</text:span><text:span text:style-name="T233">2</text:span><text:span text:style-name="T229">.h</text:span><text:span text:style-name="T233">m</text:span><text:span text:style-name="T229">))</text:span></text:h>
          </table:table-cell>
          <table:table-cell table:style-name="Table18.A1" office:value-type="string">
            <text:h text:style-name="P85" text:outline-level="1" loext:marker-style-name="T272"><text:span text:style-name="T229">P</text:span><text:span text:style-name="T233">1</text:span><text:span text:style-name="T235">≠</text:span><text:span text:style-name="T229">P</text:span><text:span text:style-name="T233">2 </text:span><text:span text:style-name="T223"><text:s/>and <text:s/>for </text:span><text:span text:style-name="T229">j</text:span><text:span text:style-name="T235">≠</text:span><text:span text:style-name="T229">k </text:span><text:span text:style-name="T223">and</text:span><text:span text:style-name="T229"> j,k≤m</text:span><text:span text:style-name="T223"> </text:span><text:span text:style-name="T254">:</text:span></text:h>
            <text:h text:style-name="P85" text:outline-level="1" loext:marker-style-name="T253"><text:span text:style-name="T229"><text:s text:c="2"/>P</text:span><text:span text:style-name="T233">1</text:span><text:span text:style-name="T229">.i</text:span><text:span text:style-name="T233">j</text:span><text:span text:style-name="T244"> </text:span><text:span text:style-name="T235">≠</text:span><text:span text:style-name="T229"> P</text:span><text:span text:style-name="T233">1</text:span><text:span text:style-name="T229">.i</text:span><text:span text:style-name="T233">k </text:span><text:span text:style-name="T223">and </text:span><text:span text:style-name="T229">P</text:span><text:span text:style-name="T233">2</text:span><text:span text:style-name="T229">.h</text:span><text:span text:style-name="T233">j</text:span><text:span text:style-name="T244"> </text:span><text:span text:style-name="T235">≠</text:span><text:span text:style-name="T229"> P</text:span><text:span text:style-name="T233">2</text:span><text:span text:style-name="T229">.h</text:span><text:span text:style-name="T233">k</text:span></text:h>
          </table:table-cell>
        </table:table-row>
        <table:table-row table:style-name="Table18.1">
          <table:table-cell table:style-name="Table18.A1" table:number-columns-spanned="2" office:value-type="string">
            <text:h text:style-name="P99" text:outline-level="1"><text:bookmark-start text:name="OLE_LINK126"/><text:bookmark-start text:name="OLE_LINK125"/>(MACRO)<text:bookmark-end text:name="OLE_LINK126"/><text:bookmark-end text:name="OLE_LINK125"/></text:h>
            <text:h text:style-name="P91" text:outline-level="1"><text:span text:style-name="T180">Subset((P</text:span><text:span text:style-name="T239">1</text:span><text:span text:style-name="T180">.i</text:span><text:span text:style-name="T239">1</text:span><text:span text:style-name="T180"> P</text:span><text:span text:style-name="T239">2</text:span><text:span text:style-name="T180">.h</text:span><text:span text:style-name="T239">1</text:span><text:span text:style-name="T180">) ... (</text:span><text:bookmark-start text:name="_Hlk26290372"/><text:bookmark-start text:name="OLE_LINK152"/><text:span text:style-name="T180">P</text:span><text:span text:style-name="T239">1</text:span><text:span text:style-name="T180">.i</text:span><text:span text:style-name="T239">m</text:span><text:bookmark-end text:name="_Hlk26290372"/><text:bookmark-end text:name="OLE_LINK152"/><text:span text:style-name="T180"> P</text:span><text:span text:style-name="T239">2</text:span><text:span text:style-name="T180">.h</text:span><text:span text:style-name="T239">m</text:span><text:span text:style-name="T180">))</text:span></text:h>
            <text:h text:style-name="P91" text:outline-level="1"><text:span text:style-name="T180">Subset((P</text:span><text:span text:style-name="T239">2</text:span><text:span text:style-name="T180">.h</text:span><text:span text:style-name="T239">1</text:span><text:span text:style-name="T180"> P</text:span><text:span text:style-name="T239">1</text:span><text:span text:style-name="T180">.i</text:span><text:span text:style-name="T239">1</text:span><text:span text:style-name="T180">) ... (P</text:span><text:span text:style-name="T239">2</text:span><text:span text:style-name="T180">.h</text:span><text:span text:style-name="T239">m</text:span><text:span text:style-name="T180"> P</text:span><text:span text:style-name="T239">1</text:span><text:span text:style-name="T180">.i</text:span><text:span text:style-name="T239">m</text:span><text:span text:style-name="T180">))</text:span></text:h>
          </table:table-cell>
          <table:covered-table-cell/>
        </table:table-row>
      </table:table>
      <text:h text:style-name="P100" text:outline-level="1" loext:marker-style-name="T70"/>
      <text:h text:style-name="P100" text:outline-level="1" loext:marker-style-name="T70"/>
      <table:table table:name="Table24" table:style-name="Table24">
        <table:table-column table:style-name="Table24.A"/>
        <table:table-column table:style-name="Table24.B"/>
        <table:table-row table:style-name="Table24.1">
          <table:table-cell table:style-name="Table24.A1" office:value-type="string">
            <text:h text:style-name="P101" text:outline-level="1" loext:marker-style-name="T155"><text:span text:style-name="T273">≶</text:span><text:span text:style-name="T229">(</text:span><text:bookmark-start text:name="_Hlk27214510"/><text:span text:style-name="T229">P.i</text:span><text:span text:style-name="T233">1</text:span><text:bookmark-end text:name="_Hlk27214510"/><text:span text:style-name="T229">, P.i</text:span><text:span text:style-name="T233">2</text:span><text:span text:style-name="T229">)</text:span></text:h>
          </table:table-cell>
          <table:table-cell table:style-name="Table24.A1" office:value-type="string">
            <text:h text:style-name="P101" text:outline-level="1" loext:marker-style-name="T247"><text:bookmark-start text:name="OLE_LINK167"/><text:bookmark-start text:name="OLE_LINK168"/><text:span text:style-name="T273">≶ ⩴ </text:span><text:span text:style-name="T274"></text:span><text:span text:style-name="T273"> | </text:span><text:span text:style-name="T274"></text:span><text:span text:style-name="T273"> | </text:span><text:span text:style-name="T274"></text:span><text:span text:style-name="T273"> | </text:span><text:span text:style-name="T274"></text:span><text:span text:style-name="T273"> | </text:span><text:span text:style-name="T274"></text:span><text:span text:style-name="T273"> | </text:span><text:bookmark-start text:name="_Hlk26796192"/><text:span text:style-name="T274"></text:span><text:bookmark-end text:name="OLE_LINK167"/><text:bookmark-end text:name="OLE_LINK168"/><text:bookmark-end text:name="_Hlk26796192"/></text:h>
            <text:h text:style-name="P101" text:outline-level="1" loext:marker-style-name="T272"><text:bookmark-start text:name="_Hlk27214523"/><text:span text:style-name="T249">and V</text:span><text:span text:style-name="T275">1</text:span><text:span text:style-name="T249"> is the value type associated to </text:span><text:span text:style-name="T229">P.i</text:span><text:span text:style-name="T233">1</text:span><text:bookmark-end text:name="_Hlk27214523"/></text:h>
            <text:h text:style-name="P101" text:outline-level="1" loext:marker-style-name="T276"><text:span text:style-name="T249">and V</text:span><text:span text:style-name="T275">2</text:span><text:span text:style-name="T249"> is the value type associated to </text:span><text:span text:style-name="T229">P.i</text:span><text:span text:style-name="T233">2</text:span></text:h>
          </table:table-cell>
        </table:table-row>
        <table:table-row table:style-name="Table24.1">
          <table:table-cell table:style-name="Table24.A1" table:number-columns-spanned="2" office:value-type="string">
            <text:h text:style-name="P102" text:outline-level="1" loext:marker-style-name="T155"><text:bookmark-start text:name="OLE_LINK207"/><text:bookmark-start text:name="OLE_LINK213"/><draw:frame draw:style-name="fr2" draw:name="Object58" text:anchor-type="as-char" svg:y="-0.325cm" svg:width="6.193cm" svg:height="0.485cm" draw:z-index="47"><draw:object xlink:href="./Object 52" xlink:type="simple" xlink:show="embed" xlink:actuate="onLoad"/><draw:image xlink:href="./ObjectReplacements/Object 52" xlink:type="simple" xlink:show="embed" xlink:actuate="onLoad"/><svg:desc>formula</svg:desc></draw:frame><text:bookmark-end text:name="OLE_LINK207"/><text:bookmark-end text:name="OLE_LINK213"/></text:h>
          </table:table-cell>
          <table:covered-table-cell/>
        </table:table-row>
      </table:table>
      <text:h text:style-name="P103" text:outline-level="1" loext:marker-style-name="T70"/>
      <text:h text:style-name="P79" text:outline-level="1" loext:marker-style-name="T70"/>
      <table:table table:name="Table21" table:style-name="Table21">
        <table:table-column table:style-name="Table21.A"/>
        <table:table-column table:style-name="Table21.B"/>
        <table:table-row table:style-name="Table21.1">
          <table:table-cell table:style-name="Table21.A1" office:value-type="string">
            <text:h text:style-name="P63" text:outline-level="1" loext:marker-style-name="T155"><text:span text:style-name="T229">Objectifies(T, P)</text:span><text:span text:style-name="T277"/></text:h>
          </table:table-cell>
          <table:table-cell table:style-name="Table21.A1" office:value-type="string">
            <text:h text:style-name="P63" text:outline-level="1" loext:marker-style-name="T278"><text:span text:style-name="T223">for</text:span><text:span text:style-name="T229"> j ≤ </text:span><draw:frame draw:style-name="fr2" draw:name="Object48" text:anchor-type="as-char" svg:y="-0.325cm" svg:width="0.781cm" svg:height="0.427cm" draw:z-index="48"><draw:object xlink:href="./Object 48" xlink:type="simple" xlink:show="embed" xlink:actuate="onLoad"/><draw:image xlink:href="./ObjectReplacements/Object 48" xlink:type="simple" xlink:show="embed" xlink:actuate="onLoad"/></draw:frame><text:span text:style-name="T223"><text:s/></text:span><text:span text:style-name="T254">:</text:span></text:h>
            <text:h text:style-name="P63" text:outline-level="1" loext:marker-style-name="T155"><text:span text:style-name="T254"><text:s text:c="2"/></text:span><draw:frame draw:style-name="fr2" draw:name="Object49" text:anchor-type="as-char" svg:y="-0.316cm" svg:width="0.312cm" svg:height="0.445cm" draw:z-index="49"><draw:object xlink:href="./Object 49" xlink:type="simple" xlink:show="embed" xlink:actuate="onLoad"/><draw:image xlink:href="./ObjectReplacements/Object 49" xlink:type="simple" xlink:show="embed" xlink:actuate="onLoad"/></draw:frame><text:span text:style-name="T249"><text:s/>fresh binary predicate names</text:span></text:h>
          </table:table-cell>
        </table:table-row>
        <table:table-row table:style-name="Table21.1">
          <table:table-cell table:style-name="Table21.A1" table:number-columns-spanned="2" office:value-type="string">
            <text:h text:style-name="P64" text:outline-level="1" loext:marker-style-name="T279"><draw:frame draw:style-name="fr2" draw:name="Object50" text:anchor-type="as-char" svg:y="-0.325cm" svg:width="6.292cm" svg:height="0.476cm" draw:z-index="50"><draw:object xlink:href="./Object 50" xlink:type="simple" xlink:show="embed" xlink:actuate="onLoad"/><draw:image xlink:href="./ObjectReplacements/Object 50" xlink:type="simple" xlink:show="embed" xlink:actuate="onLoad"/></draw:frame></text:h>
            <text:h text:style-name="P64" text:outline-level="1" loext:marker-style-name="T155"><draw:frame draw:style-name="fr2" draw:name="Object51" text:anchor-type="as-char" svg:y="-0.325cm" svg:width="8.595cm" svg:height="0.476cm" draw:z-index="51"><draw:object xlink:href="./Object 51" xlink:type="simple" xlink:show="embed" xlink:actuate="onLoad"/><draw:image xlink:href="./ObjectReplacements/Object 51" xlink:type="simple" xlink:show="embed" xlink:actuate="onLoad"/></draw:frame></text:h>
          </table:table-cell>
          <table:covered-table-cell/>
        </table:table-row>
      </table:table>
      <text:h text:style-name="P104" text:outline-level="1" loext:marker-style-name="T70"/>
      <text:h text:style-name="P104" text:outline-level="1" loext:marker-style-name="T70"/>
      <table:table table:name="Table32" table:style-name="Table32">
        <table:table-column table:style-name="Table32.A"/>
        <table:table-column table:style-name="Table32.B"/>
        <table:table-row table:style-name="Table32.1">
          <table:table-cell table:style-name="Table32.A1" office:value-type="string">
            <text:h text:style-name="P105" text:outline-level="1" loext:marker-style-name="T155"><text:span text:style-name="T280">LinkFactType</text:span><text:span text:style-name="T229">(</text:span><text:span text:style-name="T280">P</text:span><text:span text:style-name="T281">lf</text:span><text:span text:style-name="T282">, </text:span><text:span text:style-name="T229">P.</text:span><text:span text:style-name="T280">i</text:span><text:span text:style-name="T229">)</text:span></text:h>
          </table:table-cell>
          <table:table-cell table:style-name="Table32.A1" office:value-type="string">
            <text:h text:style-name="P106" text:outline-level="1"><text:span text:style-name="T283">f</text:span><text:span text:style-name="T284">or </text:span><text:span text:style-name="T285">FactType(</text:span><text:span text:style-name="T286">P</text:span><text:span text:style-name="T285"> (</text:span><text:bookmark-start text:name="_Hlk511201255 Copy 1"/><text:bookmark-start text:name="_Hlk26281043 Copy 1"/><text:bookmark-start text:name="OLE_LINK132 Copy 1"/><text:span text:style-name="T287"><draw:frame draw:style-name="fr2" draw:name="Object80" text:anchor-type="as-char" svg:y="-0.316cm" svg:width="1.58cm" svg:height="0.467cm" draw:z-index="52"><draw:object xlink:href="./Object 80" xlink:type="simple" xlink:show="embed" xlink:actuate="onLoad"/><draw:image xlink:href="./ObjectReplacements/Object 80" xlink:type="simple" xlink:show="embed" xlink:actuate="onLoad"/><svg:desc>formula</svg:desc></draw:frame></text:span><text:bookmark-end text:name="_Hlk511201255 Copy 1"/><text:bookmark-end text:name="_Hlk26281043 Copy 1"/><text:bookmark-end text:name="OLE_LINK132 Copy 1"/><text:span text:style-name="T285">)); </text:span><text:span text:style-name="T285"><draw:frame draw:style-name="fr2" draw:name="Object52" text:anchor-type="as-char" svg:y="-0.325cm" svg:width="1.404cm" svg:height="0.453cm" draw:z-index="58"><draw:object xlink:href="./Object 53" xlink:type="simple" xlink:show="embed" xlink:actuate="onLoad"/><draw:image xlink:href="./ObjectReplacements/Object 53" xlink:type="simple" xlink:show="embed" xlink:actuate="onLoad"/><svg:desc>formula</svg:desc></draw:frame></text:span><text:span text:style-name="T285">;</text:span></text:h>
            <text:h text:style-name="P107" text:outline-level="1" loext:marker-style-name="T278"><text:span text:style-name="T288">and </text:span><text:span text:style-name="T289">Objectifies(T, P)</text:span></text:h>
          </table:table-cell>
        </table:table-row>
        <table:table-row table:style-name="Table32.1">
          <table:table-cell table:style-name="Table32.A1" table:number-columns-spanned="2" office:value-type="string">
            <text:h text:style-name="P108" text:outline-level="1">(MACRO)</text:h>
            <text:h text:style-name="P109" text:outline-level="1"><text:span text:style-name="T290">FactType(P</text:span><text:span text:style-name="T291">lf</text:span><text:span text:style-name="T292">, (T, T</text:span><text:span text:style-name="T293">i</text:span><text:span text:style-name="T292">))</text:span></text:h>
            <text:h text:style-name="P110" text:outline-level="1"><text:span text:style-name="T292">E</text:span><text:span text:style-name="T294">qual((P</text:span><text:span text:style-name="T295">lf</text:span><text:span text:style-name="T294">.2, P.i)</text:span><text:span text:style-name="T296">)</text:span></text:h>
            <text:h text:style-name="P111" text:outline-level="1"><text:span text:style-name="T294">U</text:span><text:span text:style-name="T297">nique(P</text:span><text:span text:style-name="T298">lf</text:span><text:span text:style-name="T297">.</text:span><text:span text:style-name="T299">1</text:span><text:span text:style-name="T297">)</text:span></text:h>
          </table:table-cell>
          <table:covered-table-cell/>
        </table:table-row>
      </table:table>
      <text:h text:style-name="P104" text:outline-level="1" loext:marker-style-name="T70"/>
      <text:h text:style-name="P75" text:outline-level="1" loext:marker-style-name="T70"/>
      <table:table table:name="Table22" table:style-name="Table22">
        <table:table-column table:style-name="Table22.A"/>
        <table:table-column table:style-name="Table22.B"/>
        <table:table-row table:style-name="Table22.1">
          <table:table-cell table:style-name="Table22.A1" office:value-type="string">
            <text:h text:style-name="P63" text:outline-level="1" loext:marker-style-name="T155"><text:span text:style-name="T229">ValuesOf(</text:span><text:span text:style-name="T219">V (</text:span><text:span text:style-name="T229">R</text:span><text:bookmark-start text:name="OLE_LINK105"/><text:bookmark-start text:name="OLE_LINK106"/><text:span text:style-name="T233">1 </text:span><text:bookmark-end text:name="OLE_LINK105"/><text:bookmark-end text:name="OLE_LINK106"/><text:span text:style-name="T233">...</text:span><text:span text:style-name="T229"> R</text:span><text:bookmark-start text:name="_Hlk26794001"/><text:span text:style-name="T233">m</text:span><text:bookmark-end text:name="_Hlk26794001"/><text:span text:style-name="T219">)</text:span><text:span text:style-name="T229">)</text:span></text:h>
          </table:table-cell>
          <table:table-cell table:style-name="Table22.A1" office:value-type="string">
            <text:list xml:id="list120806103031375" text:continue-list="list2815310023" text:style-name="WWNum12">
              <text:list-item text:start-value="1">
                <text:h text:style-name="P112" text:outline-level="1" text:restart-numbering="true" text:start-value="1" loext:marker-style-name="T247"><text:span text:style-name="T263">R</text:span><text:bookmark-start text:name="_Hlk32334069_Copy_1"/><text:span text:style-name="T249"> </text:span><text:span text:style-name="T266">⩴</text:span><text:span text:style-name="T229">(</text:span><text:span text:style-name="T300">d</text:span><text:span text:style-name="T229">..)</text:span><text:bookmark-end text:name="_Hlk32334069_Copy_1"/></text:h>
              </text:list-item>
              <text:list-item text:style-override="WWNum3">
                <text:h text:style-name="P113" text:outline-level="1" loext:marker-style-name="T247"><text:span text:style-name="T263">R</text:span><text:span text:style-name="T249"> </text:span><text:span text:style-name="T266">⩴</text:span><text:span text:style-name="T229">(..</text:span><text:span text:style-name="T301">e</text:span><text:span text:style-name="T229">)</text:span></text:h>
              </text:list-item>
              <text:list-item text:style-override="WWNum3">
                <text:h text:style-name="P92" text:outline-level="1" loext:marker-style-name="T247"><text:span text:style-name="T263">R</text:span><text:span text:style-name="T249"> </text:span><text:span text:style-name="T266">⩴</text:span><text:span text:style-name="T229">(</text:span><text:span text:style-name="T301">d</text:span><text:span text:style-name="T229">..</text:span><text:span text:style-name="T301">e</text:span><text:span text:style-name="T229">)</text:span></text:h>
              </text:list-item>
              <text:list-item text:style-override="WWNum3">
                <text:h text:style-name="P92" text:outline-level="1" loext:marker-style-name="T247"><text:span text:style-name="T263">R</text:span><text:span text:style-name="T249"> </text:span><text:span text:style-name="T266">⩴</text:span><text:span text:style-name="T229">(</text:span><text:span text:style-name="T301">d</text:span><text:span text:style-name="T229">)</text:span></text:h>
              </text:list-item>
            </text:list>
          </table:table-cell>
        </table:table-row>
        <table:table-row table:style-name="Table22.2">
          <table:table-cell table:style-name="Table22.A1" table:number-columns-spanned="2" office:value-type="string">
            <text:list xml:id="list120804586546530" text:continue-list="list120806103031375" text:style-name="WWNum3">
              <text:list-item text:start-value="1">
                <text:h text:style-name="P114" text:outline-level="1" text:restart-numbering="true" text:start-value="-1"><draw:frame draw:style-name="fr2" draw:name="Object102" text:anchor-type="as-char" svg:y="-0.316cm" svg:width="3.18cm" svg:height="0.445cm" draw:z-index="68"><draw:object xlink:href="./Object 102" xlink:type="simple" xlink:show="embed" xlink:actuate="onLoad"/><draw:image xlink:href="./ObjectReplacements/Object 102" xlink:type="simple" xlink:show="embed" xlink:actuate="onLoad"/><svg:desc>formula</svg:desc></draw:frame></text:h>
              </text:list-item>
              <text:list-item>
                <text:h text:style-name="P115" text:outline-level="1"><draw:frame draw:style-name="fr2" draw:name="Object103" text:anchor-type="as-char" svg:y="-0.316cm" svg:width="3.152cm" svg:height="0.445cm" draw:z-index="75"><draw:object xlink:href="./Object 103" xlink:type="simple" xlink:show="embed" xlink:actuate="onLoad"/><draw:image xlink:href="./ObjectReplacements/Object 103" xlink:type="simple" xlink:show="embed" xlink:actuate="onLoad"/><svg:desc>formula</svg:desc></draw:frame></text:h>
              </text:list-item>
              <text:list-item>
                <text:h text:style-name="P115" text:outline-level="1"><draw:frame draw:style-name="fr2" draw:name="Object104" text:anchor-type="as-char" svg:y="-0.316cm" svg:width="4.316cm" svg:height="0.445cm" draw:z-index="76"><draw:object xlink:href="./Object 104" xlink:type="simple" xlink:show="embed" xlink:actuate="onLoad"/><draw:image xlink:href="./ObjectReplacements/Object 104" xlink:type="simple" xlink:show="embed" xlink:actuate="onLoad"/><svg:desc>formula</svg:desc></draw:frame></text:h>
              </text:list-item>
              <text:list-item>
                <text:h text:style-name="P115" text:outline-level="1"><draw:frame draw:style-name="fr2" draw:name="Object101" text:anchor-type="as-char" svg:y="-0.316cm" svg:width="3.203cm" svg:height="0.445cm" draw:z-index="77"><draw:object xlink:href="./Object 101" xlink:type="simple" xlink:show="embed" xlink:actuate="onLoad"/><draw:image xlink:href="./ObjectReplacements/Object 101" xlink:type="simple" xlink:show="embed" xlink:actuate="onLoad"/><svg:desc>formula</svg:desc></draw:frame></text:h>
              </text:list-item>
            </text:list>
            <text:h text:style-name="P116" text:outline-level="1"><draw:frame draw:style-name="fr2" draw:name="Object56" text:anchor-type="as-char" svg:y="-0.325cm" svg:width="7.211cm" svg:height="0.453cm" draw:z-index="78"><draw:object xlink:href="./Object 56" xlink:type="simple" xlink:show="embed" xlink:actuate="onLoad"/><draw:image xlink:href="./ObjectReplacements/Object 56" xlink:type="simple" xlink:show="embed" xlink:actuate="onLoad"/></draw:frame></text:h>
          </table:table-cell>
          <table:covered-table-cell/>
        </table:table-row>
      </table:table>
      <text:h text:style-name="P79" text:outline-level="1" loext:marker-style-name="T70"/>
      <text:h text:style-name="P75" text:outline-level="1" loext:marker-style-name="T70"/>
      <table:table table:name="Table23" table:style-name="Table23">
        <table:table-column table:style-name="Table23.A"/>
        <table:table-column table:style-name="Table23.B"/>
        <text:soft-page-break/>
        <table:table-row table:style-name="Table23.1">
          <table:table-cell table:style-name="Table23.A1" office:value-type="string">
            <text:h text:style-name="P117" text:outline-level="1"><text:span text:style-name="T229">ValuesOf(</text:span><text:span text:style-name="T219">P.i </text:span><text:span text:style-name="T302">(</text:span><text:span text:style-name="T303">R</text:span><text:bookmark-start text:name="OLE_LINK105 Copy 2"/><text:bookmark-start text:name="OLE_LINK106 Copy 2"/><text:span text:style-name="T304">1</text:span><text:bookmark-end text:name="OLE_LINK105 Copy 2"/><text:bookmark-end text:name="OLE_LINK106 Copy 2"/><text:span text:style-name="T303"> ... R</text:span><text:bookmark-start text:name="_Hlk26794001 Copy 2"/><text:span text:style-name="T304">m</text:span><text:bookmark-end text:name="_Hlk26794001 Copy 2"/><text:span text:style-name="T219">)</text:span><text:span text:style-name="T229">)</text:span></text:h>
          </table:table-cell>
          <table:table-cell table:style-name="Table23.A1" office:value-type="string">
            <text:list text:continue-list="list120804586546530" text:style-name="WWNum12">
              <text:list-item text:start-value="1">
                <text:h text:style-name="P118" text:outline-level="1" text:restart-numbering="true" text:start-value="1"><text:span text:style-name="T263">R</text:span><text:bookmark-start text:name="_Hlk32334069_Copy_1 Copy 2"/><text:span text:style-name="T249"> </text:span><text:span text:style-name="T266">⩴</text:span><text:span text:style-name="T229">(</text:span><text:span text:style-name="T300">d</text:span><text:span text:style-name="T229">..)</text:span><text:bookmark-end text:name="_Hlk32334069_Copy_1 Copy 2"/></text:h>
              </text:list-item>
              <text:list-item>
                <text:h text:style-name="P118" text:outline-level="1"><text:span text:style-name="T263">R</text:span><text:span text:style-name="T249"> </text:span><text:span text:style-name="T266">⩴</text:span><text:span text:style-name="T229">(..</text:span><text:span text:style-name="T301">e</text:span><text:span text:style-name="T229">)</text:span></text:h>
              </text:list-item>
              <text:list-item>
                <text:h text:style-name="P118" text:outline-level="1"><text:span text:style-name="T263">R</text:span><text:span text:style-name="T249"> </text:span><text:span text:style-name="T266">⩴</text:span><text:span text:style-name="T229">(</text:span><text:span text:style-name="T301">d</text:span><text:span text:style-name="T229">..</text:span><text:span text:style-name="T301">e</text:span><text:span text:style-name="T229">)</text:span></text:h>
              </text:list-item>
              <text:list-item>
                <text:h text:style-name="P119" text:outline-level="1"><text:span text:style-name="T305">R</text:span><text:span text:style-name="T306"> </text:span><text:span text:style-name="T307">⩴</text:span><text:span text:style-name="T308">(</text:span><text:span text:style-name="T309">d</text:span><text:span text:style-name="T308">)</text:span></text:h>
              </text:list-item>
            </text:list>
          </table:table-cell>
        </table:table-row>
        <table:table-row table:style-name="Table23.1">
          <table:table-cell table:style-name="Table23.A1" table:number-columns-spanned="2" office:value-type="string">
            <text:list text:style-name="WWNum9">
              <text:list-item>
                <text:h text:style-name="P120" text:outline-level="1" text:restart-numbering="true" text:start-value="-1"><draw:frame draw:style-name="fr2" draw:name="Object24" text:anchor-type="as-char" svg:y="-0.316cm" svg:width="3.18cm" svg:height="0.445cm" draw:z-index="79"><draw:object xlink:href="./Object 24" xlink:type="simple" xlink:show="embed" xlink:actuate="onLoad"/><draw:image xlink:href="./ObjectReplacements/Object 24" xlink:type="simple" xlink:show="embed" xlink:actuate="onLoad"/><svg:desc>formula</svg:desc></draw:frame></text:h>
              </text:list-item>
              <text:list-item>
                <text:h text:style-name="P121" text:outline-level="1"><draw:frame draw:style-name="fr2" draw:name="Object25" text:anchor-type="as-char" svg:y="-0.316cm" svg:width="3.152cm" svg:height="0.445cm" draw:z-index="80"><draw:object xlink:href="./Object 25" xlink:type="simple" xlink:show="embed" xlink:actuate="onLoad"/><draw:image xlink:href="./ObjectReplacements/Object 25" xlink:type="simple" xlink:show="embed" xlink:actuate="onLoad"/><svg:desc>formula</svg:desc></draw:frame></text:h>
              </text:list-item>
              <text:list-item>
                <text:h text:style-name="P121" text:outline-level="1"><draw:frame draw:style-name="fr2" draw:name="Object26" text:anchor-type="as-char" svg:y="-0.316cm" svg:width="4.316cm" svg:height="0.445cm" draw:z-index="81"><draw:object xlink:href="./Object 26" xlink:type="simple" xlink:show="embed" xlink:actuate="onLoad"/><draw:image xlink:href="./ObjectReplacements/Object 26" xlink:type="simple" xlink:show="embed" xlink:actuate="onLoad"/><svg:desc>formula</svg:desc></draw:frame></text:h>
              </text:list-item>
              <text:list-item>
                <text:h text:style-name="P121" text:outline-level="1"><draw:frame draw:style-name="fr2" draw:name="Object23" text:anchor-type="as-char" svg:y="-0.316cm" svg:width="3.203cm" svg:height="0.445cm" draw:z-index="82"><draw:object xlink:href="./Object 23" xlink:type="simple" xlink:show="embed" xlink:actuate="onLoad"/><draw:image xlink:href="./ObjectReplacements/Object 23" xlink:type="simple" xlink:show="embed" xlink:actuate="onLoad"/><svg:desc>formula</svg:desc></draw:frame></text:h>
              </text:list-item>
            </text:list>
            <text:p text:style-name="P122"/>
            <text:h text:style-name="P64" text:outline-level="1"><draw:frame draw:style-name="fr2" draw:name="Object57" text:anchor-type="as-char" svg:y="-0.325cm" svg:width="9.225cm" svg:height="0.476cm" draw:z-index="83"><draw:object xlink:href="./Object 57" xlink:type="simple" xlink:show="embed" xlink:actuate="onLoad"/><draw:image xlink:href="./ObjectReplacements/Object 57" xlink:type="simple" xlink:show="embed" xlink:actuate="onLoad"/></draw:frame></text:h>
          </table:table-cell>
          <table:covered-table-cell/>
        </table:table-row>
      </table:table>
      <text:h text:style-name="P79" text:outline-level="1" loext:marker-style-name="T70"/>
      <text:h text:style-name="P75" text:outline-level="1" loext:marker-style-name="T70"/>
      <table:table table:name="Table19" table:style-name="Table19">
        <table:table-column table:style-name="Table19.A"/>
        <table:table-column table:style-name="Table19.B"/>
        <table:table-row table:style-name="Table19.1">
          <table:table-cell table:style-name="Table19.A1" office:value-type="string">
            <text:h text:style-name="P101" text:outline-level="1" loext:marker-style-name="T155"><text:span text:style-name="T229">TypeCardinality(</text:span><text:span text:style-name="T219">T (p .. q)</text:span><text:span text:style-name="T229">)</text:span></text:h>
          </table:table-cell>
          <table:table-cell table:style-name="Table19.A1" office:value-type="string">
            <text:h text:style-name="P101" text:outline-level="1" loext:marker-style-name="T155"><text:span text:style-name="T229">p,q ≥ 0</text:span><text:span text:style-name="T223"> <text:s/>and</text:span><text:span text:style-name="T229"> q</text:span><text:span text:style-name="T223"> <text:s/>possibly <text:s/>∞</text:span><text:bookmark text:name="_Hlk29892942"/><text:span text:style-name="T223"> </text:span><text:span text:style-name="T310">(</text:span><text:span text:style-name="T223">or omitted</text:span><text:span text:style-name="T310">)</text:span></text:h>
          </table:table-cell>
        </table:table-row>
        <table:table-row table:style-name="Table19.1">
          <table:table-cell table:style-name="Table19.A1" table:number-columns-spanned="2" office:value-type="string">
            <text:h text:style-name="P102" text:outline-level="1" loext:marker-style-name="T155"><text:bookmark-start text:name="_Hlk32597182"/><text:bookmark-start text:name="OLE_LINK260"/><draw:frame draw:style-name="fr2" draw:name="Object46" text:anchor-type="as-char" svg:y="-0.367cm" svg:width="1.397cm" svg:height="0.445cm" draw:z-index="84"><draw:object xlink:href="./Object 46" xlink:type="simple" xlink:show="embed" xlink:actuate="onLoad"/><draw:image xlink:href="./ObjectReplacements/Object 46" xlink:type="simple" xlink:show="embed" xlink:actuate="onLoad"/><svg:desc>formula</svg:desc></draw:frame><text:bookmark-end text:name="_Hlk32597182"/><text:bookmark-end text:name="OLE_LINK260"/></text:h>
          </table:table-cell>
          <table:covered-table-cell/>
        </table:table-row>
      </table:table>
      <text:h text:style-name="P103" text:outline-level="1" loext:marker-style-name="T70"/>
      <text:h text:style-name="P100" text:outline-level="1" loext:marker-style-name="T70"/>
      <table:table table:name="Table20" table:style-name="Table20">
        <table:table-column table:style-name="Table20.A"/>
        <table:table-column table:style-name="Table20.B"/>
        <table:table-row table:style-name="Table20.1">
          <table:table-cell table:style-name="Table20.A1" office:value-type="string">
            <text:h text:style-name="P101" text:outline-level="1" loext:marker-style-name="T155"><text:span text:style-name="T229">RoleCardinality(</text:span><text:span text:style-name="T219">P.i (p .. q)</text:span><text:bookmark-start text:name="_Hlk512849083"/><text:span text:style-name="T229">)</text:span><text:bookmark-end text:name="_Hlk512849083"/></text:h>
          </table:table-cell>
          <table:table-cell table:style-name="Table20.A1" office:value-type="string">
            <text:h text:style-name="P101" text:outline-level="1" loext:marker-style-name="T155"><text:span text:style-name="T229">p,q ≥ 0</text:span><text:span text:style-name="T223"> <text:s/>and</text:span><text:span text:style-name="T229"> q</text:span><text:span text:style-name="T223"> <text:s/>possibly <text:s/>∞ </text:span><text:span text:style-name="T310">(</text:span><text:span text:style-name="T223">or omitted</text:span><text:span text:style-name="T310">)</text:span></text:h>
          </table:table-cell>
        </table:table-row>
        <table:table-row table:style-name="Table20.1">
          <table:table-cell table:style-name="Table20.A1" table:number-columns-spanned="2" office:value-type="string">
            <text:h text:style-name="P102" text:outline-level="1" loext:marker-style-name="T155"><text:bookmark-start text:name="_Hlk32597249"/><text:bookmark-start text:name="OLE_LINK261"/><draw:frame draw:style-name="fr2" draw:name="Object47" text:anchor-type="as-char" svg:y="-0.367cm" svg:width="5.565cm" svg:height="0.519cm" draw:z-index="85"><draw:object xlink:href="./Object 47" xlink:type="simple" xlink:show="embed" xlink:actuate="onLoad"/><draw:image xlink:href="./ObjectReplacements/Object 47" xlink:type="simple" xlink:show="embed" xlink:actuate="onLoad"/><svg:desc>formula</svg:desc></draw:frame><text:bookmark-end text:name="_Hlk32597249"/><text:bookmark-end text:name="OLE_LINK261"/></text:h>
          </table:table-cell>
          <table:covered-table-cell/>
        </table:table-row>
      </table:table>
      <text:h text:style-name="P103" text:outline-level="1" loext:marker-style-name="T70"/>
      <text:h text:style-name="P103" text:outline-level="1" loext:marker-style-name="T70"/>
      <table:table table:name="Table25" table:style-name="Table25">
        <table:table-column table:style-name="Table25.A"/>
        <table:table-column table:style-name="Table25.B"/>
        <table:table-row table:style-name="Table25.1">
          <table:table-cell table:style-name="Table25.A1" office:value-type="string">
            <text:h text:style-name="P84" text:outline-level="1" loext:marker-style-name="T155"><text:span text:style-name="T311">RingConstraint</text:span><text:span text:style-name="T229">(</text:span><text:bookmark-start text:name="_Hlk29306877"/><text:bookmark-start text:name="OLE_LINK43"/><text:span text:style-name="T229">P</text:span><text:bookmark-end text:name="_Hlk29306877"/><text:bookmark-end text:name="OLE_LINK43"/><text:span text:style-name="T229">.i, P.j)</text:span></text:h>
          </table:table-cell>
          <table:table-cell table:style-name="Table25.A1" office:value-type="string">
            <text:h text:style-name="P85" text:outline-level="1" loext:marker-style-name="T155"><text:span text:style-name="T229">i</text:span><text:span text:style-name="T235">≠</text:span><text:span text:style-name="T229">j</text:span><text:span text:style-name="T223"> </text:span><text:span text:style-name="T237"><text:s/></text:span><text:bookmark-start text:name="_Hlk29485657"/><text:bookmark-start text:name="OLE_LINK111"/><text:span text:style-name="T223">and </text:span><text:span text:style-name="T229">P</text:span><text:span text:style-name="T233">b</text:span><text:span text:style-name="T223"> fresh predicate name</text:span><text:span text:style-name="T249"> </text:span><text:span text:style-name="T223">with </text:span><draw:frame draw:style-name="fr2" draw:name="Object59" text:anchor-type="as-char" svg:y="-0.325cm" svg:width="1.371cm" svg:height="0.453cm" draw:z-index="37"><draw:object xlink:href="./Object 59" xlink:type="simple" xlink:show="embed" xlink:actuate="onLoad"/><draw:image xlink:href="./ObjectReplacements/Object 59" xlink:type="simple" xlink:show="embed" xlink:actuate="onLoad"/></draw:frame><text:bookmark-end text:name="_Hlk29485657"/><text:bookmark-end text:name="OLE_LINK111"/><text:bookmark text:name="OLE_LINK34"/><text:bookmark text:name="OLE_LINK138"/></text:h>
          </table:table-cell>
        </table:table-row>
        <table:table-row table:style-name="Table25.1">
          <table:table-cell table:style-name="Table25.A1" table:number-columns-spanned="2" office:value-type="string">
            <text:p text:style-name="P123" loext:marker-style-name="T312"><text:span text:style-name="T313">(MACRO)<text:line-break/></text:span><text:span text:style-name="T314">JoinPath(P</text:span><text:span text:style-name="T315">b</text:span><text:span text:style-name="T314"> (P.i</text:span><text:span text:style-name="T315"> </text:span><text:span text:style-name="T314">P</text:span><text:span text:style-name="T315">1</text:span><text:span text:style-name="T314">.j))</text:span></text:p>
            <text:p text:style-name="P124" loext:marker-style-name="T316"/>
            <text:list text:style-name="WWNum1">
              <text:list-item>
                <text:p text:style-name="P125" loext:marker-style-name="T316"><text:span text:style-name="T229">LocallyReflexive</text:span><text:span text:style-name="T317"/></text:p>
                <text:list>
                  <text:list-header>
                    <text:p text:style-name="P125" loext:marker-style-name="T318"><text:bookmark-start text:name="_Hlk511749523"/><text:bookmark-start text:name="OLE_LINK281"/><draw:frame draw:style-name="fr2" draw:name="Object60" text:anchor-type="as-char" svg:y="-0.316cm" svg:width="3.616cm" svg:height="0.445cm" draw:z-index="38"><draw:object xlink:href="./Object 60" xlink:type="simple" xlink:show="embed" xlink:actuate="onLoad"/><draw:image xlink:href="./ObjectReplacements/Object 60" xlink:type="simple" xlink:show="embed" xlink:actuate="onLoad"/></draw:frame><text:bookmark-end text:name="_Hlk511749523"/><text:bookmark-end text:name="OLE_LINK281"/></text:p>
                  </text:list-header>
                </text:list>
              </text:list-item>
            </text:list>
            <text:p text:style-name="P126" loext:marker-style-name="T319"/>
            <text:list text:continue-numbering="true" text:style-name="WWNum1">
              <text:list-item>
                <text:p text:style-name="P125" loext:marker-style-name="T316"><text:span text:style-name="T229">PurelyReflexive</text:span><text:span text:style-name="T317"/></text:p>
                <text:list>
                  <text:list-header>
                    <text:p text:style-name="P125" loext:marker-style-name="T318"><draw:frame draw:style-name="fr2" draw:name="Object61" text:anchor-type="as-char" svg:y="-0.316cm" svg:width="3.48cm" svg:height="0.445cm" draw:z-index="39"><draw:object xlink:href="./Object 61" xlink:type="simple" xlink:show="embed" xlink:actuate="onLoad"/><draw:image xlink:href="./ObjectReplacements/Object 61" xlink:type="simple" xlink:show="embed" xlink:actuate="onLoad"/></draw:frame></text:p>
                  </text:list-header>
                </text:list>
              </text:list-item>
            </text:list>
            <text:p text:style-name="P126" loext:marker-style-name="T319"/>
            <text:list text:continue-numbering="true" text:style-name="WWNum1">
              <text:list-item>
                <text:p text:style-name="P127" loext:marker-style-name="T316"><text:span text:style-name="T229">Irreflexive</text:span><text:span text:style-name="T317"/></text:p>
                <text:list>
                  <text:list-header>
                    <text:p text:style-name="P127" loext:marker-style-name="T318"><draw:frame draw:style-name="fr2" draw:name="Object62" text:anchor-type="as-char" svg:y="-0.316cm" svg:width="1.829cm" svg:height="0.445cm" draw:z-index="40"><draw:object xlink:href="./Object 62" xlink:type="simple" xlink:show="embed" xlink:actuate="onLoad"/><draw:image xlink:href="./ObjectReplacements/Object 62" xlink:type="simple" xlink:show="embed" xlink:actuate="onLoad"/></draw:frame></text:p>
                  </text:list-header>
                </text:list>
              </text:list-item>
            </text:list>
            <text:p text:style-name="P128" loext:marker-style-name="T319"/>
            <text:list text:continue-numbering="true" text:style-name="WWNum1">
              <text:list-item>
                <text:p text:style-name="P127" loext:marker-style-name="T253"><text:span text:style-name="T229">Symmetric</text:span><text:span text:style-name="T317"/></text:p>
                <text:list>
                  <text:list-header>
                    <text:p text:style-name="P127" loext:marker-style-name="T318"><draw:frame draw:style-name="fr2" draw:name="Object63" text:anchor-type="as-char" svg:y="-0.316cm" svg:width="3.62cm" svg:height="0.445cm" draw:z-index="41"><draw:object xlink:href="./Object 63" xlink:type="simple" xlink:show="embed" xlink:actuate="onLoad"/><draw:image xlink:href="./ObjectReplacements/Object 63" xlink:type="simple" xlink:show="embed" xlink:actuate="onLoad"/></draw:frame></text:p>
                  </text:list-header>
                </text:list>
              </text:list-item>
            </text:list>
            <text:p text:style-name="P126" loext:marker-style-name="T319"/>
            <text:list text:continue-numbering="true" text:style-name="WWNum1">
              <text:list-item>
                <text:p text:style-name="P127" loext:marker-style-name="T253"><text:span text:style-name="T229">Asymmetric</text:span><text:span text:style-name="T317"/></text:p>
                <text:list>
                  <text:list-header>
                    <text:p text:style-name="P127" loext:marker-style-name="T318"><draw:frame draw:style-name="fr2" draw:name="Object64" text:anchor-type="as-char" svg:y="-0.316cm" svg:width="3.893cm" svg:height="0.445cm" draw:z-index="42"><draw:object xlink:href="./Object 64" xlink:type="simple" xlink:show="embed" xlink:actuate="onLoad"/><draw:image xlink:href="./ObjectReplacements/Object 64" xlink:type="simple" xlink:show="embed" xlink:actuate="onLoad"/></draw:frame></text:p>
                  </text:list-header>
                </text:list>
              </text:list-item>
            </text:list>
            <text:p text:style-name="P129" loext:marker-style-name="T320"/>
            <text:list text:continue-numbering="true" text:style-name="WWNum1">
              <text:list-item>
                <text:p text:style-name="P127" loext:marker-style-name="T316"><text:span text:style-name="T229">Antisymmetric</text:span><text:span text:style-name="T317"/></text:p>
                <text:list>
                  <text:list-header>
                    <text:p text:style-name="P127" loext:marker-style-name="T318"><draw:frame draw:style-name="fr2" draw:name="Object65" text:anchor-type="as-char" svg:y="-0.316cm" svg:width="5.094cm" svg:height="0.445cm" draw:z-index="43"><draw:object xlink:href="./Object 65" xlink:type="simple" xlink:show="embed" xlink:actuate="onLoad"/><draw:image xlink:href="./ObjectReplacements/Object 65" xlink:type="simple" xlink:show="embed" xlink:actuate="onLoad"/></draw:frame></text:p>
                  </text:list-header>
                </text:list>
              </text:list-item>
            </text:list>
            <text:p text:style-name="P126" loext:marker-style-name="T319"/>
            <text:list text:continue-numbering="true" text:style-name="WWNum1">
              <text:list-item>
                <text:p text:style-name="P127" loext:marker-style-name="T253"><text:span text:style-name="T229">Transitive</text:span><text:span text:style-name="T317"/></text:p>
                <text:list>
                  <text:list-header>
                    <text:p text:style-name="P127" loext:marker-style-name="T318"><text:bookmark-start text:name="_Hlk511750205"/><draw:frame draw:style-name="fr2" draw:name="Object66" text:anchor-type="as-char" svg:y="-0.316cm" svg:width="7.001cm" svg:height="0.445cm" draw:z-index="44"><draw:object xlink:href="./Object 66" xlink:type="simple" xlink:show="embed" xlink:actuate="onLoad"/><draw:image xlink:href="./ObjectReplacements/Object 66" xlink:type="simple" xlink:show="embed" xlink:actuate="onLoad"/></draw:frame><text:bookmark-end text:name="_Hlk511750205"/></text:p>
                  </text:list-header>
                </text:list>
              </text:list-item>
            </text:list>
            <text:p text:style-name="P126" loext:marker-style-name="T319"/>
            <text:list text:continue-numbering="true" text:style-name="WWNum1">
              <text:list-item>
                <text:p text:style-name="P127" loext:marker-style-name="T253"><text:span text:style-name="T229">Intransitive</text:span></text:p>
                <text:list>
                  <text:list-header>
                    <text:p text:style-name="P130" loext:marker-style-name="T318"><text:bookmark-start text:name="_Hlk511750205 Copy 1"/><draw:frame draw:style-name="fr2" draw:name="Object99" text:anchor-type="as-char" svg:y="-0.316cm" svg:width="7.235cm" svg:height="0.445cm" draw:z-index="86"><draw:object xlink:href="./Object 99" xlink:type="simple" xlink:show="embed" xlink:actuate="onLoad"/><draw:image xlink:href="./ObjectReplacements/Object 99" xlink:type="simple" xlink:show="embed" xlink:actuate="onLoad"/><svg:desc>formula</svg:desc></draw:frame><text:bookmark-end text:name="_Hlk511750205 Copy 1"/></text:p>
                  </text:list-header>
                </text:list>
              </text:list-item>
            </text:list>
            <text:p text:style-name="P126" loext:marker-style-name="T319"/>
            <text:list text:continue-numbering="true" text:style-name="WWNum1">
              <text:list-item>
                <text:p text:style-name="P127" loext:marker-style-name="T253"><text:span text:style-name="T229">StronglyIntransitive</text:span></text:p>
                <text:list>
                  <text:list-header>
                    <text:p text:style-name="P127" loext:marker-style-name="T318"><draw:frame draw:style-name="fr2" draw:name="Object67" text:anchor-type="as-char" svg:y="-0.367cm" svg:width="7.347cm" svg:height="0.496cm" draw:z-index="87"><draw:object xlink:href="./Object 67" xlink:type="simple" xlink:show="embed" xlink:actuate="onLoad"/><draw:image xlink:href="./ObjectReplacements/Object 67" xlink:type="simple" xlink:show="embed" xlink:actuate="onLoad"/><svg:desc>formula</svg:desc></draw:frame></text:p>
                  </text:list-header>
                </text:list>
              </text:list-item>
            </text:list>
            <text:p text:style-name="P126" loext:marker-style-name="T319"/>
            <text:list text:continue-numbering="true" text:style-name="WWNum1">
              <text:list-item>
                <text:p text:style-name="P127" loext:marker-style-name="T253"><text:span text:style-name="T229">Acyclic</text:span><text:span text:style-name="T317"/></text:p>
                <text:list>
                  <text:list-header>
                    <text:p text:style-name="P127" loext:marker-style-name="T318"><draw:frame draw:style-name="fr2" draw:name="Object69" text:anchor-type="as-char" svg:y="-0.367cm" svg:width="1.94cm" svg:height="0.496cm" draw:z-index="45"><draw:object xlink:href="./Object 69" xlink:type="simple" xlink:show="embed" xlink:actuate="onLoad"/><draw:image xlink:href="./ObjectReplacements/Object 69" xlink:type="simple" xlink:show="embed" xlink:actuate="onLoad"/></draw:frame><text:bookmark text:name="_Hlk504578026"/></text:p>
                  </text:list-header>
                </text:list>
              </text:list-item>
            </text:list>
          </table:table-cell>
          <table:covered-table-cell/>
        </table:table-row>
      </table:table>
      <text:h text:style-name="P22" text:outline-level="1" loext:marker-style-name="T70"><text:span text:style-name="T71">Derivation Rules</text:span></text:h>
      <text:p text:style-name="P131" loext:marker-style-name="T318"><text:bookmark text:name="_Hlk510951444"/></text:p>
      <table:table table:name="Table26" table:style-name="Table26">
        <table:table-column table:style-name="Table26.A"/>
        <table:table-column table:style-name="Table26.B"/>
        <table:table-row table:style-name="Table26.1">
          <table:table-cell table:style-name="Table26.A1" office:value-type="string">
            <text:h text:style-name="P63" text:outline-level="1" loext:marker-style-name="T321"><text:span text:style-name="T322">SubTypeRule(T, PATH)</text:span></text:h>
          </table:table-cell>
          <table:table-cell table:style-name="Table26.A1" office:value-type="string">
            <text:h text:style-name="P132" text:outline-level="1" loext:marker-style-name="T323"/>
          </table:table-cell>
        </table:table-row>
        <table:table-row table:style-name="Table26.1">
          <table:table-cell table:style-name="Table26.A1" table:number-columns-spanned="2" office:value-type="string">
            <text:h text:style-name="P133" text:outline-level="1" loext:marker-style-name="T324"><draw:frame draw:style-name="fr2" draw:name="Object70" text:anchor-type="as-char" svg:y="-0.459cm" svg:width="2.808cm" svg:height="0.536cm" draw:z-index="53"><draw:object xlink:href="./Object 54" xlink:type="simple" xlink:show="embed" xlink:actuate="onLoad"/><draw:image xlink:href="./ObjectReplacements/Object 54" xlink:type="simple" xlink:show="embed" xlink:actuate="onLoad"/></draw:frame><text:span text:style-name="T325"><text:tab/></text:span><text:span text:style-name="T326"> </text:span><draw:frame draw:style-name="fr2" draw:name="Object71" text:anchor-type="as-char" svg:y="-0.316cm" svg:width="1.614cm" svg:height="0.445cm" draw:z-index="54"><draw:object xlink:href="./Object 55" xlink:type="simple" xlink:show="embed" xlink:actuate="onLoad"/><draw:image xlink:href="./ObjectReplacements/Object 55" xlink:type="simple" xlink:show="embed" xlink:actuate="onLoad"/></draw:frame><text:span text:style-name="T327"><text:s/>includes all the </text:span><text:bookmark-start text:name="_Hlk26382000"/><text:bookmark-start text:name="OLE_LINK257"/><text:span text:style-name="T328">?VAR</text:span><text:bookmark-end text:name="_Hlk26382000"/><text:bookmark-end text:name="OLE_LINK257"/><text:span text:style-name="T327"> variable symbols in </text:span><draw:frame draw:style-name="fr2" draw:name="Object72" text:anchor-type="as-char" svg:y="-0.367cm" svg:width="1.02cm" svg:height="0.445cm" draw:z-index="55"><draw:object xlink:href="./Object 58" xlink:type="simple" xlink:show="embed" xlink:actuate="onLoad"/><draw:image xlink:href="./ObjectReplacements/Object 58" xlink:type="simple" xlink:show="embed" xlink:actuate="onLoad"/></draw:frame></text:h>
          </table:table-cell>
          <table:covered-table-cell/>
        </table:table-row>
      </table:table>
      <text:h text:style-name="P94" text:outline-level="1" loext:marker-style-name="T71"/>
      <text:p text:style-name="P134" loext:marker-style-name="T329"/>
      <table:table table:name="Table27" table:style-name="Table27">
        <table:table-column table:style-name="Table27.A"/>
        <table:table-column table:style-name="Table27.B"/>
        <table:table-row table:style-name="Table27.1">
          <table:table-cell table:style-name="Table27.A1" office:value-type="string">
            <text:h text:style-name="P64" text:outline-level="1" loext:marker-style-name="T330"><text:bookmark-start text:name="OLE_LINK71"/><text:bookmark-start text:name="OLE_LINK66"/><text:span text:style-name="T322">FactTypeRule</text:span><text:bookmark-end text:name="OLE_LINK71"/><text:bookmark-end text:name="OLE_LINK66"/><text:span text:style-name="T322">(P, </text:span><text:bookmark-start text:name="_Hlk26280966"/><text:bookmark-start text:name="OLE_LINK130"/><text:span text:style-name="T331">PATH</text:span><text:span text:style-name="T332">1</text:span><text:bookmark-end text:name="_Hlk26280966"/><text:bookmark-end text:name="OLE_LINK130"/><text:span text:style-name="T333">, ...</text:span><text:bookmark-start text:name="_Hlk26292291"/><text:bookmark-start text:name="OLE_LINK187"/><text:span text:style-name="T333"> </text:span><text:bookmark-end text:name="_Hlk26292291"/><text:bookmark-end text:name="OLE_LINK187"/><text:span text:style-name="T331">PATH</text:span><text:span text:style-name="T334">α(P)</text:span><text:span text:style-name="T322">)</text:span></text:h>
          </table:table-cell>
          <table:table-cell table:style-name="Table27.A1" office:value-type="string">
            <text:h text:style-name="P135" text:outline-level="1" loext:marker-style-name="T335"/>
          </table:table-cell>
        </table:table-row>
        <table:table-row table:style-name="Table27.2">
          <table:table-cell table:style-name="Table27.A1" table:number-columns-spanned="2" office:value-type="string">
            <text:h text:style-name="P136" text:outline-level="1" loext:marker-style-name="T336"><draw:frame draw:style-name="fr2" draw:name="Object31" text:anchor-type="as-char" svg:y="-0.459cm" svg:width="7.135cm" svg:height="0.61cm" draw:z-index="88"><draw:object xlink:href="./Object 32" xlink:type="simple" xlink:show="embed" xlink:actuate="onLoad"/><draw:image xlink:href="./ObjectReplacements/Object 32" xlink:type="simple" xlink:show="embed" xlink:actuate="onLoad"/><svg:desc>formula</svg:desc></draw:frame></text:h>
          </table:table-cell>
          <table:covered-table-cell/>
        </table:table-row>
      </table:table>
      <text:p text:style-name="P137" loext:marker-style-name="T318"/>
      <text:p text:style-name="P137" loext:marker-style-name="T318"/>
      <table:table table:name="Table28" table:style-name="Table28">
        <table:table-column table:style-name="Table28.A"/>
        <table:table-column table:style-name="Table28.B"/>
        <table:table-row table:style-name="Table28.1">
          <table:table-cell table:style-name="Table28.A1" office:value-type="string">
            <text:h text:style-name="P63" text:outline-level="1" loext:marker-style-name="T321"><text:span text:style-name="T322">SubTypeSemiRule(T, PATH)</text:span><text:span text:style-name="T337"/></text:h>
          </table:table-cell>
          <table:table-cell table:style-name="Table28.A1" office:value-type="string">
            <text:h text:style-name="P132" text:outline-level="1" loext:marker-style-name="T323"/>
          </table:table-cell>
        </table:table-row>
        <table:table-row table:style-name="Table28.1">
          <table:table-cell table:style-name="Table28.A1" table:number-columns-spanned="2" office:value-type="string">
            <text:h text:style-name="P133" text:outline-level="1" loext:marker-style-name="T324"><draw:frame draw:style-name="fr2" draw:name="Object76" text:anchor-type="as-char" svg:y="-0.459cm" svg:width="2.769cm" svg:height="0.536cm" draw:z-index="56"><draw:object xlink:href="./Object 76" xlink:type="simple" xlink:show="embed" xlink:actuate="onLoad"/><draw:image xlink:href="./ObjectReplacements/Object 76" xlink:type="simple" xlink:show="embed" xlink:actuate="onLoad"/></draw:frame><text:span text:style-name="T326"><text:tab/> </text:span><text:span text:style-name="T338"><draw:frame draw:style-name="fr2" draw:name="Object77" text:anchor-type="as-char" svg:y="-0.316cm" svg:width="1.67cm" svg:height="0.445cm" draw:z-index="89"><draw:object xlink:href="./Object 68" xlink:type="simple" xlink:show="embed" xlink:actuate="onLoad"/><draw:image xlink:href="./ObjectReplacements/Object 68" xlink:type="simple" xlink:show="embed" xlink:actuate="onLoad"/></draw:frame></text:span><text:span text:style-name="T327"><text:s/>includes all the </text:span><text:span text:style-name="T328">?VAR</text:span><text:span text:style-name="T327"> variable symbols in </text:span><text:span text:style-name="T338"><draw:frame draw:style-name="fr2" draw:name="Object78" text:anchor-type="as-char" svg:y="-0.367cm" svg:width="1.296cm" svg:height="0.52cm" draw:z-index="57"><draw:object xlink:href="./Object 78" xlink:type="simple" xlink:show="embed" xlink:actuate="onLoad"/><draw:image xlink:href="./ObjectReplacements/Object 78" xlink:type="simple" xlink:show="embed" xlink:actuate="onLoad"/></draw:frame></text:span></text:h>
          </table:table-cell>
          <table:covered-table-cell/>
        </table:table-row>
      </table:table>
      <text:h text:style-name="P94" text:outline-level="1" loext:marker-style-name="T71"/>
      <text:p text:style-name="P134" loext:marker-style-name="T329"/>
      <table:table table:name="Table29" table:style-name="Table29">
        <table:table-column table:style-name="Table29.A"/>
        <table:table-column table:style-name="Table29.B"/>
        <table:table-row table:style-name="Table29.1">
          <table:table-cell table:style-name="Table29.A1" office:value-type="string">
            <text:h text:style-name="P64" text:outline-level="1" loext:marker-style-name="T330"><text:span text:style-name="T322">FactTypeSemiRule(P, PATH</text:span><text:span text:style-name="T339">1</text:span><text:span text:style-name="T333">, ... </text:span><text:span text:style-name="T322">PATH</text:span><text:span text:style-name="T334">α(P)</text:span><text:span text:style-name="T322">)</text:span></text:h>
          </table:table-cell>
          <table:table-cell table:style-name="Table29.A1" office:value-type="string">
            <text:h text:style-name="P135" text:outline-level="1" loext:marker-style-name="T335"/>
          </table:table-cell>
        </table:table-row>
        <table:table-row table:style-name="Table29.2">
          <table:table-cell table:style-name="Table29.A1" table:number-columns-spanned="2" office:value-type="string">
            <text:h text:style-name="P136" text:outline-level="1" loext:marker-style-name="T336"><draw:frame draw:style-name="fr2" draw:name="Object68" text:anchor-type="as-char" svg:y="-0.459cm" svg:width="7.096cm" svg:height="0.61cm" draw:z-index="90"><draw:object xlink:href="./Object 77" xlink:type="simple" xlink:show="embed" xlink:actuate="onLoad"/><draw:image xlink:href="./ObjectReplacements/Object 77" xlink:type="simple" xlink:show="embed" xlink:actuate="onLoad"/><svg:desc>formula</svg:desc></draw:frame></text:h>
          </table:table-cell>
          <table:covered-table-cell/>
        </table:table-row>
      </table:table>
      <text:p text:style-name="P137" loext:marker-style-name="T318"/>
      <text:p text:style-name="P137" loext:marker-style-name="T318"/>
      <table:table table:name="Table30" table:style-name="Table30">
        <table:table-column table:style-name="Table30.A"/>
        <table:table-column table:style-name="Table30.B"/>
        <table:table-row table:style-name="Table30.1">
          <table:table-cell table:style-name="Table30.A1" office:value-type="string">
            <text:h text:style-name="P63" text:outline-level="1" loext:marker-style-name="T340"><text:bookmark text:name="OLE_LINK285_Copy_1"/><text:bookmark text:name="OLE_LINK284_Copy_1"/><text:bookmark-start text:name="OLE_LINK89"/><text:bookmark-start text:name="OLE_LINK90"/><text:span text:style-name="T229">JoinPath(P (</text:span><text:bookmark-start text:name="_Hlk26290304"/><text:bookmark-start text:name="OLE_LINK143"/><text:bookmark-start text:name="OLE_LINK169"/><text:bookmark-start text:name="_Hlk26290471"/><text:bookmark-start text:name="OLE_LINK163"/><text:bookmark-start text:name="OLE_LINK196"/><text:span text:style-name="T229">P</text:span><text:span text:style-name="T233">1</text:span><text:bookmark-end text:name="_Hlk26290471"/><text:bookmark-end text:name="OLE_LINK163"/><text:bookmark-end text:name="OLE_LINK196"/><text:span text:style-name="T229">.i</text:span><text:span text:style-name="T233">1</text:span><text:bookmark-end text:name="_Hlk26290304"/><text:bookmark-end text:name="OLE_LINK143"/><text:bookmark-end text:name="OLE_LINK169"/><text:span text:style-name="T233">, </text:span><text:bookmark-start text:name="_Hlk26290482"/><text:bookmark-start text:name="OLE_LINK170"/><text:span text:style-name="T233">1</text:span><text:span text:style-name="T229">.j</text:span><text:span text:style-name="T233">1</text:span><text:bookmark-end text:name="_Hlk26290482"/><text:bookmark-end text:name="OLE_LINK170"/><text:span text:style-name="T229">) ...</text:span><text:bookmark-start text:name="_Hlk26290543"/><text:bookmark-start text:name="OLE_LINK172"/><text:span text:style-name="T229"> </text:span><text:bookmark-end text:name="_Hlk26290543"/><text:bookmark-end text:name="OLE_LINK172"/><text:span text:style-name="T229">(P</text:span><text:span text:style-name="T233">m</text:span><text:span text:style-name="T229">.i</text:span><text:span text:style-name="T233">m, </text:span><text:span text:style-name="T229">P</text:span><text:span text:style-name="T233">m</text:span><text:span text:style-name="T229">.j</text:span><text:span text:style-name="T233">m</text:span><text:span text:style-name="T229">))</text:span><text:bookmark-end text:name="OLE_LINK89"/><text:bookmark-end text:name="OLE_LINK90"/></text:h>
          </table:table-cell>
          <table:table-cell table:style-name="Table30.A1" office:value-type="string">
            <text:h text:style-name="P74" text:outline-level="1" loext:marker-style-name="T335"><draw:frame draw:style-name="fr2" draw:name="Object82" text:anchor-type="as-char" svg:y="-0.325cm" svg:width="1.249cm" svg:height="0.427cm" draw:z-index="59"><draw:object xlink:href="./Object 82" xlink:type="simple" xlink:show="embed" xlink:actuate="onLoad"/><draw:image xlink:href="./ObjectReplacements/Object 82" xlink:type="simple" xlink:show="embed" xlink:actuate="onLoad"/></draw:frame><text:span text:style-name="T223"><text:s/>and <text:s/>for</text:span><text:span text:style-name="T229"> k≤m: i</text:span><text:span text:style-name="T233">k</text:span><text:span text:style-name="T244"> </text:span><text:span text:style-name="T235">≠</text:span><text:span text:style-name="T229">j</text:span><text:span text:style-name="T233">k</text:span></text:h>
          </table:table-cell>
        </table:table-row>
        <table:table-row table:style-name="Table30.1">
          <table:table-cell table:style-name="Table30.A1" table:number-columns-spanned="2" office:value-type="string">
            <text:h text:style-name="P138" text:outline-level="1"><text:span text:style-name="T238">(MACRO)<text:line-break/></text:span><text:bookmark-start text:name="_Hlk26340048"/><text:bookmark-start text:name="OLE_LINK208"/><text:span text:style-name="T180">FactTypeRule(P<text:tab/>(</text:span><text:bookmark-start text:name="_Hlk26290519"/><text:bookmark-start text:name="OLE_LINK171"/><text:bookmark-start text:name="_Hlk26290595"/><text:bookmark-start text:name="OLE_LINK173"/><text:span text:style-name="T180">P</text:span><text:span text:style-name="T239">1</text:span><text:span text:style-name="T180">.i</text:span><text:span text:style-name="T239">1</text:span><text:span text:style-name="T180"> </text:span><text:span text:style-name="T256">➤</text:span><text:span text:style-name="T257"> </text:span><text:span text:style-name="T180">[P</text:span><text:span text:style-name="T239">1</text:span><text:span text:style-name="T180">.j</text:span><text:span text:style-name="T239">1</text:span><text:bookmark-end text:name="_Hlk26290595"/><text:bookmark-end text:name="OLE_LINK173"/><text:span text:style-name="T180"> </text:span><text:bookmark-start text:name="OLE_LINK188"/><text:bookmark-start text:name="OLE_LINK189"/><text:span text:style-name="T258">⋈</text:span><text:span text:style-name="T180"> </text:span><text:bookmark-end text:name="OLE_LINK188"/><text:bookmark-end text:name="OLE_LINK189"/><text:span text:style-name="T180">(P</text:span><text:span text:style-name="T239">2</text:span><text:span text:style-name="T180">.i</text:span><text:span text:style-name="T239">2</text:span><text:span text:style-name="T180"> </text:span><text:span text:style-name="T256">➤</text:span><text:span text:style-name="T257"> </text:span><text:span text:style-name="T180">[P</text:span><text:span text:style-name="T239">2</text:span><text:span text:style-name="T180">.j</text:span><text:span text:style-name="T239">2</text:span><text:span text:style-name="T180"> </text:span><text:span text:style-name="T258">⋈</text:span><text:span text:style-name="T180"> (... (P</text:span><text:span text:style-name="T239">m</text:span><text:span text:style-name="T180">.i</text:span><text:span text:style-name="T239">m</text:span><text:span text:style-name="T180"> </text:span><text:span text:style-name="T256">➤</text:span><text:span text:style-name="T257"> </text:span><text:span text:style-name="T180">[P</text:span><text:span text:style-name="T239">m</text:span><text:span text:style-name="T180">.j</text:span><text:span text:style-name="T239">m</text:span><text:span text:style-name="T180"> </text:span><text:span text:style-name="T258">⋈</text:span><text:span text:style-name="T180"> ?x]))])</text:span><text:bookmark-end text:name="_Hlk26290519"/><text:bookmark-end text:name="OLE_LINK171"/><text:span text:style-name="T180">]) (?x))</text:span><text:bookmark-end text:name="_Hlk26340048"/><text:bookmark-end text:name="OLE_LINK208"/></text:h>
          </table:table-cell>
          <table:covered-table-cell/>
        </table:table-row>
      </table:table>
      <text:h text:style-name="P79" text:outline-level="1" loext:marker-style-name="T70"/>
      <text:h text:style-name="P139" text:outline-level="1" loext:marker-style-name="T341"><text:bookmark text:name="_Hlk510951444_Copy_1"/></text:h>
      <table:table table:name="Table31" table:style-name="Table31">
        <table:table-column table:style-name="Table31.A"/>
        <table:table-column table:style-name="Table31.B"/>
        <table:table-row table:style-name="Table31.1">
          <table:table-cell table:style-name="Table31.A1" office:value-type="string">
            <text:h text:style-name="P140" text:outline-level="1" loext:marker-style-name="T342"><text:span text:style-name="T343">RELATION </text:span><text:span text:style-name="T344">::=</text:span><text:span text:style-name="T343"><text:tab/>PATH</text:span><text:span text:style-name="T345">1</text:span><text:span text:style-name="T346"> X … X PATH</text:span><text:span text:style-name="T345">n</text:span></text:h>
            <text:h text:style-name="P141" text:outline-level="1" loext:marker-style-name="T342"><text:span text:style-name="T229">PATH </text:span><text:span text:style-name="T347">::=</text:span><text:span text:style-name="T229"><text:tab/></text:span><text:bookmark text:name="_Hlk26379047"/><text:bookmark text:name="OLE_LINK224"/><text:span text:style-name="T229">T</text:span><text:bookmark-start text:name="_Hlk26291676"/><text:bookmark-start text:name="OLE_LINK181"/><text:span text:style-name="T229"> </text:span><text:bookmark-start text:name="_Hlk26284544"/><text:bookmark-start text:name="OLE_LINK166"/><text:span text:style-name="T347">|</text:span><text:bookmark-end text:name="_Hlk26291676"/><text:bookmark-end text:name="OLE_LINK181"/><text:bookmark-end text:name="_Hlk26284544"/><text:bookmark-end text:name="OLE_LINK166"/><text:bookmark-start text:name="_Hlk29309331"/><text:bookmark-start text:name="OLE_LINK65"/></text:h>
            <text:h text:style-name="P142" text:outline-level="1" loext:marker-style-name="T348"><text:bookmark-end text:name="OLE_LINK65"/><text:bookmark-end text:name="_Hlk29309331"/><text:bookmark-start text:name="_Hlk26290460"/><text:bookmark-start text:name="OLE_LINK160"/><text:span text:style-name="T229">P.i </text:span><text:bookmark-start text:name="_Hlk26290314"/><text:bookmark-start text:name="OLE_LINK145"/><text:span text:style-name="T349">➤</text:span><text:bookmark-end text:name="_Hlk26290314"/><text:bookmark-end text:name="OLE_LINK145"/><text:span text:style-name="T350"> </text:span><text:span text:style-name="T229">[P.i</text:span><text:span text:style-name="T351">1</text:span><text:span text:style-name="T229"> </text:span><text:bookmark-start text:name="_Hlk26280539"/><text:bookmark-start text:name="OLE_LINK91"/><text:bookmark-start text:name="OLE_LINK81"/><text:bookmark-start text:name="OLE_LINK82"/><text:span text:style-name="T352">⋈</text:span><text:span text:style-name="T229"> </text:span><text:bookmark-end text:name="OLE_LINK81"/><text:bookmark-end text:name="OLE_LINK82"/><text:span text:style-name="T229">PATH</text:span><text:span text:style-name="T233">1</text:span><text:bookmark-end text:name="_Hlk26290460"/><text:bookmark-end text:name="OLE_LINK160"/><text:bookmark-end text:name="_Hlk26280539"/><text:bookmark-end text:name="OLE_LINK91"/><text:bookmark-start text:name="_Hlk26280615"/><text:bookmark-start text:name="OLE_LINK118"/><text:span text:style-name="T229">] </text:span><text:bookmark-start text:name="_Hlk26280785"/><text:bookmark-start text:name="OLE_LINK129"/><text:bookmark-start text:name="OLE_LINK134"/><text:bookmark-start text:name="OLE_LINK241"/><text:span text:style-name="T229">… </text:span><text:bookmark-end text:name="_Hlk26280615"/><text:bookmark-end text:name="OLE_LINK118"/><text:bookmark-end text:name="_Hlk26280785"/><text:bookmark-end text:name="OLE_LINK129"/><text:bookmark-end text:name="OLE_LINK134"/><text:bookmark-end text:name="OLE_LINK241"/><text:span text:style-name="T229">[P.i</text:span><text:span text:style-name="T233">m</text:span><text:span text:style-name="T229"> </text:span><text:span text:style-name="T352">⋈</text:span><text:span text:style-name="T229"> PATH</text:span><text:span text:style-name="T233">m</text:span><text:span text:style-name="T229">] </text:span><text:span text:style-name="T347">|</text:span></text:h>
            <text:h text:style-name="P143" text:outline-level="1" loext:marker-style-name="T348"><text:span text:style-name="T229"><text:tab/>PATH</text:span><text:span text:style-name="T233">1</text:span><text:span text:style-name="T229"> ∨ </text:span><text:bookmark-start text:name="_Hlk26280553"/><text:bookmark-start text:name="OLE_LINK93"/><text:span text:style-name="T229">PATH</text:span><text:span text:style-name="T233">2</text:span><text:bookmark-end text:name="_Hlk26280553"/><text:bookmark-end text:name="OLE_LINK93"/><text:span text:style-name="T229"> </text:span><text:span text:style-name="T347">|</text:span></text:h>
            <text:h text:style-name="P143" text:outline-level="1" loext:marker-style-name="T348"><text:span text:style-name="T229"><text:tab/>PATH</text:span><text:span text:style-name="T233">1</text:span><text:span text:style-name="T229"> </text:span><text:bookmark-start text:name="_Hlk26281424"/><text:bookmark-start text:name="OLE_LINK135"/><text:bookmark-start text:name="OLE_LINK174"/><text:span text:style-name="T229">∧</text:span><text:bookmark-end text:name="_Hlk26281424"/><text:bookmark-end text:name="OLE_LINK135"/><text:bookmark-end text:name="OLE_LINK174"/><text:span text:style-name="T229"> PATH</text:span><text:span text:style-name="T233">2</text:span><text:span text:style-name="T229"> </text:span><text:span text:style-name="T347">|</text:span></text:h>
            <text:h text:style-name="P143" text:outline-level="1" loext:marker-style-name="T348"><text:span text:style-name="T229"><text:tab/>PATH</text:span><text:span text:style-name="T233">1</text:span><text:span text:style-name="T229"> </text:span><text:bookmark-start text:name="_Hlk29311988"/><text:span text:style-name="T229">∖</text:span><text:bookmark-end text:name="_Hlk29311988"/><text:span text:style-name="T229"> PATH</text:span><text:span text:style-name="T233">2</text:span><text:bookmark-start text:name="OLE_LINK94"/><text:bookmark-start text:name="OLE_LINK114"/><text:span text:style-name="T229"> </text:span><text:span text:style-name="T347">|</text:span><text:bookmark-end text:name="OLE_LINK94"/><text:bookmark-end text:name="OLE_LINK114"/></text:h>
            <text:h text:style-name="P144" text:outline-level="1" loext:marker-style-name="T348"><text:span text:style-name="T229"><text:tab/></text:span><text:bookmark-start text:name="OLE_LINK254"/><text:bookmark-start text:name="OLE_LINK255"/><text:span text:style-name="T229">?VAR</text:span><text:bookmark-end text:name="OLE_LINK254"/><text:bookmark-end text:name="OLE_LINK255"/><text:bookmark-start text:name="OLE_LINK182"/><text:bookmark-start text:name="OLE_LINK183"/><text:span text:style-name="T229"> </text:span><text:span text:style-name="T347">|</text:span><text:bookmark-end text:name="OLE_LINK182"/><text:bookmark-end text:name="OLE_LINK183"/></text:h>
            <text:h text:style-name="P145" text:outline-level="1" loext:marker-style-name="T348"><text:span text:style-name="T229"><text:tab/>{</text:span><text:bookmark-start text:name="OLE_LINK243"/><text:bookmark-start text:name="OLE_LINK244"/><text:bookmark-start text:name="_Hlk26381256"/><text:bookmark-start text:name="OLE_LINK242"/><text:bookmark-start text:name="_Hlk26280643"/><text:bookmark-start text:name="OLE_LINK119"/><text:span text:style-name="T229">d</text:span><text:bookmark-end text:name="_Hlk26280643"/><text:bookmark-end text:name="OLE_LINK119"/><text:span text:style-name="T233">1</text:span><text:bookmark-end text:name="_Hlk26381256"/><text:bookmark-end text:name="OLE_LINK242"/><text:span text:style-name="T229"> ... d</text:span><text:span text:style-name="T233">n</text:span><text:bookmark-end text:name="OLE_LINK243"/><text:bookmark-end text:name="OLE_LINK244"/><text:span text:style-name="T229">} </text:span><text:span text:style-name="T347">|</text:span></text:h>
            <text:h text:style-name="P143" text:outline-level="1" loext:marker-style-name="T348"><text:span text:style-name="T229"><text:tab/></text:span><text:span text:style-name="T266">≶</text:span><text:span text:style-name="T229"> TERM</text:span><text:bookmark text:name="_Hlk26379047_Copy_1"/><text:bookmark text:name="OLE_LINK224_Copy_1"/></text:h>
            <text:h text:style-name="P143" text:outline-level="1" loext:marker-style-name="T348"><text:span text:style-name="T229">TERM </text:span><text:span text:style-name="T347">::=</text:span><text:span text:style-name="T229"> </text:span><text:bookmark-start text:name="OLE_LINK179"/><text:bookmark-start text:name="OLE_LINK180"/><text:span text:style-name="T229">d</text:span><text:bookmark-end text:name="OLE_LINK179"/><text:bookmark-end text:name="OLE_LINK180"/><text:span text:style-name="T229"> </text:span><text:span text:style-name="T347">|</text:span><text:span text:style-name="T229"> ?VAR </text:span><text:span text:style-name="T347">|</text:span><text:span text:style-name="T229"> </text:span><text:bookmark-start text:name="_Hlk26379821"/><text:bookmark-start text:name="OLE_LINK191"/><text:bookmark-start text:name="_Hlk26781865"/><text:span text:style-name="T229">f</text:span><text:bookmark-end text:name="_Hlk26781865"/><text:span text:style-name="T229">(TERM</text:span><text:span text:style-name="T233">1</text:span><text:span text:style-name="T229">, ... TERM</text:span><text:span text:style-name="T353">α(</text:span><text:span text:style-name="T233">f</text:span><text:span text:style-name="T353">)</text:span><text:span text:style-name="T229">)</text:span><text:bookmark-end text:name="_Hlk26379821"/><text:bookmark-end text:name="OLE_LINK191"/></text:h>
          </table:table-cell>
          <table:table-cell table:style-name="Table31.A1" office:value-type="string">
            <text:h text:style-name="P146" text:outline-level="1"><text:span text:style-name="T354">≶ </text:span><text:bookmark-start text:name="_Hlk32334374"/><text:span text:style-name="T354">⩴</text:span><text:bookmark-end text:name="_Hlk32334374"/><text:span text:style-name="T354"> </text:span><text:span text:style-name="T355"></text:span><text:span text:style-name="T356"> | </text:span><text:span text:style-name="T357">≥</text:span><text:span text:style-name="T356"> | </text:span><text:span text:style-name="T358"></text:span><text:span text:style-name="T356"> | </text:span><text:span text:style-name="T358"></text:span><text:span text:style-name="T359">≤</text:span><text:span text:style-name="T358"> </text:span><text:span text:style-name="T356">| </text:span><text:span text:style-name="T358"></text:span><text:span text:style-name="T356"> | </text:span><text:span text:style-name="T358"></text:span></text:h>
            <text:h text:style-name="P147" text:outline-level="1" loext:marker-style-name="T259"><text:span text:style-name="T360">0 </text:span><text:span text:style-name="T361">≤ </text:span><text:span text:style-name="T362">m </text:span><text:span text:style-name="T361">≤ </text:span></text:h>
            <text:h text:style-name="P148" text:outline-level="1" loext:marker-style-name="T259"><text:span text:style-name="T361">i </text:span><text:span text:style-name="T363"></text:span><text:span text:style-name="T361"> i</text:span><text:span text:style-name="T364">j</text:span><text:span text:style-name="T365"> and i </text:span><text:span text:style-name="T364">j</text:span><text:span text:style-name="T366"></text:span><text:span text:style-name="T365"> i</text:span><text:span text:style-name="T364">k</text:span><text:span text:style-name="T365"> for any j </text:span><text:span text:style-name="T366"> </text:span><text:span text:style-name="T365">k and j, k ≤ m</text:span></text:h>
            <text:h text:style-name="P149" text:outline-level="1" loext:marker-style-name="T259"/>
            <text:h text:style-name="P150" text:outline-level="1">Operator precedence is (lowest to highest):</text:h>
            <text:h text:style-name="P151" text:outline-level="1"><text:span text:style-name="T367">disjunction </text:span><text:span text:style-name="T368">∨</text:span><text:span text:style-name="T367">, conjunction </text:span><text:span text:style-name="T369">∧</text:span><text:span text:style-name="T367">, exception \</text:span></text:h>
            <text:h text:style-name="P152" text:outline-level="1" loext:marker-style-name="T370"><text:span text:style-name="T266"/></text:h>
            <text:h text:style-name="P152" text:outline-level="1" loext:marker-style-name="T371"><text:span text:style-name="T266"/></text:h>
            <text:h text:style-name="P153" text:outline-level="1"><text:span text:style-name="T372"/></text:h>
          </table:table-cell>
        </table:table-row>
        <table:table-row table:style-name="Table31.1">
          <table:table-cell table:style-name="Table31.A1" table:number-columns-spanned="2" office:value-type="string">
            <text:h text:style-name="P154" text:outline-level="1" loext:marker-style-name="T373"><text:span text:style-name="T229"><text:tab/></text:span><text:span text:style-name="T374">PATH</text:span><text:span text:style-name="T375">1</text:span><text:span text:style-name="T376"> X … X PATH</text:span><text:span text:style-name="T375">n</text:span><text:span text:style-name="T328"> </text:span><text:bookmark text:name="_Hlk26380938 Copy 1"/><text:bookmark text:name="OLE_LINK240 Copy 1"/><text:bookmark text:name="OLE_LINK250 Copy 1"/><text:span text:style-name="T377">↠</text:span><text:bookmark-start text:name="OLE_LINK227 Copy 1"/><text:bookmark-start text:name="_Hlk26379341 Copy 1"/><text:span text:style-name="T328"><text:tab/></text:span><text:bookmark-start text:name="OLE_LINK226 Copy 1"/><text:bookmark-start text:name="OLE_LINK225 Copy 1"/><text:bookmark-start text:name="_Hlk26379308 Copy 1"/><text:span text:style-name="T378"><draw:frame draw:style-name="fr2" draw:name="Object30" text:anchor-type="as-char" svg:y="-0.367cm" svg:width="6.886cm" svg:height="0.496cm" draw:z-index="91"><draw:object xlink:href="./Object 31" xlink:type="simple" xlink:show="embed" xlink:actuate="onLoad"/><draw:image xlink:href="./ObjectReplacements/Object 31" xlink:type="simple" xlink:show="embed" xlink:actuate="onLoad"/><svg:desc>formula</svg:desc></draw:frame></text:span><text:bookmark-end text:name="OLE_LINK227 Copy 1"/><text:bookmark-end text:name="_Hlk26379341 Copy 1"/><text:bookmark-end text:name="OLE_LINK226 Copy 1"/><text:bookmark-end text:name="OLE_LINK225 Copy 1"/><text:bookmark-end text:name="_Hlk26379308 Copy 1"/></text:h>
            <text:h text:style-name="P155" text:outline-level="1"><text:span text:style-name="T370">{</text:span><text:span text:style-name="T379">var</text:span><text:span text:style-name="T380">1</text:span><text:span text:style-name="T381"> … </text:span><text:span text:style-name="T382">var</text:span><text:span text:style-name="T380">m</text:span><text:span text:style-name="T381">} are the ?VAR variable symbols in PATH</text:span><text:span text:style-name="T380">1</text:span><text:span text:style-name="T381">, … , PATH</text:span><text:span text:style-name="T380">n</text:span></text:h>
            <text:h text:style-name="P156" text:outline-level="1" loext:marker-style-name="T373"><text:span text:style-name="T229"><text:tab/></text:span><text:span text:style-name="T328">T </text:span><text:bookmark-start text:name="_Hlk26379341"/><text:bookmark-start text:name="OLE_LINK227"/><text:bookmark-start text:name="_Hlk26380938"/><text:bookmark-start text:name="OLE_LINK240"/><text:bookmark-start text:name="OLE_LINK250"/><text:span text:style-name="T383">↦</text:span><text:bookmark-end text:name="_Hlk26380938"/><text:bookmark-end text:name="OLE_LINK240"/><text:bookmark-end text:name="OLE_LINK250"/><text:span text:style-name="T328"><text:tab/></text:span><text:bookmark-start text:name="_Hlk26379308"/><text:bookmark-start text:name="OLE_LINK225"/><text:bookmark-start text:name="OLE_LINK226"/><text:span text:style-name="T338"><draw:frame draw:style-name="fr2" draw:name="Object84" text:anchor-type="as-char" svg:y="-0.316cm" svg:width="0.885cm" svg:height="0.393cm" draw:z-index="60"><draw:object xlink:href="./Object 84" xlink:type="simple" xlink:show="embed" xlink:actuate="onLoad"/><draw:image xlink:href="./ObjectReplacements/Object 84" xlink:type="simple" xlink:show="embed" xlink:actuate="onLoad"/></draw:frame></text:span><text:bookmark-end text:name="_Hlk26379341"/><text:bookmark-end text:name="OLE_LINK227"/><text:bookmark-end text:name="_Hlk26379308"/><text:bookmark-end text:name="OLE_LINK225"/><text:bookmark-end text:name="OLE_LINK226"/></text:h>
            <text:h text:style-name="P157" text:outline-level="1"><text:span text:style-name="T180"><text:tab/> P.i</text:span><text:span text:style-name="T384"> </text:span><text:span text:style-name="T256">➤</text:span><text:span text:style-name="T257"> </text:span><text:span text:style-name="T180">[P.i</text:span><text:span text:style-name="T239">1</text:span><text:span text:style-name="T180"> </text:span><text:span text:style-name="T258">⋈</text:span><text:span text:style-name="T180"> PATH</text:span><text:span text:style-name="T239">1</text:span><text:span text:style-name="T180">]…[P.i</text:span><text:span text:style-name="T239">m</text:span><text:span text:style-name="T180"> </text:span><text:span text:style-name="T258">⋈</text:span><text:span text:style-name="T180"> PATH</text:span><text:span text:style-name="T239">m</text:span><text:span text:style-name="T180">]</text:span><text:span text:style-name="T384"> </text:span><text:span text:style-name="T258">↦</text:span><text:span text:style-name="T180"> </text:span><draw:frame draw:style-name="fr2" draw:name="Object86" text:anchor-type="as-char" svg:y="-0.367cm" svg:width="8.86cm" svg:height="0.527cm" draw:z-index="61"><draw:object xlink:href="./Object 86" xlink:type="simple" xlink:show="embed" xlink:actuate="onLoad"/><draw:image xlink:href="./ObjectReplacements/Object 86" xlink:type="simple" xlink:show="embed" xlink:actuate="onLoad"/></draw:frame></text:h>
            <text:h text:style-name="P157" text:outline-level="1"><text:span text:style-name="T180"><text:tab/></text:span><text:bookmark-start text:name="_Hlk26379389"/><text:bookmark-start text:name="OLE_LINK228"/><text:span text:style-name="T180"> </text:span><draw:frame draw:style-name="fr2" draw:name="Object87" text:anchor-type="as-char" svg:y="-0.316cm" svg:width="2.552cm" svg:height="0.445cm" draw:z-index="62"><draw:object xlink:href="./Object 87" xlink:type="simple" xlink:show="embed" xlink:actuate="onLoad"/><draw:image xlink:href="./ObjectReplacements/Object 87" xlink:type="simple" xlink:show="embed" xlink:actuate="onLoad"/></draw:frame><text:bookmark-end text:name="_Hlk26379389"/><text:bookmark-end text:name="OLE_LINK228"/><text:span text:style-name="T180"><text:s/></text:span><text:span text:style-name="T258">↦</text:span><text:span text:style-name="T180"><text:tab/></text:span><text:bookmark-start text:name="OLE_LINK49"/><text:bookmark-start text:name="OLE_LINK50"/><draw:frame draw:style-name="fr2" draw:name="Object88" text:anchor-type="as-char" svg:y="-0.367cm" svg:width="3.314cm" svg:height="0.496cm" draw:z-index="63"><draw:object xlink:href="./Object 88" xlink:type="simple" xlink:show="embed" xlink:actuate="onLoad"/><draw:image xlink:href="./ObjectReplacements/Object 88" xlink:type="simple" xlink:show="embed" xlink:actuate="onLoad"/></draw:frame><text:bookmark-end text:name="OLE_LINK49"/><text:bookmark-end text:name="OLE_LINK50"/></text:h>
            <text:h text:style-name="P157" text:outline-level="1"><text:span text:style-name="T180"><text:tab/></text:span><text:bookmark-start text:name="_Hlk26379389_Copy_1"/><text:bookmark-start text:name="OLE_LINK228_Copy_1"/><text:span text:style-name="T180"> </text:span><draw:frame draw:style-name="fr2" draw:name="Object89" text:anchor-type="as-char" svg:y="-0.316cm" svg:width="2.552cm" svg:height="0.445cm" draw:z-index="64"><draw:object xlink:href="./Object 89" xlink:type="simple" xlink:show="embed" xlink:actuate="onLoad"/><draw:image xlink:href="./ObjectReplacements/Object 89" xlink:type="simple" xlink:show="embed" xlink:actuate="onLoad"/></draw:frame><text:bookmark-end text:name="_Hlk26379389_Copy_1"/><text:bookmark-end text:name="OLE_LINK228_Copy_1"/><text:span text:style-name="T180"><text:s/></text:span><text:span text:style-name="T258">↦</text:span><text:span text:style-name="T180"><text:tab/></text:span><draw:frame draw:style-name="fr2" draw:name="Object90" text:anchor-type="as-char" svg:y="-0.367cm" svg:width="3.314cm" svg:height="0.496cm" draw:z-index="65"><draw:object xlink:href="./Object 90" xlink:type="simple" xlink:show="embed" xlink:actuate="onLoad"/><draw:image xlink:href="./ObjectReplacements/Object 90" xlink:type="simple" xlink:show="embed" xlink:actuate="onLoad"/></draw:frame></text:h>
            <text:h text:style-name="P157" text:outline-level="1"><text:span text:style-name="T180"><text:tab/></text:span><text:bookmark-start text:name="_Hlk26379389_Copy_2"/><text:bookmark-start text:name="OLE_LINK228_Copy_2"/><text:span text:style-name="T180"> </text:span><draw:frame draw:style-name="fr2" draw:name="Object91" text:anchor-type="as-char" svg:y="-0.316cm" svg:width="2.489cm" svg:height="0.445cm" draw:z-index="66"><draw:object xlink:href="./Object 91" xlink:type="simple" xlink:show="embed" xlink:actuate="onLoad"/><draw:image xlink:href="./ObjectReplacements/Object 91" xlink:type="simple" xlink:show="embed" xlink:actuate="onLoad"/></draw:frame><text:bookmark-end text:name="_Hlk26379389_Copy_2"/><text:bookmark-end text:name="OLE_LINK228_Copy_2"/><text:span text:style-name="T180"><text:s/></text:span><text:span text:style-name="T258">↦</text:span><text:span text:style-name="T180"><text:tab/></text:span><draw:frame draw:style-name="fr2" draw:name="Object92" text:anchor-type="as-char" svg:y="-0.367cm" svg:width="3.588cm" svg:height="0.496cm" draw:z-index="67"><draw:object xlink:href="./Object 92" xlink:type="simple" xlink:show="embed" xlink:actuate="onLoad"/><draw:image xlink:href="./ObjectReplacements/Object 92" xlink:type="simple" xlink:show="embed" xlink:actuate="onLoad"/></draw:frame><text:bookmark text:name="_Hlk26778339"/></text:h>
            <text:h text:style-name="P158" text:outline-level="1"><text:span text:style-name="T180"><text:tab/>?VAR </text:span><text:span text:style-name="T258">↦</text:span><text:span text:style-name="T180"><text:tab/></text:span><draw:frame draw:style-name="fr2" draw:name="Object94" text:anchor-type="as-char" svg:y="-0.316cm" svg:width="1.873cm" svg:height="0.393cm" draw:z-index="69"><draw:object xlink:href="./Object 94" xlink:type="simple" xlink:show="embed" xlink:actuate="onLoad"/><draw:image xlink:href="./ObjectReplacements/Object 94" xlink:type="simple" xlink:show="embed" xlink:actuate="onLoad"/></draw:frame></text:h>
            <text:h text:style-name="P158" text:outline-level="1"><text:span text:style-name="T180"><text:tab/>{d</text:span><text:span text:style-name="T239">1</text:span><text:span text:style-name="T180"> … d</text:span><text:span text:style-name="T239">n</text:span><text:span text:style-name="T180">} </text:span><text:span text:style-name="T258">↦</text:span><text:span text:style-name="T180"><text:tab/></text:span><text:bookmark text:name="_Hlk26778339 Copy 1"/><text:span text:style-name="T180"><draw:frame draw:style-name="fr2" draw:name="Object93" text:anchor-type="as-char" svg:y="-0.316cm" svg:width="2.986cm" svg:height="0.445cm" draw:z-index="92"><draw:object xlink:href="./Object 30" xlink:type="simple" xlink:show="embed" xlink:actuate="onLoad"/><draw:image xlink:href="./ObjectReplacements/Object 30" xlink:type="simple" xlink:show="embed" xlink:actuate="onLoad"/><svg:desc>formula</svg:desc></draw:frame></text:span></text:h>
            <text:h text:style-name="P159" text:outline-level="1"><text:span text:style-name="T180"><text:tab/></text:span><text:span text:style-name="T385">≶</text:span><text:span text:style-name="T180"> TERM</text:span><text:bookmark-start text:name="_Hlk26379833"/><text:bookmark-start text:name="OLE_LINK217"/><text:span text:style-name="T180"> </text:span><text:bookmark-end text:name="_Hlk26379833"/><text:bookmark-end text:name="OLE_LINK217"/><text:span text:style-name="T258">↦</text:span><text:span text:style-name="T180"><text:tab/></text:span><draw:frame draw:style-name="fr2" draw:name="Object95" text:anchor-type="as-char" svg:y="-0.367cm" svg:width="2.164cm" svg:height="0.445cm" draw:z-index="70"><draw:object xlink:href="./Object 95" xlink:type="simple" xlink:show="embed" xlink:actuate="onLoad"/><draw:image xlink:href="./ObjectReplacements/Object 95" xlink:type="simple" xlink:show="embed" xlink:actuate="onLoad"/></draw:frame></text:h>
            <text:h text:style-name="P157" text:outline-level="1"><text:span text:style-name="T180"><text:tab/>d </text:span><draw:frame draw:style-name="fr2" draw:name="Object96" text:anchor-type="as-char" svg:y="-0.316cm" svg:width="0.434cm" svg:height="0.393cm" draw:z-index="71"><draw:object xlink:href="./Object 96" xlink:type="simple" xlink:show="embed" xlink:actuate="onLoad"/><draw:image xlink:href="./ObjectReplacements/Object 96" xlink:type="simple" xlink:show="embed" xlink:actuate="onLoad"/></draw:frame><text:span text:style-name="T180"><text:tab/>d</text:span></text:h>
            <text:h text:style-name="P160" text:outline-level="1" loext:marker-style-name="T386"><text:span text:style-name="T314"><text:tab/></text:span><text:bookmark-start text:name="OLE_LINK175"/><text:bookmark-start text:name="OLE_LINK177"/><text:span text:style-name="T328">?VAR </text:span><text:span text:style-name="T338"><draw:frame draw:style-name="fr2" draw:name="Object97" text:anchor-type="as-char" svg:y="-0.316cm" svg:width="0.434cm" svg:height="0.393cm" draw:z-index="72"><draw:object xlink:href="./Object 97" xlink:type="simple" xlink:show="embed" xlink:actuate="onLoad"/><draw:image xlink:href="./ObjectReplacements/Object 97" xlink:type="simple" xlink:show="embed" xlink:actuate="onLoad"/></draw:frame></text:span><text:span text:style-name="T328"><text:tab/>?VAR</text:span><text:bookmark-end text:name="OLE_LINK175"/><text:bookmark-end text:name="OLE_LINK177"/></text:h>
            <text:h text:style-name="P160" text:outline-level="1" loext:marker-style-name="T387"><text:span text:style-name="T314"><text:tab/></text:span><text:bookmark-start text:name="OLE_LINK218"/><text:bookmark-start text:name="OLE_LINK230"/><text:span text:style-name="T328">f(</text:span><text:bookmark-start text:name="_Hlk26777996"/><text:span text:style-name="T328">TERM</text:span><text:bookmark-end text:name="_Hlk26777996"/><text:span text:style-name="T388">1</text:span><text:span text:style-name="T328"> … TERM</text:span><text:bookmark-start text:name="_Hlk26782079"/><text:span text:style-name="T389"></text:span><text:span text:style-name="T390">𝓕</text:span><text:span text:style-name="T391">(</text:span><text:span text:style-name="T388">f</text:span><text:span text:style-name="T391">)</text:span><text:bookmark-end text:name="_Hlk26782079"/><text:span text:style-name="T328">)</text:span><text:bookmark-end text:name="OLE_LINK218"/><text:bookmark-end text:name="OLE_LINK230"/><text:span text:style-name="T392"> </text:span><text:span text:style-name="T338"><draw:frame draw:style-name="fr2" draw:name="Object98" text:anchor-type="as-char" svg:y="-0.316cm" svg:width="0.434cm" svg:height="0.393cm" draw:z-index="73"><draw:object xlink:href="./Object 98" xlink:type="simple" xlink:show="embed" xlink:actuate="onLoad"/><draw:image xlink:href="./ObjectReplacements/Object 98" xlink:type="simple" xlink:show="embed" xlink:actuate="onLoad"/></draw:frame></text:span><text:span text:style-name="T314"><text:tab/></text:span><text:bookmark-start text:name="_Hlk26777924"/><draw:frame draw:style-name="fr2" draw:name="Object100" text:anchor-type="as-char" svg:y="-0.367cm" svg:width="3.531cm" svg:height="0.533cm" draw:z-index="74"><draw:object xlink:href="./Object 100" xlink:type="simple" xlink:show="embed" xlink:actuate="onLoad"/><draw:image xlink:href="./ObjectReplacements/Object 100" xlink:type="simple" xlink:show="embed" xlink:actuate="onLoad"/></draw:frame><text:bookmark-end text:name="_Hlk26777924"/><text:bookmark text:name="_Hlk510954176"/></text:h>
          </table:table-cell>
          <table:covered-table-cell/>
        </table:table-row>
      </table:table>
      <text:h text:style-name="P161" text:outline-level="1" loext:marker-style-name="T70"><text:span text:style-name="T71">Populations</text:span></text:h>
      <text:p text:style-name="P162" loext:marker-style-name="T318"><text:bookmark text:name="_Hlk510951444 Copy 2"/></text:p>
      <table:table table:name="Table33" table:style-name="Table33">
        <table:table-column table:style-name="Table33.A"/>
        <table:table-column table:style-name="Table33.B"/>
        <table:table-row table:style-name="Table33.1">
          <table:table-cell table:style-name="Table33.A1" office:value-type="string">
            <text:h text:style-name="P163" text:outline-level="1" loext:marker-style-name="T321"><text:span text:style-name="T393">ValueInstance</text:span><text:span text:style-name="T322">(</text:span><text:span text:style-name="T393">U, V</text:span><text:span text:style-name="T322">, </text:span><text:span text:style-name="T393">d</text:span><text:span text:style-name="T322">)</text:span></text:h>
          </table:table-cell>
          <table:table-cell table:style-name="Table33.A1" office:value-type="string">
            <text:h text:style-name="P164" text:outline-level="1"><text:span text:style-name="T394">for</text:span> <text:span text:style-name="T395">ValuesOf(</text:span><text:span text:style-name="T396">V ({d}</text:span><text:bookmark text:name="OLE_LINK105 Copy 1"/><text:bookmark text:name="OLE_LINK106 Copy 1"/><text:span text:style-name="T396">)</text:span><text:span text:style-name="T395">)</text:span></text:h>
            <text:h text:style-name="P165" text:outline-level="1"><text:span text:style-name="T395"/></text:h>
            <text:h text:style-name="P166" text:outline-level="1" loext:marker-style-name="T323">U is the predicate name of the population to which this instance belongs</text:h>
          </table:table-cell>
        </table:table-row>
        <table:table-row table:style-name="Table33.1">
          <table:table-cell table:style-name="Table33.A1" table:number-columns-spanned="2" office:value-type="string">
            <text:h text:style-name="P167" text:outline-level="1">(MACRO)</text:h>
            <text:h text:style-name="P168" text:outline-level="1" loext:marker-style-name="T324"><text:span text:style-name="T397">Sub</text:span><text:span text:style-name="T398">Type</text:span><text:span text:style-name="T397">SemiRule</text:span><text:span text:style-name="T398">(</text:span><text:span text:style-name="T397">V</text:span><text:span text:style-name="T399">, </text:span><text:span text:style-name="T400">¬</text:span><text:span text:style-name="T401">U <text:s/>∨</text:span><text:span text:style-name="T402"> </text:span><text:span text:style-name="T403">V({d})</text:span><text:span text:style-name="T399">)</text:span></text:h>
          </table:table-cell>
          <table:covered-table-cell/>
        </table:table-row>
      </table:table>
      <text:p text:style-name="P162" loext:marker-style-name="T318"><text:bookmark text:name="_Hlk510951444 Copy 2 Copy 1"/></text:p>
      <table:table table:name="Table34" table:style-name="Table34">
        <table:table-column table:style-name="Table34.A"/>
        <table:table-column table:style-name="Table34.B"/>
        <table:table-row table:style-name="Table34.1">
          <table:table-cell table:style-name="Table34.A1" office:value-type="string">
            <text:h text:style-name="P163" text:outline-level="1" loext:marker-style-name="T321"><text:span text:style-name="T404">Fact</text:span><text:span text:style-name="T393">Instance</text:span><text:span text:style-name="T322">(</text:span><text:span text:style-name="T404">P</text:span><text:span text:style-name="T322">, </text:span><text:span text:style-name="T404">(</text:span><text:span text:style-name="T393">d</text:span><text:span text:style-name="T405">1</text:span><text:span text:style-name="T406"> … d</text:span><text:span text:style-name="T405">α(P)</text:span><text:span text:style-name="T404">)</text:span><text:span text:style-name="T322">)</text:span></text:h>
          </table:table-cell>
          <table:table-cell table:style-name="Table34.A1" office:value-type="string">
            <text:h text:style-name="P169" text:outline-level="1"><text:span text:style-name="T407">for</text:span><text:span text:style-name="T408"> </text:span><text:span text:style-name="T181">FactType(P (</text:span><text:bookmark-start text:name="_Hlk511201255 Copy 2"/><text:bookmark-start text:name="_Hlk26281043 Copy 2"/><text:bookmark-start text:name="OLE_LINK132 Copy 2"/><draw:frame draw:style-name="fr2" draw:name="Object32" text:anchor-type="as-char" svg:y="-0.316cm" svg:width="1.58cm" svg:height="0.467cm" draw:z-index="93"><draw:object xlink:href="./Object 70" xlink:type="simple" xlink:show="embed" xlink:actuate="onLoad"/><draw:image xlink:href="./ObjectReplacements/Object 70" xlink:type="simple" xlink:show="embed" xlink:actuate="onLoad"/><svg:desc>formula</svg:desc></draw:frame><text:bookmark-end text:name="_Hlk511201255 Copy 2"/><text:bookmark-end text:name="_Hlk26281043 Copy 2"/><text:bookmark-end text:name="OLE_LINK132 Copy 2"/><text:span text:style-name="T181">)),</text:span></text:h>
            <text:h text:style-name="P170" text:outline-level="1"><text:span text:style-name="T396">ValuesOf(</text:span><text:span text:style-name="T409">T</text:span><text:span text:style-name="T410">i</text:span><text:span text:style-name="T396"> ({d</text:span><text:span text:style-name="T410">i</text:span><text:span text:style-name="T396">}</text:span><text:bookmark text:name="OLE_LINK105 Copy 1 Copy 1"/><text:bookmark text:name="OLE_LINK106 Copy 1 Copy 1"/><text:span text:style-name="T396">)),</text:span><text:span text:style-name="T409"> 1 </text:span><text:span text:style-name="T411">≤ </text:span><text:span text:style-name="T412">i </text:span><text:span text:style-name="T411">≤ </text:span><text:span text:style-name="T412">α(P)</text:span></text:h>
            <text:h text:style-name="P171" text:outline-level="1"><text:span text:style-name="T396"/></text:h>
            <text:h text:style-name="P172" text:outline-level="1">Problem<text:span text:style-name="T413">s</text:span>: this doesn’t allow specification of an entity instance as a role player. <text:span text:style-name="T413">Not sure how to associate this fact with a population U.</text:span></text:h>
          </table:table-cell>
        </table:table-row>
        <table:table-row table:style-name="Table34.1">
          <table:table-cell table:style-name="Table34.A1" table:number-columns-spanned="2" office:value-type="string">
            <text:h text:style-name="P167" text:outline-level="1">(MACRO)</text:h>
            <text:h text:style-name="P173" text:outline-level="1" loext:marker-style-name="T324"><text:span text:style-name="T414">Fact</text:span><text:span text:style-name="T398">Type</text:span><text:span text:style-name="T397">SemiRule</text:span><text:span text:style-name="T415">(</text:span><text:span text:style-name="T416">P</text:span><text:span text:style-name="T417">, <text:s/></text:span><text:span text:style-name="T418">T</text:span><text:span text:style-name="T419">1</text:span><text:span text:style-name="T420">({d</text:span><text:span text:style-name="T421">1</text:span><text:span text:style-name="T420">}</text:span><text:span text:style-name="T418">)</text:span><text:span text:style-name="T420">, … , </text:span><text:span text:style-name="T418">T</text:span><text:span text:style-name="T419">α(P)(</text:span><text:span text:style-name="T420">{d</text:span><text:span text:style-name="T421">α(P)</text:span><text:span text:style-name="T420">})</text:span><text:span text:style-name="T417">)</text:span></text:h>
          </table:table-cell>
          <table:covered-table-cell/>
        </table:table-row>
      </table:table>
      <text:h text:style-name="P174" text:outline-level="1" loext:marker-style-name="T7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ambria Math" svg:font-family="'Cambria Math'"/>
    <style:font-face style:name="Cambria Math1" svg:font-family="'Cambria Math'" style:font-family-generic="roman" style:font-pitch="variable"/>
    <style:font-face style:name="Cambria math" svg:font-family="'Cambria math'"/>
    <style:font-face style:name="Courier" svg:font-family="Courier"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S Mincho" svg:font-family="'MS Mincho'" style:font-family-generic="system" style:font-pitch="variable"/>
    <style:font-face style:name="PingFang SC" svg:font-family="'PingFang SC'" style:font-family-generic="system" style:font-pitch="variable"/>
    <style:font-face style:name="Symbol" svg:font-family="Symbol"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libri1" fo:font-size="12pt" fo:language="en" fo:country="US" style:letter-kerning="false" style:font-name-asian="Calibri2"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fo:hyphenation-keep="page" loext:hyphenation-keep-type="column" style:writing-mode="lr-tb"/>
      <style:text-properties style:use-window-font-color="true" loext:opacity="0%" style:font-name="Calibri1" fo:font-family="Calibri" style:font-family-generic="roman" style:font-pitch="variable" fo:font-size="12pt" fo:language="it" fo:country="IT" style:letter-kerning="false" style:font-name-asian="Calibri2" style:font-family-asian="Calibr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Footnote" style:family="paragraph" style:parent-style-name="Standard" loext:linked-style-name="Testo_20_nota_20_a_20_piè_20_di_20_pagina_20_Carattere" style:class="extra"/>
    <style:style style:name="List_20_Paragraph" style:display-name="List Paragraph" style:family="paragraph" style:parent-style-name="Standard">
      <style:paragraph-properties fo:margin-left="1.27cm" fo:margin-top="0cm" fo:margin-bottom="0cm" style:contextual-spacing="true"/>
    </style:style>
    <style:style style:name="Document_20_Map" style:display-name="Document Map" style:family="paragraph" style:parent-style-name="Standard" loext:linked-style-name="Mappa_20_documento_20_Carattere">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Intestazione_20_Carattere" style:class="extra">
      <style:paragraph-properties>
        <style:tab-stops>
          <style:tab-stop style:position="8.5cm" style:type="center"/>
          <style:tab-stop style:position="17cm" style:type="right"/>
        </style:tab-stops>
      </style:paragraph-properties>
    </style:style>
    <style:style style:name="Footer" style:family="paragraph" style:parent-style-name="Standard" loext:linked-style-name="Piè_20_di_20_pagina_20_Carattere" style:class="extra">
      <style:paragraph-properties>
        <style:tab-stops>
          <style:tab-stop style:position="8.5cm" style:type="center"/>
          <style:tab-stop style:position="17cm" style:type="right"/>
        </style:tab-stops>
      </style:paragraph-properties>
    </style:style>
    <style:style style:name="Normal_20__28_Web_29_" style:display-name="Normal (Web)" style:family="paragraph" style:parent-style-name="Standard">
      <style:paragraph-properties fo:margin-top="0.494cm" fo:margin-bottom="0.494cm" style:contextual-spacing="false"/>
      <style:text-properties style:font-name="Times New Roman" fo:font-family="'Times New Roman'" style:font-family-generic="roman" style:font-pitch="variable"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Placeholder_20_Text" style:display-name="Placeholder Text" style:family="text" style:parent-style-name="Default_20_Paragraph_20_Font">
      <style:text-properties fo:color="#808080" loext:opacity="100%"/>
    </style:style>
    <style:style style:name="Testo_20_nota_20_a_20_piè_20_di_20_pagina_20_Carattere" style:display-name="Testo nota a piè di pagina Carattere" style:family="text" style:parent-style-name="Default_20_Paragraph_20_Font" loext:linked-style-name="Footnot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Mappa_20_documento_20_Carattere" style:display-name="Mappa documento Carattere" style:family="text" style:parent-style-name="Default_20_Paragraph_20_Font" loext:linked-style-name="Document_20_Map">
      <style:text-properties style:font-name="Times New Roman" fo:font-family="'Times New Roman'" style:font-family-generic="roman" style:font-pitch="variable" style:font-name-complex="Times New Roman1" style:font-family-complex="'Times New Roman'"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808080" loext:opacity="100%" fo:background-color="#e6e6e6"/>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Intestazione_20_Carattere" style:display-name="Intestazione Carattere" style:family="text" style:parent-style-name="Default_20_Paragraph_20_Font" loext:linked-style-name="Header"/>
    <style:style style:name="Piè_20_di_20_pagina_20_Carattere" style:display-name="Piè di pagina Carattere" style:family="text" style:parent-style-name="Default_20_Paragraph_20_Font" loext:linked-style-name="Footer"/>
    <style:style style:name="Numbering_20_Symbols" style:display-name="Numbering Symbols" style:family="text"/>
    <style:style style:name="ListLabel_20_1" style:display-name="ListLabel 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 style:display-name="ListLabel 3" style:family="text">
      <style:text-properties style:font-name="Calibri" fo:font-family="Calibri" style:font-pitch="variable" style:font-name-complex="Wingdings" style:font-family-complex="Wingdings"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Courier New"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font-name-complex="Wingdings" style:font-family-complex="Wingdings"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Courier New"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font-name-complex="Wingdings" style:font-family-complex="Wingdings" style:font-family-generic-complex="system" style:font-pitch-complex="variable"/>
    </style:style>
    <style:style style:name="ListLabel_20_10" style:display-name="ListLabel 1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1" style:display-name="ListLabel 11" style:family="text">
      <style:text-properties style:font-name="Calibri" fo:font-family="Calibri" style:font-pitch="variable" style:font-name-complex="Courier New" style:font-family-complex="'Courier New'" style:font-family-generic-complex="system" style:font-pitch-complex="variable"/>
    </style:style>
    <style:style style:name="ListLabel_20_12" style:display-name="ListLabel 12" style:family="text">
      <style:text-properties style:font-name="Calibri" fo:font-family="Calibri" style:font-pitch="variable" style:font-name-complex="Wingdings" style:font-family-complex="Wingdings" style:font-family-generic-complex="system" style:font-pitch-complex="variable"/>
    </style:style>
    <style:style style:name="ListLabel_20_13" style:display-name="ListLabel 13"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4" style:display-name="ListLabel 14" style:family="text">
      <style:text-properties style:font-name="Calibri" fo:font-family="Calibri" style:font-pitch="variable" style:font-name-complex="Courier New" style:font-family-complex="'Courier New'" style:font-family-generic-complex="system" style:font-pitch-complex="variable"/>
    </style:style>
    <style:style style:name="ListLabel_20_15" style:display-name="ListLabel 15" style:family="text">
      <style:text-properties style:font-name="Calibri" fo:font-family="Calibri" style:font-pitch="variable" style:font-name-complex="Wingdings" style:font-family-complex="Wingdings" style:font-family-generic-complex="system" style:font-pitch-complex="variable"/>
    </style:style>
    <style:style style:name="ListLabel_20_16" style:display-name="ListLabel 16"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17" style:display-name="ListLabel 17" style:family="text">
      <style:text-properties style:font-name="Calibri" fo:font-family="Calibri" style:font-pitch="variable" style:font-name-complex="Courier New" style:font-family-complex="'Courier New'" style:font-family-generic-complex="system" style:font-pitch-complex="variable"/>
    </style:style>
    <style:style style:name="ListLabel_20_18" style:display-name="ListLabel 18" style:family="text">
      <style:text-properties style:font-name="Calibri" fo:font-family="Calibri" style:font-pitch="variable" style:font-name-complex="Wingdings" style:font-family-complex="Wingdings"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47" style:display-name="ListLabel 47" style:family="text">
      <style:text-properties style:font-name="Calibri" fo:font-family="Calibri" style:font-pitch="variable" style:font-name-complex="Courier New"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font-name-complex="Wingdings" style:font-family-complex="Wingdings" style:font-family-generic-complex="system" style:font-pitch-complex="variable"/>
    </style:style>
    <style:style style:name="ListLabel_20_49" style:display-name="ListLabel 49"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alibri" fo:font-family="Calibri" style:font-pitch="variable" style:font-name-complex="Courier New"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alibri" fo:font-family="Calibri" style:font-pitch="variable" style:font-name-complex="Courier New"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font-name-complex="Wingdings" style:font-family-complex="Wingdings" style:font-family-generic-complex="system" style:font-pitch-complex="variable"/>
    </style:style>
    <style:style style:name="ListLabel_20_55" style:display-name="ListLabel 55"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6" style:display-name="ListLabel 56" style:family="text">
      <style:text-properties style:font-name="Calibri" fo:font-family="Calibri" style:font-pitch="variable" style:font-name-complex="Courier New" style:font-family-complex="'Courier New'" style:font-family-generic-complex="system" style:font-pitch-complex="variable"/>
    </style:style>
    <style:style style:name="ListLabel_20_57" style:display-name="ListLabel 57" style:family="text">
      <style:text-properties style:font-name="Calibri" fo:font-family="Calibri" style:font-pitch="variable" style:font-name-complex="Wingdings" style:font-family-complex="Wingdings" style:font-family-generic-complex="system" style:font-pitch-complex="variable"/>
    </style:style>
    <style:style style:name="ListLabel_20_58" style:display-name="ListLabel 58"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9" style:display-name="ListLabel 59" style:family="text">
      <style:text-properties style:font-name="Calibri" fo:font-family="Calibri" style:font-pitch="variable" style:font-name-complex="Courier New" style:font-family-complex="'Courier New'" style:font-family-generic-complex="system" style:font-pitch-complex="variable"/>
    </style:style>
    <style:style style:name="ListLabel_20_60" style:display-name="ListLabel 60" style:family="text">
      <style:text-properties style:font-name="Calibri" fo:font-family="Calibri" style:font-pitch="variable" style:font-name-complex="Wingdings" style:font-family-complex="Wingdings" style:font-family-generic-complex="system" style:font-pitch-complex="variable"/>
    </style:style>
    <style:style style:name="ListLabel_20_61" style:display-name="ListLabel 6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62" style:display-name="ListLabel 62" style:family="text">
      <style:text-properties style:font-name="Calibri" fo:font-family="Calibri" style:font-pitch="variable" style:font-name-complex="Courier New" style:font-family-complex="'Courier New'" style:font-family-generic-complex="system" style:font-pitch-complex="variable"/>
    </style:style>
    <style:style style:name="ListLabel_20_63" style:display-name="ListLabel 63" style:family="text">
      <style:text-properties style:font-name="Calibri" fo:font-family="Calibri" style:font-pitch="variable" style:font-name-complex="Wingdings" style:font-family-complex="Wingdings" style:font-family-generic-complex="system" style:font-pitch-complex="variable"/>
    </style:style>
    <style:style style:name="ListLabel_20_64" style:display-name="ListLabel 6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65" style:display-name="ListLabel 65" style:family="text">
      <style:text-properties style:font-name="Calibri" fo:font-family="Calibri" style:font-pitch="variable" style:font-name-complex="Courier New" style:font-family-complex="'Courier New'" style:font-family-generic-complex="system" style:font-pitch-complex="variable"/>
    </style:style>
    <style:style style:name="ListLabel_20_66" style:display-name="ListLabel 66" style:family="text">
      <style:text-properties style:font-name="Calibri" fo:font-family="Calibri" style:font-pitch="variable" style:font-name-complex="Wingdings" style:font-family-complex="Wingdings" style:font-family-generic-complex="system" style:font-pitch-complex="variable"/>
    </style:style>
    <style:style style:name="ListLabel_20_67" style:display-name="ListLabel 67"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68" style:display-name="ListLabel 68" style:family="text">
      <style:text-properties style:font-name="Calibri" fo:font-family="Calibri" style:font-pitch="variable" style:font-name-complex="Courier New" style:font-family-complex="'Courier New'" style:font-family-generic-complex="system" style:font-pitch-complex="variable"/>
    </style:style>
    <style:style style:name="ListLabel_20_69" style:display-name="ListLabel 69" style:family="text">
      <style:text-properties style:font-name="Calibri" fo:font-family="Calibri" style:font-pitch="variable" style:font-name-complex="Wingdings" style:font-family-complex="Wingdings" style:font-family-generic-complex="system" style:font-pitch-complex="variable"/>
    </style:style>
    <style:style style:name="ListLabel_20_70" style:display-name="ListLabel 7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71" style:display-name="ListLabel 71" style:family="text">
      <style:text-properties style:font-name="Calibri" fo:font-family="Calibri" style:font-pitch="variable" style:font-name-complex="Courier New" style:font-family-complex="'Courier New'" style:font-family-generic-complex="system" style:font-pitch-complex="variable"/>
    </style:style>
    <style:style style:name="ListLabel_20_72" style:display-name="ListLabel 72" style:family="text">
      <style:text-properties style:font-name="Calibri" fo:font-family="Calibri" style:font-pitch="variable" style:font-name-complex="Wingdings"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Courier" fo:font-family="Courier" style:font-pitch="variable" fo:font-size="9pt" fo:language="en" fo:country="US" style:font-size-asian="9pt" style:font-name-complex="Times New Roman1" style:font-family-complex="'Times New Roman'" style:font-family-generic-complex="system" style:font-pitch-complex="variable" style:font-size-complex="9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1.905cm"/>
        </style:list-level-properties>
        <style:text-properties fo:font-family="Symbol" style:font-style-name="Regular" style:font-pitch="variable"/>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4.311cm"/>
        </style:list-level-properties>
        <style:text-properties fo:font-family="Wingding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8.121cm"/>
        </style:list-level-properties>
        <style:text-properties fo:font-family="Wingding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931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7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44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114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84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5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924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94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6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311cm"/>
        </style:list-level-properties>
        <style:text-properties fo:font-family="Wingdings" style:font-style-name="Regular" style:font-pitch="variable"/>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121cm"/>
        </style:list-level-properties>
        <style:text-properties fo:font-family="Wingdings" style:font-style-name="Regular" style:font-pitch="variable"/>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931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771cm"/>
        </style:list-level-properties>
        <style:text-properties fo:font-family="Symbol" style:font-style-name="Regular" style:font-pitch="variable"/>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041cm"/>
        </style:list-level-properties>
        <style:text-properties fo:font-family="'Courier New'" style:font-style-name="Regular" style:font-pitch="fixed"/>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4.311cm"/>
        </style:list-level-properties>
        <style:text-properties fo:font-family="Wingding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581cm"/>
        </style:list-level-properties>
        <style:text-properties fo:font-family="Symbol" style:font-style-name="Regular" style:font-pitch="variable"/>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851cm"/>
        </style:list-level-properties>
        <style:text-properties fo:font-family="'Courier New'" style:font-style-name="Regular" style:font-pitch="fixed"/>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121cm"/>
        </style:list-level-properties>
        <style:text-properties fo:font-family="Wingding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9.391cm"/>
        </style:list-level-properties>
        <style:text-properties fo:font-family="Symbol" style:font-style-name="Regular" style:font-pitch="variable"/>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661cm"/>
        </style:list-level-properties>
        <style:text-properties fo:font-family="'Courier New'" style:font-style-name="Regular" style:font-pitch="fixed"/>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931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prefix="("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
        <style:list-level-properties text:list-level-position-and-space-mode="label-alignment">
          <style:list-level-label-alignment text:label-followed-by="nothing"/>
        </style:list-level-properties>
      </text:list-level-style-number>
      <text:list-level-style-number text:level="2" text:style-name="ListLabel_20_92" loext:num-list-format="%2%" style:num-format="">
        <style:list-level-properties text:list-level-position-and-space-mode="label-alignment">
          <style:list-level-label-alignment text:label-followed-by="nothing"/>
        </style:list-level-properties>
      </text:list-level-style-number>
      <text:list-level-style-number text:level="3" text:style-name="ListLabel_20_93" loext:num-list-format="%3%" style:num-format="">
        <style:list-level-properties text:list-level-position-and-space-mode="label-alignment">
          <style:list-level-label-alignment text:label-followed-by="nothing"/>
        </style:list-level-properties>
      </text:list-level-style-number>
      <text:list-level-style-number text:level="4" text:style-name="ListLabel_20_94" loext:num-list-format="%4%" style:num-format="">
        <style:list-level-properties text:list-level-position-and-space-mode="label-alignment">
          <style:list-level-label-alignment text:label-followed-by="nothing"/>
        </style:list-level-properties>
      </text:list-level-style-number>
      <text:list-level-style-number text:level="5" text:style-name="ListLabel_20_95" loext:num-list-format="%5%" style:num-format="">
        <style:list-level-properties text:list-level-position-and-space-mode="label-alignment">
          <style:list-level-label-alignment text:label-followed-by="nothing"/>
        </style:list-level-properties>
      </text:list-level-style-number>
      <text:list-level-style-number text:level="6" text:style-name="ListLabel_20_96" loext:num-list-format="%6%" style:num-format="">
        <style:list-level-properties text:list-level-position-and-space-mode="label-alignment">
          <style:list-level-label-alignment text:label-followed-by="nothing"/>
        </style:list-level-properties>
      </text:list-level-style-number>
      <text:list-level-style-number text:level="7" text:style-name="ListLabel_20_97" loext:num-list-format="%7%" style:num-format="">
        <style:list-level-properties text:list-level-position-and-space-mode="label-alignment">
          <style:list-level-label-alignment text:label-followed-by="nothing"/>
        </style:list-level-properties>
      </text:list-level-style-number>
      <text:list-level-style-number text:level="8" text:style-name="ListLabel_20_98" loext:num-list-format="%8%" style:num-format="">
        <style:list-level-properties text:list-level-position-and-space-mode="label-alignment">
          <style:list-level-label-alignment text:label-followed-by="nothing"/>
        </style:list-level-properties>
      </text:list-level-style-number>
      <text:list-level-style-number text:level="9" text:style-name="ListLabel_20_9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prefix="(" style:num-suffix=")" style:num-format="1">
        <style:list-level-properties text:list-level-position-and-space-mode="label-alignment">
          <style:list-level-label-alignment text:label-followed-by="listtab" fo:text-indent="-0.7cm" fo:margin-left="0.801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9" number:language="en" number:country="US">
      <number:day/>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style:style>
    <style:style style:name="MT1" style:family="text">
      <style:text-properties fo:language="en" fo:country="US"/>
    </style:style>
    <style:page-layout style:name="Mpm1">
      <style:page-layout-properties fo:page-width="21.001cm" fo:page-height="29.7cm" style:num-format="1" style:print-orientation="portrait" fo:margin-top="0cm" fo:margin-bottom="0cm" fo:margin-left="0.63cm" fo:margin-right="0.64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3cm" fo:margin-left="0cm" fo:margin-right="0cm" fo:margin-bottom="0.529cm" style:dynamic-spacing="true"/>
      </style:header-style>
      <style:footer-style>
        <style:header-footer-properties fo:min-height="1.439cm" fo:margin-left="0cm" fo:margin-right="0cm" fo:margin-top="1.33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
      </style:header>
      <style:footer>
        <text:p text:style-name="MP2" loext:marker-style-name="MT1"/>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8-01-25T00:51:00</meta:creation-date>
    <meta:initial-creator>Enrico Franconi</meta:initial-creator>
    <dc:language>en-AU</dc:language>
    <meta:print-date>2025-04-09T10:02:46.644292080</meta:print-date>
    <dc:date>2025-04-19T12:08:03.685267000</dc:date>
    <meta:editing-cycles>1611</meta:editing-cycles>
    <meta:editing-duration>P22DT22H57M59S</meta:editing-duration>
    <meta:generator>LibreOffice/25.2.2.2$MacOSX_X86_64 LibreOffice_project/7370d4be9e3cf6031a51beef54ff3bda878e3fac</meta:generator>
    <meta:document-statistic meta:table-count="35" meta:image-count="0" meta:object-count="94" meta:page-count="10" meta:paragraph-count="306" meta:word-count="3289" meta:character-count="20282" meta:non-whitespace-character-count="17186"/>
    <meta:user-defined meta:name="AppVersion">15.0000</meta:user-defined>
    <meta:user-defined meta:name="Company">University of Bozen-Bolzano</meta:user-defined>
    <meta:template xlink:type="simple" xlink:actuate="onRequest" xlink:title="Normal.dotm" xlink:href=""/>
  </office:meta>
</office:document-meta>
</file>

<file path=Object 1/content.xml><?xml version="1.0" encoding="utf-8"?>
<math xmlns="http://www.w3.org/1998/Math/MathML" display="block">
  <semantics>
    <mi>β</mi>
    <annotation encoding="StarMath 5.0">β</annotation>
  </semantics>
</math>
</file>

<file path=Object 10/content.xml><?xml version="1.0" encoding="utf-8"?>
<math xmlns="http://www.w3.org/1998/Math/MathML" display="block">
  <semantics>
    <mrow>
      <mi>¬</mi>
      <mtext/>
      <mrow>
        <mtext> </mtext>
        <mo stretchy="false">&gt;</mo>
        <mtext> </mtext>
      </mrow>
      <mi>∧</mi>
      <mrow>
        <mtext> </mtext>
        <mo stretchy="false">&gt;</mo>
        <mtext> </mtext>
      </mrow>
      <mi>∨</mi>
      <mrow>
        <mtext> </mtext>
        <mo stretchy="false">&gt;</mo>
        <mtext> </mtext>
      </mrow>
      <mi>→</mi>
      <mtext> </mtext>
    </mrow>
    <annotation encoding="StarMath 5.0">¬ "" " " &gt; " " ∧ " " &gt; " " ∨ " " &gt; " " → " "</annotation>
  </semantics>
</math>
</file>

<file path=Object 100/content.xml><?xml version="1.0" encoding="utf-8"?>
<math xmlns="http://www.w3.org/1998/Math/MathML" display="block">
  <semantics>
    <mstyle mathcolor="#2E8B57">
      <mstyle mathsize="10pt">
        <mrow>
          <mtext>f</mtext>
          <mo stretchy="false">(</mo>
          <msubsup>
            <mi mathvariant="italic">TERM</mi>
            <mrow/>
            <mtext>↪</mtext>
          </msubsup>
          <mtext>... </mtext>
          <msubsup>
            <mi mathvariant="italic">TERM</mi>
            <mrow>
              <msub>
                <mi>α</mi>
                <mi>F</mi>
              </msub>
              <mo stretchy="false">(</mo>
              <mtext>f</mtext>
              <mo stretchy="false">)</mo>
            </mrow>
            <mtext>↪</mtext>
          </msubsup>
          <mo stretchy="false">)</mo>
        </mrow>
      </mstyle>
    </mstyle>
    <annotation encoding="StarMath 5.0">color seagreen size 10 {
"f" \(TERM rsub{} rsup "↪" "... " TERM rsub {α rsub F \("f"\)} rsup "↪" \)
}</annotation>
  </semantics>
</math>
</file>

<file path=Object 101/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102/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103/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104/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11/content.xml><?xml version="1.0" encoding="utf-8"?>
<math xmlns="http://www.w3.org/1998/Math/MathML" display="block">
  <semantics>
    <msub>
      <mi>l</mi>
      <mi>P</mi>
    </msub>
    <annotation encoding="StarMath 5.0">{l} rsub {P}</annotation>
  </semantics>
</math>
</file>

<file path=Object 12/content.xml><?xml version="1.0" encoding="utf-8"?>
<math xmlns="http://www.w3.org/1998/Math/MathML" display="block">
  <semantics>
    <msub>
      <mi>γ</mi>
      <mi>V</mi>
    </msub>
    <annotation encoding="StarMath 5.0">{γ} rsub {V}</annotation>
  </semantics>
</math>
</file>

<file path=Object 13/content.xml><?xml version="1.0" encoding="utf-8"?>
<math xmlns="http://www.w3.org/1998/Math/MathML" display="block">
  <semantics>
    <mi mathvariant="italic">𝓖</mi>
    <annotation encoding="StarMath 5.0">𝓖</annotation>
  </semantics>
</math>
</file>

<file path=Object 14/content.xml><?xml version="1.0" encoding="utf-8"?>
<math xmlns="http://www.w3.org/1998/Math/MathML" display="block">
  <semantics>
    <msup>
      <mrow>
        <mo stretchy="false">(</mo>
        <mi>∙</mi>
        <mo stretchy="false">)</mo>
      </mrow>
      <mtext>*</mtext>
    </msup>
    <annotation encoding="StarMath 5.0">{\( ∙ \)} rsup "*"</annotation>
  </semantics>
</math>
</file>

<file path=Object 15/content.xml><?xml version="1.0" encoding="utf-8"?>
<math xmlns="http://www.w3.org/1998/Math/MathML" display="block">
  <semantics>
    <mrow>
      <mo stretchy="false">∀</mo>
      <msup>
        <mi>x</mi>
        <mi>'</mi>
      </msup>
      <msup>
        <mi>y</mi>
        <mi>'</mi>
      </msup>
      <mi>.</mi>
      <msup>
        <mtext>P</mtext>
        <mtext>*</mtext>
      </msup>
      <msup>
        <mi>x</mi>
        <mi>'</mi>
      </msup>
      <msup>
        <mi>y</mi>
        <mi>'</mi>
      </msup>
      <mi>↔</mi>
      <msub>
        <mtext>lfp</mtext>
        <mrow>
          <mtext>Q</mtext>
          <mi>,</mi>
          <mi mathvariant="italic">xy</mi>
        </mrow>
      </msub>
      <mrow>
        <mo fence="true" form="prefix" stretchy="true">(</mo>
        <mrow>
          <mrow>
            <mtext>P</mtext>
            <mrow>
              <mi mathvariant="italic">xy</mi>
              <mo stretchy="false">∨</mo>
              <mrow>
                <mo fence="true" form="prefix" stretchy="true">(</mo>
                <mrow>
                  <mrow>
                    <mo stretchy="false">∃</mo>
                    <mi>z</mi>
                    <mi>.</mi>
                    <mtext>Q</mtext>
                    <mrow>
                      <mi mathvariant="italic">xz</mi>
                      <mo stretchy="false">∧</mo>
                      <mtext>P</mtext>
                    </mrow>
                    <mi mathvariant="italic">zy</mi>
                  </mrow>
                </mrow>
                <mo fence="true" form="postfix" stretchy="true">)</mo>
              </mrow>
            </mrow>
          </mrow>
        </mrow>
        <mo fence="true" form="postfix" stretchy="true">)</mo>
      </mrow>
      <msup>
        <mi>x</mi>
        <mi>'</mi>
      </msup>
      <msup>
        <mi>y</mi>
        <mi>'</mi>
      </msup>
    </mrow>
    <annotation encoding="StarMath 5.0">forall {x} rsup {'} {y} rsup {'} . {"P"} rsup {"*"} {x} rsup {'} {y} rsup {'}
↔ {"lfp"} rsub {"Q" , xy} left( "P" xy or left (exists z . "Q" xz and "P" zy right ) right) {x} rsup {'} {y} rsup {'}</annotation>
  </semantics>
</math>
</file>

<file path=Object 16/content.xml><?xml version="1.0" encoding="utf-8"?>
<math xmlns="http://www.w3.org/1998/Math/MathML" display="block">
  <semantics>
    <mrow>
      <mo fence="true" form="prefix" stretchy="true">(</mo>
      <mrow>
        <mrow>
          <mi>∀</mi>
          <mi>x</mi>
          <mi>.</mi>
          <msub>
            <mi>T</mi>
            <mn>1</mn>
          </msub>
          <mo stretchy="false">(</mo>
          <mi>x</mi>
          <mo stretchy="false">)</mo>
          <mi>→</mi>
          <mi>¬</mi>
          <msub>
            <mi>T</mi>
            <mn>2</mn>
          </msub>
          <mo stretchy="false">(</mo>
          <mi>x</mi>
          <mo stretchy="false">)</mo>
        </mrow>
      </mrow>
      <mo fence="true" form="postfix" stretchy="true">)</mo>
    </mrow>
    <annotation encoding="StarMath 5.0">left (∀ x . {T} rsub {1} \( x \) → ¬ {T} rsub {2} \( x \) right )</annotation>
  </semantics>
</math>
</file>

<file path=Object 17/content.xml><?xml version="1.0" encoding="utf-8"?>
<math xmlns="http://www.w3.org/1998/Math/MathML" display="block">
  <semantics>
    <mrow>
      <mi>Φ</mi>
      <mi>⊨</mi>
      <mrow>
        <mo fence="true" form="prefix" stretchy="true">(</mo>
        <mrow>
          <mrow>
            <mi>∀</mi>
            <mi>x</mi>
            <mi>.</mi>
            <msub>
              <mi>T</mi>
              <mn>1</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i>∧</mi>
      <mrow>
        <mo fence="true" form="prefix" stretchy="true">(</mo>
        <mrow>
          <mrow>
            <mi>∀</mi>
            <mi>x</mi>
            <mi>.</mi>
            <msub>
              <mi>T</mi>
              <mn>2</mn>
            </msub>
            <mrow>
              <mo fence="true" form="prefix" stretchy="true">(</mo>
              <mrow>
                <mi>x</mi>
              </mrow>
              <mo fence="true" form="postfix" stretchy="true">)</mo>
            </mrow>
            <mi>→</mi>
            <mi>T</mi>
            <mrow>
              <mo fence="true" form="prefix" stretchy="true">(</mo>
              <mrow>
                <mi>x</mi>
              </mrow>
              <mo fence="true" form="postfix" stretchy="true">)</mo>
            </mrow>
          </mrow>
        </mrow>
        <mo fence="true" form="postfix" stretchy="true">)</mo>
      </mrow>
    </mrow>
    <annotation encoding="StarMath 5.0">Φ ⊨ left (∀ x . {T} rsub {1} left (x right ) → T left (x right ) right ) ∧ left (∀ x . {T} rsub {2} left (x right ) → T left (x right ) right )</annotation>
  </semantics>
</math>
</file>

<file path=Object 18/content.xml><?xml version="1.0" encoding="utf-8"?>
<math xmlns="http://www.w3.org/1998/Math/MathML" display="block">
  <semantics>
    <msubsup>
      <mtext>P</mtext>
      <mi>j</mi>
      <mrow>
        <mtext>ID-</mtext>
        <msub>
          <mi>s</mi>
          <mi>i</mi>
        </msub>
      </mrow>
    </msubsup>
    <annotation encoding="StarMath 5.0">{"P"} rsub {j} rsup {"ID-" {s} rsub {i}}</annotation>
  </semantics>
</math>
</file>

<file path=Object 19/content.xml><?xml version="1.0" encoding="utf-8"?>
<math xmlns="http://www.w3.org/1998/Math/MathML" display="block">
  <semantics>
    <mrow>
      <msubsup>
        <mtext>P</mtext>
        <mn>1</mn>
        <mrow>
          <mtext>ID-</mtext>
          <msub>
            <mi>s</mi>
            <mn>1</mn>
          </msub>
        </mrow>
      </msubsup>
      <mi>∪</mi>
      <mi>…</mi>
      <mi>∪</mi>
      <msubsup>
        <mtext>P</mtext>
        <msub>
          <mi>m</mi>
          <mn>1</mn>
        </msub>
        <mrow>
          <mtext>ID-</mtext>
          <msub>
            <mi>s</mi>
            <mn>1</mn>
          </msub>
        </mrow>
      </msubsup>
      <mi>∪</mi>
      <mi>…</mi>
      <mi>∪</mi>
      <msubsup>
        <mtext>P</mtext>
        <mn>1</mn>
        <mrow>
          <mtext>ID-</mtext>
          <msub>
            <mi>s</mi>
            <mi>k</mi>
          </msub>
        </mrow>
      </msubsup>
      <mi>∪</mi>
      <mi>…</mi>
      <mi>∪</mi>
      <msubsup>
        <mtext>P</mtext>
        <msub>
          <mi>m</mi>
          <mi>k</mi>
        </msub>
        <mrow>
          <mtext>ID-</mtext>
          <msub>
            <mi>s</mi>
            <mi>k</mi>
          </msub>
        </mrow>
      </msubsup>
    </mrow>
    <annotation encoding="StarMath 5.0">{"P"} rsub {1} rsup {"ID-" {s} rsub {1}} ∪ … ∪ {"P"} rsub {{m} rsub {1}} rsup {"ID-" {s} rsub {1}} ∪ … ∪ {"P"} rsub {1} rsup {"ID-" {s} rsub {k}} ∪ … ∪ {"P"} rsub {{m} rsub {k}} rsup {"ID-" {s} rsub {k}}</annotation>
  </semantics>
</math>
</file>

<file path=Object 2/content.xml><?xml version="1.0" encoding="utf-8"?>
<math xmlns="http://www.w3.org/1998/Math/MathML" display="block">
  <semantics>
    <mi>β</mi>
    <annotation encoding="StarMath 5.0">β</annotation>
  </semantics>
</math>
</file>

<file path=Object 20/content.xml><?xml version="1.0" encoding="utf-8"?>
<math xmlns="http://www.w3.org/1998/Math/MathML" display="block">
  <semantics>
    <mstyle mathcolor="#4B0082">
      <mstyle mathsize="10pt">
        <mrow>
          <msub>
            <mi>i</mi>
            <mn>1</mn>
          </msub>
          <mtext>...</mtext>
          <msub>
            <mi>i</mi>
            <mrow>
              <mi>α</mi>
              <mo stretchy="false">(</mo>
              <mi>P</mi>
              <mo stretchy="false">)</mo>
            </mrow>
          </msub>
        </mrow>
      </mstyle>
    </mstyle>
    <annotation encoding="StarMath 5.0">color indigo size 10 {
i rsub 1 "..." i rsub {α\(P\)}
}</annotation>
  </semantics>
</math>
</file>

<file path=Object 21/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22/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b>
            <mi>T</mi>
            <mn>1</mn>
          </msub>
          <mrow>
            <msub>
              <mi>x</mi>
              <mn>1</mn>
            </msub>
            <mo stretchy="false">∧</mo>
            <mi>…</mi>
            <mo stretchy="false">∧</mo>
            <msub>
              <mi>T</mi>
              <mrow>
                <mi>α</mi>
                <mo stretchy="false">(</mo>
                <mi>P</mi>
                <mo stretchy="false">)</mo>
              </mrow>
            </msub>
          </mrow>
          <msub>
            <mi>x</mi>
            <mrow>
              <mi>α</mi>
              <mo stretchy="false">(</mo>
              <mi>P</mi>
              <mo stretchy="false">)</mo>
            </mrow>
          </msub>
        </mrow>
      </mstyle>
    </mstyle>
    <annotation encoding="StarMath 5.0">color seagreen size 10 {
forall x rsub 1 … x rsub {α\(P\)} . P x rsub 1 … x rsub {α\(P\)}
drarrow  T rsub 1 x rsub 1
  and …
  and T rsub {α\(P\)} x rsub {α\(P\)}
}</annotation>
  </semantics>
</math>
</file>

<file path=Object 23/content.xml><?xml version="1.0" encoding="utf-8"?>
<math xmlns="http://www.w3.org/1998/Math/MathML" display="block">
  <semantics>
    <mstyle mathcolor="#2E8B57">
      <mstyle mathsize="10pt">
        <mrow>
          <mi mathvariant="italic">permitted</mi>
          <mi>R</mi>
          <mi>x</mi>
          <mi>←</mi>
          <mrow>
            <mi>x</mi>
            <mo stretchy="false">=</mo>
            <msub>
              <mi>d</mi>
              <mi>R</mi>
            </msub>
          </mrow>
        </mrow>
      </mstyle>
    </mstyle>
    <annotation encoding="StarMath 5.0">color seagreen size 10 { permitted R x ← x = {d} rsub {R} }
</annotation>
  </semantics>
</math>
</file>

<file path=Object 24/content.xml><?xml version="1.0" encoding="utf-8"?>
<math xmlns="http://www.w3.org/1998/Math/MathML" display="block">
  <semantics>
    <mstyle mathcolor="#2E8B57">
      <mstyle mathsize="10pt">
        <mrow>
          <mi mathvariant="italic">permitted</mi>
          <mi>R</mi>
          <mi>x</mi>
          <mi>←</mi>
          <mi>x</mi>
          <mi>≥</mi>
          <msub>
            <mi>d</mi>
            <mi>R</mi>
          </msub>
        </mrow>
      </mstyle>
    </mstyle>
    <annotation encoding="StarMath 5.0">color seagreen size 10 { permitted R x ← x ≥ {d} rsub {R} }</annotation>
  </semantics>
</math>
</file>

<file path=Object 25/content.xml><?xml version="1.0" encoding="utf-8"?>
<math xmlns="http://www.w3.org/1998/Math/MathML" display="block">
  <semantics>
    <mstyle mathcolor="#2E8B57">
      <mstyle mathsize="10pt">
        <mrow>
          <mi mathvariant="italic">permitted</mi>
          <mi>R</mi>
          <mi>x</mi>
          <mi>←</mi>
          <mi>x</mi>
          <mi>≤</mi>
          <msub>
            <mi>e</mi>
            <mi>R</mi>
          </msub>
        </mrow>
      </mstyle>
    </mstyle>
    <annotation encoding="StarMath 5.0">color seagreen size 10 { permitted R x ← x ≤ {e} rsub {R} }</annotation>
  </semantics>
</math>
</file>

<file path=Object 26/content.xml><?xml version="1.0" encoding="utf-8"?>
<math xmlns="http://www.w3.org/1998/Math/MathML" display="block">
  <semantics>
    <mstyle mathcolor="#2E8B57">
      <mstyle mathsize="10pt">
        <mrow>
          <mi mathvariant="italic">permitted</mi>
          <mi>R</mi>
          <mi>x</mi>
          <mi>←</mi>
          <mi>x</mi>
          <mi>≥</mi>
          <msub>
            <mi>d</mi>
            <mi>R</mi>
          </msub>
          <mi>∧</mi>
          <mi>x</mi>
          <mi>≤</mi>
          <msub>
            <mi>e</mi>
            <mi>R</mi>
          </msub>
        </mrow>
      </mstyle>
    </mstyle>
    <annotation encoding="StarMath 5.0">color seagreen size 10 { permitted R x ← x ≥ {d} rsub {R} ∧ x ≤ {e} rsub {R} }
</annotation>
  </semantics>
</math>
</file>

<file path=Object 27/content.xml><?xml version="1.0" encoding="utf-8"?>
<math xmlns="http://www.w3.org/1998/Math/MathML" display="block">
  <semantics>
    <mstyle mathcolor="#4B0082">
      <mstyle mathsize="10pt">
        <mrow>
          <mo stretchy="false">(</mo>
          <msub>
            <mi>i</mi>
            <mn>1</mn>
          </msub>
          <mtext>...</mtext>
          <msub>
            <mi>i</mi>
            <mrow>
              <mi>α</mi>
              <mo stretchy="false">(</mo>
              <mi>P</mi>
              <mo stretchy="false">)</mo>
            </mrow>
          </msub>
          <mo stretchy="false">)</mo>
          <mtext>=</mtext>
          <mo stretchy="false">(</mo>
          <mn>1</mn>
          <mtext>...</mtext>
          <mi>α</mi>
          <mo stretchy="false">(</mo>
          <mi>P</mi>
          <mo stretchy="false">)</mo>
          <mo stretchy="false">)</mo>
        </mrow>
      </mstyle>
    </mstyle>
    <annotation encoding="StarMath 5.0">color indigo size 10 {
\( i rsub 1 "..." i rsub {α\(P\)} \) "=" \(1 "..." α\(P\) \)
}
</annotation>
  </semantics>
</math>
</file>

<file path=Object 28/content.xml><?xml version="1.0" encoding="utf-8"?>
<math xmlns="http://www.w3.org/1998/Math/MathML" display="block">
  <semantics>
    <mstyle mathcolor="#2E8B57">
      <mstyle mathsize="10pt">
        <msub>
          <mi>i</mi>
          <mi>j</mi>
        </msub>
      </mstyle>
    </mstyle>
    <annotation encoding="StarMath 5.0">color seagreen size 10 { {i} rsub {j} }</annotation>
  </semantics>
</math>
</file>

<file path=Object 29/content.xml><?xml version="1.0" encoding="utf-8"?>
<math xmlns="http://www.w3.org/1998/Math/MathML" display="block">
  <semantics>
    <mstyle mathcolor="#2E8B57">
      <mstyle mathsize="10pt">
        <mrow>
          <mo stretchy="false">∀</mo>
          <mi>x</mi>
          <mi>.</mi>
          <mi mathvariant="italic">Tx</mi>
          <mo stretchy="false">⇒</mo>
          <mo stretchy="false">∃</mo>
          <msub>
            <mi>y</mi>
            <mn>1</mn>
          </msub>
          <mi>…</mi>
          <msub>
            <mi>y</mi>
            <mrow>
              <mi>α</mi>
              <mo stretchy="false">(</mo>
              <msub>
                <mi>P</mi>
                <mn>1</mn>
              </msub>
              <mo stretchy="false">)</mo>
            </mrow>
          </msub>
          <mi>.</mi>
          <mo stretchy="false">(</mo>
          <msub>
            <mi>P</mi>
            <mn>1</mn>
          </msub>
          <msub>
            <mi>y</mi>
            <mn>1</mn>
          </msub>
          <mi>…</mi>
          <mrow>
            <mrow>
              <msub>
                <mi>y</mi>
                <mrow>
                  <mi>α</mi>
                  <mo stretchy="false">(</mo>
                  <msub>
                    <mi>P</mi>
                    <mn>1</mn>
                  </msub>
                  <mo stretchy="false">)</mo>
                </mrow>
              </msub>
              <mo stretchy="false">∧</mo>
              <mi>x</mi>
            </mrow>
            <mo stretchy="false">=</mo>
            <msub>
              <mi>y</mi>
              <msub>
                <mi>i</mi>
                <mn>1</mn>
              </msub>
            </msub>
          </mrow>
          <mo stretchy="false">)</mo>
          <mrow>
            <mtext> </mtext>
            <mo stretchy="false">∨</mo>
            <mtext> </mtext>
          </mrow>
          <mn>...</mn>
          <mrow>
            <mtext> </mtext>
            <mo stretchy="false">∨</mo>
            <mtext> </mtext>
          </mrow>
          <mo stretchy="false">∃</mo>
          <msub>
            <mi>y</mi>
            <mn>1</mn>
          </msub>
          <mi>…</mi>
          <msub>
            <mi>y</mi>
            <mrow>
              <mi>α</mi>
              <mo stretchy="false">(</mo>
              <msub>
                <mi>P</mi>
                <mi>m</mi>
              </msub>
              <mo stretchy="false">)</mo>
            </mrow>
          </msub>
          <mi>.</mi>
          <mo stretchy="false">(</mo>
          <msub>
            <mi>P</mi>
            <mi>m</mi>
          </msub>
          <msub>
            <mi>y</mi>
            <mn>1</mn>
          </msub>
          <mi>…</mi>
          <mrow>
            <mrow>
              <msub>
                <mi>y</mi>
                <mrow>
                  <mi>α</mi>
                  <mo stretchy="false">(</mo>
                  <msub>
                    <mi>P</mi>
                    <mi>m</mi>
                  </msub>
                  <mo stretchy="false">)</mo>
                </mrow>
              </msub>
              <mo stretchy="false">∧</mo>
              <mi>x</mi>
            </mrow>
            <mo stretchy="false">=</mo>
            <msub>
              <mi>y</mi>
              <msub>
                <mi>i</mi>
                <mi>m</mi>
              </msub>
            </msub>
          </mrow>
          <mo stretchy="false">)</mo>
        </mrow>
      </mstyle>
    </mstyle>
    <annotation encoding="StarMath 5.0">color seagreen size 10 {
forall x . Tx
drarrow exists y rsub 1 … y rsub {α\(P rsub 1\)} .
    \(P rsub 1 y rsub 1 … y rsub {α\(P rsub 1\)} and x = y rsub {i rsub 1} \)
  " " or " " ...
  " " or " " exists y rsub 1 … y rsub {α\(P rsub m\)} .
    \(P rsub m y rsub 1 … y rsub {α\(P rsub m\)} and x = y rsub {i rsub m} \)
}</annotation>
  </semantics>
</math>
</file>

<file path=Object 3/content.xml><?xml version="1.0" encoding="utf-8"?>
<math xmlns="http://www.w3.org/1998/Math/MathML" display="block">
  <semantics>
    <mi>β</mi>
    <annotation encoding="StarMath 5.0">β</annotation>
  </semantics>
</math>
</file>

<file path=Object 30/content.xml><?xml version="1.0" encoding="utf-8"?>
<math xmlns="http://www.w3.org/1998/Math/MathML" display="block">
  <semantics>
    <mstyle mathcolor="#2E8B57">
      <mstyle mathsize="10pt">
        <mrow>
          <mi mathvariant="italic">λx</mi>
          <mi>.</mi>
          <mrow>
            <mi>x</mi>
            <mo stretchy="false">=</mo>
            <mrow>
              <msub>
                <mi>d</mi>
                <mn>1</mn>
              </msub>
              <mo stretchy="false">∨</mo>
              <mn>...</mn>
              <mo stretchy="false">∨</mo>
              <mi>x</mi>
            </mrow>
            <mo stretchy="false">=</mo>
            <msub>
              <mi>d</mi>
              <mi>n</mi>
            </msub>
          </mrow>
        </mrow>
      </mstyle>
    </mstyle>
    <annotation encoding="StarMath 5.0">color seagreen size 10 {
λx . x = d rsub 1
  or ...
  or x = d rsub n
}</annotation>
  </semantics>
</math>
</file>

<file path=Object 31/content.xml><?xml version="1.0" encoding="utf-8"?>
<math xmlns="http://www.w3.org/1998/Math/MathML" display="block">
  <semantics>
    <mstyle mathcolor="#2E8B57">
      <mstyle mathsize="10pt">
        <mrow>
          <msub>
            <mi mathvariant="italic">λx</mi>
            <mn>1</mn>
          </msub>
          <mtext>...</mtext>
          <msub>
            <mi>x</mi>
            <mi>n</mi>
          </msub>
          <mi>.</mi>
          <mo stretchy="false">∃</mo>
          <mstyle mathvariant="italic">
            <msub>
              <mi mathvariant="italic">var</mi>
              <mn>1</mn>
            </msub>
          </mstyle>
          <mn>...</mn>
          <mstyle mathvariant="italic">
            <msub>
              <mi mathvariant="italic">var</mi>
              <mi>m</mi>
            </msub>
          </mstyle>
          <mi>.</mi>
          <msubsup>
            <mi mathvariant="italic">PATH</mi>
            <mn>1</mn>
            <mtext>↦</mtext>
          </msubsup>
          <mrow>
            <msub>
              <mi>x</mi>
              <mn>1</mn>
            </msub>
            <mo stretchy="false">∧</mo>
            <mtext>...</mtext>
            <mo stretchy="false">∧</mo>
            <msubsup>
              <mi mathvariant="italic">PATH</mi>
              <mi>n</mi>
              <mtext>↦</mtext>
            </msubsup>
          </mrow>
          <msub>
            <mi>x</mi>
            <mi>n</mi>
          </msub>
        </mrow>
      </mstyle>
    </mstyle>
    <annotation encoding="StarMath 5.0">color seagreen size 10 { λx rsub 1 "..." x rsub n .
exists ital var rsub 1 ... ital var rsub m .
PATH rsub 1 rsup "↦" x rsub 1 and "..." and PATH rsub n rsup "↦" x rsub n
}</annotation>
  </semantics>
</math>
</file>

<file path=Object 32/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p>
            <mtext>RELATION</mtext>
            <mstyle mathsize="9pt">
              <mtext>↠</mtext>
            </mstyle>
          </msup>
          <msub>
            <mi>x</mi>
            <mn>1</mn>
          </msub>
          <mn>...</mn>
          <msub>
            <mi>x</mi>
            <mrow>
              <mi>α</mi>
              <mo stretchy="false">(</mo>
              <mi>P</mi>
              <mo stretchy="false">)</mo>
            </mrow>
          </msub>
        </mrow>
      </mstyle>
    </mstyle>
    <annotation encoding="StarMath 5.0">color seagreen size 10 {
forall x rsub 1 ... x rsub {α\(P\)} . P x rsub 1 ... x rsub {α\(P\)}
dlrarrow "RELATION" rsup size 9 "↠" x rsub 1 ... x rsub {α\(P\)}
}
</annotation>
  </semantics>
</math>
</file>

<file path=Object 33/content.xml><?xml version="1.0" encoding="utf-8"?>
<math xmlns="http://www.w3.org/1998/Math/MathML" display="block">
  <semantics>
    <mstyle mathcolor="#4B0082">
      <mstyle mathsize="10pt">
        <msubsup>
          <mtext>P</mtext>
          <mi>m</mi>
          <mtext>ID-s</mtext>
        </msubsup>
      </mstyle>
    </mstyle>
    <annotation encoding="StarMath 5.0">color indigo size 10 { {"P"} rsub {m} rsup {"ID-s"} }
</annotation>
  </semantics>
</math>
</file>

<file path=Object 34/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5/content.xml><?xml version="1.0" encoding="utf-8"?>
<math xmlns="http://www.w3.org/1998/Math/MathML" display="block">
  <semantics>
    <mstyle mathcolor="#2E8B57">
      <mstyle mathsize="10pt">
        <msubsup>
          <mtext>P</mtext>
          <mi>m</mi>
          <mtext>ID-s</mtext>
        </msubsup>
      </mstyle>
    </mstyle>
    <annotation encoding="StarMath 5.0">color seagreen size 10 { {"P"} rsub {m} rsup {"ID-s"} }</annotation>
  </semantics>
</math>
</file>

<file path=Object 36/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geslant p} y rsub 1 … y rsub {α\(P\)} . P y rsub 1 … y rsub {α\(P\)}
  and x rsub {i rsub 1} = y rsub {i rsub 1}
  and …
  and x rsub {i rsub m} = y rsub {i rsub m}
}
</annotation>
  </semantics>
</math>
</file>

<file path=Object 37/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leslant q} y rsub 1 … y rsub {α \(P\)} . P y rsub 1 … y rsub {α\(P\)}
  and x rsub {i rsub 1} = y rsub {i rsub 1}
  and …
  and x rsub {i rsub m} = y rsub {i rsub m}
}
</annotation>
  </semantics>
</math>
</file>

<file path=Object 38/content.xml><?xml version="1.0" encoding="utf-8"?>
<math xmlns="http://www.w3.org/1998/Math/MathML" display="block">
  <semantics>
    <mstyle mathcolor="#2E8B57">
      <mstyle mathsize="10pt">
        <mrow>
          <mo stretchy="false">(</mo>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forall x rsub 1 … x rsub {α\(P\)} . P x rsub 1 … x rsub {α\(P\)}
drarrow exists rsup {"" geslant p} y rsub 1 … y rsub {α\(P\)} . P y rsub 1 … y rsub {α\(P\)}
  and x rsub {i rsub 1} = y rsub {i rsub 1}
  and …
  and x rsub {i rsub m} = y rsub {i rsub m}
\) }</annotation>
  </semantics>
</math>
</file>

<file path=Object 39/content.xml><?xml version="1.0" encoding="utf-8"?>
<math xmlns="http://www.w3.org/1998/Math/MathML" display="block">
  <semantics>
    <mstyle mathcolor="#2E8B57">
      <mstyle mathsize="10pt">
        <mrow>
          <mrow>
            <mtext/>
            <mo stretchy="false">∧</mo>
            <mtext> </mtext>
          </mrow>
          <mo stretchy="false">(</mo>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q</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o stretchy="false">)</mo>
        </mrow>
      </mstyle>
    </mstyle>
    <annotation encoding="StarMath 5.0">color seagreen size 10 {
"" and " " \(
forall x rsub 1 … x rsub {α\(P\)} . P x rsub 1 … x rsub {α\(P\)}
drarrow exists rsup {"" leslant  q} y rsub 1 … y rsub {α\(P\)} . P y rsub 1 … y rsub {α\(P\)}
  and x rsub {i rsub 1} = y rsub {i rsub 1}
  and …
  and x rsub {i rsub m}  = y rsub {i rsub m}
\) }</annotation>
  </semantics>
</math>
</file>

<file path=Object 4/content.xml><?xml version="1.0" encoding="utf-8"?>
<math xmlns="http://www.w3.org/1998/Math/MathML" display="block">
  <semantics>
    <msup>
      <mn>2</mn>
      <mi>D</mi>
    </msup>
    <annotation encoding="StarMath 5.0">{2} ^ {D}</annotation>
  </semantics>
</math>
</file>

<file path=Object 40/content.xml><?xml version="1.0" encoding="utf-8"?>
<math xmlns="http://www.w3.org/1998/Math/MathML" display="block">
  <semantics>
    <mstyle mathcolor="#2E8B57">
      <mstyle mathsize="10pt">
        <mrow>
          <mo stretchy="false">∀</mo>
          <msub>
            <mi>x</mi>
            <mn>1</mn>
          </msub>
          <mi>…</mi>
          <msub>
            <mi>x</mi>
            <mrow>
              <mi>α</mi>
              <mo stretchy="false">(</mo>
              <mi>P</mi>
              <mo stretchy="false">)</mo>
            </mrow>
          </msub>
          <mi>.</mi>
          <mi>P</mi>
          <msub>
            <mi>x</mi>
            <mn>1</mn>
          </msub>
          <mi>…</mi>
          <msub>
            <mi>x</mi>
            <mrow>
              <mi>α</mi>
              <mo stretchy="false">(</mo>
              <mi>P</mi>
              <mo stretchy="false">)</mo>
            </mrow>
          </msub>
          <mo stretchy="false">⇒</mo>
          <msup>
            <mo stretchy="false">∃</mo>
            <mrow>
              <mtext/>
              <mo stretchy="false">=</mo>
              <mi>p</mi>
            </mrow>
          </msup>
          <msub>
            <mi>y</mi>
            <mn>1</mn>
          </msub>
          <mi>…</mi>
          <msub>
            <mi>y</mi>
            <mrow>
              <mi>α</mi>
              <mo stretchy="false">(</mo>
              <mi>P</mi>
              <mo stretchy="false">)</mo>
            </mrow>
          </msub>
          <mi>.</mi>
          <mi>P</mi>
          <msub>
            <mi>y</mi>
            <mn>1</mn>
          </msub>
          <mi>…</mi>
          <mrow>
            <mrow>
              <msub>
                <mi>y</mi>
                <mrow>
                  <mi>α</mi>
                  <mo stretchy="false">(</mo>
                  <mi>P</mi>
                  <mo stretchy="false">)</mo>
                </mrow>
              </msub>
              <mo stretchy="false">∧</mo>
              <msub>
                <mi>x</mi>
                <msub>
                  <mi>i</mi>
                  <mn>1</mn>
                </msub>
              </msub>
            </mrow>
            <mo stretchy="false">=</mo>
            <mrow>
              <msub>
                <mi>y</mi>
                <msub>
                  <mi>i</mi>
                  <mn>1</mn>
                </msub>
              </msub>
              <mo stretchy="false">∧</mo>
              <mi>…</mi>
              <mo stretchy="false">∧</mo>
              <msub>
                <mi>x</mi>
                <msub>
                  <mi>i</mi>
                  <mi>m</mi>
                </msub>
              </msub>
            </mrow>
            <mo stretchy="false">=</mo>
            <msub>
              <mi>y</mi>
              <msub>
                <mi>i</mi>
                <mi>m</mi>
              </msub>
            </msub>
          </mrow>
        </mrow>
      </mstyle>
    </mstyle>
    <annotation encoding="StarMath 5.0">color seagreen size 10 {
forall x rsub 1 … x rsub {α\(P\)} . P x rsub 1 … x rsub {α\(P\)}
drarrow exists rsup {"" = p} y rsub 1 … y rsub {α\(P\)} . P {y} rsub 1 … y rsub {α\(P\)}
  and x rsub {i rsub 1} = y rsub {i rsub 1}
  and …
  and x rsub {i rsub m} = y rsub {i rsub m}
}</annotation>
  </semantics>
</math>
</file>

<file path=Object 41/content.xml><?xml version="1.0" encoding="utf-8"?>
<math xmlns="http://www.w3.org/1998/Math/MathML" display="block">
  <semantics>
    <mstyle mathcolor="#2E8B57">
      <mstyle mathsize="10pt">
        <mrow>
          <mo stretchy="false">(</mo>
          <mo stretchy="false">∀</mo>
          <mi>x</mi>
          <mi>.</mi>
          <msub>
            <mi>T</mi>
            <mn>1</mn>
          </msub>
          <mi>x</mi>
          <mi>→</mi>
          <mi mathvariant="italic">Tx</mi>
          <mo stretchy="false">)</mo>
          <mrow>
            <mtext> </mtext>
            <mo stretchy="false">∧</mo>
            <mtext> </mtext>
          </mrow>
          <mn>...</mn>
          <mrow>
            <mtext> </mtext>
            <mo stretchy="false">∧</mo>
            <mtext> </mtext>
          </mrow>
          <mo stretchy="false">(</mo>
          <mo stretchy="false">∀</mo>
          <mi>x</mi>
          <mi>.</mi>
          <msub>
            <mi>T</mi>
            <mi>m</mi>
          </msub>
          <mi>x</mi>
          <mi>→</mi>
          <mi mathvariant="italic">Tx</mi>
          <mo stretchy="false">)</mo>
        </mrow>
      </mstyle>
    </mstyle>
    <annotation encoding="StarMath 5.0">color seagreen size 10 {
\( forall x . T rsub 1 x → Tx \)
" " and " " ...
" " and " " \( forall x . T rsub m x → Tx \)
}</annotation>
  </semantics>
</math>
</file>

<file path=Object 42/content.xml><?xml version="1.0" encoding="utf-8"?>
<math xmlns="http://www.w3.org/1998/Math/MathML" display="block">
  <semantics>
    <mstyle mathcolor="#2E8B57">
      <mstyle mathsize="10pt">
        <mrow>
          <mo stretchy="false">(</mo>
          <mo stretchy="false">∀</mo>
          <mi>x</mi>
          <mi>.</mi>
          <msub>
            <mi>T</mi>
            <mn>1</mn>
          </msub>
          <mi>x</mi>
          <mo stretchy="false">⇒</mo>
          <mi mathvariant="italic">Tx</mi>
          <mrow>
            <mtext> </mtext>
            <mo stretchy="false">∧</mo>
            <mtext> </mtext>
          </mrow>
          <mi>¬</mi>
          <msub>
            <mi>T</mi>
            <mn>2</mn>
          </msub>
          <mi>x</mi>
          <mrow>
            <mtext> </mtext>
            <mo stretchy="false">∧</mo>
            <mtext> </mtext>
          </mrow>
          <mn>...</mn>
          <mrow>
            <mtext> </mtext>
            <mo stretchy="false">∧</mo>
            <mtext> </mtext>
          </mrow>
          <mi>¬</mi>
          <msub>
            <mi>T</mi>
            <mi>m</mi>
          </msub>
          <mi>x</mi>
          <mo stretchy="false">)</mo>
          <mrow>
            <mtext> </mtext>
            <mo stretchy="false">∧</mo>
            <mtext> </mtext>
          </mrow>
          <mn>...</mn>
          <mrow>
            <mtext> </mtext>
            <mo stretchy="false">∧</mo>
            <mtext> </mtext>
          </mrow>
          <mo stretchy="false">(</mo>
          <mo stretchy="false">∀</mo>
          <mi>x</mi>
          <mi>.</mi>
          <msub>
            <mi>T</mi>
            <mrow>
              <mi>m</mi>
              <mi>−</mi>
              <mn>1</mn>
            </mrow>
          </msub>
          <mi>x</mi>
          <mo stretchy="false">⇒</mo>
          <mrow>
            <mi mathvariant="italic">Tx</mi>
            <mo stretchy="false">∧</mo>
            <mi>¬</mi>
          </mrow>
          <msub>
            <mi>T</mi>
            <mi>m</mi>
          </msub>
          <mi>x</mi>
          <mo stretchy="false">)</mo>
          <mrow>
            <mtext> </mtext>
            <mo stretchy="false">∧</mo>
            <mtext> </mtext>
          </mrow>
          <mo stretchy="false">(</mo>
          <mo stretchy="false">∀</mo>
          <mi>x</mi>
          <mi>.</mi>
          <msub>
            <mi>T</mi>
            <mi>m</mi>
          </msub>
          <mi>x</mi>
          <mo stretchy="false">⇒</mo>
          <mi mathvariant="italic">Tx</mi>
          <mo stretchy="false">)</mo>
        </mrow>
      </mstyle>
    </mstyle>
    <annotation encoding="StarMath 5.0">color seagreen size 10 {
\( forall x.T rsub 1 x
  drarrow Tx
    " " and " " ¬ T rsub 2 x
    " " and " " ...
    " " and " " ¬ T rsub m x
\)
" " and " " ...
" " and " " \(forall x.T rsub {m − 1} x
  drarrow Tx
    and ¬ T rsub m x
\)
" " and " " \( forall x.T rsub m x drarrow Tx \)
}
</annotation>
  </semantics>
</math>
</file>

<file path=Object 43/content.xml><?xml version="1.0" encoding="utf-8"?>
<math xmlns="http://www.w3.org/1998/Math/MathML" display="block">
  <semantics>
    <mstyle mathcolor="#2E8B57">
      <mstyle mathsize="10pt">
        <mrow>
          <mo stretchy="false">(</mo>
          <mo stretchy="false">(</mo>
          <mo stretchy="false">∀</mo>
          <mi>x</mi>
          <mi>.</mi>
          <msub>
            <mi>T</mi>
            <mn>1</mn>
          </msub>
          <mi>x</mi>
          <mi>→</mi>
          <mi mathvariant="italic">Tx</mi>
          <mo stretchy="false">)</mo>
          <mrow>
            <mtext> </mtext>
            <mo stretchy="false">∧</mo>
            <mtext> </mtext>
          </mrow>
          <mn>...</mn>
          <mrow>
            <mtext> </mtext>
            <mo stretchy="false">∧</mo>
            <mtext> </mtext>
          </mrow>
          <mo stretchy="false">(</mo>
          <mo stretchy="false">∀</mo>
          <mi>x</mi>
          <mi>.</mi>
          <msub>
            <mi>T</mi>
            <mi>m</mi>
          </msub>
          <mi>x</mi>
          <mo stretchy="false">⇒</mo>
          <mi mathvariant="italic">Tx</mi>
          <mo stretchy="false">)</mo>
          <mo stretchy="false">)</mo>
          <mrow>
            <mtext> </mtext>
            <mo stretchy="false">∧</mo>
            <mtext> </mtext>
          </mrow>
          <mo stretchy="false">(</mo>
          <mo stretchy="false">∀</mo>
          <mi>x</mi>
          <mi>.</mi>
          <mi mathvariant="italic">Tx</mi>
          <mo stretchy="false">⇒</mo>
          <msub>
            <mi>T</mi>
            <mn>1</mn>
          </msub>
          <mi>x</mi>
          <mrow>
            <mtext> </mtext>
            <mo stretchy="false">∨</mo>
            <mtext> </mtext>
          </mrow>
          <mn>...</mn>
          <mrow>
            <mtext> </mtext>
            <mo stretchy="false">∨</mo>
            <mtext> </mtext>
          </mrow>
          <msub>
            <mi>T</mi>
            <mi>m</mi>
          </msub>
          <mi>x</mi>
          <mo stretchy="false">)</mo>
        </mrow>
      </mstyle>
    </mstyle>
    <annotation encoding="StarMath 5.0">color seagreen size 10 {
\(
  \(forall x.T rsub 1 x → Tx \)
    " " and " " ...
    " " and " " \(forall x.T rsub m x drarrow Tx \)
  \)
  " " and " " \(
    forall x.Tx drarrow T rsub 1 x
    " " or " " ...
    " " or " " T rsub m x 
\) }
</annotation>
  </semantics>
</math>
</file>

<file path=Object 44/content.xml><?xml version="1.0" encoding="utf-8"?>
<math xmlns="http://www.w3.org/1998/Math/MathML" display="block">
  <semantics>
    <mstyle mathcolor="#2E8B57">
      <mstyle mathsize="10pt">
        <mrow>
          <mo stretchy="false">∀</mo>
          <msub>
            <mi>x</mi>
            <mn>1</mn>
          </msub>
          <mi>…</mi>
          <msub>
            <mi>x</mi>
            <mrow>
              <mi>α</mi>
              <mo stretchy="false">(</mo>
              <msub>
                <mi>P</mi>
                <mn>1</mn>
              </msub>
              <mo stretchy="false">)</mo>
            </mrow>
          </msub>
          <mi>.</mi>
          <msub>
            <mi>P</mi>
            <mn>1</mn>
          </msub>
          <msub>
            <mi>x</mi>
            <mn>1</mn>
          </msub>
          <mi>…</mi>
          <msub>
            <mi>x</mi>
            <mrow>
              <mi>α</mi>
              <mo stretchy="false">(</mo>
              <msub>
                <mi>P</mi>
                <mn>1</mn>
              </msub>
              <mo stretchy="false">)</mo>
            </mrow>
          </msub>
          <mo stretchy="false">⇒</mo>
          <mo stretchy="false">∃</mo>
          <msub>
            <mi>y</mi>
            <mn>1</mn>
          </msub>
          <mi>…</mi>
          <msub>
            <mi>y</mi>
            <mrow>
              <mi>α</mi>
              <mo stretchy="false">(</mo>
              <msub>
                <mi>P</mi>
                <mn>2</mn>
              </msub>
              <mo stretchy="false">)</mo>
            </mrow>
          </msub>
          <mi>.</mi>
          <msub>
            <mi>P</mi>
            <mn>2</mn>
          </msub>
          <msub>
            <mi>y</mi>
            <mn>1</mn>
          </msub>
          <mi>…</mi>
          <mrow>
            <mrow>
              <msub>
                <mi>y</mi>
                <mrow>
                  <mi>α</mi>
                  <mo stretchy="false">(</mo>
                  <msub>
                    <mi>P</mi>
                    <mn>2</mn>
                  </msub>
                  <mo stretchy="false">)</mo>
                </mrow>
              </msub>
              <mo stretchy="false">∧</mo>
              <msub>
                <mi>x</mi>
                <msub>
                  <mi>i</mi>
                  <mn>1</mn>
                </msub>
              </msub>
            </mrow>
            <mo stretchy="false">=</mo>
            <mrow>
              <msub>
                <mi>y</mi>
                <msub>
                  <mi>h</mi>
                  <mn>1</mn>
                </msub>
              </msub>
              <mo stretchy="false">∧</mo>
              <mi>…</mi>
              <mo stretchy="false">∧</mo>
              <msub>
                <mi>x</mi>
                <msub>
                  <mi>i</mi>
                  <mi>m</mi>
                </msub>
              </msub>
            </mrow>
            <mo stretchy="false">=</mo>
            <msub>
              <mi>y</mi>
              <msub>
                <mi>h</mi>
                <mi>m</mi>
              </msub>
            </msub>
          </mrow>
        </mrow>
      </mstyle>
    </mstyle>
    <annotation encoding="StarMath 5.0">color seagreen size 10 {
forall x rsub 1 … x rsub {α\(P rsub 1\)} . P rsub 1 x rsub 1 … x rsub {α\(P rsub 1\)}
drarrow exists y rsub 1 … y rsub {α\(P rsub 2\)} . P rsub 2 y rsub 1 … y rsub {α\(P rsub 2\)}
  and x rsub {i rsub 1} = y rsub {h rsub 1}
  and …
  and x rsub {i rsub m} = y rsub {h rsub m}
}
</annotation>
  </semantics>
</math>
</file>

<file path=Object 45/content.xml><?xml version="1.0" encoding="utf-8"?>
<math xmlns="http://www.w3.org/1998/Math/MathML" display="block">
  <semantics>
    <mstyle mathcolor="#2E8B57">
      <mstyle mathsize="10pt">
        <mrow>
          <mo stretchy="false">∀</mo>
          <msub>
            <mi>x</mi>
            <mn>1</mn>
          </msub>
          <mn>...</mn>
          <msub>
            <mi>x</mi>
            <mrow>
              <mi>α</mi>
              <mo stretchy="false">(</mo>
              <msub>
                <mi>P</mi>
                <mn>1</mn>
              </msub>
              <mo stretchy="false">)</mo>
            </mrow>
          </msub>
          <mi>.</mi>
          <msub>
            <mi>P</mi>
            <mn>1</mn>
          </msub>
          <msub>
            <mi>x</mi>
            <mn>1</mn>
          </msub>
          <mn>...</mn>
          <msub>
            <mi>x</mi>
            <mrow>
              <mi>α</mi>
              <mo stretchy="false">(</mo>
              <msub>
                <mi>P</mi>
                <mn>1</mn>
              </msub>
              <mo stretchy="false">)</mo>
            </mrow>
          </msub>
          <mo stretchy="false">⇒</mo>
          <mo stretchy="false">∃</mo>
          <msub>
            <mi>y</mi>
            <mn>1</mn>
          </msub>
          <mn>...</mn>
          <msub>
            <mi>y</mi>
            <mrow>
              <mi>α</mi>
              <mo stretchy="false">(</mo>
              <msub>
                <mi>P</mi>
                <mn>2</mn>
              </msub>
              <mo stretchy="false">)</mo>
            </mrow>
          </msub>
          <mi>.</mi>
          <mi>¬</mi>
          <msub>
            <mi>P</mi>
            <mn>2</mn>
          </msub>
          <msub>
            <mi>y</mi>
            <mn>1</mn>
          </msub>
          <mn>...</mn>
          <mrow>
            <mrow>
              <msub>
                <mi>y</mi>
                <mrow>
                  <mi>α</mi>
                  <mo stretchy="false">(</mo>
                  <msub>
                    <mi>P</mi>
                    <mn>2</mn>
                  </msub>
                  <mo stretchy="false">)</mo>
                </mrow>
              </msub>
              <mo stretchy="false">∧</mo>
              <msub>
                <mi>x</mi>
                <msub>
                  <mi>i</mi>
                  <mn>1</mn>
                </msub>
              </msub>
            </mrow>
            <mo stretchy="false">=</mo>
            <mrow>
              <msub>
                <mi>y</mi>
                <msub>
                  <mi>h</mi>
                  <mn>1</mn>
                </msub>
              </msub>
              <mo stretchy="false">∧</mo>
              <mn>...</mn>
              <mo stretchy="false">∧</mo>
              <msub>
                <mi>x</mi>
                <msub>
                  <mi>i</mi>
                  <mi>m</mi>
                </msub>
              </msub>
            </mrow>
            <mo stretchy="false">=</mo>
            <msub>
              <mi>y</mi>
              <msub>
                <mi>h</mi>
                <mi>m</mi>
              </msub>
            </msub>
          </mrow>
        </mrow>
      </mstyle>
    </mstyle>
    <annotation encoding="StarMath 5.0">color seagreen size 10 {
forall x rsub 1 ... x rsub {α\(P rsub 1\)} . P rsub 1 x rsub 1 ... x rsub {α\(P rsub 1\)}
drarrow exists y rsub 1 ... y rsub {α\(P rsub 2\)} . ¬ P rsub 2 y rsub 1 ... y rsub {α\(P rsub 2\)}
  and x rsub {i rsub 1} = y rsub {h rsub 1}
  and ...
  and x rsub {i rsub m} = y rsub {h rsub m}
}</annotation>
  </semantics>
</math>
</file>

<file path=Object 46/content.xml><?xml version="1.0" encoding="utf-8"?>
<math xmlns="http://www.w3.org/1998/Math/MathML" display="block">
  <semantics>
    <mstyle mathcolor="#2E8B57">
      <mstyle mathsize="10pt">
        <mrow>
          <msup>
            <mo stretchy="false">∃</mo>
            <mrow>
              <mi>p</mi>
              <mn>..</mn>
              <mi>q</mi>
            </mrow>
          </msup>
          <mi>x</mi>
          <mi>.</mi>
          <mi mathvariant="italic">Tx</mi>
        </mrow>
      </mstyle>
    </mstyle>
    <annotation encoding="StarMath 5.0">color seagreen size 10 { exists rsup {p .. q} x . Tx }</annotation>
  </semantics>
</math>
</file>

<file path=Object 47/content.xml><?xml version="1.0" encoding="utf-8"?>
<math xmlns="http://www.w3.org/1998/Math/MathML" display="block">
  <semantics>
    <mstyle mathcolor="#2E8B57">
      <mstyle mathsize="10pt">
        <mrow>
          <mo stretchy="false">∀</mo>
          <msub>
            <mi>x</mi>
            <mn>1</mn>
          </msub>
          <mn>...</mn>
          <msub>
            <mi>x</mi>
            <mrow>
              <mi>α</mi>
              <mo stretchy="false">(</mo>
              <mi>P</mi>
              <mo stretchy="false">)</mo>
            </mrow>
          </msub>
          <mi>.</mi>
          <msup>
            <mo stretchy="false">∃</mo>
            <mrow>
              <mi>p</mi>
              <mn>..</mn>
              <mi>q</mi>
            </mrow>
          </msup>
          <mi>y</mi>
          <mi>.</mi>
          <mi>P</mi>
          <msub>
            <mi>x</mi>
            <mn>1</mn>
          </msub>
          <mn>...</mn>
          <mrow>
            <mrow>
              <msub>
                <mi>x</mi>
                <mrow>
                  <mi>α</mi>
                  <mo stretchy="false">(</mo>
                  <mi>P</mi>
                  <mo stretchy="false">)</mo>
                </mrow>
              </msub>
              <mo stretchy="false">∧</mo>
              <msub>
                <mi>x</mi>
                <mi>i</mi>
              </msub>
            </mrow>
            <mo stretchy="false">=</mo>
            <mi>y</mi>
          </mrow>
        </mrow>
      </mstyle>
    </mstyle>
    <annotation encoding="StarMath 5.0">color seagreen size 10 { 
forall x rsub 1 ... x rsub {α\(P\)} . exists rsup {p .. q} y . P x rsub 1 ... x rsub {α\(P\)} and x rsub i = y
}</annotation>
  </semantics>
</math>
</file>

<file path=Object 48/content.xml><?xml version="1.0" encoding="utf-8"?>
<math xmlns="http://www.w3.org/1998/Math/MathML" display="block">
  <semantics>
    <mstyle mathcolor="#4B0082">
      <mstyle mathsize="10pt">
        <mrow>
          <mtext>α</mtext>
          <mo stretchy="false">(</mo>
          <mi>P</mi>
          <mo stretchy="false">)</mo>
        </mrow>
      </mstyle>
    </mstyle>
    <annotation encoding="StarMath 5.0">color indigo size 10 { "α" \( P \) }</annotation>
  </semantics>
</math>
</file>

<file path=Object 49/content.xml><?xml version="1.0" encoding="utf-8"?>
<math xmlns="http://www.w3.org/1998/Math/MathML" display="block">
  <semantics>
    <mstyle mathcolor="#4B0082">
      <mstyle mathsize="10pt">
        <msub>
          <mtext>P</mtext>
          <mi>j</mi>
        </msub>
      </mstyle>
    </mstyle>
    <annotation encoding="StarMath 5.0">color indigo size 10 { {"P"} rsub {j} }</annotation>
  </semantics>
</math>
</file>

<file path=Object 5/content.xml><?xml version="1.0" encoding="utf-8"?>
<math xmlns="http://www.w3.org/1998/Math/MathML" display="block">
  <semantics>
    <mi>G</mi>
    <annotation encoding="StarMath 5.0">G</annotation>
  </semantics>
</math>
</file>

<file path=Object 50/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i>T</mi>
          <mo stretchy="false">(</mo>
          <msub>
            <mi>l</mi>
            <mi>P</mi>
          </msub>
          <mo stretchy="false">(</mo>
          <msub>
            <mi>x</mi>
            <mn>1</mn>
          </msub>
          <mn>...</mn>
          <msub>
            <mi>x</mi>
            <mrow>
              <mi>α</mi>
              <mo stretchy="false">(</mo>
              <mi>P</mi>
              <mo stretchy="false">)</mo>
            </mrow>
          </msub>
          <mo stretchy="false">)</mo>
          <mo stretchy="false">)</mo>
        </mrow>
      </mstyle>
    </mstyle>
    <annotation encoding="StarMath 5.0">color seagreen size 10 {
forall x rsub 1 ... x rsub {α\(P\)} . P {x} rsub {1} ... {x} rsub {α\(P\)} dlrarrow T \({l} rsub {P} \({x} rsub {1} ... {x} rsub {α\(P\)} \) \)
}</annotation>
  </semantics>
</math>
</file>

<file path=Object 51/content.xml><?xml version="1.0" encoding="utf-8"?>
<math xmlns="http://www.w3.org/1998/Math/MathML" display="block">
  <semantics>
    <mstyle mathcolor="#2E8B57">
      <mstyle mathsize="10pt">
        <mrow>
          <mo stretchy="false">∀</mo>
          <mi>x</mi>
          <msub>
            <mi>x</mi>
            <mn>1</mn>
          </msub>
          <mn>...</mn>
          <msub>
            <mi>x</mi>
            <mrow>
              <mi>α</mi>
              <mo stretchy="false">(</mo>
              <mi>P</mi>
              <mo stretchy="false">)</mo>
            </mrow>
          </msub>
          <mi>.</mi>
          <msub>
            <mi>l</mi>
            <mi>P</mi>
          </msub>
          <mo stretchy="false">(</mo>
          <msub>
            <mi>x</mi>
            <mn>1</mn>
          </msub>
          <mn>...</mn>
          <msub>
            <mi>x</mi>
            <mrow>
              <mi>α</mi>
              <mo stretchy="false">(</mo>
              <mi>P</mi>
              <mo stretchy="false">)</mo>
            </mrow>
          </msub>
          <mrow>
            <mo stretchy="false">)</mo>
            <mo stretchy="false">=</mo>
            <mi>x</mi>
          </mrow>
          <mo stretchy="false">⇔</mo>
          <mo stretchy="false">(</mo>
          <msub>
            <mi>P</mi>
            <mn>1</mn>
          </msub>
          <mi>x</mi>
          <mrow>
            <msub>
              <mi>x</mi>
              <mn>1</mn>
            </msub>
            <mo stretchy="false">∧</mo>
            <mn>...</mn>
            <mo stretchy="false">∧</mo>
            <msub>
              <mi>P</mi>
              <mrow>
                <mi>α</mi>
                <mo stretchy="false">(</mo>
                <mi>P</mi>
                <mo stretchy="false">)</mo>
              </mrow>
            </msub>
          </mrow>
          <mi>x</mi>
          <msub>
            <mi>x</mi>
            <mrow>
              <mi>α</mi>
              <mo stretchy="false">(</mo>
              <mi>P</mi>
              <mo stretchy="false">)</mo>
            </mrow>
          </msub>
          <mo stretchy="false">)</mo>
        </mrow>
      </mstyle>
    </mstyle>
    <annotation encoding="StarMath 5.0">color seagreen size 10 {
forall x x rsub 1 ... x rsub {α\(P\)} . {l} rsub {P} \({x} rsub {1} ... {x} rsub {α\(P\)} \) = x
dlrarrow \({P} rsub {1} x {x} rsub {1} and ... and {P} rsub {α\(P\)} x {x} rsub {α\(P\)} \) }
</annotation>
  </semantics>
</math>
</file>

<file path=Object 52/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b>
            <mi>γ</mi>
            <msub>
              <mi>V</mi>
              <mn>1</mn>
            </msub>
          </msub>
          <mo stretchy="false">(</mo>
          <msub>
            <mi>x</mi>
            <msub>
              <mi>i</mi>
              <mn>1</mn>
            </msub>
          </msub>
          <mo stretchy="false">)</mo>
          <mtext>≶</mtext>
          <msub>
            <mi>γ</mi>
            <msub>
              <mi>V</mi>
              <mn>2</mn>
            </msub>
          </msub>
          <mo stretchy="false">(</mo>
          <msub>
            <mi>x</mi>
            <msub>
              <mi>i</mi>
              <mn>2</mn>
            </msub>
          </msub>
          <mo stretchy="false">)</mo>
        </mrow>
      </mstyle>
    </mstyle>
    <annotation encoding="StarMath 5.0">color seagreen size 10 {
forall x rsub 1 ... x rsub {α\(P\)}
  . P x rsub 1 ... x rsub {α\(P\)}
drarrow γ rsub {{V} rsub 1} \( x rsub {i rsub 1} \)
  "≶" γ rsub {{V} rsub 2} \( x rsub {i rsub 2} \)
}
</annotation>
  </semantics>
</math>
</file>

<file path=Object 53/content.xml><?xml version="1.0" encoding="utf-8"?>
<math xmlns="http://www.w3.org/1998/Math/MathML" display="block">
  <semantics>
    <mstyle mathcolor="#4B0082">
      <mstyle mathsize="10pt">
        <mrow>
          <mtext>α</mtext>
          <mo stretchy="false">(</mo>
          <msub>
            <mi>P</mi>
            <mi mathvariant="italic">lf</mi>
          </msub>
          <mrow>
            <mo stretchy="false">)</mo>
            <mo stretchy="false">=</mo>
            <mn>2</mn>
          </mrow>
        </mrow>
      </mstyle>
    </mstyle>
    <annotation encoding="StarMath 5.0">color indigo size 10 { "α" \( P rsub{lf}\) = 2 }</annotation>
  </semantics>
</math>
</file>

<file path=Object 54/content.xml><?xml version="1.0" encoding="utf-8"?>
<math xmlns="http://www.w3.org/1998/Math/MathML" display="block">
  <semantics>
    <mstyle mathcolor="#2E8B57">
      <mstyle mathsize="10pt">
        <mrow>
          <mo stretchy="false">∀</mo>
          <mi>x</mi>
          <mi>.</mi>
          <mi mathvariant="italic">Tx</mi>
          <mo stretchy="false">⇔</mo>
          <msup>
            <mi mathvariant="italic">PATH</mi>
            <mstyle mathsize="9pt">
              <mtext>↦</mtext>
            </mstyle>
          </msup>
          <mi>x</mi>
        </mrow>
      </mstyle>
    </mstyle>
    <annotation encoding="StarMath 5.0">color seagreen size 10 {
forall x . Tx
 dlrarrow PATH rsup size 9 "↦" x
}</annotation>
  </semantics>
</math>
</file>

<file path=Object 55/content.xml><?xml version="1.0" encoding="utf-8"?>
<math xmlns="http://www.w3.org/1998/Math/MathML" display="block">
  <semantics>
    <mstyle mathcolor="#2E8B57">
      <mstyle mathsize="10pt">
        <mrow>
          <msub>
            <mi mathvariant="italic">var</mi>
            <mn>1</mn>
          </msub>
          <mn>...</mn>
          <msub>
            <mi mathvariant="italic">var</mi>
            <mi>m</mi>
          </msub>
        </mrow>
      </mstyle>
    </mstyle>
    <annotation encoding="StarMath 5.0">color seagreen size 10 {
var rsub 1 ... var rsub m
}</annotation>
  </semantics>
</math>
</file>

<file path=Object 56/content.xml><?xml version="1.0" encoding="utf-8"?>
<math xmlns="http://www.w3.org/1998/Math/MathML" display="block">
  <semantics>
    <mstyle mathcolor="#2E8B57">
      <mstyle mathsize="10pt">
        <mrow>
          <mo stretchy="false">∀</mo>
          <mi>x</mi>
          <mi>.</mi>
          <mi>V</mi>
          <mi>x</mi>
          <mi>→</mi>
          <mo stretchy="false">(</mo>
          <mi mathvariant="italic">permitted</mi>
          <msub>
            <mi>R</mi>
            <mn>1</mn>
          </msub>
          <mi>x</mi>
          <mrow>
            <mo stretchy="false">)</mo>
            <mo stretchy="false">∨</mo>
            <mn>...</mn>
            <mo stretchy="false">∨</mo>
            <mo stretchy="false">(</mo>
          </mrow>
          <mi mathvariant="italic">permitted</mi>
          <msub>
            <mi>R</mi>
            <mi>m</mi>
          </msub>
          <mi>x</mi>
          <mo stretchy="false">)</mo>
        </mrow>
      </mstyle>
    </mstyle>
    <annotation encoding="StarMath 5.0">color seagreen size 10 { 
forall x . V x
→ \(permitted {R} rsub {1} x \)
  or ...
  or \(permitted {R} rsub {m} x \)
}</annotation>
  </semantics>
</math>
</file>

<file path=Object 57/content.xml><?xml version="1.0" encoding="utf-8"?>
<math xmlns="http://www.w3.org/1998/Math/MathML" display="block">
  <semantics>
    <mstyle mathcolor="#2E8B57">
      <mstyle mathsize="10pt">
        <mrow>
          <mo stretchy="false">∀</mo>
          <msub>
            <mi>x</mi>
            <mn>1</mn>
          </msub>
          <mi>…</mi>
          <msub>
            <mi>x</mi>
            <mi>n</mi>
          </msub>
          <mi>.</mi>
          <mi>P</mi>
          <msub>
            <mi>x</mi>
            <mn>1</mn>
          </msub>
          <mi>…</mi>
          <msub>
            <mi>x</mi>
            <mrow>
              <mi>α</mi>
              <mo stretchy="false">(</mo>
              <mi>P</mi>
              <mo stretchy="false">)</mo>
            </mrow>
          </msub>
          <mo stretchy="false">⇒</mo>
          <mo stretchy="false">(</mo>
          <mtext>permitted</mtext>
          <msub>
            <mi>R</mi>
            <mn>1</mn>
          </msub>
          <msub>
            <mi>x</mi>
            <mi>i</mi>
          </msub>
          <mrow>
            <mo stretchy="false">)</mo>
            <mo stretchy="false">∨</mo>
            <mi>…</mi>
            <mo stretchy="false">∨</mo>
            <mo stretchy="false">(</mo>
          </mrow>
          <mtext>permitted</mtext>
          <msub>
            <mi>R</mi>
            <mi>m</mi>
          </msub>
          <msub>
            <mi>x</mi>
            <mi>i</mi>
          </msub>
          <mo stretchy="false">)</mo>
        </mrow>
      </mstyle>
    </mstyle>
    <annotation encoding="StarMath 5.0">color seagreen size 10 {
forall x rsub 1 … x rsub n . P x rsub 1 … x rsub {α\(P\)}
drarrow \( "permitted" R rsub 1 x rsub i \)
  or …
  or \( "permitted" R rsub m x rsub i \)
}</annotation>
  </semantics>
</math>
</file>

<file path=Object 58/content.xml><?xml version="1.0" encoding="utf-8"?>
<math xmlns="http://www.w3.org/1998/Math/MathML" display="block">
  <semantics>
    <mstyle mathcolor="#2E8B57">
      <mstyle mathsize="10pt">
        <msup>
          <mi mathvariant="italic">PATH</mi>
          <mi>↦</mi>
        </msup>
      </mstyle>
    </mstyle>
    <annotation encoding="StarMath 5.0">color seagreen size 10 { {PATH} ^ {↦} }</annotation>
  </semantics>
</math>
</file>

<file path=Object 59/content.xml><?xml version="1.0" encoding="utf-8"?>
<math xmlns="http://www.w3.org/1998/Math/MathML" display="block">
  <semantics>
    <mstyle mathcolor="#4B0082">
      <mstyle mathsize="10pt">
        <mrow>
          <mtext>α</mtext>
          <mo stretchy="false">(</mo>
          <msub>
            <mi>P</mi>
            <mtext>b</mtext>
          </msub>
          <mrow>
            <mo stretchy="false">)</mo>
            <mo stretchy="false">=</mo>
            <mn>2</mn>
          </mrow>
        </mrow>
      </mstyle>
    </mstyle>
    <annotation encoding="StarMath 5.0">color indigo size 10 { "α" \( {P} rsub {"b"} \) = 2 }</annotation>
  </semantics>
</math>
</file>

<file path=Object 6/content.xml><?xml version="1.0" encoding="utf-8"?>
<math xmlns="http://www.w3.org/1998/Math/MathML" display="block">
  <semantics>
    <mi mathvariant="italic">𝓖</mi>
    <annotation encoding="StarMath 5.0">𝓖</annotation>
  </semantics>
</math>
</file>

<file path=Object 60/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sub>
            <mi>P</mi>
            <mi>b</mi>
          </msub>
          <msub>
            <mi>x</mi>
            <mn>1</mn>
          </msub>
          <msub>
            <mi>x</mi>
            <mn>1</mn>
          </msub>
        </mrow>
      </mstyle>
    </mstyle>
    <annotation encoding="StarMath 5.0">color seagreen size 10 {
forall x rsub 1 x rsub 2 . P rsub b x rsub 1 x rsub 2
drarrow P rsub b x rsub 1 x rsub 1
}</annotation>
  </semantics>
</math>
</file>

<file path=Object 61/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row>
            <msub>
              <mi>x</mi>
              <mn>1</mn>
            </msub>
            <mo stretchy="false">=</mo>
            <msub>
              <mi>x</mi>
              <mn>2</mn>
            </msub>
          </mrow>
        </mrow>
      </mstyle>
    </mstyle>
    <annotation encoding="StarMath 5.0">color seagreen size 10 {
forall x rsub 1 x rsub 2 . P rsub b x rsub 1 x rsub 2
drarrow x rsub 1 = x rsub 2
}</annotation>
  </semantics>
</math>
</file>

<file path=Object 62/content.xml><?xml version="1.0" encoding="utf-8"?>
<math xmlns="http://www.w3.org/1998/Math/MathML" display="block">
  <semantics>
    <mstyle mathcolor="#2E8B57">
      <mstyle mathsize="10pt">
        <mrow>
          <mo stretchy="false">∀</mo>
          <mi>x</mi>
          <mi>.</mi>
          <mi>¬</mi>
          <msub>
            <mi>P</mi>
            <mi>b</mi>
          </msub>
          <mi>x</mi>
          <mi>x</mi>
        </mrow>
      </mstyle>
    </mstyle>
    <annotation encoding="StarMath 5.0">color seagreen size 10 {
forall x . ¬ P rsub b x x
}</annotation>
  </semantics>
</math>
</file>

<file path=Object 63/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sub>
            <mi>P</mi>
            <mi>b</mi>
          </msub>
          <msub>
            <mi>x</mi>
            <mn>2</mn>
          </msub>
          <msub>
            <mi>x</mi>
            <mn>1</mn>
          </msub>
        </mrow>
      </mstyle>
    </mstyle>
    <annotation encoding="StarMath 5.0">color seagreen size 10 {
forall x rsub 1 x rsub 2 . P rsub b x rsub 1 x rsub 2
drarrow P rsub b x rsub 2 x rsub 1
}
</annotation>
  </semantics>
</math>
</file>

<file path=Object 64/content.xml><?xml version="1.0" encoding="utf-8"?>
<math xmlns="http://www.w3.org/1998/Math/MathML" display="block">
  <semantics>
    <mstyle mathcolor="#2E8B57">
      <mstyle mathsize="10pt">
        <mrow>
          <mo stretchy="false">∀</mo>
          <msub>
            <mi>x</mi>
            <mn>1</mn>
          </msub>
          <msub>
            <mi>x</mi>
            <mn>2</mn>
          </msub>
          <mi>.</mi>
          <msub>
            <mi>P</mi>
            <mi>b</mi>
          </msub>
          <msub>
            <mi>x</mi>
            <mn>1</mn>
          </msub>
          <msub>
            <mi>x</mi>
            <mn>2</mn>
          </msub>
          <mo stretchy="false">⇒</mo>
          <mi>¬</mi>
          <msub>
            <mi>P</mi>
            <mi>b</mi>
          </msub>
          <msub>
            <mi>x</mi>
            <mn>2</mn>
          </msub>
          <msub>
            <mi>x</mi>
            <mn>1</mn>
          </msub>
        </mrow>
      </mstyle>
    </mstyle>
    <annotation encoding="StarMath 5.0">color seagreen size 10 {
forall x rsub 1 x rsub 2 . P rsub b x rsub 1 x rsub 2
drarrow ¬ P rsub b x rsub 2 x rsub 1
}
</annotation>
  </semantics>
</math>
</file>

<file path=Object 65/content.xml><?xml version="1.0" encoding="utf-8"?>
<math xmlns="http://www.w3.org/1998/Math/MathML" display="block">
  <semantics>
    <mstyle mathcolor="#2E8B57">
      <mstyle mathsize="10pt">
        <mrow>
          <mo stretchy="false">∀</mo>
          <msub>
            <mi>x</mi>
            <mn>1</mn>
          </msub>
          <msub>
            <mi>x</mi>
            <mn>2</mn>
          </msub>
          <mi>.</mi>
          <msub>
            <mi>P</mi>
            <mi>b</mi>
          </msub>
          <msub>
            <mi>x</mi>
            <mn>1</mn>
          </msub>
          <mrow>
            <mrow>
              <msub>
                <mi>x</mi>
                <mn>2</mn>
              </msub>
              <mo stretchy="false">∧</mo>
              <msub>
                <mi>x</mi>
                <mn>1</mn>
              </msub>
            </mrow>
            <mo stretchy="false">≠</mo>
            <msub>
              <mi>x</mi>
              <mn>2</mn>
            </msub>
          </mrow>
          <mo stretchy="false">⇒</mo>
          <mi>¬</mi>
          <msub>
            <mi>P</mi>
            <mi>b</mi>
          </msub>
          <msub>
            <mi>x</mi>
            <mn>2</mn>
          </msub>
          <msub>
            <mi>x</mi>
            <mn>1</mn>
          </msub>
        </mrow>
      </mstyle>
    </mstyle>
    <annotation encoding="StarMath 5.0">color seagreen size 10 {
forall x rsub 1 x rsub 2 . P rsub b x rsub 1 x rsub 2 and x rsub 1 &lt;&gt; x rsub 2
drarrow ¬ P rsub b x rsub 2 x rsub 1
}
</annotation>
  </semantics>
</math>
</file>

<file path=Object 66/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o stretchy="false">⇒</mo>
          <msub>
            <mi>P</mi>
            <mi>b</mi>
          </msub>
          <msub>
            <mi>x</mi>
            <mn>1</mn>
          </msub>
          <msub>
            <mi>y</mi>
            <mn>2</mn>
          </msub>
        </mrow>
      </mstyle>
    </mstyle>
    <annotation encoding="StarMath 5.0">color seagreen size 10 {
forall x rsub 1 x rsub 2 y rsub 1 y rsub 2 . P rsub b x rsub 1 x rsub 2 and P rsub b y rsub 1 y rsub 2 and x rsub 2 = y rsub 1
drarrow P rsub b x rsub 1 y rsub 2
}</annotation>
  </semantics>
</math>
</file>

<file path=Object 67/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p>
              <msub>
                <mi>P</mi>
                <mi>b</mi>
              </msub>
              <mtext>*</mtext>
            </msup>
          </mrow>
          <msub>
            <mi>y</mi>
            <mn>1</mn>
          </msub>
          <mrow>
            <mrow>
              <msub>
                <mi>y</mi>
                <mn>2</mn>
              </msub>
              <mo stretchy="false">∧</mo>
              <msub>
                <mi>x</mi>
                <mn>2</mn>
              </msub>
            </mrow>
            <mo stretchy="false">=</mo>
            <msub>
              <mi>y</mi>
              <mn>1</mn>
            </msub>
          </mrow>
          <mo stretchy="false">⇒</mo>
          <mrow>
            <mo stretchy="false">¬</mo>
            <msub>
              <mi>P</mi>
              <mi>b</mi>
            </msub>
          </mrow>
          <msub>
            <mi>x</mi>
            <mn>1</mn>
          </msub>
          <msub>
            <mi>y</mi>
            <mn>2</mn>
          </msub>
        </mrow>
      </mstyle>
    </mstyle>
    <annotation encoding="StarMath 5.0">color seagreen size 10 {
forall x rsub 1 x rsub 2 y rsub 1 y rsub 2 . P rsub b x rsub 1 x rsub 2 and { P rsub b } rsup "*" y rsub 1 y rsub 2 and x rsub 2 = y rsub 1
drarrow neg P rsub b x rsub 1 y rsub 2
}</annotation>
  </semantics>
</math>
</file>

<file path=Object 68/content.xml><?xml version="1.0" encoding="utf-8"?>
<math xmlns="http://www.w3.org/1998/Math/MathML" display="block">
  <semantics>
    <mstyle mathcolor="#2E8B57">
      <mstyle mathsize="10pt">
        <mrow>
          <msub>
            <mi mathvariant="italic">var</mi>
            <mn>1</mn>
          </msub>
          <mi>…</mi>
          <msub>
            <mi mathvariant="italic">var</mi>
            <mi>m</mi>
          </msub>
        </mrow>
      </mstyle>
    </mstyle>
    <annotation encoding="StarMath 5.0">color seagreen size 10 { {var} rsub {1} … {var} rsub {m} }</annotation>
  </semantics>
</math>
</file>

<file path=Object 69/content.xml><?xml version="1.0" encoding="utf-8"?>
<math xmlns="http://www.w3.org/1998/Math/MathML" display="block">
  <semantics>
    <mstyle mathcolor="#2E8B57">
      <mstyle mathsize="10pt">
        <mrow>
          <mo stretchy="false">∀</mo>
          <mi>x</mi>
          <mi>.</mi>
          <mi>¬</mi>
          <msup>
            <msub>
              <mi>P</mi>
              <mi>b</mi>
            </msub>
            <mtext>*</mtext>
          </msup>
          <mi>x</mi>
          <mi>x</mi>
        </mrow>
      </mstyle>
    </mstyle>
    <annotation encoding="StarMath 5.0">color seagreen size 10 {
forall x . ¬ {P rsub b} rsup "*" x x }</annotation>
  </semantics>
</math>
</file>

<file path=Object 7/content.xml><?xml version="1.0" encoding="utf-8"?>
<math xmlns="http://www.w3.org/1998/Math/MathML" display="block">
  <semantics>
    <msub>
      <mi>γ</mi>
      <mi>V</mi>
    </msub>
    <annotation encoding="StarMath 5.0">{γ} rsub {V}</annotation>
  </semantics>
</math>
</file>

<file path=Object 70/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76/content.xml><?xml version="1.0" encoding="utf-8"?>
<math xmlns="http://www.w3.org/1998/Math/MathML" display="block">
  <semantics>
    <mstyle mathcolor="#2E8B57">
      <mstyle mathsize="10pt">
        <mrow>
          <mo stretchy="false">∀</mo>
          <mi>x</mi>
          <mi>.</mi>
          <mi mathvariant="italic">Tx</mi>
          <mo stretchy="false">⇐</mo>
          <msup>
            <mi mathvariant="italic">PATH</mi>
            <mstyle mathsize="9pt">
              <mtext>↦</mtext>
            </mstyle>
          </msup>
          <mi>x</mi>
        </mrow>
      </mstyle>
    </mstyle>
    <annotation encoding="StarMath 5.0">color seagreen size 10 {
forall x . Tx
dlarrow PATH rsup size 9 "↦" x
}
</annotation>
  </semantics>
</math>
</file>

<file path=Object 77/content.xml><?xml version="1.0" encoding="utf-8"?>
<math xmlns="http://www.w3.org/1998/Math/MathML" display="block">
  <semantics>
    <mstyle mathcolor="#2E8B57">
      <mstyle mathsize="10pt">
        <mrow>
          <mo stretchy="false">∀</mo>
          <msub>
            <mi>x</mi>
            <mn>1</mn>
          </msub>
          <mn>...</mn>
          <msub>
            <mi>x</mi>
            <mrow>
              <mi>α</mi>
              <mo stretchy="false">(</mo>
              <mi>P</mi>
              <mo stretchy="false">)</mo>
            </mrow>
          </msub>
          <mi>.</mi>
          <mi>P</mi>
          <msub>
            <mi>x</mi>
            <mn>1</mn>
          </msub>
          <mn>...</mn>
          <msub>
            <mi>x</mi>
            <mrow>
              <mi>α</mi>
              <mo stretchy="false">(</mo>
              <mi>P</mi>
              <mo stretchy="false">)</mo>
            </mrow>
          </msub>
          <mo stretchy="false">⇐</mo>
          <msup>
            <mtext>RELATION</mtext>
            <mstyle mathsize="9pt">
              <mtext>↠</mtext>
            </mstyle>
          </msup>
          <msub>
            <mi>x</mi>
            <mn>1</mn>
          </msub>
          <mn>...</mn>
          <msub>
            <mi>x</mi>
            <mrow>
              <mi>α</mi>
              <mo stretchy="false">(</mo>
              <mi>P</mi>
              <mo stretchy="false">)</mo>
            </mrow>
          </msub>
        </mrow>
      </mstyle>
    </mstyle>
    <annotation encoding="StarMath 5.0">color seagreen size 10 {
forall x rsub 1 ... x rsub {α\(P\)} . P x rsub 1 ... x rsub {α\(P\)}
dlarrow "RELATION" rsup size 9 "↠" x rsub 1 ... x rsub {α\(P\)}
}
</annotation>
  </semantics>
</math>
</file>

<file path=Object 78/content.xml><?xml version="1.0" encoding="utf-8"?>
<math xmlns="http://www.w3.org/1998/Math/MathML" display="block">
  <semantics>
    <mstyle mathcolor="#2E8B57">
      <mstyle mathsize="10pt">
        <msubsup>
          <mi mathvariant="italic">PATH</mi>
          <mrow>
            <mi>α</mi>
            <mrow>
              <mo fence="true" form="prefix" stretchy="true">(</mo>
              <mrow>
                <mi>P</mi>
              </mrow>
              <mo fence="true" form="postfix" stretchy="true">)</mo>
            </mrow>
          </mrow>
          <mi>↦</mi>
        </msubsup>
      </mstyle>
    </mstyle>
    <annotation encoding="StarMath 5.0">color seagreen size 10 { {PATH} rsub {α left (P right )} rsup {↦} }</annotation>
  </semantics>
</math>
</file>

<file path=Object 8/content.xml><?xml version="1.0" encoding="utf-8"?>
<math xmlns="http://www.w3.org/1998/Math/MathML" display="block">
  <semantics>
    <mrow>
      <mi>∀</mi>
      <mi>x</mi>
      <mi>.</mi>
      <mi>T</mi>
      <mrow>
        <mo fence="true" form="prefix" stretchy="true">(</mo>
        <mrow>
          <mi>x</mi>
        </mrow>
        <mo fence="true" form="postfix" stretchy="true">)</mo>
      </mrow>
      <mi>→</mi>
      <mi>x</mi>
      <mi>≠</mi>
      <msub>
        <mi>γ</mi>
        <mi>V</mi>
      </msub>
      <mo stretchy="false">(</mo>
      <mi>d</mi>
      <mo stretchy="false">)</mo>
    </mrow>
    <annotation encoding="StarMath 5.0">∀ x . T left (x right ) → x ≠ {γ} rsub {V} \( d \)</annotation>
  </semantics>
</math>
</file>

<file path=Object 80/content.xml><?xml version="1.0" encoding="utf-8"?>
<math xmlns="http://www.w3.org/1998/Math/MathML" display="block">
  <semantics>
    <mstyle mathcolor="#4B0082">
      <mstyle mathsize="10pt">
        <mrow>
          <msub>
            <mi>T</mi>
            <mn>1</mn>
          </msub>
          <mtext>, ...</mtext>
          <msub>
            <mi>T</mi>
            <mrow>
              <mi>α</mi>
              <mo stretchy="false">(</mo>
              <mi>P</mi>
              <mo stretchy="false">)</mo>
            </mrow>
          </msub>
        </mrow>
      </mstyle>
    </mstyle>
    <annotation encoding="StarMath 5.0">color indigo size 10 { {T} rsub 1 ", ..." {T} rsub {α \( P \)} }</annotation>
  </semantics>
</math>
</file>

<file path=Object 82/content.xml><?xml version="1.0" encoding="utf-8"?>
<math xmlns="http://www.w3.org/1998/Math/MathML" display="block">
  <semantics>
    <mstyle mathcolor="#4B0082">
      <mstyle mathsize="10pt">
        <mrow>
          <mtext>α</mtext>
          <mo stretchy="false">(</mo>
          <mi>P</mi>
          <mrow>
            <mo stretchy="false">)</mo>
            <mo stretchy="false">=</mo>
            <mn>2</mn>
          </mrow>
        </mrow>
      </mstyle>
    </mstyle>
    <annotation encoding="StarMath 5.0">color indigo size 10 { "α" \( P \) = 2 }</annotation>
  </semantics>
</math>
</file>

<file path=Object 84/content.xml><?xml version="1.0" encoding="utf-8"?>
<math xmlns="http://www.w3.org/1998/Math/MathML" display="block">
  <semantics>
    <mstyle mathcolor="#2E8B57">
      <mstyle mathsize="10pt">
        <mrow>
          <mi mathvariant="italic">λx</mi>
          <mi>.</mi>
          <mi mathvariant="italic">Tx</mi>
        </mrow>
      </mstyle>
    </mstyle>
    <annotation encoding="StarMath 5.0">color seagreen size 10 { λx . Tx }</annotation>
  </semantics>
</math>
</file>

<file path=Object 86/content.xml><?xml version="1.0" encoding="utf-8"?>
<math xmlns="http://www.w3.org/1998/Math/MathML" display="block">
  <semantics>
    <mstyle mathcolor="#2E8B57">
      <mstyle mathsize="10pt">
        <mrow>
          <mi mathvariant="italic">λx</mi>
          <mi>.</mi>
          <mo stretchy="false">∃</mo>
          <msub>
            <mi>x</mi>
            <mn>1</mn>
          </msub>
          <mn>...</mn>
          <msub>
            <mi>x</mi>
            <mrow>
              <mi>α</mi>
              <mo stretchy="false">(</mo>
              <mi>P</mi>
              <mo stretchy="false">)</mo>
            </mrow>
          </msub>
          <mi>.</mi>
          <mi>P</mi>
          <msub>
            <mi>x</mi>
            <mn>1</mn>
          </msub>
          <mn>...</mn>
          <mrow>
            <msub>
              <mi>x</mi>
              <mrow>
                <mi>α</mi>
                <mo stretchy="false">(</mo>
                <mi>P</mi>
                <mo stretchy="false">)</mo>
              </mrow>
            </msub>
            <mo stretchy="false">∧</mo>
            <msubsup>
              <mi mathvariant="italic">PATH</mi>
              <mn>1</mn>
              <mtext>↦</mtext>
            </msubsup>
          </mrow>
          <mrow>
            <msub>
              <mi>x</mi>
              <msub>
                <mi>i</mi>
                <mn>1</mn>
              </msub>
            </msub>
            <mo stretchy="false">∧</mo>
            <mn>...</mn>
            <mo stretchy="false">∧</mo>
            <msubsup>
              <mi mathvariant="italic">PATH</mi>
              <mi>m</mi>
              <mtext>↦</mtext>
            </msubsup>
          </mrow>
          <mrow>
            <mrow>
              <msub>
                <mi>x</mi>
                <msub>
                  <mi>i</mi>
                  <mi>m</mi>
                </msub>
              </msub>
              <mo stretchy="false">∧</mo>
              <mi>x</mi>
            </mrow>
            <mo stretchy="false">=</mo>
            <msub>
              <mi>x</mi>
              <mi>i</mi>
            </msub>
          </mrow>
        </mrow>
      </mstyle>
    </mstyle>
    <annotation encoding="StarMath 5.0">color seagreen size 10 {
λx . exists x rsub 1 ... x rsub {α\(P\)} . P x rsub 1 ... {x} rsub {α\(P\)}
and PATH rsub 1 rsup "↦" x rsub {i rsub 1}
and ...
and PATH rsub m rsup "↦" x rsub {i rsub m}
and x = x rsub i
}</annotation>
  </semantics>
</math>
</file>

<file path=Object 87/content.xml><?xml version="1.0" encoding="utf-8"?>
<math xmlns="http://www.w3.org/1998/Math/MathML" display="block">
  <semantics>
    <mstyle mathcolor="#2E8B57">
      <mstyle mathsize="10pt">
        <mrow>
          <msub>
            <mi mathvariant="italic">PATH</mi>
            <mn>1</mn>
          </msub>
          <mrow>
            <mtext> </mtext>
            <mo stretchy="false">∧</mo>
            <mtext> </mtext>
          </mrow>
          <msub>
            <mi mathvariant="italic">PATH</mi>
            <mn>2</mn>
          </msub>
        </mrow>
      </mstyle>
    </mstyle>
    <annotation encoding="StarMath 5.0">color seagreen size 10 {
PATH rsub 1 " " and " " PATH rsub 2
}</annotation>
  </semantics>
</math>
</file>

<file path=Object 88/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and PATH rsub 2 rsup "↦" x
}</annotation>
  </semantics>
</math>
</file>

<file path=Object 89/content.xml><?xml version="1.0" encoding="utf-8"?>
<math xmlns="http://www.w3.org/1998/Math/MathML" display="block">
  <semantics>
    <mstyle mathcolor="#2E8B57">
      <mstyle mathsize="10pt">
        <mrow>
          <msub>
            <mi mathvariant="italic">PATH</mi>
            <mn>1</mn>
          </msub>
          <mrow>
            <mtext> </mtext>
            <mo stretchy="false">∨</mo>
            <mtext> </mtext>
          </mrow>
          <msub>
            <mi mathvariant="italic">PATH</mi>
            <mn>2</mn>
          </msub>
        </mrow>
      </mstyle>
    </mstyle>
    <annotation encoding="StarMath 5.0">color seagreen size 10 {
PATH rsub 1 " " or " " PATH rsub 2
}</annotation>
  </semantics>
</math>
</file>

<file path=Object 9/content.xml><?xml version="1.0" encoding="utf-8"?>
<math xmlns="http://www.w3.org/1998/Math/MathML" display="block">
  <semantics>
    <mi>γ</mi>
    <annotation encoding="StarMath 5.0">γ</annotation>
  </semantics>
</math>
</file>

<file path=Object 90/content.xml><?xml version="1.0" encoding="utf-8"?>
<math xmlns="http://www.w3.org/1998/Math/MathML" display="block">
  <semantics>
    <mstyle mathcolor="#2E8B57">
      <mstyle mathsize="10pt">
        <mrow>
          <mi mathvariant="italic">λx</mi>
          <mi>.</mi>
          <msubsup>
            <mi mathvariant="italic">PATH</mi>
            <mn>1</mn>
            <mtext>↦</mtext>
          </msubsup>
          <mrow>
            <mi>x</mi>
            <mo stretchy="false">∨</mo>
            <msubsup>
              <mi mathvariant="italic">PATH</mi>
              <mn>2</mn>
              <mtext>↦</mtext>
            </msubsup>
          </mrow>
          <mi>x</mi>
        </mrow>
      </mstyle>
    </mstyle>
    <annotation encoding="StarMath 5.0">color seagreen size 10 {
λx . PATH rsub 1 rsup "↦" x or PATH rsub 2 rsup "↦" x
}
</annotation>
  </semantics>
</math>
</file>

<file path=Object 91/content.xml><?xml version="1.0" encoding="utf-8"?>
<math xmlns="http://www.w3.org/1998/Math/MathML" display="block">
  <semantics>
    <mstyle mathcolor="#2E8B57">
      <mstyle mathsize="10pt">
        <mrow>
          <msub>
            <mi mathvariant="italic">PATH</mi>
            <mn>1</mn>
          </msub>
          <mtext> ∖ </mtext>
          <msub>
            <mi mathvariant="italic">PATH</mi>
            <mn>2</mn>
          </msub>
        </mrow>
      </mstyle>
    </mstyle>
    <annotation encoding="StarMath 5.0">color seagreen size 10 {
PATH rsub 1 " ∖ " PATH rsub 2
}</annotation>
  </semantics>
</math>
</file>

<file path=Object 92/content.xml><?xml version="1.0" encoding="utf-8"?>
<math xmlns="http://www.w3.org/1998/Math/MathML" display="block">
  <semantics>
    <mstyle mathcolor="#2E8B57">
      <mstyle mathsize="10pt">
        <mrow>
          <mi mathvariant="italic">λx</mi>
          <mi>.</mi>
          <msubsup>
            <mi mathvariant="italic">PATH</mi>
            <mn>1</mn>
            <mtext>↦</mtext>
          </msubsup>
          <mrow>
            <mi>x</mi>
            <mo stretchy="false">∧</mo>
            <mi>¬</mi>
          </mrow>
          <msubsup>
            <mi mathvariant="italic">PATH</mi>
            <mn>2</mn>
            <mtext>↦</mtext>
          </msubsup>
          <mi>x</mi>
        </mrow>
      </mstyle>
    </mstyle>
    <annotation encoding="StarMath 5.0">color seagreen size 10 {
λx . PATH rsub 1 rsup "↦" x and ¬ PATH rsub 2 rsup "↦" x
}</annotation>
  </semantics>
</math>
</file>

<file path=Object 94/content.xml><?xml version="1.0" encoding="utf-8"?>
<math xmlns="http://www.w3.org/1998/Math/MathML" display="block">
  <semantics>
    <mstyle mathcolor="#2E8B57">
      <mstyle mathsize="10pt">
        <mrow>
          <mi mathvariant="italic">λx</mi>
          <mi>.</mi>
          <mrow>
            <mi>x</mi>
            <mo stretchy="false">=</mo>
            <mi>?</mi>
          </mrow>
          <mi mathvariant="italic">VAR</mi>
        </mrow>
      </mstyle>
    </mstyle>
    <annotation encoding="StarMath 5.0">color seagreen size 10 {
λx . x = ?VAR
}</annotation>
  </semantics>
</math>
</file>

<file path=Object 95/content.xml><?xml version="1.0" encoding="utf-8"?>
<math xmlns="http://www.w3.org/1998/Math/MathML" display="block">
  <semantics>
    <mstyle mathcolor="#2E8B57">
      <mstyle mathsize="10pt">
        <mrow>
          <mi mathvariant="italic">λx</mi>
          <mi>.</mi>
          <mi>x</mi>
          <mtext>≶</mtext>
          <msup>
            <mi mathvariant="italic">TERM</mi>
            <mtext>↪</mtext>
          </msup>
        </mrow>
      </mstyle>
    </mstyle>
    <annotation encoding="StarMath 5.0">color seagreen size 10 {
λx . x "≶" TERM rsup "↪"
}
</annotation>
  </semantics>
</math>
</file>

<file path=Object 96/content.xml><?xml version="1.0" encoding="utf-8"?>
<math xmlns="http://www.w3.org/1998/Math/MathML" display="block">
  <semantics>
    <mstyle mathcolor="#2E8B57">
      <mstyle mathsize="10pt">
        <mi>↪</mi>
      </mstyle>
    </mstyle>
    <annotation encoding="StarMath 5.0">color seagreen size 10 { ↪ }</annotation>
  </semantics>
</math>
</file>

<file path=Object 97/content.xml><?xml version="1.0" encoding="utf-8"?>
<math xmlns="http://www.w3.org/1998/Math/MathML" display="block">
  <semantics>
    <mstyle mathcolor="#2E8B57">
      <mstyle mathsize="10pt">
        <mi>↪</mi>
      </mstyle>
    </mstyle>
    <annotation encoding="StarMath 5.0">color seagreen size 10 { ↪ }</annotation>
  </semantics>
</math>
</file>

<file path=Object 98/content.xml><?xml version="1.0" encoding="utf-8"?>
<math xmlns="http://www.w3.org/1998/Math/MathML" display="block">
  <semantics>
    <mstyle mathcolor="#2E8B57">
      <mstyle mathsize="10pt">
        <mi>↪</mi>
      </mstyle>
    </mstyle>
    <annotation encoding="StarMath 5.0">color seagreen size 10 { ↪ }</annotation>
  </semantics>
</math>
</file>

<file path=Object 99/content.xml><?xml version="1.0" encoding="utf-8"?>
<math xmlns="http://www.w3.org/1998/Math/MathML" display="block">
  <semantics>
    <mstyle mathcolor="#2E8B57">
      <mstyle mathsize="10pt">
        <mrow>
          <mo stretchy="false">∀</mo>
          <msub>
            <mi>x</mi>
            <mn>1</mn>
          </msub>
          <msub>
            <mi>x</mi>
            <mn>2</mn>
          </msub>
          <msub>
            <mi>y</mi>
            <mn>1</mn>
          </msub>
          <msub>
            <mi>y</mi>
            <mn>2</mn>
          </msub>
          <mi>.</mi>
          <msub>
            <mi>P</mi>
            <mi>b</mi>
          </msub>
          <msub>
            <mi>x</mi>
            <mn>1</mn>
          </msub>
          <mrow>
            <msub>
              <mi>x</mi>
              <mn>2</mn>
            </msub>
            <mo stretchy="false">∧</mo>
            <msub>
              <mi>P</mi>
              <mi>b</mi>
            </msub>
          </mrow>
          <msub>
            <mi>y</mi>
            <mn>1</mn>
          </msub>
          <mrow>
            <mrow>
              <msub>
                <mi>y</mi>
                <mn>2</mn>
              </msub>
              <mo stretchy="false">∧</mo>
              <msub>
                <mi>x</mi>
                <mn>2</mn>
              </msub>
            </mrow>
            <mo stretchy="false">=</mo>
            <msub>
              <mi>y</mi>
              <mn>1</mn>
            </msub>
          </mrow>
          <mo stretchy="false">⇒</mo>
          <mrow>
            <mo stretchy="false">¬</mo>
            <msub>
              <mi>P</mi>
              <mi>b</mi>
            </msub>
          </mrow>
          <msub>
            <mi>x</mi>
            <mn>1</mn>
          </msub>
          <msub>
            <mi>y</mi>
            <mn>2</mn>
          </msub>
        </mrow>
      </mstyle>
    </mstyle>
    <annotation encoding="StarMath 5.0">color seagreen size 10 {
forall x rsub 1 x rsub 2 y rsub 1 y rsub 2 . P rsub b x rsub 1 x rsub 2 and P rsub b y rsub 1 y rsub 2 and x rsub 2 = y rsub 1
drarrow neg P rsub b x rsub 1 y rsub 2
}</annotation>
  </semantics>
</math>
</file>